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7709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1H40M09.093S">
            <text:p>11:40:09.09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1H40M09.156S">
            <text:p>11:40:09.16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1H40M09.158S">
            <text:p>11:40:09.16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1H40M09.162S">
            <text:p>11:40:09.16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1H40M09.165S">
            <text:p>11:40:09.17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1H40M09.105S">
            <text:p>11:40:09.11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1H40M09.184S">
            <text:p>11:40:09.18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1H40M09.22S">
            <text:p>11:40:09.22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1H40M09.226S">
            <text:p>11:40:09.23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1H40M09.23S">
            <text:p>11:40:09.23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1H40M09.231S">
            <text:p>11:40:09.23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1H40M09.238S">
            <text:p>11:40:09.24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1H40M09.176S">
            <text:p>11:40:09.18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1H40M09.257S">
            <text:p>11:40:09.26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1H40M09.292S">
            <text:p>11:40:09.29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1H40M09.294S">
            <text:p>11:40:09.29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1H40M09.3S">
            <text:p>11:40:09.30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1H40M09.303S">
            <text:p>11:40:09.30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1H40M09.308S">
            <text:p>11:40:09.31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1H40M09.331S">
            <text:p>11:40:09.33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1H40M09.163S">
            <text:p>11:40:09.16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1H40M09.166S">
            <text:p>11:40:09.17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1H40M09.362S">
            <text:p>11:40:09.36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1H40M09.366S">
            <text:p>11:40:09.37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1H40M09.369S">
            <text:p>11:40:09.37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1H40M09.369S">
            <text:p>11:40:09.37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1H40M09.375S">
            <text:p>11:40:09.38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1H40M09.399S">
            <text:p>11:40:09.40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1H40M09.162S">
            <text:p>11:40:09.16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1H40M09.169S">
            <text:p>11:40:09.17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1H40M09.435S">
            <text:p>11:40:09.44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1H40M09.435S">
            <text:p>11:40:09.44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1H40M09.437S">
            <text:p>11:40:09.44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1H40M09.437S">
            <text:p>11:40:09.44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1H40M09.262S">
            <text:p>11:40:09.26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1H40M09.467S">
            <text:p>11:40:09.47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1H40M09.469S">
            <text:p>11:40:09.47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1H40M09.477S">
            <text:p>11:40:09.48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1H40M09.243S">
            <text:p>11:40:09.24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241">
            <text:p>24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1H40M09.5S">
            <text:p>11:40:09.50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1H40M09.502S">
            <text:p>11:40:09.50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1H40M09.508S">
            <text:p>11:40:09.51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1H40M09.257S">
            <text:p>11:40:09.26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1H40M09.537S">
            <text:p>11:40:09.54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1H40M09.537S">
            <text:p>11:40:09.54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1H40M09.546S">
            <text:p>11:40:09.55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1H40M09.231S">
            <text:p>11:40:09.23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1H40M09.567S">
            <text:p>11:40:09.57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1H40M09.572S">
            <text:p>11:40:09.57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1H40M09.575S">
            <text:p>11:40:09.58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1H40M09.605S">
            <text:p>11:40:09.61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1H40M09.607S">
            <text:p>11:40:09.61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1H40M09.614S">
            <text:p>11:40:09.61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1H40M09.631S">
            <text:p>11:40:09.63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1H40M09.641S">
            <text:p>11:40:09.64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1H40M09.644S">
            <text:p>11:40:09.64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1H40M09.674S">
            <text:p>11:40:09.67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1H40M09.678S">
            <text:p>11:40:09.68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1H40M09.683S">
            <text:p>11:40:09.68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1H40M09.234S">
            <text:p>11:40:09.23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454">
            <text:p>45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1H40M09.701S">
            <text:p>11:40:09.70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1H40M09.225S">
            <text:p>11:40:09.23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485">
            <text:p>485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1H40M09.71S">
            <text:p>11:40:09.71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1H40M09.712S">
            <text:p>11:40:09.71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1H40M09.744S">
            <text:p>11:40:09.74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1H40M09.743S">
            <text:p>11:40:09.74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1H40M09.751S">
            <text:p>11:40:09.75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1H40M09.188S">
            <text:p>11:40:09.19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573">
            <text:p>573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1H40M09.762S">
            <text:p>11:40:09.76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1H40M09.233S">
            <text:p>11:40:09.23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545">
            <text:p>545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1H40M09.779S">
            <text:p>11:40:09.78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1H40M09.782S">
            <text:p>11:40:09.78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1H40M09.582S">
            <text:p>11:40:09.58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1H40M09.811S">
            <text:p>11:40:09.81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1H40M09.814S">
            <text:p>11:40:09.81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1H40M09.819S">
            <text:p>11:40:09.82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1H40M09.827S">
            <text:p>11:40:09.83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1H40M09.847S">
            <text:p>11:40:09.85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1H40M09.851S">
            <text:p>11:40:09.85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1H40M09.88S">
            <text:p>11:40:09.88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1H40M09.881S">
            <text:p>11:40:09.88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1H40M09.887S">
            <text:p>11:40:09.89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1H40M09.577S">
            <text:p>11:40:09.58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316">
            <text:p>31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1H40M09.894S">
            <text:p>11:40:09.89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1H40M09.916S">
            <text:p>11:40:09.92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1H40M09.918S">
            <text:p>11:40:09.92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1H40M09.95S">
            <text:p>11:40:09.95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1H40M09.951S">
            <text:p>11:40:09.95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1H40M09.955S">
            <text:p>11:40:09.96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1H40M09.96S">
            <text:p>11:40:09.96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1H40M09.985S">
            <text:p>11:40:09.99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1H40M09.989S">
            <text:p>11:40:09.99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1H40M10.016S">
            <text:p>11:40:10.02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1H40M09.572S">
            <text:p>11:40:09.57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454">
            <text:p>45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1H40M10.024S">
            <text:p>11:40:10.02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1H40M10.025S">
            <text:p>11:40:10.03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1H40M09.51S">
            <text:p>11:40:09.51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1H40M09.55S">
            <text:p>11:40:09.55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566">
            <text:p>56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1H40M10.111S">
            <text:p>11:40:10.11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1H40M10.115S">
            <text:p>11:40:10.12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1H40M10.112S">
            <text:p>11:40:10.11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1H40M09.542S">
            <text:p>11:40:09.54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578">
            <text:p>57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1H40M10.123S">
            <text:p>11:40:10.12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1H40M10.114S">
            <text:p>11:40:10.11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1H40M10.131S">
            <text:p>11:40:10.13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1H40M10.029S">
            <text:p>11:40:10.03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1H40M10.125S">
            <text:p>11:40:10.13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1H40M09.542S">
            <text:p>11:40:09.54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1H40M10.149S">
            <text:p>11:40:10.15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1H40M09.514S">
            <text:p>11:40:09.51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647">
            <text:p>64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1H40M10.168S">
            <text:p>11:40:10.17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1H40M09.505S">
            <text:p>11:40:09.51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671">
            <text:p>67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1H40M09.566S">
            <text:p>11:40:09.57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640">
            <text:p>640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1H40M10.203S">
            <text:p>11:40:10.20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1H40M09.484S">
            <text:p>11:40:09.48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735">
            <text:p>73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1H40M09.477S">
            <text:p>11:40:09.48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807">
            <text:p>80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1H40M09.472S">
            <text:p>11:40:09.47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833">
            <text:p>83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1H40M09.485S">
            <text:p>11:40:09.49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846">
            <text:p>84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1H40M09.444S">
            <text:p>11:40:09.44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933">
            <text:p>93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1H40M09.442S">
            <text:p>11:40:09.44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970">
            <text:p>97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1H40M09.44S">
            <text:p>11:40:09.44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1009">
            <text:p>100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1H40M09.444S">
            <text:p>11:40:09.44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1087">
            <text:p>108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1H40M09.431S">
            <text:p>11:40:09.43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1146">
            <text:p>1146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1H40M09.417S">
            <text:p>11:40:09.42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1173">
            <text:p>1173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1H40M09.402S">
            <text:p>11:40:09.40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1199">
            <text:p>119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1H40M09.38S">
            <text:p>11:40:09.38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1271">
            <text:p>127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1H40M09.441S">
            <text:p>11:40:09.44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1221">
            <text:p>122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1H40M09.378S">
            <text:p>11:40:09.38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1294">
            <text:p>129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1H40M10.602S">
            <text:p>11:40:10.60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1H40M09.362S">
            <text:p>11:40:09.36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1446">
            <text:p>1446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1H40M09.366S">
            <text:p>11:40:09.37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1462">
            <text:p>146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1H40M09.345S">
            <text:p>11:40:09.35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1495">
            <text:p>1495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1H40M09.371S">
            <text:p>11:40:09.37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1484">
            <text:p>148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1H40M09.374S">
            <text:p>11:40:09.37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1525">
            <text:p>152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1H40M09.335S">
            <text:p>11:40:09.34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1578">
            <text:p>157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1H40M09.313S">
            <text:p>11:40:09.31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1654">
            <text:p>165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1H40M09.31S">
            <text:p>11:40:09.31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1693">
            <text:p>169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1H40M09.304S">
            <text:p>11:40:09.30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1711">
            <text:p>171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1H40M09.298S">
            <text:p>11:40:09.30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1750">
            <text:p>175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1H40M10.968S">
            <text:p>11:40:10.97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1H40M09.296S">
            <text:p>11:40:09.30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2073">
            <text:p>207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1H40M11.016S">
            <text:p>11:40:11.02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1H40M10.901S">
            <text:p>11:40:10.90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493">
            <text:p>49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1H40M10.856S">
            <text:p>11:40:10.86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549">
            <text:p>54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1H40M10.829S">
            <text:p>11:40:10.83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591">
            <text:p>59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1H40M10.81S">
            <text:p>11:40:10.81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623">
            <text:p>623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1H40M10.923S">
            <text:p>11:40:10.92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1H40M10.734S">
            <text:p>11:40:10.73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725">
            <text:p>72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1H40M10.842S">
            <text:p>11:40:10.84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1H40M10.674S">
            <text:p>11:40:10.67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810">
            <text:p>81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1H40M10.664S">
            <text:p>11:40:10.66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834">
            <text:p>83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1H40M11.004S">
            <text:p>11:40:11.00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505">
            <text:p>50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1H40M10.653S">
            <text:p>11:40:10.65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879">
            <text:p>87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1H40M10.59S">
            <text:p>11:40:10.59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951">
            <text:p>951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1H40M10.58S">
            <text:p>11:40:10.58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1110">
            <text:p>1110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1H40M10.531S">
            <text:p>11:40:10.53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1169">
            <text:p>116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1H40M10.45S">
            <text:p>11:40:10.45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1264">
            <text:p>126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1H40M10.414S">
            <text:p>11:40:10.41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1310">
            <text:p>131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1H40M10.378S">
            <text:p>11:40:10.38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361">
            <text:p>136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1H40M10.333S">
            <text:p>11:40:10.33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1417">
            <text:p>141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1H40M10.207S">
            <text:p>11:40:10.21</text:p>
          </table:table-cell>
          <table:table-cell office:value-type="string">
            <text:p>TC0003_PlannerC 3-30</text:p>
          </table:table-cell>
          <table:table-cell office:value-type="string">
            <text:p>/login.do</text:p>
          </table:table-cell>
          <table:table-cell office:value-type="float" office:value="1557">
            <text:p>155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1H40M10.305S">
            <text:p>11:40:10.31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1498">
            <text:p>149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1H40M10.286S">
            <text:p>11:40:10.29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1549">
            <text:p>154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1H40M10.22S">
            <text:p>11:40:10.22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1621">
            <text:p>162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1H40M10.207S">
            <text:p>11:40:10.21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1697">
            <text:p>1697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1H40M10.177S">
            <text:p>11:40:10.18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1741">
            <text:p>174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1H40M10.173S">
            <text:p>11:40:10.17</text:p>
          </table:table-cell>
          <table:table-cell office:value-type="string">
            <text:p>TC0003_PlannerC 3-29</text:p>
          </table:table-cell>
          <table:table-cell office:value-type="string">
            <text:p>/login.do</text:p>
          </table:table-cell>
          <table:table-cell office:value-type="float" office:value="1756">
            <text:p>175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1H40M10.163S">
            <text:p>11:40:10.16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1778">
            <text:p>177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1H40M10.154S">
            <text:p>11:40:10.15</text:p>
          </table:table-cell>
          <table:table-cell office:value-type="string">
            <text:p>TC0002_PlannerB 2-30</text:p>
          </table:table-cell>
          <table:table-cell office:value-type="string">
            <text:p>/login.do</text:p>
          </table:table-cell>
          <table:table-cell office:value-type="float" office:value="1836">
            <text:p>183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1H40M10.133S">
            <text:p>11:40:10.13</text:p>
          </table:table-cell>
          <table:table-cell office:value-type="string">
            <text:p>TC0003_PlannerC 3-27</text:p>
          </table:table-cell>
          <table:table-cell office:value-type="string">
            <text:p>/login.do</text:p>
          </table:table-cell>
          <table:table-cell office:value-type="float" office:value="1896">
            <text:p>189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1H40M10.135S">
            <text:p>11:40:10.14</text:p>
          </table:table-cell>
          <table:table-cell office:value-type="string">
            <text:p>TC0003_PlannerC 3-28</text:p>
          </table:table-cell>
          <table:table-cell office:value-type="string">
            <text:p>/login.do</text:p>
          </table:table-cell>
          <table:table-cell office:value-type="float" office:value="1933">
            <text:p>193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1H40M10.139S">
            <text:p>11:40:10.14</text:p>
          </table:table-cell>
          <table:table-cell office:value-type="string">
            <text:p>TC0001_PlannerA 1-29</text:p>
          </table:table-cell>
          <table:table-cell office:value-type="string">
            <text:p>/login.do</text:p>
          </table:table-cell>
          <table:table-cell office:value-type="float" office:value="1976">
            <text:p>197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1H40M10.146S">
            <text:p>11:40:10.15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1982">
            <text:p>198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1H40M10.137S">
            <text:p>11:40:10.14</text:p>
          </table:table-cell>
          <table:table-cell office:value-type="string">
            <text:p>TC0002_PlannerB 2-27</text:p>
          </table:table-cell>
          <table:table-cell office:value-type="string">
            <text:p>/login.do</text:p>
          </table:table-cell>
          <table:table-cell office:value-type="float" office:value="2032">
            <text:p>203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1H40M10.135S">
            <text:p>11:40:10.14</text:p>
          </table:table-cell>
          <table:table-cell office:value-type="string">
            <text:p>TC0002_PlannerB 2-29</text:p>
          </table:table-cell>
          <table:table-cell office:value-type="string">
            <text:p>/login.do</text:p>
          </table:table-cell>
          <table:table-cell office:value-type="float" office:value="2073">
            <text:p>207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1H40M10.118S">
            <text:p>11:40:10.12</text:p>
          </table:table-cell>
          <table:table-cell office:value-type="string">
            <text:p>TC0002_PlannerB 2-28</text:p>
          </table:table-cell>
          <table:table-cell office:value-type="string">
            <text:p>/login.do</text:p>
          </table:table-cell>
          <table:table-cell office:value-type="float" office:value="2129">
            <text:p>212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1H40M10.12S">
            <text:p>11:40:10.12</text:p>
          </table:table-cell>
          <table:table-cell office:value-type="string">
            <text:p>TC0001_PlannerA 1-30</text:p>
          </table:table-cell>
          <table:table-cell office:value-type="string">
            <text:p>/login.do</text:p>
          </table:table-cell>
          <table:table-cell office:value-type="float" office:value="2160">
            <text:p>216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1H40M10.122S">
            <text:p>11:40:10.12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2207">
            <text:p>220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1H40M10.03S">
            <text:p>11:40:10.03</text:p>
          </table:table-cell>
          <table:table-cell office:value-type="string">
            <text:p>TC0003_PlannerC 3-25</text:p>
          </table:table-cell>
          <table:table-cell office:value-type="string">
            <text:p>/login.do</text:p>
          </table:table-cell>
          <table:table-cell office:value-type="float" office:value="2312">
            <text:p>231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1H40M10.117S">
            <text:p>11:40:10.12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2331">
            <text:p>233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1H40M10.113S">
            <text:p>11:40:10.11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2348">
            <text:p>234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1H40M10.027S">
            <text:p>11:40:10.03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2445">
            <text:p>244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1H40M12.344S">
            <text:p>11:40:12.34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1H40M10.118S">
            <text:p>11:40:10.12</text:p>
          </table:table-cell>
          <table:table-cell office:value-type="string">
            <text:p>TC0003_PlannerC 3-26</text:p>
          </table:table-cell>
          <table:table-cell office:value-type="string">
            <text:p>/login.do</text:p>
          </table:table-cell>
          <table:table-cell office:value-type="float" office:value="2402">
            <text:p>240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1H40M10.021S">
            <text:p>11:40:10.02</text:p>
          </table:table-cell>
          <table:table-cell office:value-type="string">
            <text:p>TC0001_PlannerA 1-27</text:p>
          </table:table-cell>
          <table:table-cell office:value-type="string">
            <text:p>/login.do</text:p>
          </table:table-cell>
          <table:table-cell office:value-type="float" office:value="2535">
            <text:p>253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1H40M10.027S">
            <text:p>11:40:10.03</text:p>
          </table:table-cell>
          <table:table-cell office:value-type="string">
            <text:p>TC0001_PlannerA 1-28</text:p>
          </table:table-cell>
          <table:table-cell office:value-type="string">
            <text:p>/login.do</text:p>
          </table:table-cell>
          <table:table-cell office:value-type="float" office:value="2542">
            <text:p>254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1H40M09.994S">
            <text:p>11:40:09.99</text:p>
          </table:table-cell>
          <table:table-cell office:value-type="string">
            <text:p>TC0002_PlannerB 2-26</text:p>
          </table:table-cell>
          <table:table-cell office:value-type="string">
            <text:p>/login.do</text:p>
          </table:table-cell>
          <table:table-cell office:value-type="float" office:value="2611">
            <text:p>261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1H40M09.989S">
            <text:p>11:40:09.99</text:p>
          </table:table-cell>
          <table:table-cell office:value-type="string">
            <text:p>TC0003_PlannerC 3-24</text:p>
          </table:table-cell>
          <table:table-cell office:value-type="string">
            <text:p>/login.do</text:p>
          </table:table-cell>
          <table:table-cell office:value-type="float" office:value="2655">
            <text:p>265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1H40M09.965S">
            <text:p>11:40:09.97</text:p>
          </table:table-cell>
          <table:table-cell office:value-type="string">
            <text:p>TC0002_PlannerB 2-25</text:p>
          </table:table-cell>
          <table:table-cell office:value-type="string">
            <text:p>/login.do</text:p>
          </table:table-cell>
          <table:table-cell office:value-type="float" office:value="2719">
            <text:p>271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1H40M09.954S">
            <text:p>11:40:09.95</text:p>
          </table:table-cell>
          <table:table-cell office:value-type="string">
            <text:p>TC0001_PlannerA 1-25</text:p>
          </table:table-cell>
          <table:table-cell office:value-type="string">
            <text:p>/login.do</text:p>
          </table:table-cell>
          <table:table-cell office:value-type="float" office:value="2771">
            <text:p>277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1H40M09.959S">
            <text:p>11:40:09.96</text:p>
          </table:table-cell>
          <table:table-cell office:value-type="string">
            <text:p>TC0001_PlannerA 1-26</text:p>
          </table:table-cell>
          <table:table-cell office:value-type="string">
            <text:p>/login.do</text:p>
          </table:table-cell>
          <table:table-cell office:value-type="float" office:value="2778">
            <text:p>277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1H40M12.686S">
            <text:p>11:40:12.69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1H40M09.954S">
            <text:p>11:40:09.95</text:p>
          </table:table-cell>
          <table:table-cell office:value-type="string">
            <text:p>TC0003_PlannerC 3-23</text:p>
          </table:table-cell>
          <table:table-cell office:value-type="string">
            <text:p>/login.do</text:p>
          </table:table-cell>
          <table:table-cell office:value-type="float" office:value="2839">
            <text:p>283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1H40M09.922S">
            <text:p>11:40:09.92</text:p>
          </table:table-cell>
          <table:table-cell office:value-type="string">
            <text:p>TC0003_PlannerC 3-22</text:p>
          </table:table-cell>
          <table:table-cell office:value-type="string">
            <text:p>/login.do</text:p>
          </table:table-cell>
          <table:table-cell office:value-type="float" office:value="2909">
            <text:p>2909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1H40M09.922S">
            <text:p>11:40:09.92</text:p>
          </table:table-cell>
          <table:table-cell office:value-type="string">
            <text:p>TC0002_PlannerB 2-24</text:p>
          </table:table-cell>
          <table:table-cell office:value-type="string">
            <text:p>/login.do</text:p>
          </table:table-cell>
          <table:table-cell office:value-type="float" office:value="2943">
            <text:p>294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1H40M09.899S">
            <text:p>11:40:09.90</text:p>
          </table:table-cell>
          <table:table-cell office:value-type="string">
            <text:p>TC0002_PlannerB 2-23</text:p>
          </table:table-cell>
          <table:table-cell office:value-type="string">
            <text:p>/login.do</text:p>
          </table:table-cell>
          <table:table-cell office:value-type="float" office:value="3005">
            <text:p>300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1H40M09.889S">
            <text:p>11:40:09.89</text:p>
          </table:table-cell>
          <table:table-cell office:value-type="string">
            <text:p>TC0003_PlannerC 3-21</text:p>
          </table:table-cell>
          <table:table-cell office:value-type="string">
            <text:p>/login.do</text:p>
          </table:table-cell>
          <table:table-cell office:value-type="float" office:value="3052">
            <text:p>305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1H40M09.893S">
            <text:p>11:40:09.89</text:p>
          </table:table-cell>
          <table:table-cell office:value-type="string">
            <text:p>TC0001_PlannerA 1-24</text:p>
          </table:table-cell>
          <table:table-cell office:value-type="string">
            <text:p>/login.do</text:p>
          </table:table-cell>
          <table:table-cell office:value-type="float" office:value="3096">
            <text:p>309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1H40M09.894S">
            <text:p>11:40:09.89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3143">
            <text:p>314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1H40M09.885S">
            <text:p>11:40:09.89</text:p>
          </table:table-cell>
          <table:table-cell office:value-type="string">
            <text:p>TC0001_PlannerA 1-23</text:p>
          </table:table-cell>
          <table:table-cell office:value-type="string">
            <text:p>/login.do</text:p>
          </table:table-cell>
          <table:table-cell office:value-type="float" office:value="3165">
            <text:p>316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1H40M09.854S">
            <text:p>11:40:09.85</text:p>
          </table:table-cell>
          <table:table-cell office:value-type="string">
            <text:p>TC0002_PlannerB 2-22</text:p>
          </table:table-cell>
          <table:table-cell office:value-type="string">
            <text:p>/login.do</text:p>
          </table:table-cell>
          <table:table-cell office:value-type="float" office:value="3234">
            <text:p>323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1H40M09.851S">
            <text:p>11:40:09.85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3274">
            <text:p>327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1H40M09.831S">
            <text:p>11:40:09.83</text:p>
          </table:table-cell>
          <table:table-cell office:value-type="string">
            <text:p>TC0002_PlannerB 2-21</text:p>
          </table:table-cell>
          <table:table-cell office:value-type="string">
            <text:p>/login.do</text:p>
          </table:table-cell>
          <table:table-cell office:value-type="float" office:value="3336">
            <text:p>333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1H40M09.818S">
            <text:p>11:40:09.82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3403">
            <text:p>340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1H40M09.824S">
            <text:p>11:40:09.82</text:p>
          </table:table-cell>
          <table:table-cell office:value-type="string">
            <text:p>TC0001_PlannerA 1-22</text:p>
          </table:table-cell>
          <table:table-cell office:value-type="string">
            <text:p>/login.do</text:p>
          </table:table-cell>
          <table:table-cell office:value-type="float" office:value="3415">
            <text:p>341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1H40M09.815S">
            <text:p>11:40:09.82</text:p>
          </table:table-cell>
          <table:table-cell office:value-type="string">
            <text:p>TC0001_PlannerA 1-21</text:p>
          </table:table-cell>
          <table:table-cell office:value-type="string">
            <text:p>/login.do</text:p>
          </table:table-cell>
          <table:table-cell office:value-type="float" office:value="3470">
            <text:p>347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1H40M09.8S">
            <text:p>11:40:09.80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3497">
            <text:p>349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1H40M09.786S">
            <text:p>11:40:09.79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3550">
            <text:p>355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1H40M09.779S">
            <text:p>11:40:09.78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3670">
            <text:p>3670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1H40M09.766S">
            <text:p>11:40:09.77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3694">
            <text:p>3694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1H40M09.761S">
            <text:p>11:40:09.76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3750">
            <text:p>3750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1H40M09.751S">
            <text:p>11:40:09.75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3773">
            <text:p>377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1H40M09.783S">
            <text:p>11:40:09.78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3753">
            <text:p>375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1H40M09.752S">
            <text:p>11:40:09.75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3796">
            <text:p>379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1H40M09.756S">
            <text:p>11:40:09.76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3832">
            <text:p>383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1H40M09.717S">
            <text:p>11:40:09.72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3917">
            <text:p>391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1H40M09.706S">
            <text:p>11:40:09.71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3965">
            <text:p>3965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1H40M09.71S">
            <text:p>11:40:09.71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4014">
            <text:p>4014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1H40M09.714S">
            <text:p>11:40:09.71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4022">
            <text:p>402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1H40M09.681S">
            <text:p>11:40:09.68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4093">
            <text:p>409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1H40M09.686S">
            <text:p>11:40:09.69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4127">
            <text:p>412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1H40M09.688S">
            <text:p>11:40:09.69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4196">
            <text:p>419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1H40M09.648S">
            <text:p>11:40:09.65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4277">
            <text:p>427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1H40M09.684S">
            <text:p>11:40:09.68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4252">
            <text:p>425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1H40M09.646S">
            <text:p>11:40:09.65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4332">
            <text:p>433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1H40M09.635S">
            <text:p>11:40:09.64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4378">
            <text:p>437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1H40M09.618S">
            <text:p>11:40:09.62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4440">
            <text:p>444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1H40M09.611S">
            <text:p>11:40:09.61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4880">
            <text:p>488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1H40M09.61S">
            <text:p>11:40:09.61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4892">
            <text:p>489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1H40M14.014S">
            <text:p>11:40:14.01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499">
            <text:p>49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1H40M13.978S">
            <text:p>11:40:13.98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546">
            <text:p>54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1H40M13.925S">
            <text:p>11:40:13.93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614">
            <text:p>61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1H40M13.884S">
            <text:p>11:40:13.88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662">
            <text:p>66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1H40M13.814S">
            <text:p>11:40:13.81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743">
            <text:p>74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1H40M13.776S">
            <text:p>11:40:13.78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794">
            <text:p>79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1H40M13.737S">
            <text:p>11:40:13.74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844">
            <text:p>84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1H40M13.725S">
            <text:p>11:40:13.73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869">
            <text:p>869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1H40M13.673S">
            <text:p>11:40:13.67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934">
            <text:p>93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1H40M13.635S">
            <text:p>11:40:13.64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985">
            <text:p>98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1H40M13.937S">
            <text:p>11:40:13.94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695">
            <text:p>69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1H40M13.59S">
            <text:p>11:40:13.59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1055">
            <text:p>105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1H40M13.55S">
            <text:p>11:40:13.55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1107">
            <text:p>110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1H40M13.537S">
            <text:p>11:40:13.54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1133">
            <text:p>113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1H40M13.526S">
            <text:p>11:40:13.53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1156">
            <text:p>115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1H40M13.513S">
            <text:p>11:40:13.51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1181">
            <text:p>1181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1H40M13.461S">
            <text:p>11:40:13.46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1244">
            <text:p>124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1H40M13.449S">
            <text:p>11:40:13.45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1268">
            <text:p>1268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1H40M13.338S">
            <text:p>11:40:13.34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1391">
            <text:p>139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1H40M13.297S">
            <text:p>11:40:13.30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1444">
            <text:p>144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1H40M13.286S">
            <text:p>11:40:13.29</text:p>
          </table:table-cell>
          <table:table-cell office:value-type="string">
            <text:p>TC0001_PlannerA 1-21</text:p>
          </table:table-cell>
          <table:table-cell office:value-type="string">
            <text:p>/;jsessionid=lh1vm01a5fzp13wv1peqjmq0f</text:p>
          </table:table-cell>
          <table:table-cell office:value-type="float" office:value="1470">
            <text:p>147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1H40M13.239S">
            <text:p>11:40:13.24</text:p>
          </table:table-cell>
          <table:table-cell office:value-type="string">
            <text:p>TC0001_PlannerA 1-22</text:p>
          </table:table-cell>
          <table:table-cell office:value-type="string">
            <text:p>/;jsessionid=lh1vm01a5fzp13wv1peqjmq0f</text:p>
          </table:table-cell>
          <table:table-cell office:value-type="float" office:value="1527">
            <text:p>152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1H40M13.222S">
            <text:p>11:40:13.22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1555">
            <text:p>155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1H40M13.17S">
            <text:p>11:40:13.17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1620">
            <text:p>162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1H40M13.126S">
            <text:p>11:40:13.13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1676">
            <text:p>167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1H40M13.089S">
            <text:p>11:40:13.09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1726">
            <text:p>172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1H40M13.051S">
            <text:p>11:40:13.05</text:p>
          </table:table-cell>
          <table:table-cell office:value-type="string">
            <text:p>TC0001_PlannerA 1-23</text:p>
          </table:table-cell>
          <table:table-cell office:value-type="string">
            <text:p>/;jsessionid=lh1vm01a5fzp13wv1peqjmq0f</text:p>
          </table:table-cell>
          <table:table-cell office:value-type="float" office:value="1783">
            <text:p>178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1H40M13.038S">
            <text:p>11:40:13.04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1807">
            <text:p>180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1H40M12.989S">
            <text:p>11:40:12.99</text:p>
          </table:table-cell>
          <table:table-cell office:value-type="string">
            <text:p>TC0001_PlannerA 1-24</text:p>
          </table:table-cell>
          <table:table-cell office:value-type="string">
            <text:p>/;jsessionid=lh1vm01a5fzp13wv1peqjmq0f</text:p>
          </table:table-cell>
          <table:table-cell office:value-type="float" office:value="1870">
            <text:p>187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1H40M12.962S">
            <text:p>11:40:12.96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1908">
            <text:p>190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1H40M12.118S">
            <text:p>11:40:12.12</text:p>
          </table:table-cell>
          <table:table-cell office:value-type="string">
            <text:p>TC0001_PlannerA 1-29</text:p>
          </table:table-cell>
          <table:table-cell office:value-type="string">
            <text:p>/;jsessionid=lh1vm01a5fzp13wv1peqjmq0f</text:p>
          </table:table-cell>
          <table:table-cell office:value-type="float" office:value="2764">
            <text:p>276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1H40M12.905S">
            <text:p>11:40:12.91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1990">
            <text:p>199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1H40M12.33S">
            <text:p>11:40:12.33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2713">
            <text:p>271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1H40M12.571S">
            <text:p>11:40:12.57</text:p>
          </table:table-cell>
          <table:table-cell office:value-type="string">
            <text:p>TC0001_PlannerA 1-28</text:p>
          </table:table-cell>
          <table:table-cell office:value-type="string">
            <text:p>/;jsessionid=lh1vm01a5fzp13wv1peqjmq0f</text:p>
          </table:table-cell>
          <table:table-cell office:value-type="float" office:value="2552">
            <text:p>255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1H40M12.831S">
            <text:p>11:40:12.83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2382">
            <text:p>238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1H40M12.796S">
            <text:p>11:40:12.80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2429">
            <text:p>242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1H40M12.782S">
            <text:p>11:40:12.78</text:p>
          </table:table-cell>
          <table:table-cell office:value-type="string">
            <text:p>TC0002_PlannerB 2-25</text:p>
          </table:table-cell>
          <table:table-cell office:value-type="string">
            <text:p>/home</text:p>
          </table:table-cell>
          <table:table-cell office:value-type="float" office:value="2456">
            <text:p>245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1H40M12.738S">
            <text:p>11:40:12.74</text:p>
          </table:table-cell>
          <table:table-cell office:value-type="string">
            <text:p>TC0001_PlannerA 1-26</text:p>
          </table:table-cell>
          <table:table-cell office:value-type="string">
            <text:p>/;jsessionid=lh1vm01a5fzp13wv1peqjmq0f</text:p>
          </table:table-cell>
          <table:table-cell office:value-type="float" office:value="2511">
            <text:p>251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1H40M12.725S">
            <text:p>11:40:12.73</text:p>
          </table:table-cell>
          <table:table-cell office:value-type="string">
            <text:p>TC0001_PlannerA 1-25</text:p>
          </table:table-cell>
          <table:table-cell office:value-type="string">
            <text:p>/;jsessionid=lh1vm01a5fzp13wv1peqjmq0f</text:p>
          </table:table-cell>
          <table:table-cell office:value-type="float" office:value="2536">
            <text:p>253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1H40M12.646S">
            <text:p>11:40:12.65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2629">
            <text:p>262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1H40M12.605S">
            <text:p>11:40:12.61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2682">
            <text:p>268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1H40M12.558S">
            <text:p>11:40:12.56</text:p>
          </table:table-cell>
          <table:table-cell office:value-type="string">
            <text:p>TC0001_PlannerA 1-27</text:p>
          </table:table-cell>
          <table:table-cell office:value-type="string">
            <text:p>/;jsessionid=lh1vm01a5fzp13wv1peqjmq0f</text:p>
          </table:table-cell>
          <table:table-cell office:value-type="float" office:value="2748">
            <text:p>274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1H40M12.522S">
            <text:p>11:40:12.52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2795">
            <text:p>279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1H40M12.509S">
            <text:p>11:40:12.51</text:p>
          </table:table-cell>
          <table:table-cell office:value-type="string">
            <text:p>TC0003_PlannerC 3-25</text:p>
          </table:table-cell>
          <table:table-cell office:value-type="string">
            <text:p>/home</text:p>
          </table:table-cell>
          <table:table-cell office:value-type="float" office:value="2820">
            <text:p>282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1H40M12.474S">
            <text:p>11:40:12.47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2868">
            <text:p>286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1H40M12.462S">
            <text:p>11:40:12.46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2894">
            <text:p>289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1H40M12.449S">
            <text:p>11:40:12.45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2915">
            <text:p>291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1H40M12.281S">
            <text:p>11:40:12.28</text:p>
          </table:table-cell>
          <table:table-cell office:value-type="string">
            <text:p>TC0001_PlannerA 1-30</text:p>
          </table:table-cell>
          <table:table-cell office:value-type="string">
            <text:p>/;jsessionid=lh1vm01a5fzp13wv1peqjmq0f</text:p>
          </table:table-cell>
          <table:table-cell office:value-type="float" office:value="3100">
            <text:p>310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1H40M12.249S">
            <text:p>11:40:12.25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3142">
            <text:p>314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1H40M12.21S">
            <text:p>11:40:12.21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3191">
            <text:p>319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1H40M12.17S">
            <text:p>11:40:12.17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3243">
            <text:p>3243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1H40M12.13S">
            <text:p>11:40:12.13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3344">
            <text:p>334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1H40M12.03S">
            <text:p>11:40:12.03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3455">
            <text:p>345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1H40M12.068S">
            <text:p>11:40:12.07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3432">
            <text:p>343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1H40M11.991S">
            <text:p>11:40:11.99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3530">
            <text:p>353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1H40M12.866S">
            <text:p>11:40:12.87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2668">
            <text:p>266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1H40M11.93S">
            <text:p>11:40:11.93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3690">
            <text:p>369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1H40M11.942S">
            <text:p>11:40:11.94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3697">
            <text:p>369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1H40M11.804S">
            <text:p>11:40:11.80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3929">
            <text:p>392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1H40M11.843S">
            <text:p>11:40:11.84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3922">
            <text:p>392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1H40M11.837S">
            <text:p>11:40:11.84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3940">
            <text:p>394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1H40M11.765S">
            <text:p>11:40:11.77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4052">
            <text:p>405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1H40M11.739S">
            <text:p>11:40:11.74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4091">
            <text:p>409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1H40M11.919S">
            <text:p>11:40:11.92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3923">
            <text:p>392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1H40M11.726S">
            <text:p>11:40:11.73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4163">
            <text:p>416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1H40M11.715S">
            <text:p>11:40:11.72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4203">
            <text:p>420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1H40M11.498S">
            <text:p>11:40:11.50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4543">
            <text:p>454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1H40M11.485S">
            <text:p>11:40:11.49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4566">
            <text:p>456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1H40M11.532S">
            <text:p>11:40:11.53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4531">
            <text:p>453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1H40M11.452S">
            <text:p>11:40:11.45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4646">
            <text:p>464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1H40M11.51S">
            <text:p>11:40:11.51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4599">
            <text:p>459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1H40M11.421S">
            <text:p>11:40:11.42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4723">
            <text:p>472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1H40M11.406S">
            <text:p>11:40:11.41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4802">
            <text:p>480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1H40M11.395S">
            <text:p>11:40:11.40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4824">
            <text:p>482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1H40M11.383S">
            <text:p>11:40:11.38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4846">
            <text:p>484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1H40M11.37S">
            <text:p>11:40:11.37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4891">
            <text:p>4891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1H40M11.338S">
            <text:p>11:40:11.34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4955">
            <text:p>495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1H40M11.05S">
            <text:p>11:40:11.05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5258">
            <text:p>525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1H40M15.818S">
            <text:p>11:40:15.82</text:p>
          </table:table-cell>
          <table:table-cell office:value-type="string">
            <text:p>TC0003_PlannerC 3-30</text:p>
          </table:table-cell>
          <table:table-cell office:value-type="string">
            <text:p>/home</text:p>
          </table:table-cell>
          <table:table-cell office:value-type="float" office:value="619">
            <text:p>61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1H40M15.536S">
            <text:p>11:40:15.54</text:p>
          </table:table-cell>
          <table:table-cell office:value-type="string">
            <text:p>TC0002_PlannerB 2-24</text:p>
          </table:table-cell>
          <table:table-cell office:value-type="string">
            <text:p>/home</text:p>
          </table:table-cell>
          <table:table-cell office:value-type="float" office:value="1006">
            <text:p>100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1H40M15.522S">
            <text:p>11:40:15.52</text:p>
          </table:table-cell>
          <table:table-cell office:value-type="string">
            <text:p>TC0002_PlannerB 2-30</text:p>
          </table:table-cell>
          <table:table-cell office:value-type="string">
            <text:p>/home</text:p>
          </table:table-cell>
          <table:table-cell office:value-type="float" office:value="1032">
            <text:p>103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1H40M15.5S">
            <text:p>11:40:15.50</text:p>
          </table:table-cell>
          <table:table-cell office:value-type="string">
            <text:p>TC0003_PlannerC 3-28</text:p>
          </table:table-cell>
          <table:table-cell office:value-type="string">
            <text:p>/home</text:p>
          </table:table-cell>
          <table:table-cell office:value-type="float" office:value="1066">
            <text:p>106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1H40M15.486S">
            <text:p>11:40:15.49</text:p>
          </table:table-cell>
          <table:table-cell office:value-type="string">
            <text:p>TC0003_PlannerC 3-27</text:p>
          </table:table-cell>
          <table:table-cell office:value-type="string">
            <text:p>/home</text:p>
          </table:table-cell>
          <table:table-cell office:value-type="float" office:value="1092">
            <text:p>109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1H40M15.416S">
            <text:p>11:40:15.42</text:p>
          </table:table-cell>
          <table:table-cell office:value-type="string">
            <text:p>TC0002_PlannerB 2-27</text:p>
          </table:table-cell>
          <table:table-cell office:value-type="string">
            <text:p>/home</text:p>
          </table:table-cell>
          <table:table-cell office:value-type="float" office:value="1225">
            <text:p>122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1H40M15.621S">
            <text:p>11:40:15.62</text:p>
          </table:table-cell>
          <table:table-cell office:value-type="string">
            <text:p>TC0003_PlannerC 3-29</text:p>
          </table:table-cell>
          <table:table-cell office:value-type="string">
            <text:p>/home</text:p>
          </table:table-cell>
          <table:table-cell office:value-type="float" office:value="1032">
            <text:p>103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1H40M15.404S">
            <text:p>11:40:15.40</text:p>
          </table:table-cell>
          <table:table-cell office:value-type="string">
            <text:p>TC0002_PlannerB 2-29</text:p>
          </table:table-cell>
          <table:table-cell office:value-type="string">
            <text:p>/home</text:p>
          </table:table-cell>
          <table:table-cell office:value-type="float" office:value="1262">
            <text:p>126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1H40M15.391S">
            <text:p>11:40:15.39</text:p>
          </table:table-cell>
          <table:table-cell office:value-type="string">
            <text:p>TC0002_PlannerB 2-28</text:p>
          </table:table-cell>
          <table:table-cell office:value-type="string">
            <text:p>/home</text:p>
          </table:table-cell>
          <table:table-cell office:value-type="float" office:value="1292">
            <text:p>129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1H40M15.382S">
            <text:p>11:40:15.38</text:p>
          </table:table-cell>
          <table:table-cell office:value-type="string">
            <text:p>TC0001_PlannerA 1-30</text:p>
          </table:table-cell>
          <table:table-cell office:value-type="string">
            <text:p>/home</text:p>
          </table:table-cell>
          <table:table-cell office:value-type="float" office:value="1311">
            <text:p>131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1H40M15.318S">
            <text:p>11:40:15.32</text:p>
          </table:table-cell>
          <table:table-cell office:value-type="string">
            <text:p>TC0003_PlannerC 3-26</text:p>
          </table:table-cell>
          <table:table-cell office:value-type="string">
            <text:p>/home</text:p>
          </table:table-cell>
          <table:table-cell office:value-type="float" office:value="1412">
            <text:p>141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1H40M15.288S">
            <text:p>11:40:15.29</text:p>
          </table:table-cell>
          <table:table-cell office:value-type="string">
            <text:p>TC0002_PlannerB 2-26</text:p>
          </table:table-cell>
          <table:table-cell office:value-type="string">
            <text:p>/home</text:p>
          </table:table-cell>
          <table:table-cell office:value-type="float" office:value="1521">
            <text:p>152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1H40M15.276S">
            <text:p>11:40:15.28</text:p>
          </table:table-cell>
          <table:table-cell office:value-type="string">
            <text:p>TC0003_PlannerC 3-24</text:p>
          </table:table-cell>
          <table:table-cell office:value-type="string">
            <text:p>/home</text:p>
          </table:table-cell>
          <table:table-cell office:value-type="float" office:value="1546">
            <text:p>154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1H40M15.263S">
            <text:p>11:40:15.26</text:p>
          </table:table-cell>
          <table:table-cell office:value-type="string">
            <text:p>TC0001_PlannerA 1-25</text:p>
          </table:table-cell>
          <table:table-cell office:value-type="string">
            <text:p>/home</text:p>
          </table:table-cell>
          <table:table-cell office:value-type="float" office:value="1571">
            <text:p>157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1H40M15.25S">
            <text:p>11:40:15.25</text:p>
          </table:table-cell>
          <table:table-cell office:value-type="string">
            <text:p>TC0001_PlannerA 1-26</text:p>
          </table:table-cell>
          <table:table-cell office:value-type="string">
            <text:p>/home</text:p>
          </table:table-cell>
          <table:table-cell office:value-type="float" office:value="1609">
            <text:p>160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1H40M15.307S">
            <text:p>11:40:15.31</text:p>
          </table:table-cell>
          <table:table-cell office:value-type="string">
            <text:p>TC0001_PlannerA 1-27</text:p>
          </table:table-cell>
          <table:table-cell office:value-type="string">
            <text:p>/home</text:p>
          </table:table-cell>
          <table:table-cell office:value-type="float" office:value="1585">
            <text:p>158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1H40M15.227S">
            <text:p>11:40:15.23</text:p>
          </table:table-cell>
          <table:table-cell office:value-type="string">
            <text:p>TC0003_PlannerC 3-23</text:p>
          </table:table-cell>
          <table:table-cell office:value-type="string">
            <text:p>/home</text:p>
          </table:table-cell>
          <table:table-cell office:value-type="float" office:value="1706">
            <text:p>170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1H40M15.214S">
            <text:p>11:40:15.21</text:p>
          </table:table-cell>
          <table:table-cell office:value-type="string">
            <text:p>TC0003_PlannerC 3-22</text:p>
          </table:table-cell>
          <table:table-cell office:value-type="string">
            <text:p>/home</text:p>
          </table:table-cell>
          <table:table-cell office:value-type="float" office:value="1796">
            <text:p>179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1H40M15.124S">
            <text:p>11:40:15.12</text:p>
          </table:table-cell>
          <table:table-cell office:value-type="string">
            <text:p>TC0001_PlannerA 1-28</text:p>
          </table:table-cell>
          <table:table-cell office:value-type="string">
            <text:p>/home</text:p>
          </table:table-cell>
          <table:table-cell office:value-type="float" office:value="1893">
            <text:p>189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1H40M14.895S">
            <text:p>11:40:14.90</text:p>
          </table:table-cell>
          <table:table-cell office:value-type="string">
            <text:p>TC0002_PlannerB 2-23</text:p>
          </table:table-cell>
          <table:table-cell office:value-type="string">
            <text:p>/home</text:p>
          </table:table-cell>
          <table:table-cell office:value-type="float" office:value="2134">
            <text:p>213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1H40M14.884S">
            <text:p>11:40:14.88</text:p>
          </table:table-cell>
          <table:table-cell office:value-type="string">
            <text:p>TC0001_PlannerA 1-29</text:p>
          </table:table-cell>
          <table:table-cell office:value-type="string">
            <text:p>/home</text:p>
          </table:table-cell>
          <table:table-cell office:value-type="float" office:value="2157">
            <text:p>215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1H40M14.872S">
            <text:p>11:40:14.87</text:p>
          </table:table-cell>
          <table:table-cell office:value-type="string">
            <text:p>TC0003_PlannerC 3-21</text:p>
          </table:table-cell>
          <table:table-cell office:value-type="string">
            <text:p>/home</text:p>
          </table:table-cell>
          <table:table-cell office:value-type="float" office:value="2183">
            <text:p>218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1H40M14.859S">
            <text:p>11:40:14.86</text:p>
          </table:table-cell>
          <table:table-cell office:value-type="string">
            <text:p>TC0001_PlannerA 1-24</text:p>
          </table:table-cell>
          <table:table-cell office:value-type="string">
            <text:p>/home</text:p>
          </table:table-cell>
          <table:table-cell office:value-type="float" office:value="2243">
            <text:p>224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1H40M14.834S">
            <text:p>11:40:14.83</text:p>
          </table:table-cell>
          <table:table-cell office:value-type="string">
            <text:p>TC0001_PlannerA 1-23</text:p>
          </table:table-cell>
          <table:table-cell office:value-type="string">
            <text:p>/home</text:p>
          </table:table-cell>
          <table:table-cell office:value-type="float" office:value="2346">
            <text:p>234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1H40M14.815S">
            <text:p>11:40:14.82</text:p>
          </table:table-cell>
          <table:table-cell office:value-type="string">
            <text:p>TC0002_PlannerB 2-22</text:p>
          </table:table-cell>
          <table:table-cell office:value-type="string">
            <text:p>/home</text:p>
          </table:table-cell>
          <table:table-cell office:value-type="float" office:value="2378">
            <text:p>237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1H40M14.803S">
            <text:p>11:40:14.80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2402">
            <text:p>240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1H40M14.792S">
            <text:p>11:40:14.79</text:p>
          </table:table-cell>
          <table:table-cell office:value-type="string">
            <text:p>TC0002_PlannerB 2-21</text:p>
          </table:table-cell>
          <table:table-cell office:value-type="string">
            <text:p>/home</text:p>
          </table:table-cell>
          <table:table-cell office:value-type="float" office:value="2427">
            <text:p>242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1H40M14.78S">
            <text:p>11:40:14.78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2450">
            <text:p>245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1H40M14.768S">
            <text:p>11:40:14.77</text:p>
          </table:table-cell>
          <table:table-cell office:value-type="string">
            <text:p>TC0001_PlannerA 1-22</text:p>
          </table:table-cell>
          <table:table-cell office:value-type="string">
            <text:p>/home</text:p>
          </table:table-cell>
          <table:table-cell office:value-type="float" office:value="2510">
            <text:p>251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1H40M14.757S">
            <text:p>11:40:14.76</text:p>
          </table:table-cell>
          <table:table-cell office:value-type="string">
            <text:p>TC0001_PlannerA 1-21</text:p>
          </table:table-cell>
          <table:table-cell office:value-type="string">
            <text:p>/home</text:p>
          </table:table-cell>
          <table:table-cell office:value-type="float" office:value="2532">
            <text:p>253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1H40M14.73S">
            <text:p>11:40:14.73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2583">
            <text:p>258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1H40M14.706S">
            <text:p>11:40:14.71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2618">
            <text:p>261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1H40M14.672S">
            <text:p>11:40:14.67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2729">
            <text:p>272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1H40M14.657S">
            <text:p>11:40:14.66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2767">
            <text:p>276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1H40M14.646S">
            <text:p>11:40:14.65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2791">
            <text:p>279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1H40M14.683S">
            <text:p>11:40:14.68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2842">
            <text:p>284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1H40M14.633S">
            <text:p>11:40:14.63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2903">
            <text:p>290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1H40M14.608S">
            <text:p>11:40:14.61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2974">
            <text:p>297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1H40M14.621S">
            <text:p>11:40:14.62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2961">
            <text:p>296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1H40M14.584S">
            <text:p>11:40:14.58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3000">
            <text:p>300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1H40M14.572S">
            <text:p>11:40:14.57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3042">
            <text:p>3042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1H40M14.559S">
            <text:p>11:40:14.56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3071">
            <text:p>3071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1H40M14.502S">
            <text:p>11:40:14.50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3212">
            <text:p>321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1H40M14.514S">
            <text:p>11:40:14.51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3233">
            <text:p>323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1H40M14.491S">
            <text:p>11:40:14.49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3294">
            <text:p>3294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1H40M14.539S">
            <text:p>11:40:14.54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3257">
            <text:p>325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1H40M14.059S">
            <text:p>11:40:14.06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3747">
            <text:p>374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1H40M14.526S">
            <text:p>11:40:14.53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3309">
            <text:p>330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1H40M16.309S">
            <text:p>11:40:16.31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1748">
            <text:p>174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1H40M16.262S">
            <text:p>11:40:16.26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1816">
            <text:p>181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1H40M17.786S">
            <text:p>11:40:17.79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1H40M17.807S">
            <text:p>11:40:17.81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1H40M17.715S">
            <text:p>11:40:17.72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557">
            <text:p>55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1H40M16.579S">
            <text:p>11:40:16.5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041">
            <text:p>3041</text:p>
          </table:table-cell>
          <table:table-cell office:value-type="string">
            <text:p>Success</text:p>
          </table:table-cell>
          <table:table-cell office:value-type="float" office:value="217322">
            <text:p>217322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1H40M16.685S">
            <text:p>11:40:16.69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054">
            <text:p>3054</text:p>
          </table:table-cell>
          <table:table-cell office:value-type="string">
            <text:p>Success</text:p>
          </table:table-cell>
          <table:table-cell office:value-type="float" office:value="217322">
            <text:p>217322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1H40M16.542S">
            <text:p>11:40:16.54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3214">
            <text:p>3214</text:p>
          </table:table-cell>
          <table:table-cell office:value-type="string">
            <text:p>Success</text:p>
          </table:table-cell>
          <table:table-cell office:value-type="float" office:value="217322">
            <text:p>217322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1H40M17.291S">
            <text:p>11:40:17.2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493">
            <text:p>2493</text:p>
          </table:table-cell>
          <table:table-cell office:value-type="string">
            <text:p>Success</text:p>
          </table:table-cell>
          <table:table-cell office:value-type="float" office:value="218597">
            <text:p>218597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1H40M17.103S">
            <text:p>11:40:17.1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701">
            <text:p>2701</text:p>
          </table:table-cell>
          <table:table-cell office:value-type="string">
            <text:p>Success</text:p>
          </table:table-cell>
          <table:table-cell office:value-type="float" office:value="217326">
            <text:p>217326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1H40M16.859S">
            <text:p>11:40:16.8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025">
            <text:p>3025</text:p>
          </table:table-cell>
          <table:table-cell office:value-type="string">
            <text:p>Success</text:p>
          </table:table-cell>
          <table:table-cell office:value-type="float" office:value="217327">
            <text:p>217327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1H40M11.544S">
            <text:p>11:40:11.5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8474">
            <text:p>8474</text:p>
          </table:table-cell>
          <table:table-cell office:value-type="string">
            <text:p>Success</text:p>
          </table:table-cell>
          <table:table-cell office:value-type="float" office:value="218585">
            <text:p>218585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1H40M15.842S">
            <text:p>11:40:15.8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367">
            <text:p>4367</text:p>
          </table:table-cell>
          <table:table-cell office:value-type="string">
            <text:p>Success</text:p>
          </table:table-cell>
          <table:table-cell office:value-type="float" office:value="218590">
            <text:p>218590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1H40M16.894S">
            <text:p>11:40:16.8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329">
            <text:p>3329</text:p>
          </table:table-cell>
          <table:table-cell office:value-type="string">
            <text:p>Success</text:p>
          </table:table-cell>
          <table:table-cell office:value-type="float" office:value="217387">
            <text:p>217387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1H40M16.294S">
            <text:p>11:40:16.2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948">
            <text:p>3948</text:p>
          </table:table-cell>
          <table:table-cell office:value-type="string">
            <text:p>Success</text:p>
          </table:table-cell>
          <table:table-cell office:value-type="float" office:value="218596">
            <text:p>218596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1H40M16.229S">
            <text:p>11:40:16.2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039">
            <text:p>4039</text:p>
          </table:table-cell>
          <table:table-cell office:value-type="string">
            <text:p>Success</text:p>
          </table:table-cell>
          <table:table-cell office:value-type="float" office:value="218599">
            <text:p>218599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1H40M17.03S">
            <text:p>11:40:17.03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3274">
            <text:p>3274</text:p>
          </table:table-cell>
          <table:table-cell office:value-type="string">
            <text:p>Success</text:p>
          </table:table-cell>
          <table:table-cell office:value-type="float" office:value="217382">
            <text:p>217382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1H40M14.694S">
            <text:p>11:40:14.6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619">
            <text:p>5619</text:p>
          </table:table-cell>
          <table:table-cell office:value-type="string">
            <text:p>Success</text:p>
          </table:table-cell>
          <table:table-cell office:value-type="float" office:value="218577">
            <text:p>218577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1H40M14.72S">
            <text:p>11:40:14.7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666">
            <text:p>5666</text:p>
          </table:table-cell>
          <table:table-cell office:value-type="string">
            <text:p>Success</text:p>
          </table:table-cell>
          <table:table-cell office:value-type="float" office:value="218584">
            <text:p>218584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1H40M17.527S">
            <text:p>11:40:17.5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923">
            <text:p>2923</text:p>
          </table:table-cell>
          <table:table-cell office:value-type="string">
            <text:p>Success</text:p>
          </table:table-cell>
          <table:table-cell office:value-type="float" office:value="217350">
            <text:p>217350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1H40M17.326S">
            <text:p>11:40:17.3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124">
            <text:p>3124</text:p>
          </table:table-cell>
          <table:table-cell office:value-type="string">
            <text:p>Success</text:p>
          </table:table-cell>
          <table:table-cell office:value-type="float" office:value="218602">
            <text:p>218602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1H40M17.019S">
            <text:p>11:40:17.0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434">
            <text:p>3434</text:p>
          </table:table-cell>
          <table:table-cell office:value-type="string">
            <text:p>Success</text:p>
          </table:table-cell>
          <table:table-cell office:value-type="float" office:value="217330">
            <text:p>217330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1H40M16.21S">
            <text:p>11:40:16.2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247">
            <text:p>4247</text:p>
          </table:table-cell>
          <table:table-cell office:value-type="string">
            <text:p>Success</text:p>
          </table:table-cell>
          <table:table-cell office:value-type="float" office:value="217338">
            <text:p>217338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1H40M17.582S">
            <text:p>11:40:17.5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877">
            <text:p>2877</text:p>
          </table:table-cell>
          <table:table-cell office:value-type="string">
            <text:p>Success</text:p>
          </table:table-cell>
          <table:table-cell office:value-type="float" office:value="217338">
            <text:p>217338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1H40M17.584S">
            <text:p>11:40:17.5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880">
            <text:p>2880</text:p>
          </table:table-cell>
          <table:table-cell office:value-type="string">
            <text:p>Success</text:p>
          </table:table-cell>
          <table:table-cell office:value-type="float" office:value="218602">
            <text:p>218602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1H40M09.521S">
            <text:p>11:40:09.5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956">
            <text:p>10956</text:p>
          </table:table-cell>
          <table:table-cell office:value-type="string">
            <text:p>Success</text:p>
          </table:table-cell>
          <table:table-cell office:value-type="float" office:value="218703">
            <text:p>218703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1H40M19.887S">
            <text:p>11:40:19.8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20">
            <text:p>6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1H40M16.042S">
            <text:p>11:40:16.0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495">
            <text:p>4495</text:p>
          </table:table-cell>
          <table:table-cell office:value-type="string">
            <text:p>Success</text:p>
          </table:table-cell>
          <table:table-cell office:value-type="float" office:value="218659">
            <text:p>218659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1H40M16.11S">
            <text:p>11:40:16.1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487">
            <text:p>4487</text:p>
          </table:table-cell>
          <table:table-cell office:value-type="string">
            <text:p>Success</text:p>
          </table:table-cell>
          <table:table-cell office:value-type="float" office:value="218635">
            <text:p>218635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1H40M16.098S">
            <text:p>11:40:16.1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541">
            <text:p>4541</text:p>
          </table:table-cell>
          <table:table-cell office:value-type="string">
            <text:p>Success</text:p>
          </table:table-cell>
          <table:table-cell office:value-type="float" office:value="218602">
            <text:p>218602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1H40M16.566S">
            <text:p>11:40:16.5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076">
            <text:p>4076</text:p>
          </table:table-cell>
          <table:table-cell office:value-type="string">
            <text:p>Success</text:p>
          </table:table-cell>
          <table:table-cell office:value-type="float" office:value="217459">
            <text:p>217459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1H40M16.731S">
            <text:p>11:40:16.7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912">
            <text:p>3912</text:p>
          </table:table-cell>
          <table:table-cell office:value-type="string">
            <text:p>Success</text:p>
          </table:table-cell>
          <table:table-cell office:value-type="float" office:value="217468">
            <text:p>217468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1H40M17.748S">
            <text:p>11:40:17.7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934">
            <text:p>2934</text:p>
          </table:table-cell>
          <table:table-cell office:value-type="string">
            <text:p>Success</text:p>
          </table:table-cell>
          <table:table-cell office:value-type="float" office:value="218734">
            <text:p>218734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1H40M16.554S">
            <text:p>11:40:16.55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4151">
            <text:p>4151</text:p>
          </table:table-cell>
          <table:table-cell office:value-type="string">
            <text:p>Success</text:p>
          </table:table-cell>
          <table:table-cell office:value-type="float" office:value="217383">
            <text:p>217383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1H40M17.206S">
            <text:p>11:40:17.2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581">
            <text:p>3581</text:p>
          </table:table-cell>
          <table:table-cell office:value-type="string">
            <text:p>Success</text:p>
          </table:table-cell>
          <table:table-cell office:value-type="float" office:value="217335">
            <text:p>217335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1H40M16.22S">
            <text:p>11:40:16.2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574">
            <text:p>4574</text:p>
          </table:table-cell>
          <table:table-cell office:value-type="string">
            <text:p>Success</text:p>
          </table:table-cell>
          <table:table-cell office:value-type="float" office:value="217355">
            <text:p>217355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1H40M17.23S">
            <text:p>11:40:17.2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566">
            <text:p>3566</text:p>
          </table:table-cell>
          <table:table-cell office:value-type="string">
            <text:p>Success</text:p>
          </table:table-cell>
          <table:table-cell office:value-type="float" office:value="217430">
            <text:p>217430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1H40M14.594S">
            <text:p>11:40:14.5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203">
            <text:p>6203</text:p>
          </table:table-cell>
          <table:table-cell office:value-type="string">
            <text:p>Success</text:p>
          </table:table-cell>
          <table:table-cell office:value-type="float" office:value="217311">
            <text:p>217311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1H40M15.64S">
            <text:p>11:40:15.6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160">
            <text:p>5160</text:p>
          </table:table-cell>
          <table:table-cell office:value-type="string">
            <text:p>Success</text:p>
          </table:table-cell>
          <table:table-cell office:value-type="float" office:value="217467">
            <text:p>217467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1H40M14.547S">
            <text:p>11:40:14.5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6256">
            <text:p>6256</text:p>
          </table:table-cell>
          <table:table-cell office:value-type="string">
            <text:p>Success</text:p>
          </table:table-cell>
          <table:table-cell office:value-type="float" office:value="217332">
            <text:p>217332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1H40M15.89S">
            <text:p>11:40:15.8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924">
            <text:p>4924</text:p>
          </table:table-cell>
          <table:table-cell office:value-type="string">
            <text:p>Success</text:p>
          </table:table-cell>
          <table:table-cell office:value-type="float" office:value="218603">
            <text:p>218603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1H40M17.057S">
            <text:p>11:40:17.0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774">
            <text:p>3774</text:p>
          </table:table-cell>
          <table:table-cell office:value-type="string">
            <text:p>Success</text:p>
          </table:table-cell>
          <table:table-cell office:value-type="float" office:value="217338">
            <text:p>217338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1H40M15.357S">
            <text:p>11:40:15.3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634">
            <text:p>5634</text:p>
          </table:table-cell>
          <table:table-cell office:value-type="string">
            <text:p>Success</text:p>
          </table:table-cell>
          <table:table-cell office:value-type="float" office:value="218602">
            <text:p>218602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1H40M11.433S">
            <text:p>11:40:11.4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568">
            <text:p>9568</text:p>
          </table:table-cell>
          <table:table-cell office:value-type="string">
            <text:p>Success</text:p>
          </table:table-cell>
          <table:table-cell office:value-type="float" office:value="217322">
            <text:p>217322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1H40M18.057S">
            <text:p>11:40:18.0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988">
            <text:p>2988</text:p>
          </table:table-cell>
          <table:table-cell office:value-type="string">
            <text:p>Success</text:p>
          </table:table-cell>
          <table:table-cell office:value-type="float" office:value="218604">
            <text:p>218604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1H40M17.63S">
            <text:p>11:40:17.6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435">
            <text:p>3435</text:p>
          </table:table-cell>
          <table:table-cell office:value-type="string">
            <text:p>Success</text:p>
          </table:table-cell>
          <table:table-cell office:value-type="float" office:value="218633">
            <text:p>218633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1H40M16.064S">
            <text:p>11:40:16.0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015">
            <text:p>5015</text:p>
          </table:table-cell>
          <table:table-cell office:value-type="string">
            <text:p>Success</text:p>
          </table:table-cell>
          <table:table-cell office:value-type="float" office:value="218733">
            <text:p>218733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1H40M11.906S">
            <text:p>11:40:11.9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295">
            <text:p>9295</text:p>
          </table:table-cell>
          <table:table-cell office:value-type="string">
            <text:p>Success</text:p>
          </table:table-cell>
          <table:table-cell office:value-type="float" office:value="218579">
            <text:p>218579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1H40M14.846S">
            <text:p>11:40:14.8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386">
            <text:p>6386</text:p>
          </table:table-cell>
          <table:table-cell office:value-type="string">
            <text:p>Success</text:p>
          </table:table-cell>
          <table:table-cell office:value-type="float" office:value="217430">
            <text:p>217430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1H40M16.834S">
            <text:p>11:40:16.8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410">
            <text:p>4410</text:p>
          </table:table-cell>
          <table:table-cell office:value-type="string">
            <text:p>Success</text:p>
          </table:table-cell>
          <table:table-cell office:value-type="float" office:value="217333">
            <text:p>217333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1H40M17.01S">
            <text:p>11:40:17.0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255">
            <text:p>4255</text:p>
          </table:table-cell>
          <table:table-cell office:value-type="string">
            <text:p>Success</text:p>
          </table:table-cell>
          <table:table-cell office:value-type="float" office:value="217472">
            <text:p>217472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1H40M18.198S">
            <text:p>11:40:18.2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101">
            <text:p>3101</text:p>
          </table:table-cell>
          <table:table-cell office:value-type="string">
            <text:p>Success</text:p>
          </table:table-cell>
          <table:table-cell office:value-type="float" office:value="217344">
            <text:p>217344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1H40M16.666S">
            <text:p>11:40:16.67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4645">
            <text:p>4645</text:p>
          </table:table-cell>
          <table:table-cell office:value-type="string">
            <text:p>Success</text:p>
          </table:table-cell>
          <table:table-cell office:value-type="float" office:value="217424">
            <text:p>217424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1H40M11.691S">
            <text:p>11:40:11.6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9663">
            <text:p>9663</text:p>
          </table:table-cell>
          <table:table-cell office:value-type="string">
            <text:p>Success</text:p>
          </table:table-cell>
          <table:table-cell office:value-type="float" office:value="218598">
            <text:p>218598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1H40M16.655S">
            <text:p>11:40:16.6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797">
            <text:p>4797</text:p>
          </table:table-cell>
          <table:table-cell office:value-type="string">
            <text:p>Success</text:p>
          </table:table-cell>
          <table:table-cell office:value-type="float" office:value="217471">
            <text:p>217471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1H40M17.278S">
            <text:p>11:40:17.2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243">
            <text:p>4243</text:p>
          </table:table-cell>
          <table:table-cell office:value-type="string">
            <text:p>Success</text:p>
          </table:table-cell>
          <table:table-cell office:value-type="float" office:value="217421">
            <text:p>217421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1H40M17.426S">
            <text:p>11:40:17.4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124">
            <text:p>4124</text:p>
          </table:table-cell>
          <table:table-cell office:value-type="string">
            <text:p>Success</text:p>
          </table:table-cell>
          <table:table-cell office:value-type="float" office:value="218653">
            <text:p>218653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1H40M14.742S">
            <text:p>11:40:14.7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838">
            <text:p>6838</text:p>
          </table:table-cell>
          <table:table-cell office:value-type="string">
            <text:p>Success</text:p>
          </table:table-cell>
          <table:table-cell office:value-type="float" office:value="218654">
            <text:p>218654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1H40M15.044S">
            <text:p>11:40:15.0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541">
            <text:p>6541</text:p>
          </table:table-cell>
          <table:table-cell office:value-type="string">
            <text:p>Success</text:p>
          </table:table-cell>
          <table:table-cell office:value-type="float" office:value="218750">
            <text:p>218750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1H40M18.177S">
            <text:p>11:40:18.1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418">
            <text:p>3418</text:p>
          </table:table-cell>
          <table:table-cell office:value-type="string">
            <text:p>Success</text:p>
          </table:table-cell>
          <table:table-cell office:value-type="float" office:value="218738">
            <text:p>218738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1H40M16.641S">
            <text:p>11:40:16.64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958">
            <text:p>4958</text:p>
          </table:table-cell>
          <table:table-cell office:value-type="string">
            <text:p>Success</text:p>
          </table:table-cell>
          <table:table-cell office:value-type="float" office:value="217424">
            <text:p>217424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1H40M16.934S">
            <text:p>11:40:16.9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738">
            <text:p>4738</text:p>
          </table:table-cell>
          <table:table-cell office:value-type="string">
            <text:p>Success</text:p>
          </table:table-cell>
          <table:table-cell office:value-type="float" office:value="217480">
            <text:p>217480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1H40M17.194S">
            <text:p>11:40:17.19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4558">
            <text:p>4558</text:p>
          </table:table-cell>
          <table:table-cell office:value-type="string">
            <text:p>Success</text:p>
          </table:table-cell>
          <table:table-cell office:value-type="float" office:value="217346">
            <text:p>217346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1H40M16.81S">
            <text:p>11:40:16.81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4950">
            <text:p>4950</text:p>
          </table:table-cell>
          <table:table-cell office:value-type="string">
            <text:p>Success</text:p>
          </table:table-cell>
          <table:table-cell office:value-type="float" office:value="217346">
            <text:p>217346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1H40M17.042S">
            <text:p>11:40:17.0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739">
            <text:p>4739</text:p>
          </table:table-cell>
          <table:table-cell office:value-type="string">
            <text:p>Success</text:p>
          </table:table-cell>
          <table:table-cell office:value-type="float" office:value="217478">
            <text:p>217478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1H40M16.439S">
            <text:p>11:40:16.4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352">
            <text:p>5352</text:p>
          </table:table-cell>
          <table:table-cell office:value-type="string">
            <text:p>Success</text:p>
          </table:table-cell>
          <table:table-cell office:value-type="float" office:value="217435">
            <text:p>217435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1H40M15.474S">
            <text:p>11:40:15.4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324">
            <text:p>6324</text:p>
          </table:table-cell>
          <table:table-cell office:value-type="string">
            <text:p>Success</text:p>
          </table:table-cell>
          <table:table-cell office:value-type="float" office:value="217435">
            <text:p>217435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1H40M17.615S">
            <text:p>11:40:17.6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186">
            <text:p>4186</text:p>
          </table:table-cell>
          <table:table-cell office:value-type="string">
            <text:p>Success</text:p>
          </table:table-cell>
          <table:table-cell office:value-type="float" office:value="218693">
            <text:p>218693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1H40M15.365S">
            <text:p>11:40:15.3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437">
            <text:p>6437</text:p>
          </table:table-cell>
          <table:table-cell office:value-type="string">
            <text:p>Success</text:p>
          </table:table-cell>
          <table:table-cell office:value-type="float" office:value="217383">
            <text:p>217383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1H40M17.219S">
            <text:p>11:40:17.2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4587">
            <text:p>4587</text:p>
          </table:table-cell>
          <table:table-cell office:value-type="string">
            <text:p>Success</text:p>
          </table:table-cell>
          <table:table-cell office:value-type="float" office:value="217391">
            <text:p>217391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1H40M11.462S">
            <text:p>11:40:11.4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346">
            <text:p>10346</text:p>
          </table:table-cell>
          <table:table-cell office:value-type="string">
            <text:p>Success</text:p>
          </table:table-cell>
          <table:table-cell office:value-type="float" office:value="218735">
            <text:p>218735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1H40M15.779S">
            <text:p>11:40:15.7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040">
            <text:p>6040</text:p>
          </table:table-cell>
          <table:table-cell office:value-type="string">
            <text:p>Success</text:p>
          </table:table-cell>
          <table:table-cell office:value-type="float" office:value="218602">
            <text:p>218602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1H40M17.835S">
            <text:p>11:40:17.8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993">
            <text:p>3993</text:p>
          </table:table-cell>
          <table:table-cell office:value-type="string">
            <text:p>Success</text:p>
          </table:table-cell>
          <table:table-cell office:value-type="float" office:value="218695">
            <text:p>218695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1H40M16.145S">
            <text:p>11:40:16.1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697">
            <text:p>5697</text:p>
          </table:table-cell>
          <table:table-cell office:value-type="string">
            <text:p>Success</text:p>
          </table:table-cell>
          <table:table-cell office:value-type="float" office:value="217329">
            <text:p>217329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1H40M17.538S">
            <text:p>11:40:17.5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322">
            <text:p>4322</text:p>
          </table:table-cell>
          <table:table-cell office:value-type="string">
            <text:p>Success</text:p>
          </table:table-cell>
          <table:table-cell office:value-type="float" office:value="218625">
            <text:p>218625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1H40M17.583S">
            <text:p>11:40:17.5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296">
            <text:p>4296</text:p>
          </table:table-cell>
          <table:table-cell office:value-type="string">
            <text:p>Success</text:p>
          </table:table-cell>
          <table:table-cell office:value-type="float" office:value="217484">
            <text:p>217484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1H40M15.344S">
            <text:p>11:40:15.3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550">
            <text:p>6550</text:p>
          </table:table-cell>
          <table:table-cell office:value-type="string">
            <text:p>Success</text:p>
          </table:table-cell>
          <table:table-cell office:value-type="float" office:value="218666">
            <text:p>218666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1H40M11.752S">
            <text:p>11:40:11.7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0145">
            <text:p>10145</text:p>
          </table:table-cell>
          <table:table-cell office:value-type="string">
            <text:p>Success</text:p>
          </table:table-cell>
          <table:table-cell office:value-type="float" office:value="218706">
            <text:p>218706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1H40M17.181S">
            <text:p>11:40:17.1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742">
            <text:p>4742</text:p>
          </table:table-cell>
          <table:table-cell office:value-type="string">
            <text:p>Success</text:p>
          </table:table-cell>
          <table:table-cell office:value-type="float" office:value="217442">
            <text:p>217442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1H40M15.831S">
            <text:p>11:40:15.8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096">
            <text:p>6096</text:p>
          </table:table-cell>
          <table:table-cell office:value-type="string">
            <text:p>Success</text:p>
          </table:table-cell>
          <table:table-cell office:value-type="float" office:value="218772">
            <text:p>218772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1H40M18.079S">
            <text:p>11:40:18.0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864">
            <text:p>3864</text:p>
          </table:table-cell>
          <table:table-cell office:value-type="string">
            <text:p>Success</text:p>
          </table:table-cell>
          <table:table-cell office:value-type="float" office:value="218639">
            <text:p>218639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1H40M18.272S">
            <text:p>11:40:18.2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682">
            <text:p>3682</text:p>
          </table:table-cell>
          <table:table-cell office:value-type="string">
            <text:p>Success</text:p>
          </table:table-cell>
          <table:table-cell office:value-type="float" office:value="218615">
            <text:p>218615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1H40M15.33S">
            <text:p>11:40:15.3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6691">
            <text:p>6691</text:p>
          </table:table-cell>
          <table:table-cell office:value-type="string">
            <text:p>Success</text:p>
          </table:table-cell>
          <table:table-cell office:value-type="float" office:value="217482">
            <text:p>217482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1H40M11.702S">
            <text:p>11:40:11.7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328">
            <text:p>10328</text:p>
          </table:table-cell>
          <table:table-cell office:value-type="string">
            <text:p>Success</text:p>
          </table:table-cell>
          <table:table-cell office:value-type="float" office:value="218756">
            <text:p>218756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1H40M16.695S">
            <text:p>11:40:16.7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5439">
            <text:p>5439</text:p>
          </table:table-cell>
          <table:table-cell office:value-type="string">
            <text:p>Success</text:p>
          </table:table-cell>
          <table:table-cell office:value-type="float" office:value="217352">
            <text:p>217352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1H40M16.052S">
            <text:p>11:40:16.0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120">
            <text:p>6120</text:p>
          </table:table-cell>
          <table:table-cell office:value-type="string">
            <text:p>Success</text:p>
          </table:table-cell>
          <table:table-cell office:value-type="float" office:value="217341">
            <text:p>217341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1H40M16.823S">
            <text:p>11:40:16.82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5366">
            <text:p>5366</text:p>
          </table:table-cell>
          <table:table-cell office:value-type="string">
            <text:p>Success</text:p>
          </table:table-cell>
          <table:table-cell office:value-type="float" office:value="217351">
            <text:p>217351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1H40M15.733S">
            <text:p>11:40:15.7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456">
            <text:p>6456</text:p>
          </table:table-cell>
          <table:table-cell office:value-type="string">
            <text:p>Success</text:p>
          </table:table-cell>
          <table:table-cell office:value-type="float" office:value="218621">
            <text:p>218621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1H40M17.402S">
            <text:p>11:40:17.4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798">
            <text:p>4798</text:p>
          </table:table-cell>
          <table:table-cell office:value-type="string">
            <text:p>Success</text:p>
          </table:table-cell>
          <table:table-cell office:value-type="float" office:value="217354">
            <text:p>217354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1H40M11.474S">
            <text:p>11:40:11.4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732">
            <text:p>10732</text:p>
          </table:table-cell>
          <table:table-cell office:value-type="string">
            <text:p>Success</text:p>
          </table:table-cell>
          <table:table-cell office:value-type="float" office:value="218727">
            <text:p>218727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1H40M15.918S">
            <text:p>11:40:15.9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317">
            <text:p>6317</text:p>
          </table:table-cell>
          <table:table-cell office:value-type="string">
            <text:p>Success</text:p>
          </table:table-cell>
          <table:table-cell office:value-type="float" office:value="217427">
            <text:p>217427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1H40M17.314S">
            <text:p>11:40:17.3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922">
            <text:p>4922</text:p>
          </table:table-cell>
          <table:table-cell office:value-type="string">
            <text:p>Success</text:p>
          </table:table-cell>
          <table:table-cell office:value-type="float" office:value="217343">
            <text:p>217343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1H40M15.765S">
            <text:p>11:40:15.7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516">
            <text:p>6516</text:p>
          </table:table-cell>
          <table:table-cell office:value-type="string">
            <text:p>Success</text:p>
          </table:table-cell>
          <table:table-cell office:value-type="float" office:value="217348">
            <text:p>217348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1H40M15.239S">
            <text:p>11:40:15.2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7057">
            <text:p>7057</text:p>
          </table:table-cell>
          <table:table-cell office:value-type="string">
            <text:p>Success</text:p>
          </table:table-cell>
          <table:table-cell office:value-type="float" office:value="217469">
            <text:p>217469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1H40M17.438S">
            <text:p>11:40:17.4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862">
            <text:p>4862</text:p>
          </table:table-cell>
          <table:table-cell office:value-type="string">
            <text:p>Success</text:p>
          </table:table-cell>
          <table:table-cell office:value-type="float" office:value="218635">
            <text:p>218635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1H40M17.798S">
            <text:p>11:40:17.8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511">
            <text:p>4511</text:p>
          </table:table-cell>
          <table:table-cell office:value-type="string">
            <text:p>Success</text:p>
          </table:table-cell>
          <table:table-cell office:value-type="float" office:value="217436">
            <text:p>217436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1H40M19.806S">
            <text:p>11:40:19.8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297">
            <text:p>4297</text:p>
          </table:table-cell>
          <table:table-cell office:value-type="string">
            <text:p>Success</text:p>
          </table:table-cell>
          <table:table-cell office:value-type="float" office:value="68367">
            <text:p>68367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1H40M20.8S">
            <text:p>11:40:20.8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384">
            <text:p>33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1H40M21.204S">
            <text:p>11:40:21.2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048">
            <text:p>30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1H40M21.066S">
            <text:p>11:40:21.0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266">
            <text:p>32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1H40M21.806S">
            <text:p>11:40:21.8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597">
            <text:p>25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1H40M24.336S">
            <text:p>11:40:24.34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1H40M24.185S">
            <text:p>11:40:24.19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3">
            <text:p>3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1H40M20.803S">
            <text:p>11:40:20.8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847">
            <text:p>38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1H40M24.499S">
            <text:p>11:40:24.5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1H40M24.452S">
            <text:p>11:40:24.4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1H40M24.681S">
            <text:p>11:40:24.6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1H40M24.748S">
            <text:p>11:40:24.7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1H40M24.651S">
            <text:p>11:40:24.6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57">
            <text:p>35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1H40M25.008S">
            <text:p>11:40:25.01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1H40M20.509S">
            <text:p>11:40:20.51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776">
            <text:p>477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1H40M19.759S">
            <text:p>11:40:19.7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5543">
            <text:p>5543</text:p>
          </table:table-cell>
          <table:table-cell office:value-type="string">
            <text:p>Success</text:p>
          </table:table-cell>
          <table:table-cell office:value-type="float" office:value="71272">
            <text:p>71272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1H40M25.072S">
            <text:p>11:40:25.0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1H40M24.105S">
            <text:p>11:40:24.11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225">
            <text:p>122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1H40M24.403S">
            <text:p>11:40:24.40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86">
            <text:p>98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1H40M25.303S">
            <text:p>11:40:25.30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1H40M20.645S">
            <text:p>11:40:20.6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5026">
            <text:p>5026</text:p>
          </table:table-cell>
          <table:table-cell office:value-type="string">
            <text:p>Success</text:p>
          </table:table-cell>
          <table:table-cell office:value-type="float" office:value="71293">
            <text:p>71293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1H40M21.862S">
            <text:p>11:40:21.8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825">
            <text:p>3825</text:p>
          </table:table-cell>
          <table:table-cell office:value-type="string">
            <text:p>Success</text:p>
          </table:table-cell>
          <table:table-cell office:value-type="float" office:value="71303">
            <text:p>71303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1H40M24.252S">
            <text:p>11:40:24.25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573">
            <text:p>157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1H40M25.331S">
            <text:p>11:40:25.3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13">
            <text:p>513</text:p>
          </table:table-cell>
          <table:table-cell office:value-type="string">
            <text:p>Success</text:p>
          </table:table-cell>
          <table:table-cell office:value-type="float" office:value="39556">
            <text:p>39556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1H40M24.961S">
            <text:p>11:40:24.9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900">
            <text:p>900</text:p>
          </table:table-cell>
          <table:table-cell office:value-type="string">
            <text:p>Success</text:p>
          </table:table-cell>
          <table:table-cell office:value-type="float" office:value="38854">
            <text:p>38854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1H40M25.524S">
            <text:p>11:40:25.52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1H40M20.452S">
            <text:p>11:40:20.4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497">
            <text:p>5497</text:p>
          </table:table-cell>
          <table:table-cell office:value-type="string">
            <text:p>Success</text:p>
          </table:table-cell>
          <table:table-cell office:value-type="float" office:value="71309">
            <text:p>71309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1H40M24.973S">
            <text:p>11:40:24.9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00">
            <text:p>1000</text:p>
          </table:table-cell>
          <table:table-cell office:value-type="string">
            <text:p>Success</text:p>
          </table:table-cell>
          <table:table-cell office:value-type="float" office:value="44654">
            <text:p>44654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1H40M21.003S">
            <text:p>11:40:21.0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040">
            <text:p>5040</text:p>
          </table:table-cell>
          <table:table-cell office:value-type="string">
            <text:p>Success</text:p>
          </table:table-cell>
          <table:table-cell office:value-type="float" office:value="71296">
            <text:p>71296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1H40M25.845S">
            <text:p>11:40:25.8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1H40M25.307S">
            <text:p>11:40:25.3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53">
            <text:p>753</text:p>
          </table:table-cell>
          <table:table-cell office:value-type="string">
            <text:p>Success</text:p>
          </table:table-cell>
          <table:table-cell office:value-type="float" office:value="51757">
            <text:p>51757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1H40M25.973S">
            <text:p>11:40:25.9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1H40M26.168S">
            <text:p>11:40:26.1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1H40M26.383S">
            <text:p>11:40:26.3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1H40M26.061S">
            <text:p>11:40:26.0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60">
            <text:p>560</text:p>
          </table:table-cell>
          <table:table-cell office:value-type="string">
            <text:p>Success</text:p>
          </table:table-cell>
          <table:table-cell office:value-type="float" office:value="15587">
            <text:p>15587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1H40M26.623S">
            <text:p>11:40:26.62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1H40M25.861S">
            <text:p>11:40:25.8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16">
            <text:p>816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1H40M21.049S">
            <text:p>11:40:21.0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781">
            <text:p>5781</text:p>
          </table:table-cell>
          <table:table-cell office:value-type="string">
            <text:p>Success</text:p>
          </table:table-cell>
          <table:table-cell office:value-type="float" office:value="71318">
            <text:p>71318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1H40M26.052S">
            <text:p>11:40:26.0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847">
            <text:p>847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1H40M26.601S">
            <text:p>11:40:26.60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21">
            <text:p>3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1H40M25.671S">
            <text:p>11:40:25.67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242">
            <text:p>124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1H40M20.021S">
            <text:p>11:40:20.0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941">
            <text:p>6941</text:p>
          </table:table-cell>
          <table:table-cell office:value-type="string">
            <text:p>Success</text:p>
          </table:table-cell>
          <table:table-cell office:value-type="float" office:value="71305">
            <text:p>71305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1H40M20.644S">
            <text:p>11:40:20.6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6331">
            <text:p>6331</text:p>
          </table:table-cell>
          <table:table-cell office:value-type="string">
            <text:p>Success</text:p>
          </table:table-cell>
          <table:table-cell office:value-type="float" office:value="71308">
            <text:p>71308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1H40M21.356S">
            <text:p>11:40:21.3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625">
            <text:p>5625</text:p>
          </table:table-cell>
          <table:table-cell office:value-type="string">
            <text:p>Success</text:p>
          </table:table-cell>
          <table:table-cell office:value-type="float" office:value="71315">
            <text:p>71315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1H40M26.653S">
            <text:p>11:40:26.6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1H40M27.043S">
            <text:p>11:40:27.0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1H40M26.679S">
            <text:p>11:40:26.6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24">
            <text:p>4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1H40M26.901S">
            <text:p>11:40:26.9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1H40M27.103S">
            <text:p>11:40:27.1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1H40M27.165S">
            <text:p>11:40:27.1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1H40M27.226S">
            <text:p>11:40:27.2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1H40M27.287S">
            <text:p>11:40:27.2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1H40M27.349S">
            <text:p>11:40:27.3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1H40M27.402S">
            <text:p>11:40:27.40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1H40M26.982S">
            <text:p>11:40:26.9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1H40M27.52S">
            <text:p>11:40:27.5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1H40M26.963S">
            <text:p>11:40:26.9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30">
            <text:p>730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1H40M27.467S">
            <text:p>11:40:27.4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1H40M27.788S">
            <text:p>11:40:27.7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1H40M27.679S">
            <text:p>11:40:27.68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1H40M27.673S">
            <text:p>11:40:27.67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1H40M22.193S">
            <text:p>11:40:22.1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752">
            <text:p>5752</text:p>
          </table:table-cell>
          <table:table-cell office:value-type="string">
            <text:p>Success</text:p>
          </table:table-cell>
          <table:table-cell office:value-type="float" office:value="71340">
            <text:p>71340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1H40M20.806S">
            <text:p>11:40:20.8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145">
            <text:p>7145</text:p>
          </table:table-cell>
          <table:table-cell office:value-type="string">
            <text:p>Success</text:p>
          </table:table-cell>
          <table:table-cell office:value-type="float" office:value="71309">
            <text:p>71309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1H40M27.878S">
            <text:p>11:40:27.88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1H40M27.895S">
            <text:p>11:40:27.9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1H40M28.004S">
            <text:p>11:40:28.0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1H40M28.064S">
            <text:p>11:40:28.0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1H40M28.128S">
            <text:p>11:40:28.1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1H40M28.184S">
            <text:p>11:40:28.18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1H40M26.928S">
            <text:p>11:40:26.93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441">
            <text:p>1441</text:p>
          </table:table-cell>
          <table:table-cell office:value-type="string">
            <text:p>Success</text:p>
          </table:table-cell>
          <table:table-cell office:value-type="float" office:value="39615">
            <text:p>39615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1H40M27.952S">
            <text:p>11:40:27.9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62">
            <text:p>462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1H40M26.976S">
            <text:p>11:40:26.98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449">
            <text:p>144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1H40M26.83S">
            <text:p>11:40:26.83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599">
            <text:p>159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1H40M27.946S">
            <text:p>11:40:27.95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95">
            <text:p>49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1H40M22.253S">
            <text:p>11:40:22.2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197">
            <text:p>6197</text:p>
          </table:table-cell>
          <table:table-cell office:value-type="string">
            <text:p>Success</text:p>
          </table:table-cell>
          <table:table-cell office:value-type="float" office:value="71303">
            <text:p>71303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1H40M28.371S">
            <text:p>11:40:28.3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1H40M21.899S">
            <text:p>11:40:21.9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657">
            <text:p>6657</text:p>
          </table:table-cell>
          <table:table-cell office:value-type="string">
            <text:p>Success</text:p>
          </table:table-cell>
          <table:table-cell office:value-type="float" office:value="71322">
            <text:p>71322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1H40M25.919S">
            <text:p>11:40:25.92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656">
            <text:p>2656</text:p>
          </table:table-cell>
          <table:table-cell office:value-type="string">
            <text:p>Success</text:p>
          </table:table-cell>
          <table:table-cell office:value-type="float" office:value="39630">
            <text:p>39630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1H40M25.389S">
            <text:p>11:40:25.3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194">
            <text:p>3194</text:p>
          </table:table-cell>
          <table:table-cell office:value-type="string">
            <text:p>Success</text:p>
          </table:table-cell>
          <table:table-cell office:value-type="float" office:value="39625">
            <text:p>39625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1H40M21.582S">
            <text:p>11:40:21.5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022">
            <text:p>7022</text:p>
          </table:table-cell>
          <table:table-cell office:value-type="string">
            <text:p>Success</text:p>
          </table:table-cell>
          <table:table-cell office:value-type="float" office:value="71308">
            <text:p>71308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1H40M25.688S">
            <text:p>11:40:25.69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036">
            <text:p>303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1H40M21.231S">
            <text:p>11:40:21.2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613">
            <text:p>7613</text:p>
          </table:table-cell>
          <table:table-cell office:value-type="string">
            <text:p>Success</text:p>
          </table:table-cell>
          <table:table-cell office:value-type="float" office:value="71272">
            <text:p>71272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1H40M21.926S">
            <text:p>11:40:21.93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6948">
            <text:p>6948</text:p>
          </table:table-cell>
          <table:table-cell office:value-type="string">
            <text:p>Success</text:p>
          </table:table-cell>
          <table:table-cell office:value-type="float" office:value="71322">
            <text:p>71322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1H40M28.586S">
            <text:p>11:40:28.5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1H40M20.708S">
            <text:p>11:40:20.7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8196">
            <text:p>8196</text:p>
          </table:table-cell>
          <table:table-cell office:value-type="string">
            <text:p>Success</text:p>
          </table:table-cell>
          <table:table-cell office:value-type="float" office:value="71314">
            <text:p>71314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1H40M19.623S">
            <text:p>11:40:19.6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9291">
            <text:p>9291</text:p>
          </table:table-cell>
          <table:table-cell office:value-type="string">
            <text:p>Success</text:p>
          </table:table-cell>
          <table:table-cell office:value-type="float" office:value="71314">
            <text:p>71314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1H40M19.786S">
            <text:p>11:40:19.7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9151">
            <text:p>9151</text:p>
          </table:table-cell>
          <table:table-cell office:value-type="string">
            <text:p>Success</text:p>
          </table:table-cell>
          <table:table-cell office:value-type="float" office:value="71318">
            <text:p>71318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1H40M28.558S">
            <text:p>11:40:28.5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1H40M22.174S">
            <text:p>11:40:22.1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794">
            <text:p>6794</text:p>
          </table:table-cell>
          <table:table-cell office:value-type="string">
            <text:p>Success</text:p>
          </table:table-cell>
          <table:table-cell office:value-type="float" office:value="71322">
            <text:p>71322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1H40M28.606S">
            <text:p>11:40:28.6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1H40M28.938S">
            <text:p>11:40:28.94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1H40M20.645S">
            <text:p>11:40:20.6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8553">
            <text:p>8553</text:p>
          </table:table-cell>
          <table:table-cell office:value-type="string">
            <text:p>Success</text:p>
          </table:table-cell>
          <table:table-cell office:value-type="float" office:value="71318">
            <text:p>71318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1H40M28.974S">
            <text:p>11:40:28.97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1H40M28.876S">
            <text:p>11:40:28.88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1H40M21.524S">
            <text:p>11:40:21.5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7697">
            <text:p>7697</text:p>
          </table:table-cell>
          <table:table-cell office:value-type="string">
            <text:p>Success</text:p>
          </table:table-cell>
          <table:table-cell office:value-type="float" office:value="71300">
            <text:p>71300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1H40M20.463S">
            <text:p>11:40:20.4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769">
            <text:p>8769</text:p>
          </table:table-cell>
          <table:table-cell office:value-type="string">
            <text:p>Success</text:p>
          </table:table-cell>
          <table:table-cell office:value-type="float" office:value="71318">
            <text:p>71318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1H40M28.91S">
            <text:p>11:40:28.9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30">
            <text:p>33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1H40M28.97S">
            <text:p>11:40:28.9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12">
            <text:p>312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1H40M25.95S">
            <text:p>11:40:25.9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433">
            <text:p>343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1H40M29.2S">
            <text:p>11:40:29.20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1H40M29.223S">
            <text:p>11:40:29.22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1H40M21.802S">
            <text:p>11:40:21.8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684">
            <text:p>7684</text:p>
          </table:table-cell>
          <table:table-cell office:value-type="string">
            <text:p>Success</text:p>
          </table:table-cell>
          <table:table-cell office:value-type="float" office:value="71385">
            <text:p>71385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1H40M20.389S">
            <text:p>11:40:20.3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131">
            <text:p>9131</text:p>
          </table:table-cell>
          <table:table-cell office:value-type="string">
            <text:p>Success</text:p>
          </table:table-cell>
          <table:table-cell office:value-type="float" office:value="71383">
            <text:p>71383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1H40M28.915S">
            <text:p>11:40:28.92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10">
            <text:p>61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1H40M19.746S">
            <text:p>11:40:19.75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9782">
            <text:p>9782</text:p>
          </table:table-cell>
          <table:table-cell office:value-type="string">
            <text:p>Success</text:p>
          </table:table-cell>
          <table:table-cell office:value-type="float" office:value="71313">
            <text:p>71313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1H40M20.453S">
            <text:p>11:40:20.4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9093">
            <text:p>9093</text:p>
          </table:table-cell>
          <table:table-cell office:value-type="string">
            <text:p>Success</text:p>
          </table:table-cell>
          <table:table-cell office:value-type="float" office:value="71323">
            <text:p>71323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1H40M21.269S">
            <text:p>11:40:21.2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8280">
            <text:p>8280</text:p>
          </table:table-cell>
          <table:table-cell office:value-type="string">
            <text:p>Success</text:p>
          </table:table-cell>
          <table:table-cell office:value-type="float" office:value="71318">
            <text:p>71318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1H40M29.192S">
            <text:p>11:40:29.1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39680">
            <text:p>39680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1H40M21.3S">
            <text:p>11:40:21.3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262">
            <text:p>8262</text:p>
          </table:table-cell>
          <table:table-cell office:value-type="string">
            <text:p>Success</text:p>
          </table:table-cell>
          <table:table-cell office:value-type="float" office:value="71381">
            <text:p>71381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1H40M25.286S">
            <text:p>11:40:25.2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286">
            <text:p>4286</text:p>
          </table:table-cell>
          <table:table-cell office:value-type="string">
            <text:p>Success</text:p>
          </table:table-cell>
          <table:table-cell office:value-type="float" office:value="39625">
            <text:p>39625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1H40M28.848S">
            <text:p>11:40:28.85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32">
            <text:p>73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1H40M29.233S">
            <text:p>11:40:29.2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1H40M29.572S">
            <text:p>11:40:29.5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1H40M29.625S">
            <text:p>11:40:29.63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1H40M29.566S">
            <text:p>11:40:29.57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87">
            <text:p>387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1H40M29.548S">
            <text:p>11:40:29.5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13">
            <text:p>413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1H40M22.202S">
            <text:p>11:40:22.2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7787">
            <text:p>7787</text:p>
          </table:table-cell>
          <table:table-cell office:value-type="string">
            <text:p>Success</text:p>
          </table:table-cell>
          <table:table-cell office:value-type="float" office:value="71327">
            <text:p>71327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1H40M29.79S">
            <text:p>11:40:29.7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39442">
            <text:p>39442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1H40M21.587S">
            <text:p>11:40:21.5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8447">
            <text:p>8447</text:p>
          </table:table-cell>
          <table:table-cell office:value-type="string">
            <text:p>Success</text:p>
          </table:table-cell>
          <table:table-cell office:value-type="float" office:value="71322">
            <text:p>71322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1H40M21.763S">
            <text:p>11:40:21.7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8283">
            <text:p>8283</text:p>
          </table:table-cell>
          <table:table-cell office:value-type="string">
            <text:p>Success</text:p>
          </table:table-cell>
          <table:table-cell office:value-type="float" office:value="71313">
            <text:p>71313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1H40M22.31S">
            <text:p>11:40:22.3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736">
            <text:p>7736</text:p>
          </table:table-cell>
          <table:table-cell office:value-type="string">
            <text:p>Success</text:p>
          </table:table-cell>
          <table:table-cell office:value-type="float" office:value="71291">
            <text:p>71291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1H40M22.032S">
            <text:p>11:40:22.0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015">
            <text:p>8015</text:p>
          </table:table-cell>
          <table:table-cell office:value-type="string">
            <text:p>Success</text:p>
          </table:table-cell>
          <table:table-cell office:value-type="float" office:value="71313">
            <text:p>71313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1H40M21.754S">
            <text:p>11:40:21.75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8292">
            <text:p>8292</text:p>
          </table:table-cell>
          <table:table-cell office:value-type="string">
            <text:p>Success</text:p>
          </table:table-cell>
          <table:table-cell office:value-type="float" office:value="71322">
            <text:p>71322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1H40M21.831S">
            <text:p>11:40:21.8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8228">
            <text:p>8228</text:p>
          </table:table-cell>
          <table:table-cell office:value-type="string">
            <text:p>Success</text:p>
          </table:table-cell>
          <table:table-cell office:value-type="float" office:value="71322">
            <text:p>71322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1H40M29.529S">
            <text:p>11:40:29.5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545">
            <text:p>54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1H40M29.566S">
            <text:p>11:40:29.5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517">
            <text:p>517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1H40M30.024S">
            <text:p>11:40:30.0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1H40M30.13S">
            <text:p>11:40:30.1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1H40M30.219S">
            <text:p>11:40:30.2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1H40M30.315S">
            <text:p>11:40:30.32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1H40M20.994S">
            <text:p>11:40:20.9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636">
            <text:p>9636</text:p>
          </table:table-cell>
          <table:table-cell office:value-type="string">
            <text:p>Success</text:p>
          </table:table-cell>
          <table:table-cell office:value-type="float" office:value="71296">
            <text:p>71296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1H40M30.409S">
            <text:p>11:40:30.4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1H40M20.467S">
            <text:p>11:40:20.4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171">
            <text:p>10171</text:p>
          </table:table-cell>
          <table:table-cell office:value-type="string">
            <text:p>Success</text:p>
          </table:table-cell>
          <table:table-cell office:value-type="float" office:value="71323">
            <text:p>71323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1H40M21.946S">
            <text:p>11:40:21.9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698">
            <text:p>8698</text:p>
          </table:table-cell>
          <table:table-cell office:value-type="string">
            <text:p>Success</text:p>
          </table:table-cell>
          <table:table-cell office:value-type="float" office:value="71313">
            <text:p>71313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1H40M20.686S">
            <text:p>11:40:20.6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0851">
            <text:p>10851</text:p>
          </table:table-cell>
          <table:table-cell office:value-type="string">
            <text:p>Success</text:p>
          </table:table-cell>
          <table:table-cell office:value-type="float" office:value="71323">
            <text:p>71323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1H40M28.32S">
            <text:p>11:40:28.3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218">
            <text:p>3218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1H40M28.256S">
            <text:p>11:40:28.2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289">
            <text:p>3289</text:p>
          </table:table-cell>
          <table:table-cell office:value-type="string">
            <text:p>Success</text:p>
          </table:table-cell>
          <table:table-cell office:value-type="float" office:value="14868">
            <text:p>14868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1H40M26.045S">
            <text:p>11:40:26.05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507">
            <text:p>5507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1H40M27.695S">
            <text:p>11:40:27.70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862">
            <text:p>386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1H40M30.646S">
            <text:p>11:40:30.65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15">
            <text:p>91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1H40M28.533S">
            <text:p>11:40:28.53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040">
            <text:p>3040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1H40M30.638S">
            <text:p>11:40:30.64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37">
            <text:p>937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1H40M27.936S">
            <text:p>11:40:27.9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643">
            <text:p>3643</text:p>
          </table:table-cell>
          <table:table-cell office:value-type="string">
            <text:p>Success</text:p>
          </table:table-cell>
          <table:table-cell office:value-type="float" office:value="39754">
            <text:p>39754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1H40M21.784S">
            <text:p>11:40:21.78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9800">
            <text:p>9800</text:p>
          </table:table-cell>
          <table:table-cell office:value-type="string">
            <text:p>Success</text:p>
          </table:table-cell>
          <table:table-cell office:value-type="float" office:value="71327">
            <text:p>71327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1H40M27.063S">
            <text:p>11:40:27.06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523">
            <text:p>4523</text:p>
          </table:table-cell>
          <table:table-cell office:value-type="string">
            <text:p>Success</text:p>
          </table:table-cell>
          <table:table-cell office:value-type="float" office:value="54406">
            <text:p>54406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1H40M21.685S">
            <text:p>11:40:21.69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9903">
            <text:p>9903</text:p>
          </table:table-cell>
          <table:table-cell office:value-type="string">
            <text:p>Success</text:p>
          </table:table-cell>
          <table:table-cell office:value-type="float" office:value="71322">
            <text:p>71322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1H40M28.415S">
            <text:p>11:40:28.42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384">
            <text:p>338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1H40M31.575S">
            <text:p>11:40:31.58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1H40M22.025S">
            <text:p>11:40:22.0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9804">
            <text:p>9804</text:p>
          </table:table-cell>
          <table:table-cell office:value-type="string">
            <text:p>Success</text:p>
          </table:table-cell>
          <table:table-cell office:value-type="float" office:value="71355">
            <text:p>71355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1H40M28.443S">
            <text:p>11:40:28.4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397">
            <text:p>3397</text:p>
          </table:table-cell>
          <table:table-cell office:value-type="string">
            <text:p>Success</text:p>
          </table:table-cell>
          <table:table-cell office:value-type="float" office:value="39743">
            <text:p>39743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1H40M22.191S">
            <text:p>11:40:22.19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9650">
            <text:p>9650</text:p>
          </table:table-cell>
          <table:table-cell office:value-type="string">
            <text:p>Success</text:p>
          </table:table-cell>
          <table:table-cell office:value-type="float" office:value="71355">
            <text:p>71355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1H40M28.427S">
            <text:p>11:40:28.4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421">
            <text:p>3421</text:p>
          </table:table-cell>
          <table:table-cell office:value-type="string">
            <text:p>Success</text:p>
          </table:table-cell>
          <table:table-cell office:value-type="float" office:value="39734">
            <text:p>39734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1H40M21.107S">
            <text:p>11:40:21.1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752">
            <text:p>10752</text:p>
          </table:table-cell>
          <table:table-cell office:value-type="string">
            <text:p>Success</text:p>
          </table:table-cell>
          <table:table-cell office:value-type="float" office:value="71329">
            <text:p>71329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1H40M28.432S">
            <text:p>11:40:28.4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437">
            <text:p>3437</text:p>
          </table:table-cell>
          <table:table-cell office:value-type="string">
            <text:p>Success</text:p>
          </table:table-cell>
          <table:table-cell office:value-type="float" office:value="39734">
            <text:p>39734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1H40M31.584S">
            <text:p>11:40:31.58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1H40M30.632S">
            <text:p>11:40:30.63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256">
            <text:p>125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1H40M22.253S">
            <text:p>11:40:22.2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645">
            <text:p>9645</text:p>
          </table:table-cell>
          <table:table-cell office:value-type="string">
            <text:p>Success</text:p>
          </table:table-cell>
          <table:table-cell office:value-type="float" office:value="71327">
            <text:p>71327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1H40M31.547S">
            <text:p>11:40:31.5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65">
            <text:p>365</text:p>
          </table:table-cell>
          <table:table-cell office:value-type="string">
            <text:p>Success</text:p>
          </table:table-cell>
          <table:table-cell office:value-type="float" office:value="18999">
            <text:p>18999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1H40M29.55S">
            <text:p>11:40:29.55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388">
            <text:p>238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1H40M21.793S">
            <text:p>11:40:21.7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0150">
            <text:p>10150</text:p>
          </table:table-cell>
          <table:table-cell office:value-type="string">
            <text:p>Success</text:p>
          </table:table-cell>
          <table:table-cell office:value-type="float" office:value="71327">
            <text:p>71327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1H40M30.075S">
            <text:p>11:40:30.08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886">
            <text:p>1886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1H40M21.844S">
            <text:p>11:40:21.8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135">
            <text:p>10135</text:p>
          </table:table-cell>
          <table:table-cell office:value-type="string">
            <text:p>Success</text:p>
          </table:table-cell>
          <table:table-cell office:value-type="float" office:value="71322">
            <text:p>71322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1H40M31.583S">
            <text:p>11:40:31.5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54626">
            <text:p>54626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1H40M21.822S">
            <text:p>11:40:21.8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167">
            <text:p>10167</text:p>
          </table:table-cell>
          <table:table-cell office:value-type="string">
            <text:p>Success</text:p>
          </table:table-cell>
          <table:table-cell office:value-type="float" office:value="71327">
            <text:p>71327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1H40M31.818S">
            <text:p>11:40:31.8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1H40M32.034S">
            <text:p>11:40:32.03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1H40M32.133S">
            <text:p>11:40:32.13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1H40M32.221S">
            <text:p>11:40:32.2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1H40M20.459S">
            <text:p>11:40:20.4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2287">
            <text:p>12287</text:p>
          </table:table-cell>
          <table:table-cell office:value-type="string">
            <text:p>Success</text:p>
          </table:table-cell>
          <table:table-cell office:value-type="float" office:value="71380">
            <text:p>71380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1H40M21.801S">
            <text:p>11:40:21.8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946">
            <text:p>10946</text:p>
          </table:table-cell>
          <table:table-cell office:value-type="string">
            <text:p>Success</text:p>
          </table:table-cell>
          <table:table-cell office:value-type="float" office:value="71327">
            <text:p>71327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1H40M31.986S">
            <text:p>11:40:31.9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12">
            <text:p>812</text:p>
          </table:table-cell>
          <table:table-cell office:value-type="string">
            <text:p>Success</text:p>
          </table:table-cell>
          <table:table-cell office:value-type="float" office:value="16222">
            <text:p>16222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1H40M32.8S">
            <text:p>11:40:32.80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1H40M20.225S">
            <text:p>11:40:20.23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2797">
            <text:p>12797</text:p>
          </table:table-cell>
          <table:table-cell office:value-type="string">
            <text:p>Success</text:p>
          </table:table-cell>
          <table:table-cell office:value-type="float" office:value="71318">
            <text:p>71318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1H40M31.849S">
            <text:p>11:40:31.8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236">
            <text:p>1236</text:p>
          </table:table-cell>
          <table:table-cell office:value-type="string">
            <text:p>Success</text:p>
          </table:table-cell>
          <table:table-cell office:value-type="float" office:value="177242">
            <text:p>177242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1H40M30.048S">
            <text:p>11:40:30.05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3060">
            <text:p>3060</text:p>
          </table:table-cell>
          <table:table-cell office:value-type="string">
            <text:p>Success</text:p>
          </table:table-cell>
          <table:table-cell office:value-type="float" office:value="177240">
            <text:p>177240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1H40M30.636S">
            <text:p>11:40:30.6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476">
            <text:p>2476</text:p>
          </table:table-cell>
          <table:table-cell office:value-type="string">
            <text:p>Success</text:p>
          </table:table-cell>
          <table:table-cell office:value-type="float" office:value="177240">
            <text:p>177240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1H40M31.539S">
            <text:p>11:40:31.5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622">
            <text:p>1622</text:p>
          </table:table-cell>
          <table:table-cell office:value-type="string">
            <text:p>Success</text:p>
          </table:table-cell>
          <table:table-cell office:value-type="float" office:value="177240">
            <text:p>177240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1H40M31.899S">
            <text:p>11:40:31.9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297">
            <text:p>1297</text:p>
          </table:table-cell>
          <table:table-cell office:value-type="string">
            <text:p>Success</text:p>
          </table:table-cell>
          <table:table-cell office:value-type="float" office:value="177240">
            <text:p>177240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1H40M32.748S">
            <text:p>11:40:32.75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59">
            <text:p>45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1H40M31.913S">
            <text:p>11:40:31.9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317">
            <text:p>1317</text:p>
          </table:table-cell>
          <table:table-cell office:value-type="string">
            <text:p>Success</text:p>
          </table:table-cell>
          <table:table-cell office:value-type="float" office:value="177240">
            <text:p>177240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1H40M32.815S">
            <text:p>11:40:32.8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59">
            <text:p>459</text:p>
          </table:table-cell>
          <table:table-cell office:value-type="string">
            <text:p>Success</text:p>
          </table:table-cell>
          <table:table-cell office:value-type="float" office:value="177240">
            <text:p>177240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1H40M33.274S">
            <text:p>11:40:33.2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1H40M32.323S">
            <text:p>11:40:32.3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977">
            <text:p>977</text:p>
          </table:table-cell>
          <table:table-cell office:value-type="string">
            <text:p>Success</text:p>
          </table:table-cell>
          <table:table-cell office:value-type="float" office:value="177240">
            <text:p>177240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1H40M30.049S">
            <text:p>11:40:30.0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275">
            <text:p>3275</text:p>
          </table:table-cell>
          <table:table-cell office:value-type="string">
            <text:p>Success</text:p>
          </table:table-cell>
          <table:table-cell office:value-type="float" office:value="177240">
            <text:p>177240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1H40M31.54S">
            <text:p>11:40:31.54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788">
            <text:p>1788</text:p>
          </table:table-cell>
          <table:table-cell office:value-type="string">
            <text:p>Success</text:p>
          </table:table-cell>
          <table:table-cell office:value-type="float" office:value="177240">
            <text:p>177240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1H40M31.841S">
            <text:p>11:40:31.8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504">
            <text:p>1504</text:p>
          </table:table-cell>
          <table:table-cell office:value-type="string">
            <text:p>Success</text:p>
          </table:table-cell>
          <table:table-cell office:value-type="float" office:value="177240">
            <text:p>177240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1H40M33.113S">
            <text:p>11:40:33.1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1H40M30.048S">
            <text:p>11:40:30.0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312">
            <text:p>3312</text:p>
          </table:table-cell>
          <table:table-cell office:value-type="string">
            <text:p>Success</text:p>
          </table:table-cell>
          <table:table-cell office:value-type="float" office:value="177240">
            <text:p>177240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1H40M31.87S">
            <text:p>11:40:31.8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93">
            <text:p>1493</text:p>
          </table:table-cell>
          <table:table-cell office:value-type="string">
            <text:p>Success</text:p>
          </table:table-cell>
          <table:table-cell office:value-type="float" office:value="177240">
            <text:p>177240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1H40M33.301S">
            <text:p>11:40:33.3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1H40M33.232S">
            <text:p>11:40:33.2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1H40M33.361S">
            <text:p>11:40:33.3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1H40M33.492S">
            <text:p>11:40:33.4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1H40M33.468S">
            <text:p>11:40:33.47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1H40M33.605S">
            <text:p>11:40:33.61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1H40M33.55S">
            <text:p>11:40:33.55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1H40M33.721S">
            <text:p>11:40:33.72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1H40M33.671S">
            <text:p>11:40:33.6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1H40M33.849S">
            <text:p>11:40:33.8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1H40M33.914S">
            <text:p>11:40:33.9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1H40M33.959S">
            <text:p>11:40:33.9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1H40M34.052S">
            <text:p>11:40:34.05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1H40M34.061S">
            <text:p>11:40:34.06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1H40M34.069S">
            <text:p>11:40:34.07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1H40M20.54S">
            <text:p>11:40:20.5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3786">
            <text:p>13786</text:p>
          </table:table-cell>
          <table:table-cell office:value-type="string">
            <text:p>Success</text:p>
          </table:table-cell>
          <table:table-cell office:value-type="float" office:value="71317">
            <text:p>71317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1H40M20.479S">
            <text:p>11:40:20.4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3860">
            <text:p>13860</text:p>
          </table:table-cell>
          <table:table-cell office:value-type="string">
            <text:p>Success</text:p>
          </table:table-cell>
          <table:table-cell office:value-type="float" office:value="70657">
            <text:p>70657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1H40M25.827S">
            <text:p>11:40:25.8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515">
            <text:p>8515</text:p>
          </table:table-cell>
          <table:table-cell office:value-type="string">
            <text:p>Success</text:p>
          </table:table-cell>
          <table:table-cell office:value-type="float" office:value="39682">
            <text:p>39682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1H40M29.282S">
            <text:p>11:40:29.28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078">
            <text:p>507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1H40M21.809S">
            <text:p>11:40:21.81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2553">
            <text:p>12553</text:p>
          </table:table-cell>
          <table:table-cell office:value-type="string">
            <text:p>Success</text:p>
          </table:table-cell>
          <table:table-cell office:value-type="float" office:value="71385">
            <text:p>71385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1H40M33.362S">
            <text:p>11:40:33.36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48">
            <text:p>104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1H40M21.315S">
            <text:p>11:40:21.3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3112">
            <text:p>13112</text:p>
          </table:table-cell>
          <table:table-cell office:value-type="string">
            <text:p>Success</text:p>
          </table:table-cell>
          <table:table-cell office:value-type="float" office:value="71300">
            <text:p>71300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1H40M21.599S">
            <text:p>11:40:21.6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872">
            <text:p>12872</text:p>
          </table:table-cell>
          <table:table-cell office:value-type="string">
            <text:p>Success</text:p>
          </table:table-cell>
          <table:table-cell office:value-type="float" office:value="71385">
            <text:p>71385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1H40M22.136S">
            <text:p>11:40:22.1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2336">
            <text:p>12336</text:p>
          </table:table-cell>
          <table:table-cell office:value-type="string">
            <text:p>Success</text:p>
          </table:table-cell>
          <table:table-cell office:value-type="float" office:value="71405">
            <text:p>71405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1H40M28.94S">
            <text:p>11:40:28.94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545">
            <text:p>554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1H40M28.726S">
            <text:p>11:40:28.7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765">
            <text:p>5765</text:p>
          </table:table-cell>
          <table:table-cell office:value-type="string">
            <text:p>Success</text:p>
          </table:table-cell>
          <table:table-cell office:value-type="float" office:value="39689">
            <text:p>39689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1H40M28.887S">
            <text:p>11:40:28.8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611">
            <text:p>5611</text:p>
          </table:table-cell>
          <table:table-cell office:value-type="string">
            <text:p>Success</text:p>
          </table:table-cell>
          <table:table-cell office:value-type="float" office:value="39442">
            <text:p>39442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1H40M20.6S">
            <text:p>11:40:20.6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3901">
            <text:p>13901</text:p>
          </table:table-cell>
          <table:table-cell office:value-type="string">
            <text:p>Success</text:p>
          </table:table-cell>
          <table:table-cell office:value-type="float" office:value="71350">
            <text:p>71350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1H40M21.812S">
            <text:p>11:40:21.8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2705">
            <text:p>12705</text:p>
          </table:table-cell>
          <table:table-cell office:value-type="string">
            <text:p>Success</text:p>
          </table:table-cell>
          <table:table-cell office:value-type="float" office:value="71355">
            <text:p>71355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1H40M20.456S">
            <text:p>11:40:20.4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4062">
            <text:p>14062</text:p>
          </table:table-cell>
          <table:table-cell office:value-type="string">
            <text:p>Success</text:p>
          </table:table-cell>
          <table:table-cell office:value-type="float" office:value="71350">
            <text:p>71350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1H40M20.833S">
            <text:p>11:40:20.83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3703">
            <text:p>13703</text:p>
          </table:table-cell>
          <table:table-cell office:value-type="string">
            <text:p>Success</text:p>
          </table:table-cell>
          <table:table-cell office:value-type="float" office:value="71401">
            <text:p>71401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1H40M20.244S">
            <text:p>11:40:20.2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4301">
            <text:p>14301</text:p>
          </table:table-cell>
          <table:table-cell office:value-type="string">
            <text:p>Success</text:p>
          </table:table-cell>
          <table:table-cell office:value-type="float" office:value="71380">
            <text:p>71380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1H40M34.5S">
            <text:p>11:40:34.5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1H40M34.61S">
            <text:p>11:40:34.6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1H40M34.703S">
            <text:p>11:40:34.7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1H40M34.806S">
            <text:p>11:40:34.81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1H40M21.957S">
            <text:p>11:40:21.9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301">
            <text:p>13301</text:p>
          </table:table-cell>
          <table:table-cell office:value-type="string">
            <text:p>Success</text:p>
          </table:table-cell>
          <table:table-cell office:value-type="float" office:value="71318">
            <text:p>71318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1H40M34.396S">
            <text:p>11:40:34.4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76">
            <text:p>876</text:p>
          </table:table-cell>
          <table:table-cell office:value-type="string">
            <text:p>Success</text:p>
          </table:table-cell>
          <table:table-cell office:value-type="float" office:value="39866">
            <text:p>39866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1H40M34.905S">
            <text:p>11:40:34.9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87">
            <text:p>387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1H40M34.03S">
            <text:p>11:40:34.03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264">
            <text:p>1264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1H40M34.519S">
            <text:p>11:40:34.52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784">
            <text:p>78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1H40M29.461S">
            <text:p>11:40:29.4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5846">
            <text:p>5846</text:p>
          </table:table-cell>
          <table:table-cell office:value-type="string">
            <text:p>Success</text:p>
          </table:table-cell>
          <table:table-cell office:value-type="float" office:value="39833">
            <text:p>39833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1H40M33.346S">
            <text:p>11:40:33.3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964">
            <text:p>1964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1H40M21.882S">
            <text:p>11:40:21.8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3442">
            <text:p>13442</text:p>
          </table:table-cell>
          <table:table-cell office:value-type="string">
            <text:p>Success</text:p>
          </table:table-cell>
          <table:table-cell office:value-type="float" office:value="71405">
            <text:p>71405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1H40M29.201S">
            <text:p>11:40:29.2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129">
            <text:p>6129</text:p>
          </table:table-cell>
          <table:table-cell office:value-type="string">
            <text:p>Success</text:p>
          </table:table-cell>
          <table:table-cell office:value-type="float" office:value="39867">
            <text:p>39867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1H40M33.363S">
            <text:p>11:40:33.3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967">
            <text:p>1967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1H40M22.298S">
            <text:p>11:40:22.3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3035">
            <text:p>13035</text:p>
          </table:table-cell>
          <table:table-cell office:value-type="string">
            <text:p>Success</text:p>
          </table:table-cell>
          <table:table-cell office:value-type="float" office:value="71385">
            <text:p>71385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1H40M21.896S">
            <text:p>11:40:21.9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3448">
            <text:p>13448</text:p>
          </table:table-cell>
          <table:table-cell office:value-type="string">
            <text:p>Success</text:p>
          </table:table-cell>
          <table:table-cell office:value-type="float" office:value="71405">
            <text:p>71405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1H40M35.331S">
            <text:p>11:40:35.3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1H40M35.433S">
            <text:p>11:40:35.4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1H40M35.533S">
            <text:p>11:40:35.5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1H40M33.11S">
            <text:p>11:40:33.11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627">
            <text:p>2627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1H40M29.216S">
            <text:p>11:40:29.2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6534">
            <text:p>6534</text:p>
          </table:table-cell>
          <table:table-cell office:value-type="string">
            <text:p>Success</text:p>
          </table:table-cell>
          <table:table-cell office:value-type="float" office:value="39793">
            <text:p>39793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1H40M35.31S">
            <text:p>11:40:35.3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1H40M32.748S">
            <text:p>11:40:32.7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010">
            <text:p>301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1H40M21.247S">
            <text:p>11:40:21.2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4512">
            <text:p>14512</text:p>
          </table:table-cell>
          <table:table-cell office:value-type="string">
            <text:p>Success</text:p>
          </table:table-cell>
          <table:table-cell office:value-type="float" office:value="71351">
            <text:p>71351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1H40M33.197S">
            <text:p>11:40:33.20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572">
            <text:p>257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1H40M22.302S">
            <text:p>11:40:22.3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473">
            <text:p>13473</text:p>
          </table:table-cell>
          <table:table-cell office:value-type="string">
            <text:p>Success</text:p>
          </table:table-cell>
          <table:table-cell office:value-type="float" office:value="71405">
            <text:p>71405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1H40M31.962S">
            <text:p>11:40:31.96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821">
            <text:p>3821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1H40M20.816S">
            <text:p>11:40:20.8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4974">
            <text:p>14974</text:p>
          </table:table-cell>
          <table:table-cell office:value-type="string">
            <text:p>Success</text:p>
          </table:table-cell>
          <table:table-cell office:value-type="float" office:value="71381">
            <text:p>71381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1H40M22.208S">
            <text:p>11:40:22.2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595">
            <text:p>13595</text:p>
          </table:table-cell>
          <table:table-cell office:value-type="string">
            <text:p>Success</text:p>
          </table:table-cell>
          <table:table-cell office:value-type="float" office:value="71407">
            <text:p>71407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1H40M33.162S">
            <text:p>11:40:33.1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644">
            <text:p>264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1H40M21.552S">
            <text:p>11:40:21.5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4261">
            <text:p>14261</text:p>
          </table:table-cell>
          <table:table-cell office:value-type="string">
            <text:p>Success</text:p>
          </table:table-cell>
          <table:table-cell office:value-type="float" office:value="71355">
            <text:p>71355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1H40M35.756S">
            <text:p>11:40:35.7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1H40M35.633S">
            <text:p>11:40:35.63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1H40M35.87S">
            <text:p>11:40:35.8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1H40M36.024S">
            <text:p>11:40:36.0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1H40M36.123S">
            <text:p>11:40:36.1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1H40M29.488S">
            <text:p>11:40:29.49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835">
            <text:p>683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1H40M29.242S">
            <text:p>11:40:29.24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089">
            <text:p>7089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1H40M34.428S">
            <text:p>11:40:34.4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070">
            <text:p>2070</text:p>
          </table:table-cell>
          <table:table-cell office:value-type="string">
            <text:p>Success</text:p>
          </table:table-cell>
          <table:table-cell office:value-type="float" office:value="175266">
            <text:p>175266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1H40M34.343S">
            <text:p>11:40:34.3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273">
            <text:p>2273</text:p>
          </table:table-cell>
          <table:table-cell office:value-type="string">
            <text:p>Success</text:p>
          </table:table-cell>
          <table:table-cell office:value-type="float" office:value="175266">
            <text:p>175266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1H40M35.326S">
            <text:p>11:40:35.3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319">
            <text:p>1319</text:p>
          </table:table-cell>
          <table:table-cell office:value-type="string">
            <text:p>Success</text:p>
          </table:table-cell>
          <table:table-cell office:value-type="float" office:value="175267">
            <text:p>175267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1H40M35.335S">
            <text:p>11:40:35.3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327">
            <text:p>1327</text:p>
          </table:table-cell>
          <table:table-cell office:value-type="string">
            <text:p>Success</text:p>
          </table:table-cell>
          <table:table-cell office:value-type="float" office:value="175267">
            <text:p>175267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1H40M34.362S">
            <text:p>11:40:34.36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309">
            <text:p>2309</text:p>
          </table:table-cell>
          <table:table-cell office:value-type="string">
            <text:p>Success</text:p>
          </table:table-cell>
          <table:table-cell office:value-type="float" office:value="175266">
            <text:p>175266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1H40M34.502S">
            <text:p>11:40:34.5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186">
            <text:p>2186</text:p>
          </table:table-cell>
          <table:table-cell office:value-type="string">
            <text:p>Success</text:p>
          </table:table-cell>
          <table:table-cell office:value-type="float" office:value="175267">
            <text:p>175267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1H40M35.295S">
            <text:p>11:40:35.3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401">
            <text:p>1401</text:p>
          </table:table-cell>
          <table:table-cell office:value-type="string">
            <text:p>Success</text:p>
          </table:table-cell>
          <table:table-cell office:value-type="float" office:value="175267">
            <text:p>175267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1H40M34.328S">
            <text:p>11:40:34.3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376">
            <text:p>2376</text:p>
          </table:table-cell>
          <table:table-cell office:value-type="string">
            <text:p>Success</text:p>
          </table:table-cell>
          <table:table-cell office:value-type="float" office:value="175266">
            <text:p>175266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1H40M34.491S">
            <text:p>11:40:34.4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221">
            <text:p>2221</text:p>
          </table:table-cell>
          <table:table-cell office:value-type="string">
            <text:p>Success</text:p>
          </table:table-cell>
          <table:table-cell office:value-type="float" office:value="175267">
            <text:p>175267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1H40M35.309S">
            <text:p>11:40:35.3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418">
            <text:p>1418</text:p>
          </table:table-cell>
          <table:table-cell office:value-type="string">
            <text:p>Success</text:p>
          </table:table-cell>
          <table:table-cell office:value-type="float" office:value="175267">
            <text:p>175267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1H40M36.696S">
            <text:p>11:40:36.7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1H40M36.798S">
            <text:p>11:40:36.8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1H40M36.906S">
            <text:p>11:40:36.91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1H40M35.936S">
            <text:p>11:40:35.9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575">
            <text:p>1575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1H40M29.527S">
            <text:p>11:40:29.5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8119">
            <text:p>8119</text:p>
          </table:table-cell>
          <table:table-cell office:value-type="string">
            <text:p>Success</text:p>
          </table:table-cell>
          <table:table-cell office:value-type="float" office:value="39754">
            <text:p>39754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1H40M29.988S">
            <text:p>11:40:29.99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675">
            <text:p>767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1H40M30.06S">
            <text:p>11:40:30.06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720">
            <text:p>7720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1H40M30.035S">
            <text:p>11:40:30.04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769">
            <text:p>7769</text:p>
          </table:table-cell>
          <table:table-cell office:value-type="string">
            <text:p>Success</text:p>
          </table:table-cell>
          <table:table-cell office:value-type="float" office:value="17615">
            <text:p>17615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1H40M29.953S">
            <text:p>11:40:29.9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858">
            <text:p>7858</text:p>
          </table:table-cell>
          <table:table-cell office:value-type="string">
            <text:p>Success</text:p>
          </table:table-cell>
          <table:table-cell office:value-type="float" office:value="39759">
            <text:p>39759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1H40M30.048S">
            <text:p>11:40:30.05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766">
            <text:p>7766</text:p>
          </table:table-cell>
          <table:table-cell office:value-type="string">
            <text:p>Success</text:p>
          </table:table-cell>
          <table:table-cell office:value-type="float" office:value="17615">
            <text:p>17615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1H40M30.084S">
            <text:p>11:40:30.0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7734">
            <text:p>7734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1H40M28.577S">
            <text:p>11:40:28.5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9268">
            <text:p>9268</text:p>
          </table:table-cell>
          <table:table-cell office:value-type="string">
            <text:p>Success</text:p>
          </table:table-cell>
          <table:table-cell office:value-type="float" office:value="54791">
            <text:p>54791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1H40M37.819S">
            <text:p>11:40:37.8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1H40M37.917S">
            <text:p>11:40:37.9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1H40M38.038S">
            <text:p>11:40:38.0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1H40M38.123S">
            <text:p>11:40:38.12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1H40M29.522S">
            <text:p>11:40:29.52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929">
            <text:p>8929</text:p>
          </table:table-cell>
          <table:table-cell office:value-type="string">
            <text:p>Success</text:p>
          </table:table-cell>
          <table:table-cell office:value-type="float" office:value="17615">
            <text:p>17615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1H40M38.218S">
            <text:p>11:40:38.2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1H40M37.847S">
            <text:p>11:40:37.85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1H40M29.963S">
            <text:p>11:40:29.96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8515">
            <text:p>851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1H40M38.477S">
            <text:p>11:40:38.48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1H40M35.346S">
            <text:p>11:40:35.3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253">
            <text:p>3253</text:p>
          </table:table-cell>
          <table:table-cell office:value-type="string">
            <text:p>Success</text:p>
          </table:table-cell>
          <table:table-cell office:value-type="float" office:value="170923">
            <text:p>170923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1H40M28.451S">
            <text:p>11:40:28.45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0694">
            <text:p>10694</text:p>
          </table:table-cell>
          <table:table-cell office:value-type="string">
            <text:p>Success</text:p>
          </table:table-cell>
          <table:table-cell office:value-type="float" office:value="17615">
            <text:p>17615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1H40M20.79S">
            <text:p>11:40:20.7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8367">
            <text:p>18367</text:p>
          </table:table-cell>
          <table:table-cell office:value-type="string">
            <text:p>Success</text:p>
          </table:table-cell>
          <table:table-cell office:value-type="float" office:value="70596">
            <text:p>70596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1H40M20.269S">
            <text:p>11:40:20.2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8891">
            <text:p>18891</text:p>
          </table:table-cell>
          <table:table-cell office:value-type="string">
            <text:p>Success</text:p>
          </table:table-cell>
          <table:table-cell office:value-type="float" office:value="70591">
            <text:p>70591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1H40M22.284S">
            <text:p>11:40:22.2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6899">
            <text:p>16899</text:p>
          </table:table-cell>
          <table:table-cell office:value-type="string">
            <text:p>Success</text:p>
          </table:table-cell>
          <table:table-cell office:value-type="float" office:value="70600">
            <text:p>70600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1H40M20.8S">
            <text:p>11:40:20.8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8394">
            <text:p>18394</text:p>
          </table:table-cell>
          <table:table-cell office:value-type="string">
            <text:p>Success</text:p>
          </table:table-cell>
          <table:table-cell office:value-type="float" office:value="70578">
            <text:p>70578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1H40M29.871S">
            <text:p>11:40:29.8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9334">
            <text:p>9334</text:p>
          </table:table-cell>
          <table:table-cell office:value-type="string">
            <text:p>Success</text:p>
          </table:table-cell>
          <table:table-cell office:value-type="float" office:value="39921">
            <text:p>39921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1H40M31.588S">
            <text:p>11:40:31.59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631">
            <text:p>7631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1H40M31.981S">
            <text:p>11:40:31.98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270">
            <text:p>7270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1H40M29.581S">
            <text:p>11:40:29.5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684">
            <text:p>9684</text:p>
          </table:table-cell>
          <table:table-cell office:value-type="string">
            <text:p>Success</text:p>
          </table:table-cell>
          <table:table-cell office:value-type="float" office:value="39176">
            <text:p>39176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1H40M20.307S">
            <text:p>11:40:20.31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8989">
            <text:p>18989</text:p>
          </table:table-cell>
          <table:table-cell office:value-type="string">
            <text:p>Success</text:p>
          </table:table-cell>
          <table:table-cell office:value-type="float" office:value="69859">
            <text:p>69859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1H40M37.016S">
            <text:p>11:40:37.0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280">
            <text:p>2280</text:p>
          </table:table-cell>
          <table:table-cell office:value-type="string">
            <text:p>Success</text:p>
          </table:table-cell>
          <table:table-cell office:value-type="float" office:value="15456">
            <text:p>15456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1H40M38.478S">
            <text:p>11:40:38.4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21">
            <text:p>821</text:p>
          </table:table-cell>
          <table:table-cell office:value-type="string">
            <text:p>Success</text:p>
          </table:table-cell>
          <table:table-cell office:value-type="float" office:value="39927">
            <text:p>39927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1H40M21.602S">
            <text:p>11:40:21.60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7700">
            <text:p>17700</text:p>
          </table:table-cell>
          <table:table-cell office:value-type="string">
            <text:p>Success</text:p>
          </table:table-cell>
          <table:table-cell office:value-type="float" office:value="69937">
            <text:p>69937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1H40M31.801S">
            <text:p>11:40:31.8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495">
            <text:p>7495</text:p>
          </table:table-cell>
          <table:table-cell office:value-type="string">
            <text:p>Success</text:p>
          </table:table-cell>
          <table:table-cell office:value-type="float" office:value="39922">
            <text:p>39922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1H40M26.927S">
            <text:p>11:40:26.9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2376">
            <text:p>12376</text:p>
          </table:table-cell>
          <table:table-cell office:value-type="string">
            <text:p>Success</text:p>
          </table:table-cell>
          <table:table-cell office:value-type="float" office:value="52097">
            <text:p>52097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1H40M31.558S">
            <text:p>11:40:31.5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748">
            <text:p>7748</text:p>
          </table:table-cell>
          <table:table-cell office:value-type="string">
            <text:p>Success</text:p>
          </table:table-cell>
          <table:table-cell office:value-type="float" office:value="39932">
            <text:p>39932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1H40M31.552S">
            <text:p>11:40:31.5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749">
            <text:p>7749</text:p>
          </table:table-cell>
          <table:table-cell office:value-type="string">
            <text:p>Success</text:p>
          </table:table-cell>
          <table:table-cell office:value-type="float" office:value="39178">
            <text:p>39178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1H40M31.586S">
            <text:p>11:40:31.5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724">
            <text:p>7724</text:p>
          </table:table-cell>
          <table:table-cell office:value-type="string">
            <text:p>Success</text:p>
          </table:table-cell>
          <table:table-cell office:value-type="float" office:value="19745">
            <text:p>19745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1H40M37.666S">
            <text:p>11:40:37.6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646">
            <text:p>1646</text:p>
          </table:table-cell>
          <table:table-cell office:value-type="string">
            <text:p>Success</text:p>
          </table:table-cell>
          <table:table-cell office:value-type="float" office:value="39186">
            <text:p>39186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1H40M35.79S">
            <text:p>11:40:35.79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926">
            <text:p>4926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1H40M35.761S">
            <text:p>11:40:35.76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027">
            <text:p>5027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1H40M35.813S">
            <text:p>11:40:35.81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989">
            <text:p>4989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1H40M31.879S">
            <text:p>11:40:31.88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8928">
            <text:p>8928</text:p>
          </table:table-cell>
          <table:table-cell office:value-type="string">
            <text:p>Success</text:p>
          </table:table-cell>
          <table:table-cell office:value-type="float" office:value="39181">
            <text:p>39181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1H40M39.185S">
            <text:p>11:40:39.19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631">
            <text:p>1631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1H40M35.804S">
            <text:p>11:40:35.80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012">
            <text:p>5012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1H40M39.157S">
            <text:p>11:40:39.16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691">
            <text:p>1691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1H40M36.323S">
            <text:p>11:40:36.3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533">
            <text:p>4533</text:p>
          </table:table-cell>
          <table:table-cell office:value-type="string">
            <text:p>Success</text:p>
          </table:table-cell>
          <table:table-cell office:value-type="float" office:value="39201">
            <text:p>39201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1H40M21.929S">
            <text:p>11:40:21.9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8952">
            <text:p>18952</text:p>
          </table:table-cell>
          <table:table-cell office:value-type="string">
            <text:p>Success</text:p>
          </table:table-cell>
          <table:table-cell office:value-type="float" office:value="70660">
            <text:p>70660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1H40M36.617S">
            <text:p>11:40:36.6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278">
            <text:p>4278</text:p>
          </table:table-cell>
          <table:table-cell office:value-type="string">
            <text:p>Success</text:p>
          </table:table-cell>
          <table:table-cell office:value-type="float" office:value="39444">
            <text:p>39444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1H40M36.647S">
            <text:p>11:40:36.65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254">
            <text:p>4254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1H40M31.991S">
            <text:p>11:40:31.99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911">
            <text:p>8911</text:p>
          </table:table-cell>
          <table:table-cell office:value-type="string">
            <text:p>Success</text:p>
          </table:table-cell>
          <table:table-cell office:value-type="float" office:value="17615">
            <text:p>17615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1H40M36.5S">
            <text:p>11:40:36.50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407">
            <text:p>4407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1H40M31.888S">
            <text:p>11:40:31.8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020">
            <text:p>9020</text:p>
          </table:table-cell>
          <table:table-cell office:value-type="string">
            <text:p>Success</text:p>
          </table:table-cell>
          <table:table-cell office:value-type="float" office:value="39197">
            <text:p>39197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1H40M35.76S">
            <text:p>11:40:35.7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152">
            <text:p>5152</text:p>
          </table:table-cell>
          <table:table-cell office:value-type="string">
            <text:p>Success</text:p>
          </table:table-cell>
          <table:table-cell office:value-type="float" office:value="39197">
            <text:p>39197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1H40M31.83S">
            <text:p>11:40:31.83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120">
            <text:p>9120</text:p>
          </table:table-cell>
          <table:table-cell office:value-type="string">
            <text:p>Success</text:p>
          </table:table-cell>
          <table:table-cell office:value-type="float" office:value="17615">
            <text:p>17615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1H40M29.421S">
            <text:p>11:40:29.42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1525">
            <text:p>11525</text:p>
          </table:table-cell>
          <table:table-cell office:value-type="string">
            <text:p>Success</text:p>
          </table:table-cell>
          <table:table-cell office:value-type="float" office:value="39147">
            <text:p>39147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1H40M31.861S">
            <text:p>11:40:31.86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076">
            <text:p>9076</text:p>
          </table:table-cell>
          <table:table-cell office:value-type="string">
            <text:p>Success</text:p>
          </table:table-cell>
          <table:table-cell office:value-type="float" office:value="17615">
            <text:p>17615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1H40M36.713S">
            <text:p>11:40:36.7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219">
            <text:p>4219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1H40M36.689S">
            <text:p>11:40:36.69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238">
            <text:p>4238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1H40M35.304S">
            <text:p>11:40:35.30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5625">
            <text:p>5625</text:p>
          </table:table-cell>
          <table:table-cell office:value-type="string">
            <text:p>Success</text:p>
          </table:table-cell>
          <table:table-cell office:value-type="float" office:value="39197">
            <text:p>39197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1H40M31.962S">
            <text:p>11:40:31.9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9000">
            <text:p>9000</text:p>
          </table:table-cell>
          <table:table-cell office:value-type="string">
            <text:p>Success</text:p>
          </table:table-cell>
          <table:table-cell office:value-type="float" office:value="39864">
            <text:p>39864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1H40M29.384S">
            <text:p>11:40:29.3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587">
            <text:p>11587</text:p>
          </table:table-cell>
          <table:table-cell office:value-type="string">
            <text:p>Success</text:p>
          </table:table-cell>
          <table:table-cell office:value-type="float" office:value="39147">
            <text:p>39147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1H40M31.843S">
            <text:p>11:40:31.84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130">
            <text:p>9130</text:p>
          </table:table-cell>
          <table:table-cell office:value-type="string">
            <text:p>Success</text:p>
          </table:table-cell>
          <table:table-cell office:value-type="float" office:value="17615">
            <text:p>17615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1H40M40.896S">
            <text:p>11:40:40.9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1H40M41.054S">
            <text:p>11:40:41.0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1H40M41.193S">
            <text:p>11:40:41.1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1H40M41.29S">
            <text:p>11:40:41.29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1H40M35.777S">
            <text:p>11:40:35.78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7108">
            <text:p>7108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1H40M33.023S">
            <text:p>11:40:33.02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876">
            <text:p>9876</text:p>
          </table:table-cell>
          <table:table-cell office:value-type="string">
            <text:p>Success</text:p>
          </table:table-cell>
          <table:table-cell office:value-type="float" office:value="17615">
            <text:p>17615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1H40M33.787S">
            <text:p>11:40:33.7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9155">
            <text:p>9155</text:p>
          </table:table-cell>
          <table:table-cell office:value-type="string">
            <text:p>Success</text:p>
          </table:table-cell>
          <table:table-cell office:value-type="float" office:value="15456">
            <text:p>15456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1H40M33.086S">
            <text:p>11:40:33.0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859">
            <text:p>9859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1H40M35.259S">
            <text:p>11:40:35.2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7714">
            <text:p>7714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1H40M20.797S">
            <text:p>11:40:20.8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2195">
            <text:p>22195</text:p>
          </table:table-cell>
          <table:table-cell office:value-type="string">
            <text:p>Success</text:p>
          </table:table-cell>
          <table:table-cell office:value-type="float" office:value="70656">
            <text:p>70656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1H40M21.455S">
            <text:p>11:40:21.4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1552">
            <text:p>21552</text:p>
          </table:table-cell>
          <table:table-cell office:value-type="string">
            <text:p>Success</text:p>
          </table:table-cell>
          <table:table-cell office:value-type="float" office:value="70665">
            <text:p>70665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1H40M40.96S">
            <text:p>11:40:40.9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058">
            <text:p>205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1H40M41.384S">
            <text:p>11:40:41.3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649">
            <text:p>1649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1H40M34.34S">
            <text:p>11:40:34.34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691">
            <text:p>8691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1H40M35.273S">
            <text:p>11:40:35.2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763">
            <text:p>7763</text:p>
          </table:table-cell>
          <table:table-cell office:value-type="string">
            <text:p>Success</text:p>
          </table:table-cell>
          <table:table-cell office:value-type="float" office:value="54811">
            <text:p>54811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1H40M42.962S">
            <text:p>11:40:42.9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1H40M33.291S">
            <text:p>11:40:33.29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761">
            <text:p>9761</text:p>
          </table:table-cell>
          <table:table-cell office:value-type="string">
            <text:p>Success</text:p>
          </table:table-cell>
          <table:table-cell office:value-type="float" office:value="60140">
            <text:p>60140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1H40M34.546S">
            <text:p>11:40:34.55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520">
            <text:p>8520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1H40M33.325S">
            <text:p>11:40:33.33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9742">
            <text:p>974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1H40M34.472S">
            <text:p>11:40:34.47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8612">
            <text:p>8612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1H40M20.316S">
            <text:p>11:40:20.3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2776">
            <text:p>22776</text:p>
          </table:table-cell>
          <table:table-cell office:value-type="string">
            <text:p>Success</text:p>
          </table:table-cell>
          <table:table-cell office:value-type="float" office:value="70658">
            <text:p>70658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1H40M35.295S">
            <text:p>11:40:35.3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7803">
            <text:p>7803</text:p>
          </table:table-cell>
          <table:table-cell office:value-type="string">
            <text:p>Success</text:p>
          </table:table-cell>
          <table:table-cell office:value-type="float" office:value="54811">
            <text:p>54811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1H40M43.018S">
            <text:p>11:40:43.0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1H40M43.04S">
            <text:p>11:40:43.0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1H40M43.168S">
            <text:p>11:40:43.1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1H40M43.224S">
            <text:p>11:40:43.2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1H40M43.287S">
            <text:p>11:40:43.2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1H40M43.344S">
            <text:p>11:40:43.3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1H40M43.037S">
            <text:p>11:40:43.0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1H40M43.404S">
            <text:p>11:40:43.4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1H40M43.536S">
            <text:p>11:40:43.54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1H40M43.471S">
            <text:p>11:40:43.4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1H40M38.509S">
            <text:p>11:40:38.5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5160">
            <text:p>5160</text:p>
          </table:table-cell>
          <table:table-cell office:value-type="string">
            <text:p>Success</text:p>
          </table:table-cell>
          <table:table-cell office:value-type="float" office:value="78618">
            <text:p>78618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1H40M43.668S">
            <text:p>11:40:43.67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1H40M36.234S">
            <text:p>11:40:36.2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694">
            <text:p>7694</text:p>
          </table:table-cell>
          <table:table-cell office:value-type="string">
            <text:p>Success</text:p>
          </table:table-cell>
          <table:table-cell office:value-type="float" office:value="129673">
            <text:p>129673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1H40M43.929S">
            <text:p>11:40:43.9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1H40M44.001S">
            <text:p>11:40:44.00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1H40M44.113S">
            <text:p>11:40:44.1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1H40M44.211S">
            <text:p>11:40:44.2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1H40M39.195S">
            <text:p>11:40:39.20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447">
            <text:p>5447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1H40M35.784S">
            <text:p>11:40:35.78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868">
            <text:p>8868</text:p>
          </table:table-cell>
          <table:table-cell office:value-type="string">
            <text:p>Success</text:p>
          </table:table-cell>
          <table:table-cell office:value-type="float" office:value="39201">
            <text:p>39201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1H40M35.808S">
            <text:p>11:40:35.8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845">
            <text:p>8845</text:p>
          </table:table-cell>
          <table:table-cell office:value-type="string">
            <text:p>Success</text:p>
          </table:table-cell>
          <table:table-cell office:value-type="float" office:value="39941">
            <text:p>39941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1H40M43.008S">
            <text:p>11:40:43.01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654">
            <text:p>1654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1H40M43.094S">
            <text:p>11:40:43.09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69">
            <text:p>1569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1H40M37.806S">
            <text:p>11:40:37.8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858">
            <text:p>6858</text:p>
          </table:table-cell>
          <table:table-cell office:value-type="string">
            <text:p>Success</text:p>
          </table:table-cell>
          <table:table-cell office:value-type="float" office:value="39191">
            <text:p>39191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1H40M37.513S">
            <text:p>11:40:37.5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177">
            <text:p>7177</text:p>
          </table:table-cell>
          <table:table-cell office:value-type="string">
            <text:p>Success</text:p>
          </table:table-cell>
          <table:table-cell office:value-type="float" office:value="129876">
            <text:p>129876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1H40M36.704S">
            <text:p>11:40:36.70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992">
            <text:p>7992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1H40M31.938S">
            <text:p>11:40:31.9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2770">
            <text:p>12770</text:p>
          </table:table-cell>
          <table:table-cell office:value-type="string">
            <text:p>Success</text:p>
          </table:table-cell>
          <table:table-cell office:value-type="float" office:value="39187">
            <text:p>39187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1H40M40.964S">
            <text:p>11:40:40.9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818">
            <text:p>3818</text:p>
          </table:table-cell>
          <table:table-cell office:value-type="string">
            <text:p>Success</text:p>
          </table:table-cell>
          <table:table-cell office:value-type="float" office:value="54820">
            <text:p>54820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1H40M39.305S">
            <text:p>11:40:39.3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544">
            <text:p>5544</text:p>
          </table:table-cell>
          <table:table-cell office:value-type="string">
            <text:p>Success</text:p>
          </table:table-cell>
          <table:table-cell office:value-type="float" office:value="88469">
            <text:p>88469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1H40M35.751S">
            <text:p>11:40:35.7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9110">
            <text:p>9110</text:p>
          </table:table-cell>
          <table:table-cell office:value-type="string">
            <text:p>Success</text:p>
          </table:table-cell>
          <table:table-cell office:value-type="float" office:value="129769">
            <text:p>129769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1H40M39.308S">
            <text:p>11:40:39.3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555">
            <text:p>5555</text:p>
          </table:table-cell>
          <table:table-cell office:value-type="string">
            <text:p>Success</text:p>
          </table:table-cell>
          <table:table-cell office:value-type="float" office:value="84531">
            <text:p>84531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1H40M36.728S">
            <text:p>11:40:36.7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149">
            <text:p>8149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1H40M40.956S">
            <text:p>11:40:40.9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927">
            <text:p>3927</text:p>
          </table:table-cell>
          <table:table-cell office:value-type="string">
            <text:p>Success</text:p>
          </table:table-cell>
          <table:table-cell office:value-type="float" office:value="96351">
            <text:p>96351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1H40M39.299S">
            <text:p>11:40:39.30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5628">
            <text:p>5628</text:p>
          </table:table-cell>
          <table:table-cell office:value-type="string">
            <text:p>Success</text:p>
          </table:table-cell>
          <table:table-cell office:value-type="float" office:value="92440">
            <text:p>92440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1H40M39.266S">
            <text:p>11:40:39.2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676">
            <text:p>5676</text:p>
          </table:table-cell>
          <table:table-cell office:value-type="string">
            <text:p>Success</text:p>
          </table:table-cell>
          <table:table-cell office:value-type="float" office:value="98320">
            <text:p>98320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1H40M44.691S">
            <text:p>11:40:44.6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1H40M39.164S">
            <text:p>11:40:39.1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793">
            <text:p>5793</text:p>
          </table:table-cell>
          <table:table-cell office:value-type="string">
            <text:p>Success</text:p>
          </table:table-cell>
          <table:table-cell office:value-type="float" office:value="90470">
            <text:p>90470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1H40M40.807S">
            <text:p>11:40:40.8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176">
            <text:p>4176</text:p>
          </table:table-cell>
          <table:table-cell office:value-type="string">
            <text:p>Success</text:p>
          </table:table-cell>
          <table:table-cell office:value-type="float" office:value="96350">
            <text:p>96350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1H40M39.301S">
            <text:p>11:40:39.3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705">
            <text:p>5705</text:p>
          </table:table-cell>
          <table:table-cell office:value-type="string">
            <text:p>Success</text:p>
          </table:table-cell>
          <table:table-cell office:value-type="float" office:value="90442">
            <text:p>90442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1H40M39.303S">
            <text:p>11:40:39.30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5708">
            <text:p>5708</text:p>
          </table:table-cell>
          <table:table-cell office:value-type="string">
            <text:p>Success</text:p>
          </table:table-cell>
          <table:table-cell office:value-type="float" office:value="84559">
            <text:p>84559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1H40M44.878S">
            <text:p>11:40:44.8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1H40M44.849S">
            <text:p>11:40:44.8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77">
            <text:p>2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1H40M45.041S">
            <text:p>11:40:45.0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1H40M44.945S">
            <text:p>11:40:44.9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55">
            <text:p>3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1H40M45.205S">
            <text:p>11:40:45.2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1H40M45.129S">
            <text:p>11:40:45.1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20">
            <text:p>3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1H40M45.376S">
            <text:p>11:40:45.38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1H40M45.301S">
            <text:p>11:40:45.30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1H40M45.449S">
            <text:p>11:40:45.45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79">
            <text:p>8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1H40M44.782S">
            <text:p>11:40:44.78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328">
            <text:p>2328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1H40M47.111S">
            <text:p>11:40:47.11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1H40M37.781S">
            <text:p>11:40:37.7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9587">
            <text:p>9587</text:p>
          </table:table-cell>
          <table:table-cell office:value-type="string">
            <text:p>Success</text:p>
          </table:table-cell>
          <table:table-cell office:value-type="float" office:value="39191">
            <text:p>39191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1H40M38.465S">
            <text:p>11:40:38.4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9597">
            <text:p>9597</text:p>
          </table:table-cell>
          <table:table-cell office:value-type="string">
            <text:p>Success</text:p>
          </table:table-cell>
          <table:table-cell office:value-type="float" office:value="78618">
            <text:p>78618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1H40M48.063S">
            <text:p>11:40:48.0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1H40M38.451S">
            <text:p>11:40:38.4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773">
            <text:p>9773</text:p>
          </table:table-cell>
          <table:table-cell office:value-type="string">
            <text:p>Success</text:p>
          </table:table-cell>
          <table:table-cell office:value-type="float" office:value="39188">
            <text:p>39188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1H40M37.816S">
            <text:p>11:40:37.8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418">
            <text:p>10418</text:p>
          </table:table-cell>
          <table:table-cell office:value-type="string">
            <text:p>Success</text:p>
          </table:table-cell>
          <table:table-cell office:value-type="float" office:value="39191">
            <text:p>39191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1H40M36.674S">
            <text:p>11:40:36.67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573">
            <text:p>11573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1H40M48.143S">
            <text:p>11:40:48.1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1H40M31.563S">
            <text:p>11:40:31.5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6706">
            <text:p>16706</text:p>
          </table:table-cell>
          <table:table-cell office:value-type="string">
            <text:p>Success</text:p>
          </table:table-cell>
          <table:table-cell office:value-type="float" office:value="39186">
            <text:p>39186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1H40M45.523S">
            <text:p>11:40:45.5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758">
            <text:p>275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1H40M48.262S">
            <text:p>11:40:48.26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1H40M40.972S">
            <text:p>11:40:40.9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623">
            <text:p>7623</text:p>
          </table:table-cell>
          <table:table-cell office:value-type="string">
            <text:p>Success</text:p>
          </table:table-cell>
          <table:table-cell office:value-type="float" office:value="94380">
            <text:p>94380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1H40M37.647S">
            <text:p>11:40:37.65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1012">
            <text:p>11012</text:p>
          </table:table-cell>
          <table:table-cell office:value-type="string">
            <text:p>Success</text:p>
          </table:table-cell>
          <table:table-cell office:value-type="float" office:value="129964">
            <text:p>129964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1H40M37.812S">
            <text:p>11:40:37.8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413">
            <text:p>11413</text:p>
          </table:table-cell>
          <table:table-cell office:value-type="string">
            <text:p>Success</text:p>
          </table:table-cell>
          <table:table-cell office:value-type="float" office:value="78618">
            <text:p>78618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1H40M38.6S">
            <text:p>11:40:38.60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077">
            <text:p>11077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1H40M31.577S">
            <text:p>11:40:31.5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8100">
            <text:p>18100</text:p>
          </table:table-cell>
          <table:table-cell office:value-type="string">
            <text:p>Success</text:p>
          </table:table-cell>
          <table:table-cell office:value-type="float" office:value="39182">
            <text:p>39182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1H40M36.664S">
            <text:p>11:40:36.66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025">
            <text:p>13025</text:p>
          </table:table-cell>
          <table:table-cell office:value-type="string">
            <text:p>Success</text:p>
          </table:table-cell>
          <table:table-cell office:value-type="float" office:value="18362">
            <text:p>18362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1H40M45.012S">
            <text:p>11:40:45.01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685">
            <text:p>4685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1H40M49.226S">
            <text:p>11:40:49.2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1H40M48.597S">
            <text:p>11:40:48.6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20">
            <text:p>1120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1H40M48.66S">
            <text:p>11:40:48.66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061">
            <text:p>1061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1H40M44.653S">
            <text:p>11:40:44.6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096">
            <text:p>5096</text:p>
          </table:table-cell>
          <table:table-cell office:value-type="string">
            <text:p>Success</text:p>
          </table:table-cell>
          <table:table-cell office:value-type="float" office:value="54835">
            <text:p>54835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1H40M49.714S">
            <text:p>11:40:49.7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1H40M49.717S">
            <text:p>11:40:49.7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1H40M49.791S">
            <text:p>11:40:49.7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1H40M49.846S">
            <text:p>11:40:49.8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1H40M49.904S">
            <text:p>11:40:49.9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1H40M49.966S">
            <text:p>11:40:49.9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1H40M50.027S">
            <text:p>11:40:50.03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1H40M50.087S">
            <text:p>11:40:50.09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1H40M44.958S">
            <text:p>11:40:44.96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260">
            <text:p>5260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1H40M49.751S">
            <text:p>11:40:49.7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79">
            <text:p>479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1H40M49.721S">
            <text:p>11:40:49.7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80">
            <text:p>580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1H40M35.771S">
            <text:p>11:40:35.7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4535">
            <text:p>14535</text:p>
          </table:table-cell>
          <table:table-cell office:value-type="string">
            <text:p>Success</text:p>
          </table:table-cell>
          <table:table-cell office:value-type="float" office:value="39955">
            <text:p>39955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1H40M44.317S">
            <text:p>11:40:44.3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996">
            <text:p>5996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1H40M50.231S">
            <text:p>11:40:50.23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1H40M39.146S">
            <text:p>11:40:39.1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181">
            <text:p>11181</text:p>
          </table:table-cell>
          <table:table-cell office:value-type="string">
            <text:p>Success</text:p>
          </table:table-cell>
          <table:table-cell office:value-type="float" office:value="39210">
            <text:p>39210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1H40M44.644S">
            <text:p>11:40:44.6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701">
            <text:p>5701</text:p>
          </table:table-cell>
          <table:table-cell office:value-type="string">
            <text:p>Success</text:p>
          </table:table-cell>
          <table:table-cell office:value-type="float" office:value="39221">
            <text:p>39221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1H40M50.138S">
            <text:p>11:40:50.1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1H40M45.598S">
            <text:p>11:40:45.6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761">
            <text:p>4761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1H40M35.739S">
            <text:p>11:40:35.74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4626">
            <text:p>14626</text:p>
          </table:table-cell>
          <table:table-cell office:value-type="string">
            <text:p>Success</text:p>
          </table:table-cell>
          <table:table-cell office:value-type="float" office:value="39955">
            <text:p>39955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1H40M44.942S">
            <text:p>11:40:44.9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428">
            <text:p>5428</text:p>
          </table:table-cell>
          <table:table-cell office:value-type="string">
            <text:p>Success</text:p>
          </table:table-cell>
          <table:table-cell office:value-type="float" office:value="45870">
            <text:p>45870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1H40M40.91S">
            <text:p>11:40:40.9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483">
            <text:p>9483</text:p>
          </table:table-cell>
          <table:table-cell office:value-type="string">
            <text:p>Success</text:p>
          </table:table-cell>
          <table:table-cell office:value-type="float" office:value="106106">
            <text:p>106106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1H40M20.213S">
            <text:p>11:40:20.2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0191">
            <text:p>30191</text:p>
          </table:table-cell>
          <table:table-cell office:value-type="string">
            <text:p>Success</text:p>
          </table:table-cell>
          <table:table-cell office:value-type="float" office:value="69230">
            <text:p>69230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1H40M50.303S">
            <text:p>11:40:50.3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1H40M50.194S">
            <text:p>11:40:50.1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1H40M50.443S">
            <text:p>11:40:50.44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1H40M50.53S">
            <text:p>11:40:50.5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1H40M50.61S">
            <text:p>11:40:50.6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1H40M40.959S">
            <text:p>11:40:40.9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9885">
            <text:p>9885</text:p>
          </table:table-cell>
          <table:table-cell office:value-type="string">
            <text:p>Success</text:p>
          </table:table-cell>
          <table:table-cell office:value-type="float" office:value="98227">
            <text:p>98227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1H40M39.314S">
            <text:p>11:40:39.3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542">
            <text:p>11542</text:p>
          </table:table-cell>
          <table:table-cell office:value-type="string">
            <text:p>Success</text:p>
          </table:table-cell>
          <table:table-cell office:value-type="float" office:value="82461">
            <text:p>82461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1H40M40.958S">
            <text:p>11:40:40.96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1446">
            <text:p>11446</text:p>
          </table:table-cell>
          <table:table-cell office:value-type="string">
            <text:p>Success</text:p>
          </table:table-cell>
          <table:table-cell office:value-type="float" office:value="100205">
            <text:p>100205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1H40M36.33S">
            <text:p>11:40:36.3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7121">
            <text:p>17121</text:p>
          </table:table-cell>
          <table:table-cell office:value-type="string">
            <text:p>Success</text:p>
          </table:table-cell>
          <table:table-cell office:value-type="float" office:value="39206">
            <text:p>39206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1H40M50.306S">
            <text:p>11:40:50.3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154">
            <text:p>3154</text:p>
          </table:table-cell>
          <table:table-cell office:value-type="string">
            <text:p>Success</text:p>
          </table:table-cell>
          <table:table-cell office:value-type="float" office:value="53341">
            <text:p>53341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1H40M40.881S">
            <text:p>11:40:40.8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929">
            <text:p>12929</text:p>
          </table:table-cell>
          <table:table-cell office:value-type="string">
            <text:p>Success</text:p>
          </table:table-cell>
          <table:table-cell office:value-type="float" office:value="106156">
            <text:p>106156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1H40M40.858S">
            <text:p>11:40:40.8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975">
            <text:p>12975</text:p>
          </table:table-cell>
          <table:table-cell office:value-type="string">
            <text:p>Success</text:p>
          </table:table-cell>
          <table:table-cell office:value-type="float" office:value="106023">
            <text:p>106023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1H40M40.717S">
            <text:p>11:40:40.7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3228">
            <text:p>13228</text:p>
          </table:table-cell>
          <table:table-cell office:value-type="string">
            <text:p>Success</text:p>
          </table:table-cell>
          <table:table-cell office:value-type="float" office:value="39206">
            <text:p>39206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1H40M39.221S">
            <text:p>11:40:39.2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4747">
            <text:p>14747</text:p>
          </table:table-cell>
          <table:table-cell office:value-type="string">
            <text:p>Success</text:p>
          </table:table-cell>
          <table:table-cell office:value-type="float" office:value="39210">
            <text:p>39210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1H40M53.454S">
            <text:p>11:40:53.45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54840">
            <text:p>54840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1H40M39.251S">
            <text:p>11:40:39.2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4772">
            <text:p>14772</text:p>
          </table:table-cell>
          <table:table-cell office:value-type="string">
            <text:p>Success</text:p>
          </table:table-cell>
          <table:table-cell office:value-type="float" office:value="39230">
            <text:p>39230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1H40M40.974S">
            <text:p>11:40:40.9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3054">
            <text:p>13054</text:p>
          </table:table-cell>
          <table:table-cell office:value-type="string">
            <text:p>Success</text:p>
          </table:table-cell>
          <table:table-cell office:value-type="float" office:value="39230">
            <text:p>39230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1H40M50.396S">
            <text:p>11:40:50.4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634">
            <text:p>3634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1H40M52.406S">
            <text:p>11:40:52.4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637">
            <text:p>1637</text:p>
          </table:table-cell>
          <table:table-cell office:value-type="string">
            <text:p>Success</text:p>
          </table:table-cell>
          <table:table-cell office:value-type="float" office:value="39447">
            <text:p>39447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1H40M40.816S">
            <text:p>11:40:40.8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242">
            <text:p>13242</text:p>
          </table:table-cell>
          <table:table-cell office:value-type="string">
            <text:p>Success</text:p>
          </table:table-cell>
          <table:table-cell office:value-type="float" office:value="39230">
            <text:p>39230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1H40M39.3S">
            <text:p>11:40:39.3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4771">
            <text:p>14771</text:p>
          </table:table-cell>
          <table:table-cell office:value-type="string">
            <text:p>Success</text:p>
          </table:table-cell>
          <table:table-cell office:value-type="float" office:value="53358">
            <text:p>53358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1H40M53.462S">
            <text:p>11:40:53.4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612">
            <text:p>612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1H40M40.959S">
            <text:p>11:40:40.9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3117">
            <text:p>13117</text:p>
          </table:table-cell>
          <table:table-cell office:value-type="string">
            <text:p>Success</text:p>
          </table:table-cell>
          <table:table-cell office:value-type="float" office:value="39951">
            <text:p>39951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1H40M53.973S">
            <text:p>11:40:53.9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1H40M39.312S">
            <text:p>11:40:39.3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4773">
            <text:p>14773</text:p>
          </table:table-cell>
          <table:table-cell office:value-type="string">
            <text:p>Success</text:p>
          </table:table-cell>
          <table:table-cell office:value-type="float" office:value="76401">
            <text:p>76401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1H40M54.08S">
            <text:p>11:40:54.08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1H40M54.074S">
            <text:p>11:40:54.07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1H40M42.993S">
            <text:p>11:40:42.9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390">
            <text:p>11390</text:p>
          </table:table-cell>
          <table:table-cell office:value-type="string">
            <text:p>Success</text:p>
          </table:table-cell>
          <table:table-cell office:value-type="float" office:value="108030">
            <text:p>108030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1H40M42.962S">
            <text:p>11:40:42.9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2524">
            <text:p>12524</text:p>
          </table:table-cell>
          <table:table-cell office:value-type="string">
            <text:p>Success</text:p>
          </table:table-cell>
          <table:table-cell office:value-type="float" office:value="105826">
            <text:p>105826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1H40M43.1S">
            <text:p>11:40:43.1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4013">
            <text:p>14013</text:p>
          </table:table-cell>
          <table:table-cell office:value-type="string">
            <text:p>Success</text:p>
          </table:table-cell>
          <table:table-cell office:value-type="float" office:value="105622">
            <text:p>105622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1H40M57.113S">
            <text:p>11:40:57.1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1H40M57.13S">
            <text:p>11:40:57.13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1H40M43.564S">
            <text:p>11:40:43.5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4048">
            <text:p>14048</text:p>
          </table:table-cell>
          <table:table-cell office:value-type="string">
            <text:p>Success</text:p>
          </table:table-cell>
          <table:table-cell office:value-type="float" office:value="107893">
            <text:p>107893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1H40M57.614S">
            <text:p>11:40:57.6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1H40M57.676S">
            <text:p>11:40:57.68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1H40M57.761S">
            <text:p>11:40:57.7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1H40M57.848S">
            <text:p>11:40:57.8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1H40M54.043S">
            <text:p>11:40:54.0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940">
            <text:p>3940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1H40M54.385S">
            <text:p>11:40:54.39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615">
            <text:p>3615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1H40M54.073S">
            <text:p>11:40:54.0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934">
            <text:p>3934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1H40M57.144S">
            <text:p>11:40:57.14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67">
            <text:p>86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1H40M58.007S">
            <text:p>11:40:58.01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1H40M57.983S">
            <text:p>11:40:57.9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1H40M54.032S">
            <text:p>11:40:54.0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058">
            <text:p>405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1H40M58.092S">
            <text:p>11:40:58.0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1H40M58.082S">
            <text:p>11:40:58.0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1H40M58.156S">
            <text:p>11:40:58.1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1H40M58.215S">
            <text:p>11:40:58.22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1H40M58.266S">
            <text:p>11:40:58.2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1H40M58.326S">
            <text:p>11:40:58.3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1H40M58.376S">
            <text:p>11:40:58.3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1H40M43.085S">
            <text:p>11:40:43.0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5498">
            <text:p>15498</text:p>
          </table:table-cell>
          <table:table-cell office:value-type="string">
            <text:p>Success</text:p>
          </table:table-cell>
          <table:table-cell office:value-type="float" office:value="39234">
            <text:p>39234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1H40M43.654S">
            <text:p>11:40:43.6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5703">
            <text:p>15703</text:p>
          </table:table-cell>
          <table:table-cell office:value-type="string">
            <text:p>Success</text:p>
          </table:table-cell>
          <table:table-cell office:value-type="float" office:value="107008">
            <text:p>107008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1H40M43.575S">
            <text:p>11:40:43.5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5791">
            <text:p>15791</text:p>
          </table:table-cell>
          <table:table-cell office:value-type="string">
            <text:p>Success</text:p>
          </table:table-cell>
          <table:table-cell office:value-type="float" office:value="107006">
            <text:p>107006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1H40M59.366S">
            <text:p>11:40:59.3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1H40M44.71S">
            <text:p>11:40:44.7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4695">
            <text:p>14695</text:p>
          </table:table-cell>
          <table:table-cell office:value-type="string">
            <text:p>Success</text:p>
          </table:table-cell>
          <table:table-cell office:value-type="float" office:value="109071">
            <text:p>109071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1H40M59.359S">
            <text:p>11:40:59.3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1H40M59.462S">
            <text:p>11:40:59.46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1H40M59.565S">
            <text:p>11:40:59.5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1H40M59.667S">
            <text:p>11:40:59.6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1H40M43.053S">
            <text:p>11:40:43.0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7389">
            <text:p>17389</text:p>
          </table:table-cell>
          <table:table-cell office:value-type="string">
            <text:p>Success</text:p>
          </table:table-cell>
          <table:table-cell office:value-type="float" office:value="19756">
            <text:p>19756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1H40M59.406S">
            <text:p>11:40:59.4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062">
            <text:p>1062</text:p>
          </table:table-cell>
          <table:table-cell office:value-type="string">
            <text:p>Success</text:p>
          </table:table-cell>
          <table:table-cell office:value-type="float" office:value="44291">
            <text:p>44291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1H40M40.959S">
            <text:p>11:40:40.9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9514">
            <text:p>19514</text:p>
          </table:table-cell>
          <table:table-cell office:value-type="string">
            <text:p>Success</text:p>
          </table:table-cell>
          <table:table-cell office:value-type="float" office:value="39201">
            <text:p>39201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1H40M33.209S">
            <text:p>11:40:33.2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7990">
            <text:p>27990</text:p>
          </table:table-cell>
          <table:table-cell office:value-type="string">
            <text:p>Success</text:p>
          </table:table-cell>
          <table:table-cell office:value-type="float" office:value="39200">
            <text:p>39200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1H40M40.906S">
            <text:p>11:40:40.9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0517">
            <text:p>20517</text:p>
          </table:table-cell>
          <table:table-cell office:value-type="string">
            <text:p>Success</text:p>
          </table:table-cell>
          <table:table-cell office:value-type="float" office:value="39201">
            <text:p>39201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1H40M34.409S">
            <text:p>11:40:34.4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7014">
            <text:p>27014</text:p>
          </table:table-cell>
          <table:table-cell office:value-type="string">
            <text:p>Success</text:p>
          </table:table-cell>
          <table:table-cell office:value-type="float" office:value="39201">
            <text:p>39201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1H40M40.902S">
            <text:p>11:40:40.90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0524">
            <text:p>20524</text:p>
          </table:table-cell>
          <table:table-cell office:value-type="string">
            <text:p>Success</text:p>
          </table:table-cell>
          <table:table-cell office:value-type="float" office:value="39201">
            <text:p>39201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1H40M40.851S">
            <text:p>11:40:40.8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1220">
            <text:p>21220</text:p>
          </table:table-cell>
          <table:table-cell office:value-type="string">
            <text:p>Success</text:p>
          </table:table-cell>
          <table:table-cell office:value-type="float" office:value="39175">
            <text:p>39175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1H40M34.473S">
            <text:p>11:40:34.47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7847">
            <text:p>27847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1H40M33.328S">
            <text:p>11:40:33.3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9041">
            <text:p>29041</text:p>
          </table:table-cell>
          <table:table-cell office:value-type="string">
            <text:p>Success</text:p>
          </table:table-cell>
          <table:table-cell office:value-type="float" office:value="76149">
            <text:p>76149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1H41M02.371S">
            <text:p>11:41:02.3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1H41M02.391S">
            <text:p>11:41:02.3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1H40M40.909S">
            <text:p>11:40:40.9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1513">
            <text:p>21513</text:p>
          </table:table-cell>
          <table:table-cell office:value-type="string">
            <text:p>Success</text:p>
          </table:table-cell>
          <table:table-cell office:value-type="float" office:value="39201">
            <text:p>39201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1H41M02.409S">
            <text:p>11:41:02.4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1H40M34.519S">
            <text:p>11:40:34.52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8030">
            <text:p>28030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1H40M34.538S">
            <text:p>11:40:34.54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8030">
            <text:p>28030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1H40M34.486S">
            <text:p>11:40:34.4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8086">
            <text:p>28086</text:p>
          </table:table-cell>
          <table:table-cell office:value-type="string">
            <text:p>Success</text:p>
          </table:table-cell>
          <table:table-cell office:value-type="float" office:value="39201">
            <text:p>39201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1H40M35.33S">
            <text:p>11:40:35.3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7251">
            <text:p>27251</text:p>
          </table:table-cell>
          <table:table-cell office:value-type="string">
            <text:p>Success</text:p>
          </table:table-cell>
          <table:table-cell office:value-type="float" office:value="54098">
            <text:p>54098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1H41M02.588S">
            <text:p>11:41:02.5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1H41M02.682S">
            <text:p>11:41:02.68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1H40M40.957S">
            <text:p>11:40:40.9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1772">
            <text:p>21772</text:p>
          </table:table-cell>
          <table:table-cell office:value-type="string">
            <text:p>Success</text:p>
          </table:table-cell>
          <table:table-cell office:value-type="float" office:value="39235">
            <text:p>39235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1H40M44.652S">
            <text:p>11:40:44.6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8610">
            <text:p>18610</text:p>
          </table:table-cell>
          <table:table-cell office:value-type="string">
            <text:p>Success</text:p>
          </table:table-cell>
          <table:table-cell office:value-type="float" office:value="108679">
            <text:p>108679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1H40M40.803S">
            <text:p>11:40:40.8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2916">
            <text:p>22916</text:p>
          </table:table-cell>
          <table:table-cell office:value-type="string">
            <text:p>Success</text:p>
          </table:table-cell>
          <table:table-cell office:value-type="float" office:value="39235">
            <text:p>39235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1H40M44.666S">
            <text:p>11:40:44.6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9407">
            <text:p>19407</text:p>
          </table:table-cell>
          <table:table-cell office:value-type="string">
            <text:p>Success</text:p>
          </table:table-cell>
          <table:table-cell office:value-type="float" office:value="108581">
            <text:p>108581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1H40M49.677S">
            <text:p>11:40:49.6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4777">
            <text:p>14777</text:p>
          </table:table-cell>
          <table:table-cell office:value-type="string">
            <text:p>Success</text:p>
          </table:table-cell>
          <table:table-cell office:value-type="float" office:value="102856">
            <text:p>102856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1H40M54.059S">
            <text:p>11:40:54.0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426">
            <text:p>10426</text:p>
          </table:table-cell>
          <table:table-cell office:value-type="string">
            <text:p>Success</text:p>
          </table:table-cell>
          <table:table-cell office:value-type="float" office:value="99105">
            <text:p>99105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1H40M54.1S">
            <text:p>11:40:54.1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0397">
            <text:p>10397</text:p>
          </table:table-cell>
          <table:table-cell office:value-type="string">
            <text:p>Success</text:p>
          </table:table-cell>
          <table:table-cell office:value-type="float" office:value="94863">
            <text:p>94863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1H41M04.499S">
            <text:p>11:41:04.5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1H40M43.068S">
            <text:p>11:40:43.0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1713">
            <text:p>21713</text:p>
          </table:table-cell>
          <table:table-cell office:value-type="string">
            <text:p>Success</text:p>
          </table:table-cell>
          <table:table-cell office:value-type="float" office:value="39230">
            <text:p>39230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1H40M57.93S">
            <text:p>11:40:57.9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872">
            <text:p>6872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1H40M48.226S">
            <text:p>11:40:48.2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6706">
            <text:p>16706</text:p>
          </table:table-cell>
          <table:table-cell office:value-type="string">
            <text:p>Success</text:p>
          </table:table-cell>
          <table:table-cell office:value-type="float" office:value="106508">
            <text:p>106508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1H40M47.125S">
            <text:p>11:40:47.1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8024">
            <text:p>18024</text:p>
          </table:table-cell>
          <table:table-cell office:value-type="string">
            <text:p>Success</text:p>
          </table:table-cell>
          <table:table-cell office:value-type="float" office:value="107104">
            <text:p>107104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1H41M05.152S">
            <text:p>11:41:05.15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1H40M40.789S">
            <text:p>11:40:40.7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5082">
            <text:p>25082</text:p>
          </table:table-cell>
          <table:table-cell office:value-type="string">
            <text:p>Success</text:p>
          </table:table-cell>
          <table:table-cell office:value-type="float" office:value="39226">
            <text:p>39226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1H40M42.886S">
            <text:p>11:40:42.8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2989">
            <text:p>22989</text:p>
          </table:table-cell>
          <table:table-cell office:value-type="string">
            <text:p>Success</text:p>
          </table:table-cell>
          <table:table-cell office:value-type="float" office:value="39230">
            <text:p>39230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1H40M40.818S">
            <text:p>11:40:40.8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5059">
            <text:p>25059</text:p>
          </table:table-cell>
          <table:table-cell office:value-type="string">
            <text:p>Success</text:p>
          </table:table-cell>
          <table:table-cell office:value-type="float" office:value="39231">
            <text:p>39231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1H40M50.372S">
            <text:p>11:40:50.3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5523">
            <text:p>15523</text:p>
          </table:table-cell>
          <table:table-cell office:value-type="string">
            <text:p>Success</text:p>
          </table:table-cell>
          <table:table-cell office:value-type="float" office:value="40124">
            <text:p>40124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1H40M39.207S">
            <text:p>11:40:39.2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6703">
            <text:p>26703</text:p>
          </table:table-cell>
          <table:table-cell office:value-type="string">
            <text:p>Success</text:p>
          </table:table-cell>
          <table:table-cell office:value-type="float" office:value="53363">
            <text:p>53363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1H40M42.974S">
            <text:p>11:40:42.9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2939">
            <text:p>22939</text:p>
          </table:table-cell>
          <table:table-cell office:value-type="string">
            <text:p>Success</text:p>
          </table:table-cell>
          <table:table-cell office:value-type="float" office:value="39226">
            <text:p>39226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1H41M05.894S">
            <text:p>11:41:05.8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1H40M48.235S">
            <text:p>11:40:48.2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7807">
            <text:p>17807</text:p>
          </table:table-cell>
          <table:table-cell office:value-type="string">
            <text:p>Success</text:p>
          </table:table-cell>
          <table:table-cell office:value-type="float" office:value="106604">
            <text:p>106604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1H40M48.283S">
            <text:p>11:40:48.2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7786">
            <text:p>17786</text:p>
          </table:table-cell>
          <table:table-cell office:value-type="string">
            <text:p>Success</text:p>
          </table:table-cell>
          <table:table-cell office:value-type="float" office:value="106602">
            <text:p>106602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1H41M05.978S">
            <text:p>11:41:05.9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1H40M43.034S">
            <text:p>11:40:43.0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3112">
            <text:p>23112</text:p>
          </table:table-cell>
          <table:table-cell office:value-type="string">
            <text:p>Success</text:p>
          </table:table-cell>
          <table:table-cell office:value-type="float" office:value="106206">
            <text:p>106206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1H41M06.07S">
            <text:p>11:41:06.0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1H41M06.146S">
            <text:p>11:41:06.1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1H41M06.115S">
            <text:p>11:41:06.1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1H41M06.261S">
            <text:p>11:41:06.2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1H41M06.182S">
            <text:p>11:41:06.1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1H41M06.412S">
            <text:p>11:41:06.41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1H41M06.335S">
            <text:p>11:41:06.3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1H41M06.475S">
            <text:p>11:41:06.48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1H40M43.688S">
            <text:p>11:40:43.69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3506">
            <text:p>23506</text:p>
          </table:table-cell>
          <table:table-cell office:value-type="string">
            <text:p>Success</text:p>
          </table:table-cell>
          <table:table-cell office:value-type="float" office:value="59495">
            <text:p>59495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1H40M50.346S">
            <text:p>11:40:50.3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7376">
            <text:p>17376</text:p>
          </table:table-cell>
          <table:table-cell office:value-type="string">
            <text:p>Success</text:p>
          </table:table-cell>
          <table:table-cell office:value-type="float" office:value="98522">
            <text:p>98522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1H40M54.026S">
            <text:p>11:40:54.0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3696">
            <text:p>13696</text:p>
          </table:table-cell>
          <table:table-cell office:value-type="string">
            <text:p>Success</text:p>
          </table:table-cell>
          <table:table-cell office:value-type="float" office:value="99307">
            <text:p>99307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1H40M50.858S">
            <text:p>11:40:50.8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6966">
            <text:p>16966</text:p>
          </table:table-cell>
          <table:table-cell office:value-type="string">
            <text:p>Success</text:p>
          </table:table-cell>
          <table:table-cell office:value-type="float" office:value="44303">
            <text:p>44303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1H41M05.909S">
            <text:p>11:41:05.9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934">
            <text:p>1934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1H40M46.329S">
            <text:p>11:40:46.3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1522">
            <text:p>21522</text:p>
          </table:table-cell>
          <table:table-cell office:value-type="string">
            <text:p>Success</text:p>
          </table:table-cell>
          <table:table-cell office:value-type="float" office:value="14866">
            <text:p>14866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1H41M07.845S">
            <text:p>11:41:07.85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1H40M44.698S">
            <text:p>11:40:44.7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3169">
            <text:p>23169</text:p>
          </table:table-cell>
          <table:table-cell office:value-type="string">
            <text:p>Success</text:p>
          </table:table-cell>
          <table:table-cell office:value-type="float" office:value="39221">
            <text:p>39221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1H40M44.865S">
            <text:p>11:40:44.8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3011">
            <text:p>23011</text:p>
          </table:table-cell>
          <table:table-cell office:value-type="string">
            <text:p>Success</text:p>
          </table:table-cell>
          <table:table-cell office:value-type="float" office:value="44264">
            <text:p>44264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1H40M44.861S">
            <text:p>11:40:44.8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3015">
            <text:p>23015</text:p>
          </table:table-cell>
          <table:table-cell office:value-type="string">
            <text:p>Success</text:p>
          </table:table-cell>
          <table:table-cell office:value-type="float" office:value="44263">
            <text:p>44263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1H40M45.007S">
            <text:p>11:40:45.0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2873">
            <text:p>22873</text:p>
          </table:table-cell>
          <table:table-cell office:value-type="string">
            <text:p>Success</text:p>
          </table:table-cell>
          <table:table-cell office:value-type="float" office:value="76174">
            <text:p>76174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1H40M44.664S">
            <text:p>11:40:44.6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3218">
            <text:p>23218</text:p>
          </table:table-cell>
          <table:table-cell office:value-type="string">
            <text:p>Success</text:p>
          </table:table-cell>
          <table:table-cell office:value-type="float" office:value="39222">
            <text:p>39222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1H40M44.928S">
            <text:p>11:40:44.93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2991">
            <text:p>22991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1H41M07.823S">
            <text:p>11:41:07.8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1H41M07.882S">
            <text:p>11:41:07.8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1H41M07.937S">
            <text:p>11:41:07.9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1H41M07.877S">
            <text:p>11:41:07.8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1H41M07.972S">
            <text:p>11:41:07.9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1H41M07.924S">
            <text:p>11:41:07.9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1H41M07.878S">
            <text:p>11:41:07.8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1H40M47.37S">
            <text:p>11:40:47.3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0757">
            <text:p>20757</text:p>
          </table:table-cell>
          <table:table-cell office:value-type="string">
            <text:p>Success</text:p>
          </table:table-cell>
          <table:table-cell office:value-type="float" office:value="105917">
            <text:p>105917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1H41M08.044S">
            <text:p>11:41:08.0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1H41M07.986S">
            <text:p>11:41:07.9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38">
            <text:p>2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1H41M08.166S">
            <text:p>11:41:08.1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1H41M08.101S">
            <text:p>11:41:08.10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1H41M08.278S">
            <text:p>11:41:08.2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1H41M08.224S">
            <text:p>11:41:08.2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1H41M08.331S">
            <text:p>11:41:08.33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1H41M08.444S">
            <text:p>11:41:08.44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1H41M08.503S">
            <text:p>11:41:08.50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1H40M53.969S">
            <text:p>11:40:53.9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5147">
            <text:p>15147</text:p>
          </table:table-cell>
          <table:table-cell office:value-type="string">
            <text:p>Success</text:p>
          </table:table-cell>
          <table:table-cell office:value-type="float" office:value="91029">
            <text:p>91029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1H40M50.358S">
            <text:p>11:40:50.3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9224">
            <text:p>19224</text:p>
          </table:table-cell>
          <table:table-cell office:value-type="string">
            <text:p>Success</text:p>
          </table:table-cell>
          <table:table-cell office:value-type="float" office:value="96356">
            <text:p>96356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1H41M09.583S">
            <text:p>11:41:09.5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1H40M48.37S">
            <text:p>11:40:48.3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1347">
            <text:p>21347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1H40M44.664S">
            <text:p>11:40:44.6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5071">
            <text:p>25071</text:p>
          </table:table-cell>
          <table:table-cell office:value-type="string">
            <text:p>Success</text:p>
          </table:table-cell>
          <table:table-cell office:value-type="float" office:value="39225">
            <text:p>39225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1H41M08.607S">
            <text:p>11:41:08.6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147">
            <text:p>1147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1H41M08.556S">
            <text:p>11:41:08.5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03">
            <text:p>1203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1H41M09.66S">
            <text:p>11:41:09.6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1H41M09.825S">
            <text:p>11:41:09.83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1H40M50.325S">
            <text:p>11:40:50.3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0251">
            <text:p>20251</text:p>
          </table:table-cell>
          <table:table-cell office:value-type="string">
            <text:p>Success</text:p>
          </table:table-cell>
          <table:table-cell office:value-type="float" office:value="94711">
            <text:p>94711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1H41M10.577S">
            <text:p>11:41:10.5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1H40M50.464S">
            <text:p>11:40:50.4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0322">
            <text:p>20322</text:p>
          </table:table-cell>
          <table:table-cell office:value-type="string">
            <text:p>Success</text:p>
          </table:table-cell>
          <table:table-cell office:value-type="float" office:value="98029">
            <text:p>98029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1H41M10.787S">
            <text:p>11:41:10.7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1H41M10.862S">
            <text:p>11:41:10.8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1H41M10.987S">
            <text:p>11:41:10.99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1H41M07.92S">
            <text:p>11:41:07.9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3569">
            <text:p>3569</text:p>
          </table:table-cell>
          <table:table-cell office:value-type="string">
            <text:p>Success</text:p>
          </table:table-cell>
          <table:table-cell office:value-type="float" office:value="39231">
            <text:p>39231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1H40M44.885S">
            <text:p>11:40:44.8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6615">
            <text:p>26615</text:p>
          </table:table-cell>
          <table:table-cell office:value-type="string">
            <text:p>Success</text:p>
          </table:table-cell>
          <table:table-cell office:value-type="float" office:value="44263">
            <text:p>44263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1H40M49.677S">
            <text:p>11:40:49.6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1830">
            <text:p>21830</text:p>
          </table:table-cell>
          <table:table-cell office:value-type="string">
            <text:p>Success</text:p>
          </table:table-cell>
          <table:table-cell office:value-type="float" office:value="39235">
            <text:p>39235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1H41M06.541S">
            <text:p>11:41:06.5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972">
            <text:p>4972</text:p>
          </table:table-cell>
          <table:table-cell office:value-type="string">
            <text:p>Success</text:p>
          </table:table-cell>
          <table:table-cell office:value-type="float" office:value="14878">
            <text:p>14878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1H41M07.724S">
            <text:p>11:41:07.7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795">
            <text:p>3795</text:p>
          </table:table-cell>
          <table:table-cell office:value-type="string">
            <text:p>Success</text:p>
          </table:table-cell>
          <table:table-cell office:value-type="float" office:value="44291">
            <text:p>44291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1H41M07.724S">
            <text:p>11:41:07.7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798">
            <text:p>3798</text:p>
          </table:table-cell>
          <table:table-cell office:value-type="string">
            <text:p>Success</text:p>
          </table:table-cell>
          <table:table-cell office:value-type="float" office:value="51451">
            <text:p>51451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1H41M11.5S">
            <text:p>11:41:11.5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1H41M11.593S">
            <text:p>11:41:11.5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1H41M11.683S">
            <text:p>11:41:11.6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1H41M11.766S">
            <text:p>11:41:11.77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1H40M58.491S">
            <text:p>11:40:58.4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3922">
            <text:p>13922</text:p>
          </table:table-cell>
          <table:table-cell office:value-type="string">
            <text:p>Success</text:p>
          </table:table-cell>
          <table:table-cell office:value-type="float" office:value="91150">
            <text:p>91150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1H41M12.414S">
            <text:p>11:41:12.4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1H40M50.69S">
            <text:p>11:40:50.69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1835">
            <text:p>21835</text:p>
          </table:table-cell>
          <table:table-cell office:value-type="string">
            <text:p>Success</text:p>
          </table:table-cell>
          <table:table-cell office:value-type="float" office:value="94110">
            <text:p>94110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1H40M54.028S">
            <text:p>11:40:54.0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8535">
            <text:p>18535</text:p>
          </table:table-cell>
          <table:table-cell office:value-type="string">
            <text:p>Success</text:p>
          </table:table-cell>
          <table:table-cell office:value-type="float" office:value="98550">
            <text:p>98550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1H41M12.485S">
            <text:p>11:41:12.49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1H41M12.526S">
            <text:p>11:41:12.5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1H41M12.6S">
            <text:p>11:41:12.6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1H40M50.405S">
            <text:p>11:40:50.4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2360">
            <text:p>22360</text:p>
          </table:table-cell>
          <table:table-cell office:value-type="string">
            <text:p>Success</text:p>
          </table:table-cell>
          <table:table-cell office:value-type="float" office:value="98306">
            <text:p>98306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1H41M12.674S">
            <text:p>11:41:12.67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1H41M12.758S">
            <text:p>11:41:12.7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1H41M12.823S">
            <text:p>11:41:12.8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1H40M54.099S">
            <text:p>11:40:54.10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8824">
            <text:p>18824</text:p>
          </table:table-cell>
          <table:table-cell office:value-type="string">
            <text:p>Success</text:p>
          </table:table-cell>
          <table:table-cell office:value-type="float" office:value="94224">
            <text:p>94224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1H41M11.52S">
            <text:p>11:41:11.5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04">
            <text:p>1504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1H41M12.977S">
            <text:p>11:41:12.98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1H41M13.025S">
            <text:p>11:41:13.0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1H41M12.977S">
            <text:p>11:41:12.9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1H41M13.102S">
            <text:p>11:41:13.1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1H40M49.69S">
            <text:p>11:40:49.69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3550">
            <text:p>23550</text:p>
          </table:table-cell>
          <table:table-cell office:value-type="string">
            <text:p>Success</text:p>
          </table:table-cell>
          <table:table-cell office:value-type="float" office:value="39235">
            <text:p>39235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1H41M11.851S">
            <text:p>11:41:11.8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15">
            <text:p>1415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1H41M13.238S">
            <text:p>11:41:13.2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1H41M13.336S">
            <text:p>11:41:13.3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1H41M06.665S">
            <text:p>11:41:06.6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6896">
            <text:p>6896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1H40M58.026S">
            <text:p>11:40:58.0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6042">
            <text:p>16042</text:p>
          </table:table-cell>
          <table:table-cell office:value-type="string">
            <text:p>Success</text:p>
          </table:table-cell>
          <table:table-cell office:value-type="float" office:value="100025">
            <text:p>100025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1H41M14.069S">
            <text:p>11:41:14.0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1H40M48.268S">
            <text:p>11:40:48.2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6004">
            <text:p>26004</text:p>
          </table:table-cell>
          <table:table-cell office:value-type="string">
            <text:p>Success</text:p>
          </table:table-cell>
          <table:table-cell office:value-type="float" office:value="102050">
            <text:p>102050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1H41M01.425S">
            <text:p>11:41:01.4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3054">
            <text:p>13054</text:p>
          </table:table-cell>
          <table:table-cell office:value-type="string">
            <text:p>Success</text:p>
          </table:table-cell>
          <table:table-cell office:value-type="float" office:value="79708">
            <text:p>79708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1H40M58.432S">
            <text:p>11:40:58.4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6286">
            <text:p>16286</text:p>
          </table:table-cell>
          <table:table-cell office:value-type="string">
            <text:p>Success</text:p>
          </table:table-cell>
          <table:table-cell office:value-type="float" office:value="83272">
            <text:p>83272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1H41M14.719S">
            <text:p>11:41:14.72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1H41M14.816S">
            <text:p>11:41:14.82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1H41M14.906S">
            <text:p>11:41:14.9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1H41M15.003S">
            <text:p>11:41:15.0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1H40M53.833S">
            <text:p>11:40:53.8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1323">
            <text:p>21323</text:p>
          </table:table-cell>
          <table:table-cell office:value-type="string">
            <text:p>Success</text:p>
          </table:table-cell>
          <table:table-cell office:value-type="float" office:value="44303">
            <text:p>44303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1H41M15.158S">
            <text:p>11:41:15.1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1H40M50.218S">
            <text:p>11:40:50.2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5052">
            <text:p>25052</text:p>
          </table:table-cell>
          <table:table-cell office:value-type="string">
            <text:p>Success</text:p>
          </table:table-cell>
          <table:table-cell office:value-type="float" office:value="39231">
            <text:p>39231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1H41M15.242S">
            <text:p>11:41:15.2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1H40M49.702S">
            <text:p>11:40:49.70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5654">
            <text:p>25654</text:p>
          </table:table-cell>
          <table:table-cell office:value-type="string">
            <text:p>Success</text:p>
          </table:table-cell>
          <table:table-cell office:value-type="float" office:value="39235">
            <text:p>39235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1H41M15.339S">
            <text:p>11:41:15.3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1H40M53.813S">
            <text:p>11:40:53.81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1633">
            <text:p>21633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1H41M15.438S">
            <text:p>11:41:15.44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1H41M15.584S">
            <text:p>11:41:15.5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1H40M39.303S">
            <text:p>11:40:39.3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6412">
            <text:p>36412</text:p>
          </table:table-cell>
          <table:table-cell office:value-type="string">
            <text:p>Success</text:p>
          </table:table-cell>
          <table:table-cell office:value-type="float" office:value="53368">
            <text:p>53368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1H40M53.946S">
            <text:p>11:40:53.9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2014">
            <text:p>22014</text:p>
          </table:table-cell>
          <table:table-cell office:value-type="string">
            <text:p>Success</text:p>
          </table:table-cell>
          <table:table-cell office:value-type="float" office:value="92575">
            <text:p>92575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1H40M50.328S">
            <text:p>11:40:50.3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5706">
            <text:p>25706</text:p>
          </table:table-cell>
          <table:table-cell office:value-type="string">
            <text:p>Success</text:p>
          </table:table-cell>
          <table:table-cell office:value-type="float" office:value="97909">
            <text:p>97909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1H41M02.072S">
            <text:p>11:41:02.0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4136">
            <text:p>14136</text:p>
          </table:table-cell>
          <table:table-cell office:value-type="string">
            <text:p>Success</text:p>
          </table:table-cell>
          <table:table-cell office:value-type="float" office:value="79319">
            <text:p>79319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1H40M58.584S">
            <text:p>11:40:58.5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7790">
            <text:p>17790</text:p>
          </table:table-cell>
          <table:table-cell office:value-type="string">
            <text:p>Success</text:p>
          </table:table-cell>
          <table:table-cell office:value-type="float" office:value="83176">
            <text:p>83176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1H40M39.307S">
            <text:p>11:40:39.3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7296">
            <text:p>37296</text:p>
          </table:table-cell>
          <table:table-cell office:value-type="string">
            <text:p>Success</text:p>
          </table:table-cell>
          <table:table-cell office:value-type="float" office:value="53366">
            <text:p>53366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1H41M15.717S">
            <text:p>11:41:15.7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05">
            <text:p>905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1H41M16.622S">
            <text:p>11:41:16.62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1H40M54.087S">
            <text:p>11:40:54.0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2561">
            <text:p>22561</text:p>
          </table:table-cell>
          <table:table-cell office:value-type="string">
            <text:p>Success</text:p>
          </table:table-cell>
          <table:table-cell office:value-type="float" office:value="96373">
            <text:p>96373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1H41M16.604S">
            <text:p>11:41:16.6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16222">
            <text:p>16222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1H41M16.668S">
            <text:p>11:41:16.67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1H41M16.648S">
            <text:p>11:41:16.6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1H41M16.693S">
            <text:p>11:41:16.6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1H41M16.706S">
            <text:p>11:41:16.7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1H41M16.726S">
            <text:p>11:41:16.7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1H41M05.873S">
            <text:p>11:41:05.8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1268">
            <text:p>11268</text:p>
          </table:table-cell>
          <table:table-cell office:value-type="string">
            <text:p>Success</text:p>
          </table:table-cell>
          <table:table-cell office:value-type="float" office:value="79595">
            <text:p>79595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1H41M02.73S">
            <text:p>11:41:02.7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4580">
            <text:p>14580</text:p>
          </table:table-cell>
          <table:table-cell office:value-type="string">
            <text:p>Success</text:p>
          </table:table-cell>
          <table:table-cell office:value-type="float" office:value="75465">
            <text:p>75465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1H40M43.034S">
            <text:p>11:40:43.0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4412">
            <text:p>34412</text:p>
          </table:table-cell>
          <table:table-cell office:value-type="string">
            <text:p>Success</text:p>
          </table:table-cell>
          <table:table-cell office:value-type="float" office:value="39231">
            <text:p>39231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1H41M00.47S">
            <text:p>11:41:00.4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7009">
            <text:p>17009</text:p>
          </table:table-cell>
          <table:table-cell office:value-type="string">
            <text:p>Success</text:p>
          </table:table-cell>
          <table:table-cell office:value-type="float" office:value="50920">
            <text:p>50920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1H41M17.481S">
            <text:p>11:41:17.48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1H40M59.759S">
            <text:p>11:40:59.7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875">
            <text:p>17875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1H40M58.001S">
            <text:p>11:40:58.0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9638">
            <text:p>19638</text:p>
          </table:table-cell>
          <table:table-cell office:value-type="string">
            <text:p>Success</text:p>
          </table:table-cell>
          <table:table-cell office:value-type="float" office:value="39231">
            <text:p>39231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1H40M58.011S">
            <text:p>11:40:58.01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9658">
            <text:p>19658</text:p>
          </table:table-cell>
          <table:table-cell office:value-type="string">
            <text:p>Success</text:p>
          </table:table-cell>
          <table:table-cell office:value-type="float" office:value="25664">
            <text:p>25664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1H40M59.379S">
            <text:p>11:40:59.38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8296">
            <text:p>18296</text:p>
          </table:table-cell>
          <table:table-cell office:value-type="string">
            <text:p>Success</text:p>
          </table:table-cell>
          <table:table-cell office:value-type="float" office:value="59509">
            <text:p>59509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1H41M04.486S">
            <text:p>11:41:04.4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196">
            <text:p>13196</text:p>
          </table:table-cell>
          <table:table-cell office:value-type="string">
            <text:p>Success</text:p>
          </table:table-cell>
          <table:table-cell office:value-type="float" office:value="44291">
            <text:p>44291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1H40M50.845S">
            <text:p>11:40:50.85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6839">
            <text:p>26839</text:p>
          </table:table-cell>
          <table:table-cell office:value-type="string">
            <text:p>Success</text:p>
          </table:table-cell>
          <table:table-cell office:value-type="float" office:value="44263">
            <text:p>44263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1H41M04.455S">
            <text:p>11:41:04.4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3230">
            <text:p>13230</text:p>
          </table:table-cell>
          <table:table-cell office:value-type="string">
            <text:p>Success</text:p>
          </table:table-cell>
          <table:table-cell office:value-type="float" office:value="44291">
            <text:p>44291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1H40M42.902S">
            <text:p>11:40:42.9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4786">
            <text:p>34786</text:p>
          </table:table-cell>
          <table:table-cell office:value-type="string">
            <text:p>Success</text:p>
          </table:table-cell>
          <table:table-cell office:value-type="float" office:value="39231">
            <text:p>39231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1H41M15.1S">
            <text:p>11:41:15.1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599">
            <text:p>2599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1H41M05.163S">
            <text:p>11:41:05.16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537">
            <text:p>12537</text:p>
          </table:table-cell>
          <table:table-cell office:value-type="string">
            <text:p>Success</text:p>
          </table:table-cell>
          <table:table-cell office:value-type="float" office:value="56393">
            <text:p>56393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1H40M43.068S">
            <text:p>11:40:43.0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4633">
            <text:p>34633</text:p>
          </table:table-cell>
          <table:table-cell office:value-type="string">
            <text:p>Success</text:p>
          </table:table-cell>
          <table:table-cell office:value-type="float" office:value="39234">
            <text:p>39234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1H41M02.321S">
            <text:p>11:41:02.32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5382">
            <text:p>15382</text:p>
          </table:table-cell>
          <table:table-cell office:value-type="string">
            <text:p>Success</text:p>
          </table:table-cell>
          <table:table-cell office:value-type="float" office:value="39234">
            <text:p>39234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1H41M04.074S">
            <text:p>11:41:04.0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635">
            <text:p>13635</text:p>
          </table:table-cell>
          <table:table-cell office:value-type="string">
            <text:p>Success</text:p>
          </table:table-cell>
          <table:table-cell office:value-type="float" office:value="44291">
            <text:p>44291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1H41M04.509S">
            <text:p>11:41:04.51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201">
            <text:p>13201</text:p>
          </table:table-cell>
          <table:table-cell office:value-type="string">
            <text:p>Success</text:p>
          </table:table-cell>
          <table:table-cell office:value-type="float" office:value="56401">
            <text:p>56401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1H41M17.684S">
            <text:p>11:41:17.6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1H41M17.685S">
            <text:p>11:41:17.6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1H41M17.789S">
            <text:p>11:41:17.7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1H41M17.631S">
            <text:p>11:41:17.6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58">
            <text:p>3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1H41M17.913S">
            <text:p>11:41:17.9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1H41M17.851S">
            <text:p>11:41:17.85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1H41M18.065S">
            <text:p>11:41:18.07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1H41M17.989S">
            <text:p>11:41:17.9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07">
            <text:p>3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1H41M17.687S">
            <text:p>11:41:17.6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1H41M18.129S">
            <text:p>11:41:18.1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1H41M18.297S">
            <text:p>11:41:18.3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1H40M50.36S">
            <text:p>11:40:50.3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8086">
            <text:p>28086</text:p>
          </table:table-cell>
          <table:table-cell office:value-type="string">
            <text:p>Success</text:p>
          </table:table-cell>
          <table:table-cell office:value-type="float" office:value="96424">
            <text:p>96424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1H41M18.309S">
            <text:p>11:41:18.3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1H41M18.357S">
            <text:p>11:41:18.36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1H41M18.518S">
            <text:p>11:41:18.5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1H41M00.474S">
            <text:p>11:41:00.4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8223">
            <text:p>18223</text:p>
          </table:table-cell>
          <table:table-cell office:value-type="string">
            <text:p>Success</text:p>
          </table:table-cell>
          <table:table-cell office:value-type="float" office:value="78824">
            <text:p>78824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1H41M18.645S">
            <text:p>11:41:18.6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1H41M18.745S">
            <text:p>11:41:18.7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1H41M02.705S">
            <text:p>11:41:02.7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6397">
            <text:p>16397</text:p>
          </table:table-cell>
          <table:table-cell office:value-type="string">
            <text:p>Success</text:p>
          </table:table-cell>
          <table:table-cell office:value-type="float" office:value="75464">
            <text:p>75464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1H41M19.103S">
            <text:p>11:41:19.1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1H41M07.861S">
            <text:p>11:41:07.8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1307">
            <text:p>11307</text:p>
          </table:table-cell>
          <table:table-cell office:value-type="string">
            <text:p>Success</text:p>
          </table:table-cell>
          <table:table-cell office:value-type="float" office:value="71904">
            <text:p>71904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1H41M19.169S">
            <text:p>11:41:19.1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1H41M17.71S">
            <text:p>11:41:17.7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24">
            <text:p>1624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1H41M05.878S">
            <text:p>11:41:05.8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520">
            <text:p>13520</text:p>
          </table:table-cell>
          <table:table-cell office:value-type="string">
            <text:p>Success</text:p>
          </table:table-cell>
          <table:table-cell office:value-type="float" office:value="78997">
            <text:p>78997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1H41M19.334S">
            <text:p>11:41:19.3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1H41M19.404S">
            <text:p>11:41:19.4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1H41M19.474S">
            <text:p>11:41:19.4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1H41M13.167S">
            <text:p>11:41:13.1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6485">
            <text:p>6485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1H41M19.551S">
            <text:p>11:41:19.5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1H41M18.2S">
            <text:p>11:41:18.2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488">
            <text:p>148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1H41M18.575S">
            <text:p>11:41:18.58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123">
            <text:p>1123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1H41M04.782S">
            <text:p>11:41:04.7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5486">
            <text:p>15486</text:p>
          </table:table-cell>
          <table:table-cell office:value-type="string">
            <text:p>Success</text:p>
          </table:table-cell>
          <table:table-cell office:value-type="float" office:value="77036">
            <text:p>77036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1H41M07.852S">
            <text:p>11:41:07.8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2563">
            <text:p>12563</text:p>
          </table:table-cell>
          <table:table-cell office:value-type="string">
            <text:p>Success</text:p>
          </table:table-cell>
          <table:table-cell office:value-type="float" office:value="73412">
            <text:p>73412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1H41M05.915S">
            <text:p>11:41:05.9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4569">
            <text:p>14569</text:p>
          </table:table-cell>
          <table:table-cell office:value-type="string">
            <text:p>Success</text:p>
          </table:table-cell>
          <table:table-cell office:value-type="float" office:value="75449">
            <text:p>75449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1H41M09.76S">
            <text:p>11:41:09.7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0761">
            <text:p>10761</text:p>
          </table:table-cell>
          <table:table-cell office:value-type="string">
            <text:p>Success</text:p>
          </table:table-cell>
          <table:table-cell office:value-type="float" office:value="75835">
            <text:p>75835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1H41M20.522S">
            <text:p>11:41:20.5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1H41M20.595S">
            <text:p>11:41:20.6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1H41M08.384S">
            <text:p>11:41:08.3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327">
            <text:p>12327</text:p>
          </table:table-cell>
          <table:table-cell office:value-type="string">
            <text:p>Success</text:p>
          </table:table-cell>
          <table:table-cell office:value-type="float" office:value="73573">
            <text:p>73573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1H41M20.712S">
            <text:p>11:41:20.7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1H41M20.702S">
            <text:p>11:41:20.70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1H41M20.81S">
            <text:p>11:41:20.81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1H41M20.944S">
            <text:p>11:41:20.9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1H41M21.034S">
            <text:p>11:41:21.0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1H41M01.2S">
            <text:p>11:41:01.2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9960">
            <text:p>19960</text:p>
          </table:table-cell>
          <table:table-cell office:value-type="string">
            <text:p>Success</text:p>
          </table:table-cell>
          <table:table-cell office:value-type="float" office:value="78427">
            <text:p>78427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1H41M09.756S">
            <text:p>11:41:09.7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1504">
            <text:p>11504</text:p>
          </table:table-cell>
          <table:table-cell office:value-type="string">
            <text:p>Success</text:p>
          </table:table-cell>
          <table:table-cell office:value-type="float" office:value="79894">
            <text:p>79894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1H41M09.737S">
            <text:p>11:41:09.7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1575">
            <text:p>11575</text:p>
          </table:table-cell>
          <table:table-cell office:value-type="string">
            <text:p>Success</text:p>
          </table:table-cell>
          <table:table-cell office:value-type="float" office:value="81364">
            <text:p>81364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1H41M21.261S">
            <text:p>11:41:21.2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1H41M21.346S">
            <text:p>11:41:21.3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1H41M21.444S">
            <text:p>11:41:21.44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1H41M09.718S">
            <text:p>11:41:09.7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113">
            <text:p>12113</text:p>
          </table:table-cell>
          <table:table-cell office:value-type="string">
            <text:p>Success</text:p>
          </table:table-cell>
          <table:table-cell office:value-type="float" office:value="81365">
            <text:p>81365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1H41M03.721S">
            <text:p>11:41:03.7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8312">
            <text:p>18312</text:p>
          </table:table-cell>
          <table:table-cell office:value-type="string">
            <text:p>Success</text:p>
          </table:table-cell>
          <table:table-cell office:value-type="float" office:value="76827">
            <text:p>76827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1H41M07.196S">
            <text:p>11:41:07.20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4889">
            <text:p>14889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1H41M06.044S">
            <text:p>11:41:06.0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070">
            <text:p>16070</text:p>
          </table:table-cell>
          <table:table-cell office:value-type="string">
            <text:p>Success</text:p>
          </table:table-cell>
          <table:table-cell office:value-type="float" office:value="44291">
            <text:p>44291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1H41M11.49S">
            <text:p>11:41:11.49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0633">
            <text:p>10633</text:p>
          </table:table-cell>
          <table:table-cell office:value-type="string">
            <text:p>Success</text:p>
          </table:table-cell>
          <table:table-cell office:value-type="float" office:value="54850">
            <text:p>54850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1H41M12.565S">
            <text:p>11:41:12.5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9563">
            <text:p>9563</text:p>
          </table:table-cell>
          <table:table-cell office:value-type="string">
            <text:p>Success</text:p>
          </table:table-cell>
          <table:table-cell office:value-type="float" office:value="44291">
            <text:p>44291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1H41M11.509S">
            <text:p>11:41:11.5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0630">
            <text:p>10630</text:p>
          </table:table-cell>
          <table:table-cell office:value-type="string">
            <text:p>Success</text:p>
          </table:table-cell>
          <table:table-cell office:value-type="float" office:value="54850">
            <text:p>54850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1H41M09.914S">
            <text:p>11:41:09.9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2393">
            <text:p>12393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1H41M07.989S">
            <text:p>11:41:07.99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4326">
            <text:p>1432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1H41M22.034S">
            <text:p>11:41:22.0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44291">
            <text:p>44291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1H40M44.99S">
            <text:p>11:40:44.9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7352">
            <text:p>37352</text:p>
          </table:table-cell>
          <table:table-cell office:value-type="string">
            <text:p>Success</text:p>
          </table:table-cell>
          <table:table-cell office:value-type="float" office:value="44263">
            <text:p>44263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1H41M11.08S">
            <text:p>11:41:11.0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281">
            <text:p>11281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1H41M08.128S">
            <text:p>11:41:08.1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4236">
            <text:p>14236</text:p>
          </table:table-cell>
          <table:table-cell office:value-type="string">
            <text:p>Success</text:p>
          </table:table-cell>
          <table:table-cell office:value-type="float" office:value="44291">
            <text:p>44291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1H41M22.114S">
            <text:p>11:41:22.1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1H41M22.123S">
            <text:p>11:41:22.1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1H41M22.13S">
            <text:p>11:41:22.1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1H41M10.588S">
            <text:p>11:41:10.59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804">
            <text:p>11804</text:p>
          </table:table-cell>
          <table:table-cell office:value-type="string">
            <text:p>Success</text:p>
          </table:table-cell>
          <table:table-cell office:value-type="float" office:value="56421">
            <text:p>56421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1H40M48.248S">
            <text:p>11:40:48.2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34147">
            <text:p>34147</text:p>
          </table:table-cell>
          <table:table-cell office:value-type="string">
            <text:p>Success</text:p>
          </table:table-cell>
          <table:table-cell office:value-type="float" office:value="39235">
            <text:p>39235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1H41M22.383S">
            <text:p>11:41:22.38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1H41M22.139S">
            <text:p>11:41:22.1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1H41M09.117S">
            <text:p>11:41:09.1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3307">
            <text:p>13307</text:p>
          </table:table-cell>
          <table:table-cell office:value-type="string">
            <text:p>Success</text:p>
          </table:table-cell>
          <table:table-cell office:value-type="float" office:value="44291">
            <text:p>44291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1H41M22.409S">
            <text:p>11:41:22.41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1H41M07.868S">
            <text:p>11:41:07.8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4576">
            <text:p>14576</text:p>
          </table:table-cell>
          <table:table-cell office:value-type="string">
            <text:p>Success</text:p>
          </table:table-cell>
          <table:table-cell office:value-type="float" office:value="54850">
            <text:p>54850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1H41M22.344S">
            <text:p>11:41:22.3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1H41M22.381S">
            <text:p>11:41:22.3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1H41M05.876S">
            <text:p>11:41:05.8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6773">
            <text:p>16773</text:p>
          </table:table-cell>
          <table:table-cell office:value-type="string">
            <text:p>Success</text:p>
          </table:table-cell>
          <table:table-cell office:value-type="float" office:value="80968">
            <text:p>80968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1H41M22.384S">
            <text:p>11:41:22.3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1H41M11.514S">
            <text:p>11:41:11.5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1228">
            <text:p>11228</text:p>
          </table:table-cell>
          <table:table-cell office:value-type="string">
            <text:p>Success</text:p>
          </table:table-cell>
          <table:table-cell office:value-type="float" office:value="68062">
            <text:p>68062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1H41M22.596S">
            <text:p>11:41:22.6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1H41M22.505S">
            <text:p>11:41:22.5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1H41M22.765S">
            <text:p>11:41:22.7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1H41M22.67S">
            <text:p>11:41:22.6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1H41M22.898S">
            <text:p>11:41:22.9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1H41M22.828S">
            <text:p>11:41:22.8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1H41M22.967S">
            <text:p>11:41:22.9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1H41M23.092S">
            <text:p>11:41:23.09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1H41M23.167S">
            <text:p>11:41:23.1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1H41M07.883S">
            <text:p>11:41:07.8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5483">
            <text:p>15483</text:p>
          </table:table-cell>
          <table:table-cell office:value-type="string">
            <text:p>Success</text:p>
          </table:table-cell>
          <table:table-cell office:value-type="float" office:value="79296">
            <text:p>79296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1H41M06.602S">
            <text:p>11:41:06.6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6924">
            <text:p>16924</text:p>
          </table:table-cell>
          <table:table-cell office:value-type="string">
            <text:p>Success</text:p>
          </table:table-cell>
          <table:table-cell office:value-type="float" office:value="80677">
            <text:p>80677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1H41M23.527S">
            <text:p>11:41:23.5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1H41M23.616S">
            <text:p>11:41:23.62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1H41M23.711S">
            <text:p>11:41:23.7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1H41M23.796S">
            <text:p>11:41:23.8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1H41M22.445S">
            <text:p>11:41:22.4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852">
            <text:p>1852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1H41M24.297S">
            <text:p>11:41:24.30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1H41M13.419S">
            <text:p>11:41:13.4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957">
            <text:p>10957</text:p>
          </table:table-cell>
          <table:table-cell office:value-type="string">
            <text:p>Success</text:p>
          </table:table-cell>
          <table:table-cell office:value-type="float" office:value="70079">
            <text:p>70079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1H41M24.377S">
            <text:p>11:41:24.3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1H41M24.47S">
            <text:p>11:41:24.47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1H41M24.561S">
            <text:p>11:41:24.5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1H41M22.425S">
            <text:p>11:41:22.4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242">
            <text:p>2242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1H41M15.696S">
            <text:p>11:41:15.7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026">
            <text:p>9026</text:p>
          </table:table-cell>
          <table:table-cell office:value-type="string">
            <text:p>Success</text:p>
          </table:table-cell>
          <table:table-cell office:value-type="float" office:value="66081">
            <text:p>66081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1H41M24.649S">
            <text:p>11:41:24.6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1H41M24.723S">
            <text:p>11:41:24.7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1H41M24.669S">
            <text:p>11:41:24.6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1H41M24.816S">
            <text:p>11:41:24.8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1H41M24.895S">
            <text:p>11:41:24.9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1H41M25.013S">
            <text:p>11:41:25.0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1H41M25.013S">
            <text:p>11:41:25.01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1H41M25.115S">
            <text:p>11:41:25.1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1H41M16.644S">
            <text:p>11:41:16.6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8656">
            <text:p>8656</text:p>
          </table:table-cell>
          <table:table-cell office:value-type="string">
            <text:p>Success</text:p>
          </table:table-cell>
          <table:table-cell office:value-type="float" office:value="66274">
            <text:p>66274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1H41M25.3S">
            <text:p>11:41:25.3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1H41M22.33S">
            <text:p>11:41:22.3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208">
            <text:p>320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1H41M17.688S">
            <text:p>11:41:17.6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7901">
            <text:p>7901</text:p>
          </table:table-cell>
          <table:table-cell office:value-type="string">
            <text:p>Success</text:p>
          </table:table-cell>
          <table:table-cell office:value-type="float" office:value="68337">
            <text:p>68337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1H41M25.539S">
            <text:p>11:41:25.5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1H41M13.267S">
            <text:p>11:41:13.2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2387">
            <text:p>12387</text:p>
          </table:table-cell>
          <table:table-cell office:value-type="string">
            <text:p>Success</text:p>
          </table:table-cell>
          <table:table-cell office:value-type="float" office:value="67906">
            <text:p>67906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1H41M25.61S">
            <text:p>11:41:25.6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1H41M18.837S">
            <text:p>11:41:18.8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925">
            <text:p>6925</text:p>
          </table:table-cell>
          <table:table-cell office:value-type="string">
            <text:p>Success</text:p>
          </table:table-cell>
          <table:table-cell office:value-type="float" office:value="68437">
            <text:p>68437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1H41M25.655S">
            <text:p>11:41:25.6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1H41M12.901S">
            <text:p>11:41:12.9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2935">
            <text:p>12935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1H41M21.566S">
            <text:p>11:41:21.5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280">
            <text:p>4280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1H40M50.315S">
            <text:p>11:40:50.3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5541">
            <text:p>35541</text:p>
          </table:table-cell>
          <table:table-cell office:value-type="string">
            <text:p>Success</text:p>
          </table:table-cell>
          <table:table-cell office:value-type="float" office:value="51894">
            <text:p>51894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1H41M25.763S">
            <text:p>11:41:25.7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1H41M25.707S">
            <text:p>11:41:25.7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1H41M25.878S">
            <text:p>11:41:25.88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1H41M25.792S">
            <text:p>11:41:25.7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1H41M25.993S">
            <text:p>11:41:25.9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1H41M16.683S">
            <text:p>11:41:16.6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9466">
            <text:p>9466</text:p>
          </table:table-cell>
          <table:table-cell office:value-type="string">
            <text:p>Success</text:p>
          </table:table-cell>
          <table:table-cell office:value-type="float" office:value="64304">
            <text:p>64304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1H41M26.15S">
            <text:p>11:41:26.1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1H41M25.934S">
            <text:p>11:41:25.9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1H41M26.131S">
            <text:p>11:41:26.1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1H41M26.049S">
            <text:p>11:41:26.0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1H41M19.663S">
            <text:p>11:41:19.6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707">
            <text:p>6707</text:p>
          </table:table-cell>
          <table:table-cell office:value-type="string">
            <text:p>Success</text:p>
          </table:table-cell>
          <table:table-cell office:value-type="float" office:value="66367">
            <text:p>66367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1H41M18.439S">
            <text:p>11:41:18.4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7970">
            <text:p>7970</text:p>
          </table:table-cell>
          <table:table-cell office:value-type="string">
            <text:p>Success</text:p>
          </table:table-cell>
          <table:table-cell office:value-type="float" office:value="69918">
            <text:p>69918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1H41M13.563S">
            <text:p>11:41:13.5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2860">
            <text:p>12860</text:p>
          </table:table-cell>
          <table:table-cell office:value-type="string">
            <text:p>Success</text:p>
          </table:table-cell>
          <table:table-cell office:value-type="float" office:value="67653">
            <text:p>67653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1H41M17.705S">
            <text:p>11:41:17.7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8719">
            <text:p>8719</text:p>
          </table:table-cell>
          <table:table-cell office:value-type="string">
            <text:p>Success</text:p>
          </table:table-cell>
          <table:table-cell office:value-type="float" office:value="69918">
            <text:p>69918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1H41M26.371S">
            <text:p>11:41:26.3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1H41M19.69S">
            <text:p>11:41:19.6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819">
            <text:p>6819</text:p>
          </table:table-cell>
          <table:table-cell office:value-type="string">
            <text:p>Success</text:p>
          </table:table-cell>
          <table:table-cell office:value-type="float" office:value="64493">
            <text:p>64493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1H41M26.409S">
            <text:p>11:41:26.4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1H41M26.51S">
            <text:p>11:41:26.5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1H41M17.445S">
            <text:p>11:41:17.4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209">
            <text:p>9209</text:p>
          </table:table-cell>
          <table:table-cell office:value-type="string">
            <text:p>Success</text:p>
          </table:table-cell>
          <table:table-cell office:value-type="float" office:value="64210">
            <text:p>64210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1H41M26.552S">
            <text:p>11:41:26.55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1H41M26.467S">
            <text:p>11:41:26.47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1H41M22.365S">
            <text:p>11:41:22.3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414">
            <text:p>4414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1H41M26.701S">
            <text:p>11:41:26.7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1H41M26.619S">
            <text:p>11:41:26.6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1H41M26.846S">
            <text:p>11:41:26.85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1H41M26.781S">
            <text:p>11:41:26.7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52">
            <text:p>2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1H41M26.76S">
            <text:p>11:41:26.7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1H41M27.033S">
            <text:p>11:41:27.0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1H41M26.902S">
            <text:p>11:41:26.9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1H41M27.181S">
            <text:p>11:41:27.1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1H41M23.239S">
            <text:p>11:41:23.2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097">
            <text:p>4097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1H41M27.095S">
            <text:p>11:41:27.1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1H41M27.32S">
            <text:p>11:41:27.3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1H41M19.182S">
            <text:p>11:41:19.18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875">
            <text:p>8875</text:p>
          </table:table-cell>
          <table:table-cell office:value-type="string">
            <text:p>Success</text:p>
          </table:table-cell>
          <table:table-cell office:value-type="float" office:value="59532">
            <text:p>59532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1H41M21.125S">
            <text:p>11:41:21.1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942">
            <text:p>6942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1H41M20.881S">
            <text:p>11:41:20.8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188">
            <text:p>7188</text:p>
          </table:table-cell>
          <table:table-cell office:value-type="string">
            <text:p>Success</text:p>
          </table:table-cell>
          <table:table-cell office:value-type="float" office:value="14882">
            <text:p>14882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1H41M22.426S">
            <text:p>11:41:22.4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904">
            <text:p>5904</text:p>
          </table:table-cell>
          <table:table-cell office:value-type="string">
            <text:p>Success</text:p>
          </table:table-cell>
          <table:table-cell office:value-type="float" office:value="66559">
            <text:p>66559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1H41M28.332S">
            <text:p>11:41:28.3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1H41M22.362S">
            <text:p>11:41:22.3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058">
            <text:p>6058</text:p>
          </table:table-cell>
          <table:table-cell office:value-type="string">
            <text:p>Success</text:p>
          </table:table-cell>
          <table:table-cell office:value-type="float" office:value="68525">
            <text:p>68525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1H41M28.057S">
            <text:p>11:41:28.0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015">
            <text:p>1015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1H41M19.654S">
            <text:p>11:41:19.65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9468">
            <text:p>9468</text:p>
          </table:table-cell>
          <table:table-cell office:value-type="string">
            <text:p>Success</text:p>
          </table:table-cell>
          <table:table-cell office:value-type="float" office:value="52165">
            <text:p>52165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1H41M17.702S">
            <text:p>11:41:17.70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1476">
            <text:p>11476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1H41M17.711S">
            <text:p>11:41:17.7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1474">
            <text:p>11474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1H41M17.669S">
            <text:p>11:41:17.6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1517">
            <text:p>11517</text:p>
          </table:table-cell>
          <table:table-cell office:value-type="string">
            <text:p>Success</text:p>
          </table:table-cell>
          <table:table-cell office:value-type="float" office:value="39400">
            <text:p>39400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1H41M29.188S">
            <text:p>11:41:29.1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24">
            <text:p>32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1H41M29.514S">
            <text:p>11:41:29.51</text:p>
          </table:table-cell>
          <table:table-cell office:value-type="string">
            <text:p>TC0003_PlannerC 3-28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1H41M29.527S">
            <text:p>11:41:29.53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1H41M29.531S">
            <text:p>11:41:29.53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1H41M12.765S">
            <text:p>11:41:12.77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6852">
            <text:p>16852</text:p>
          </table:table-cell>
          <table:table-cell office:value-type="string">
            <text:p>Success</text:p>
          </table:table-cell>
          <table:table-cell office:value-type="float" office:value="16868">
            <text:p>16868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1H41M13.036S">
            <text:p>11:41:13.04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609">
            <text:p>16609</text:p>
          </table:table-cell>
          <table:table-cell office:value-type="string">
            <text:p>Success</text:p>
          </table:table-cell>
          <table:table-cell office:value-type="float" office:value="56397">
            <text:p>56397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1H41M17.676S">
            <text:p>11:41:17.6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1992">
            <text:p>11992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1H41M14.48S">
            <text:p>11:41:14.4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5199">
            <text:p>15199</text:p>
          </table:table-cell>
          <table:table-cell office:value-type="string">
            <text:p>Success</text:p>
          </table:table-cell>
          <table:table-cell office:value-type="float" office:value="48844">
            <text:p>48844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1H41M17.634S">
            <text:p>11:41:17.6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2044">
            <text:p>12044</text:p>
          </table:table-cell>
          <table:table-cell office:value-type="string">
            <text:p>Success</text:p>
          </table:table-cell>
          <table:table-cell office:value-type="float" office:value="52165">
            <text:p>52165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1H41M14.274S">
            <text:p>11:41:14.2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5420">
            <text:p>15420</text:p>
          </table:table-cell>
          <table:table-cell office:value-type="string">
            <text:p>Success</text:p>
          </table:table-cell>
          <table:table-cell office:value-type="float" office:value="44291">
            <text:p>44291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1H41M02.551S">
            <text:p>11:41:02.5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7152">
            <text:p>27152</text:p>
          </table:table-cell>
          <table:table-cell office:value-type="string">
            <text:p>Success</text:p>
          </table:table-cell>
          <table:table-cell office:value-type="float" office:value="39240">
            <text:p>39240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1H41M14.081S">
            <text:p>11:41:14.08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671">
            <text:p>15671</text:p>
          </table:table-cell>
          <table:table-cell office:value-type="string">
            <text:p>Success</text:p>
          </table:table-cell>
          <table:table-cell office:value-type="float" office:value="59510">
            <text:p>59510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1H41M01.426S">
            <text:p>11:41:01.4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8331">
            <text:p>28331</text:p>
          </table:table-cell>
          <table:table-cell office:value-type="string">
            <text:p>Success</text:p>
          </table:table-cell>
          <table:table-cell office:value-type="float" office:value="54850">
            <text:p>54850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1H41M29.68S">
            <text:p>11:41:29.6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1H41M22.405S">
            <text:p>11:41:22.41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7434">
            <text:p>7434</text:p>
          </table:table-cell>
          <table:table-cell office:value-type="string">
            <text:p>Success</text:p>
          </table:table-cell>
          <table:table-cell office:value-type="float" office:value="66464">
            <text:p>66464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1H41M29.839S">
            <text:p>11:41:29.84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1H41M29.833S">
            <text:p>11:41:29.8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1H41M24.31S">
            <text:p>11:41:24.3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705">
            <text:p>5705</text:p>
          </table:table-cell>
          <table:table-cell office:value-type="string">
            <text:p>Success</text:p>
          </table:table-cell>
          <table:table-cell office:value-type="float" office:value="68435">
            <text:p>68435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1H41M30.017S">
            <text:p>11:41:30.0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1H41M29.929S">
            <text:p>11:41:29.9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1H41M19.7S">
            <text:p>11:41:19.70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0344">
            <text:p>10344</text:p>
          </table:table-cell>
          <table:table-cell office:value-type="string">
            <text:p>Success</text:p>
          </table:table-cell>
          <table:table-cell office:value-type="float" office:value="66276">
            <text:p>66276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1H41M26.181S">
            <text:p>11:41:26.1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867">
            <text:p>3867</text:p>
          </table:table-cell>
          <table:table-cell office:value-type="string">
            <text:p>Success</text:p>
          </table:table-cell>
          <table:table-cell office:value-type="float" office:value="68626">
            <text:p>68626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1H41M28.073S">
            <text:p>11:41:28.0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041">
            <text:p>2041</text:p>
          </table:table-cell>
          <table:table-cell office:value-type="string">
            <text:p>Success</text:p>
          </table:table-cell>
          <table:table-cell office:value-type="float" office:value="68718">
            <text:p>68718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1H41M22.307S">
            <text:p>11:41:22.3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831">
            <text:p>7831</text:p>
          </table:table-cell>
          <table:table-cell office:value-type="string">
            <text:p>Success</text:p>
          </table:table-cell>
          <table:table-cell office:value-type="float" office:value="68136">
            <text:p>68136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1H41M25.857S">
            <text:p>11:41:25.8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292">
            <text:p>4292</text:p>
          </table:table-cell>
          <table:table-cell office:value-type="string">
            <text:p>Success</text:p>
          </table:table-cell>
          <table:table-cell office:value-type="float" office:value="68662">
            <text:p>68662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1H41M30.15S">
            <text:p>11:41:30.1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1H41M30.166S">
            <text:p>11:41:30.1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1H41M25.264S">
            <text:p>11:41:25.26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922">
            <text:p>4922</text:p>
          </table:table-cell>
          <table:table-cell office:value-type="string">
            <text:p>Success</text:p>
          </table:table-cell>
          <table:table-cell office:value-type="float" office:value="70502">
            <text:p>70502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1H41M27.454S">
            <text:p>11:41:27.4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747">
            <text:p>2747</text:p>
          </table:table-cell>
          <table:table-cell office:value-type="string">
            <text:p>Success</text:p>
          </table:table-cell>
          <table:table-cell office:value-type="float" office:value="68721">
            <text:p>68721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1H41M23.344S">
            <text:p>11:41:23.34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6858">
            <text:p>6858</text:p>
          </table:table-cell>
          <table:table-cell office:value-type="string">
            <text:p>Success</text:p>
          </table:table-cell>
          <table:table-cell office:value-type="float" office:value="66504">
            <text:p>66504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1H41M30.05S">
            <text:p>11:41:30.0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1H41M30.204S">
            <text:p>11:41:30.2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1H41M30.202S">
            <text:p>11:41:30.2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1H41M30.186S">
            <text:p>11:41:30.19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23">
            <text:p>2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1H41M30.04S">
            <text:p>11:41:30.0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41">
            <text:p>4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1H41M30.044S">
            <text:p>11:41:30.0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511">
            <text:p>5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1H41M30.41S">
            <text:p>11:41:30.41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1H41M22.316S">
            <text:p>11:41:22.3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350">
            <text:p>8350</text:p>
          </table:table-cell>
          <table:table-cell office:value-type="string">
            <text:p>Success</text:p>
          </table:table-cell>
          <table:table-cell office:value-type="float" office:value="66505">
            <text:p>66505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1H41M30.666S">
            <text:p>11:41:30.6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1H41M30.357S">
            <text:p>11:41:30.36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2">
            <text:p>3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1H41M30.696S">
            <text:p>11:41:30.7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1H41M25.847S">
            <text:p>11:41:25.8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883">
            <text:p>4883</text:p>
          </table:table-cell>
          <table:table-cell office:value-type="string">
            <text:p>Success</text:p>
          </table:table-cell>
          <table:table-cell office:value-type="float" office:value="68625">
            <text:p>68625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1H41M23.029S">
            <text:p>11:41:23.0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714">
            <text:p>7714</text:p>
          </table:table-cell>
          <table:table-cell office:value-type="string">
            <text:p>Success</text:p>
          </table:table-cell>
          <table:table-cell office:value-type="float" office:value="72177">
            <text:p>72177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1H41M30.295S">
            <text:p>11:41:30.30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81">
            <text:p>4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1H41M30.218S">
            <text:p>11:41:30.22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69">
            <text:p>6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1H41M30.778S">
            <text:p>11:41:30.7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1H41M30.745S">
            <text:p>11:41:30.7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1H41M29.123S">
            <text:p>11:41:29.1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941">
            <text:p>1941</text:p>
          </table:table-cell>
          <table:table-cell office:value-type="string">
            <text:p>Success</text:p>
          </table:table-cell>
          <table:table-cell office:value-type="float" office:value="66751">
            <text:p>66751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1H41M27.337S">
            <text:p>11:41:27.3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733">
            <text:p>3733</text:p>
          </table:table-cell>
          <table:table-cell office:value-type="string">
            <text:p>Success</text:p>
          </table:table-cell>
          <table:table-cell office:value-type="float" office:value="68622">
            <text:p>68622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1H41M31.065S">
            <text:p>11:41:31.0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1H41M30.709S">
            <text:p>11:41:30.7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04">
            <text:p>4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1H41M31.101S">
            <text:p>11:41:31.1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1H41M30.626S">
            <text:p>11:41:30.6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550">
            <text:p>5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1H41M30.556S">
            <text:p>11:41:30.5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1H41M31.176S">
            <text:p>11:41:31.18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1H41M31.116S">
            <text:p>11:41:31.1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1H41M31.07S">
            <text:p>11:41:31.0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1H41M31.029S">
            <text:p>11:41:31.03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1H41M30.944S">
            <text:p>11:41:30.94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1H41M30.887S">
            <text:p>11:41:30.8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04">
            <text:p>7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1H41M31.469S">
            <text:p>11:41:31.4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1H41M31.414S">
            <text:p>11:41:31.4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04">
            <text:p>3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1H41M31.231S">
            <text:p>11:41:31.23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55">
            <text:p>5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1H41M29.68S">
            <text:p>11:41:29.6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139">
            <text:p>2139</text:p>
          </table:table-cell>
          <table:table-cell office:value-type="string">
            <text:p>Success</text:p>
          </table:table-cell>
          <table:table-cell office:value-type="float" office:value="64781">
            <text:p>64781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1H41M31.821S">
            <text:p>11:41:31.8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1H41M31.835S">
            <text:p>11:41:31.8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1H41M31.719S">
            <text:p>11:41:31.72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1H41M31.645S">
            <text:p>11:41:31.6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77">
            <text:p>2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1H41M31.592S">
            <text:p>11:41:31.5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85">
            <text:p>3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1H41M31.857S">
            <text:p>11:41:31.86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1H41M31.127S">
            <text:p>11:41:31.13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32">
            <text:p>93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1H41M30.186S">
            <text:p>11:41:30.19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933">
            <text:p>193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1H41M02.432S">
            <text:p>11:41:02.43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9915">
            <text:p>2991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1H41M02.569S">
            <text:p>11:41:02.5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9801">
            <text:p>29801</text:p>
          </table:table-cell>
          <table:table-cell office:value-type="string">
            <text:p>Success</text:p>
          </table:table-cell>
          <table:table-cell office:value-type="float" office:value="39236">
            <text:p>39236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1H41M02.422S">
            <text:p>11:41:02.4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9948">
            <text:p>29948</text:p>
          </table:table-cell>
          <table:table-cell office:value-type="string">
            <text:p>Success</text:p>
          </table:table-cell>
          <table:table-cell office:value-type="float" office:value="54850">
            <text:p>54850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1H40M55.488S">
            <text:p>11:40:55.4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6894">
            <text:p>36894</text:p>
          </table:table-cell>
          <table:table-cell office:value-type="string">
            <text:p>Success</text:p>
          </table:table-cell>
          <table:table-cell office:value-type="float" office:value="67118">
            <text:p>67118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1H41M02.574S">
            <text:p>11:41:02.5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9808">
            <text:p>29808</text:p>
          </table:table-cell>
          <table:table-cell office:value-type="string">
            <text:p>Success</text:p>
          </table:table-cell>
          <table:table-cell office:value-type="float" office:value="52796">
            <text:p>52796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1H41M32.383S">
            <text:p>11:41:32.3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1H41M32.403S">
            <text:p>11:41:32.4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1H41M32.418S">
            <text:p>11:41:32.4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1H41M32.436S">
            <text:p>11:41:32.44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1H41M30.482S">
            <text:p>11:41:30.4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057">
            <text:p>2057</text:p>
          </table:table-cell>
          <table:table-cell office:value-type="string">
            <text:p>Success</text:p>
          </table:table-cell>
          <table:table-cell office:value-type="float" office:value="39372">
            <text:p>39372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1H41M32.383S">
            <text:p>11:41:32.3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1H41M32.625S">
            <text:p>11:41:32.63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1H41M29.758S">
            <text:p>11:41:29.7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970">
            <text:p>2970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1H41M32.371S">
            <text:p>11:41:32.37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1H41M32.73S">
            <text:p>11:41:32.73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1H41M32.745S">
            <text:p>11:41:32.75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1H41M11.522S">
            <text:p>11:41:11.5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1656">
            <text:p>21656</text:p>
          </table:table-cell>
          <table:table-cell office:value-type="string">
            <text:p>Success</text:p>
          </table:table-cell>
          <table:table-cell office:value-type="float" office:value="40124">
            <text:p>40124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1H41M15.447S">
            <text:p>11:41:15.4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7753">
            <text:p>17753</text:p>
          </table:table-cell>
          <table:table-cell office:value-type="string">
            <text:p>Success</text:p>
          </table:table-cell>
          <table:table-cell office:value-type="float" office:value="39240">
            <text:p>39240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1H41M16.745S">
            <text:p>11:41:16.75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6466">
            <text:p>1646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1H41M04.943S">
            <text:p>11:41:04.9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8273">
            <text:p>28273</text:p>
          </table:table-cell>
          <table:table-cell office:value-type="string">
            <text:p>Success</text:p>
          </table:table-cell>
          <table:table-cell office:value-type="float" office:value="43565">
            <text:p>43565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1H41M03.264S">
            <text:p>11:41:03.2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9982">
            <text:p>29982</text:p>
          </table:table-cell>
          <table:table-cell office:value-type="string">
            <text:p>Success</text:p>
          </table:table-cell>
          <table:table-cell office:value-type="float" office:value="55251">
            <text:p>55251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1H41M00.444S">
            <text:p>11:41:00.4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2803">
            <text:p>32803</text:p>
          </table:table-cell>
          <table:table-cell office:value-type="string">
            <text:p>Success</text:p>
          </table:table-cell>
          <table:table-cell office:value-type="float" office:value="78249">
            <text:p>78249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1H40M50.366S">
            <text:p>11:40:50.37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42901">
            <text:p>42901</text:p>
          </table:table-cell>
          <table:table-cell office:value-type="string">
            <text:p>Success</text:p>
          </table:table-cell>
          <table:table-cell office:value-type="float" office:value="54850">
            <text:p>54850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1H41M15.357S">
            <text:p>11:41:15.36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7917">
            <text:p>17917</text:p>
          </table:table-cell>
          <table:table-cell office:value-type="string">
            <text:p>Success</text:p>
          </table:table-cell>
          <table:table-cell office:value-type="float" office:value="54850">
            <text:p>54850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1H41M04.804S">
            <text:p>11:41:04.8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8482">
            <text:p>28482</text:p>
          </table:table-cell>
          <table:table-cell office:value-type="string">
            <text:p>Success</text:p>
          </table:table-cell>
          <table:table-cell office:value-type="float" office:value="52796">
            <text:p>52796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1H40M54.077S">
            <text:p>11:40:54.0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9234">
            <text:p>39234</text:p>
          </table:table-cell>
          <table:table-cell office:value-type="string">
            <text:p>Success</text:p>
          </table:table-cell>
          <table:table-cell office:value-type="float" office:value="54850">
            <text:p>54850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1H41M33.18S">
            <text:p>11:41:33.1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1H41M33.217S">
            <text:p>11:41:33.2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1H41M33.364S">
            <text:p>11:41:33.3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1H41M33.437S">
            <text:p>11:41:33.4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1H41M33.503S">
            <text:p>11:41:33.5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1H41M33.591S">
            <text:p>11:41:33.5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1H41M29.704S">
            <text:p>11:41:29.7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081">
            <text:p>4081</text:p>
          </table:table-cell>
          <table:table-cell office:value-type="string">
            <text:p>Success</text:p>
          </table:table-cell>
          <table:table-cell office:value-type="float" office:value="72656">
            <text:p>72656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1H41M32.541S">
            <text:p>11:41:32.5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59">
            <text:p>1259</text:p>
          </table:table-cell>
          <table:table-cell office:value-type="string">
            <text:p>Success</text:p>
          </table:table-cell>
          <table:table-cell office:value-type="float" office:value="68719">
            <text:p>68719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1H41M32.348S">
            <text:p>11:41:32.3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460">
            <text:p>1460</text:p>
          </table:table-cell>
          <table:table-cell office:value-type="string">
            <text:p>Success</text:p>
          </table:table-cell>
          <table:table-cell office:value-type="float" office:value="72696">
            <text:p>72696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1H41M32.371S">
            <text:p>11:41:32.3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460">
            <text:p>1460</text:p>
          </table:table-cell>
          <table:table-cell office:value-type="string">
            <text:p>Success</text:p>
          </table:table-cell>
          <table:table-cell office:value-type="float" office:value="72654">
            <text:p>72654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1H41M33.81S">
            <text:p>11:41:33.8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1H41M33.845S">
            <text:p>11:41:33.8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1H41M33.674S">
            <text:p>11:41:33.6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1H41M33.8S">
            <text:p>11:41:33.8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1H41M32.75S">
            <text:p>11:41:32.7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212">
            <text:p>1212</text:p>
          </table:table-cell>
          <table:table-cell office:value-type="string">
            <text:p>Success</text:p>
          </table:table-cell>
          <table:table-cell office:value-type="float" office:value="76587">
            <text:p>76587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1H41M32.661S">
            <text:p>11:41:32.6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03">
            <text:p>1303</text:p>
          </table:table-cell>
          <table:table-cell office:value-type="string">
            <text:p>Success</text:p>
          </table:table-cell>
          <table:table-cell office:value-type="float" office:value="76591">
            <text:p>76591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1H41M32.764S">
            <text:p>11:41:32.7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201">
            <text:p>1201</text:p>
          </table:table-cell>
          <table:table-cell office:value-type="string">
            <text:p>Success</text:p>
          </table:table-cell>
          <table:table-cell office:value-type="float" office:value="76587">
            <text:p>76587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1H41M32.454S">
            <text:p>11:41:32.4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514">
            <text:p>1514</text:p>
          </table:table-cell>
          <table:table-cell office:value-type="string">
            <text:p>Success</text:p>
          </table:table-cell>
          <table:table-cell office:value-type="float" office:value="68765">
            <text:p>68765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1H41M33.968S">
            <text:p>11:41:33.97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1H41M33.966S">
            <text:p>11:41:33.9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1H41M33.964S">
            <text:p>11:41:33.9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1H41M33.97S">
            <text:p>11:41:33.9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1H41M33.737S">
            <text:p>11:41:33.74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21">
            <text:p>3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1H41M34.055S">
            <text:p>11:41:34.0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1H41M33.96S">
            <text:p>11:41:33.9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1H41M34.121S">
            <text:p>11:41:34.12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1H41M34.139S">
            <text:p>11:41:34.1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1H41M34.154S">
            <text:p>11:41:34.15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1H41M34.131S">
            <text:p>11:41:34.13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1H41M30.719S">
            <text:p>11:41:30.72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575">
            <text:p>3575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1H41M33.269S">
            <text:p>11:41:33.27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037">
            <text:p>1037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1H41M33.276S">
            <text:p>11:41:33.28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032">
            <text:p>1032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1H41M34.295S">
            <text:p>11:41:34.3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1H41M34.31S">
            <text:p>11:41:34.31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1H41M34.307S">
            <text:p>11:41:34.31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1H41M33.313S">
            <text:p>11:41:33.3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38">
            <text:p>1038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1H41M33.248S">
            <text:p>11:41:33.2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104">
            <text:p>1104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1H41M34.352S">
            <text:p>11:41:34.35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1H41M34.059S">
            <text:p>11:41:34.0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1H41M34.353S">
            <text:p>11:41:34.3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1H41M34.462S">
            <text:p>11:41:34.4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1H41M34.554S">
            <text:p>11:41:34.5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1H41M34.648S">
            <text:p>11:41:34.6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1H41M33.249S">
            <text:p>11:41:33.2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811">
            <text:p>1811</text:p>
          </table:table-cell>
          <table:table-cell office:value-type="string">
            <text:p>Success</text:p>
          </table:table-cell>
          <table:table-cell office:value-type="float" office:value="78567">
            <text:p>78567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1H41M33.287S">
            <text:p>11:41:33.2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773">
            <text:p>1773</text:p>
          </table:table-cell>
          <table:table-cell office:value-type="string">
            <text:p>Success</text:p>
          </table:table-cell>
          <table:table-cell office:value-type="float" office:value="78567">
            <text:p>78567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1H41M35.061S">
            <text:p>11:41:35.0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1H41M35.075S">
            <text:p>11:41:35.0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1H41M35.061S">
            <text:p>11:41:35.0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1H41M35.094S">
            <text:p>11:41:35.0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1H41M35.103S">
            <text:p>11:41:35.1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1H41M35.117S">
            <text:p>11:41:35.1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1H41M35.089S">
            <text:p>11:41:35.09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91">
            <text:p>99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1H41M29.754S">
            <text:p>11:41:29.7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798">
            <text:p>6798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1H41M31.353S">
            <text:p>11:41:31.3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209">
            <text:p>5209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1H41M33.891S">
            <text:p>11:41:33.89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680">
            <text:p>2680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1H41M36.572S">
            <text:p>11:41:36.5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1H41M31.978S">
            <text:p>11:41:31.9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736">
            <text:p>4736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1H41M31.527S">
            <text:p>11:41:31.5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5301">
            <text:p>5301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1H41M29.645S">
            <text:p>11:41:29.65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7228">
            <text:p>7228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1H41M01.426S">
            <text:p>11:41:01.4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5490">
            <text:p>35490</text:p>
          </table:table-cell>
          <table:table-cell office:value-type="string">
            <text:p>Success</text:p>
          </table:table-cell>
          <table:table-cell office:value-type="float" office:value="54113">
            <text:p>54113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1H41M17.312S">
            <text:p>11:41:17.31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9602">
            <text:p>19602</text:p>
          </table:table-cell>
          <table:table-cell office:value-type="string">
            <text:p>Success</text:p>
          </table:table-cell>
          <table:table-cell office:value-type="float" office:value="43564">
            <text:p>43564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1H41M36.942S">
            <text:p>11:41:36.9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1H41M17.64S">
            <text:p>11:41:17.6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9395">
            <text:p>19395</text:p>
          </table:table-cell>
          <table:table-cell office:value-type="string">
            <text:p>Success</text:p>
          </table:table-cell>
          <table:table-cell office:value-type="float" office:value="54850">
            <text:p>54850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1H41M36.942S">
            <text:p>11:41:36.9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1H41M37.033S">
            <text:p>11:41:37.03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1H41M37.037S">
            <text:p>11:41:37.0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1H41M37.078S">
            <text:p>11:41:37.08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1H41M37.063S">
            <text:p>11:41:37.0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1H41M37.162S">
            <text:p>11:41:37.1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1H41M37.248S">
            <text:p>11:41:37.25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1H41M17.701S">
            <text:p>11:41:17.7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9649">
            <text:p>19649</text:p>
          </table:table-cell>
          <table:table-cell office:value-type="string">
            <text:p>Success</text:p>
          </table:table-cell>
          <table:table-cell office:value-type="float" office:value="50683">
            <text:p>50683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1H41M37.332S">
            <text:p>11:41:37.3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1H41M27.389S">
            <text:p>11:41:27.3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0409">
            <text:p>10409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1H41M27.246S">
            <text:p>11:41:27.2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554">
            <text:p>10554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1H41M26.967S">
            <text:p>11:41:26.9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0972">
            <text:p>10972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1H41M26.296S">
            <text:p>11:41:26.3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1651">
            <text:p>11651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1H41M20.485S">
            <text:p>11:41:20.4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7484">
            <text:p>17484</text:p>
          </table:table-cell>
          <table:table-cell office:value-type="string">
            <text:p>Success</text:p>
          </table:table-cell>
          <table:table-cell office:value-type="float" office:value="63555">
            <text:p>63555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1H41M23.889S">
            <text:p>11:41:23.8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4093">
            <text:p>14093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1H41M24.746S">
            <text:p>11:41:24.7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3237">
            <text:p>13237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1H41M25.194S">
            <text:p>11:41:25.1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790">
            <text:p>12790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1H41M26.162S">
            <text:p>11:41:26.16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834">
            <text:p>11834</text:p>
          </table:table-cell>
          <table:table-cell office:value-type="string">
            <text:p>Success</text:p>
          </table:table-cell>
          <table:table-cell office:value-type="float" office:value="56400">
            <text:p>56400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1H41M25.836S">
            <text:p>11:41:25.8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2161">
            <text:p>12161</text:p>
          </table:table-cell>
          <table:table-cell office:value-type="string">
            <text:p>Success</text:p>
          </table:table-cell>
          <table:table-cell office:value-type="float" office:value="53376">
            <text:p>53376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1H41M37.971S">
            <text:p>11:41:37.9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1H41M38.068S">
            <text:p>11:41:38.0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1H41M38.151S">
            <text:p>11:41:38.1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1H41M38.247S">
            <text:p>11:41:38.25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1H41M38.338S">
            <text:p>11:41:38.3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1H41M22.394S">
            <text:p>11:41:22.3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6013">
            <text:p>16013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1H41M19.114S">
            <text:p>11:41:19.11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0213">
            <text:p>20213</text:p>
          </table:table-cell>
          <table:table-cell office:value-type="string">
            <text:p>Success</text:p>
          </table:table-cell>
          <table:table-cell office:value-type="float" office:value="59514">
            <text:p>59514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1H41M26.243S">
            <text:p>11:41:26.2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3094">
            <text:p>13094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1H41M20.417S">
            <text:p>11:41:20.4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8937">
            <text:p>18937</text:p>
          </table:table-cell>
          <table:table-cell office:value-type="string">
            <text:p>Success</text:p>
          </table:table-cell>
          <table:table-cell office:value-type="float" office:value="76171">
            <text:p>76171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1H41M37.996S">
            <text:p>11:41:38.0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383">
            <text:p>1383</text:p>
          </table:table-cell>
          <table:table-cell office:value-type="string">
            <text:p>Success</text:p>
          </table:table-cell>
          <table:table-cell office:value-type="float" office:value="19761">
            <text:p>19761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1H41M37.941S">
            <text:p>11:41:37.9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463">
            <text:p>1463</text:p>
          </table:table-cell>
          <table:table-cell office:value-type="string">
            <text:p>Success</text:p>
          </table:table-cell>
          <table:table-cell office:value-type="float" office:value="52165">
            <text:p>52165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1H41M39.356S">
            <text:p>11:41:39.3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1H41M28.347S">
            <text:p>11:41:28.35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080">
            <text:p>11080</text:p>
          </table:table-cell>
          <table:table-cell office:value-type="string">
            <text:p>Success</text:p>
          </table:table-cell>
          <table:table-cell office:value-type="float" office:value="59514">
            <text:p>59514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1H41M18.447S">
            <text:p>11:41:18.4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0987">
            <text:p>20987</text:p>
          </table:table-cell>
          <table:table-cell office:value-type="string">
            <text:p>Success</text:p>
          </table:table-cell>
          <table:table-cell office:value-type="float" office:value="76900">
            <text:p>76900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1H41M39.326S">
            <text:p>11:41:39.3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1H41M39.425S">
            <text:p>11:41:39.4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1H41M39.435S">
            <text:p>11:41:39.4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1H41M39.461S">
            <text:p>11:41:39.4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1H41M39.462S">
            <text:p>11:41:39.4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1H41M39.481S">
            <text:p>11:41:39.4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1H41M34.172S">
            <text:p>11:41:34.1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498">
            <text:p>5498</text:p>
          </table:table-cell>
          <table:table-cell office:value-type="string">
            <text:p>Success</text:p>
          </table:table-cell>
          <table:table-cell office:value-type="float" office:value="86513">
            <text:p>86513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1H41M34.737S">
            <text:p>11:41:34.7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4994">
            <text:p>4994</text:p>
          </table:table-cell>
          <table:table-cell office:value-type="string">
            <text:p>Success</text:p>
          </table:table-cell>
          <table:table-cell office:value-type="float" office:value="84495">
            <text:p>84495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1H41M39.733S">
            <text:p>11:41:39.7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1H41M13.241S">
            <text:p>11:41:13.2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6638">
            <text:p>26638</text:p>
          </table:table-cell>
          <table:table-cell office:value-type="string">
            <text:p>Success</text:p>
          </table:table-cell>
          <table:table-cell office:value-type="float" office:value="54850">
            <text:p>54850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1H41M39.818S">
            <text:p>11:41:39.82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1H41M39.921S">
            <text:p>11:41:39.9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1H41M40.014S">
            <text:p>11:41:40.01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1H41M36.606S">
            <text:p>11:41:36.61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645">
            <text:p>3645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1H41M29.618S">
            <text:p>11:41:29.6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0634">
            <text:p>10634</text:p>
          </table:table-cell>
          <table:table-cell office:value-type="string">
            <text:p>Success</text:p>
          </table:table-cell>
          <table:table-cell office:value-type="float" office:value="39236">
            <text:p>39236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1H41M31.786S">
            <text:p>11:41:31.7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8483">
            <text:p>8483</text:p>
          </table:table-cell>
          <table:table-cell office:value-type="string">
            <text:p>Success</text:p>
          </table:table-cell>
          <table:table-cell office:value-type="float" office:value="15461">
            <text:p>15461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1H41M31.293S">
            <text:p>11:41:31.29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8983">
            <text:p>8983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1H41M39.881S">
            <text:p>11:41:39.8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404">
            <text:p>404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1H41M31.924S">
            <text:p>11:41:31.9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374">
            <text:p>8374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1H41M40.285S">
            <text:p>11:41:40.29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1H41M33.896S">
            <text:p>11:41:33.9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816">
            <text:p>6816</text:p>
          </table:table-cell>
          <table:table-cell office:value-type="string">
            <text:p>Success</text:p>
          </table:table-cell>
          <table:table-cell office:value-type="float" office:value="78290">
            <text:p>78290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1H41M40.714S">
            <text:p>11:41:40.7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1H41M40.791S">
            <text:p>11:41:40.79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1H41M34.379S">
            <text:p>11:41:34.3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547">
            <text:p>6547</text:p>
          </table:table-cell>
          <table:table-cell office:value-type="string">
            <text:p>Success</text:p>
          </table:table-cell>
          <table:table-cell office:value-type="float" office:value="86174">
            <text:p>86174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1H41M40.928S">
            <text:p>11:41:40.9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1H41M40.885S">
            <text:p>11:41:40.8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1H41M34.349S">
            <text:p>11:41:34.35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6697">
            <text:p>6697</text:p>
          </table:table-cell>
          <table:table-cell office:value-type="string">
            <text:p>Success</text:p>
          </table:table-cell>
          <table:table-cell office:value-type="float" office:value="86273">
            <text:p>86273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1H41M38.408S">
            <text:p>11:41:38.4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670">
            <text:p>2670</text:p>
          </table:table-cell>
          <table:table-cell office:value-type="string">
            <text:p>Success</text:p>
          </table:table-cell>
          <table:table-cell office:value-type="float" office:value="90405">
            <text:p>90405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1H41M37.999S">
            <text:p>11:41:38.0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095">
            <text:p>3095</text:p>
          </table:table-cell>
          <table:table-cell office:value-type="string">
            <text:p>Success</text:p>
          </table:table-cell>
          <table:table-cell office:value-type="float" office:value="90407">
            <text:p>90407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1H41M41.047S">
            <text:p>11:41:41.05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1H41M39.413S">
            <text:p>11:41:39.4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716">
            <text:p>1716</text:p>
          </table:table-cell>
          <table:table-cell office:value-type="string">
            <text:p>Success</text:p>
          </table:table-cell>
          <table:table-cell office:value-type="float" office:value="88432">
            <text:p>88432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1H41M37.8S">
            <text:p>11:41:37.8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343">
            <text:p>3343</text:p>
          </table:table-cell>
          <table:table-cell office:value-type="string">
            <text:p>Success</text:p>
          </table:table-cell>
          <table:table-cell office:value-type="float" office:value="88238">
            <text:p>88238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1H41M41.094S">
            <text:p>11:41:41.0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1H41M37.091S">
            <text:p>11:41:37.0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071">
            <text:p>4071</text:p>
          </table:table-cell>
          <table:table-cell office:value-type="string">
            <text:p>Success</text:p>
          </table:table-cell>
          <table:table-cell office:value-type="float" office:value="88141">
            <text:p>88141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1H41M37.435S">
            <text:p>11:41:37.4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742">
            <text:p>3742</text:p>
          </table:table-cell>
          <table:table-cell office:value-type="string">
            <text:p>Success</text:p>
          </table:table-cell>
          <table:table-cell office:value-type="float" office:value="86267">
            <text:p>86267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1H41M41.153S">
            <text:p>11:41:41.1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1H41M34.35S">
            <text:p>11:41:34.35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6850">
            <text:p>6850</text:p>
          </table:table-cell>
          <table:table-cell office:value-type="string">
            <text:p>Success</text:p>
          </table:table-cell>
          <table:table-cell office:value-type="float" office:value="86272">
            <text:p>86272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1H41M40.271S">
            <text:p>11:41:40.2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933">
            <text:p>933</text:p>
          </table:table-cell>
          <table:table-cell office:value-type="string">
            <text:p>Success</text:p>
          </table:table-cell>
          <table:table-cell office:value-type="float" office:value="90406">
            <text:p>90406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1H41M41.202S">
            <text:p>11:41:41.2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1H41M41.162S">
            <text:p>11:41:41.1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1H41M41.131S">
            <text:p>11:41:41.1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1H41M41.239S">
            <text:p>11:41:41.2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1H41M41.033S">
            <text:p>11:41:41.0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1H41M41.179S">
            <text:p>11:41:41.1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1H41M41.079S">
            <text:p>11:41:41.0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31">
            <text:p>3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1H41M41.256S">
            <text:p>11:41:41.26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1H41M41.355S">
            <text:p>11:41:41.36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1H41M41.411S">
            <text:p>11:41:41.4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1H41M41.481S">
            <text:p>11:41:41.4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1H41M37.067S">
            <text:p>11:41:37.0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609">
            <text:p>4609</text:p>
          </table:table-cell>
          <table:table-cell office:value-type="string">
            <text:p>Success</text:p>
          </table:table-cell>
          <table:table-cell office:value-type="float" office:value="84199">
            <text:p>84199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1H41M41.677S">
            <text:p>11:41:41.6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1H41M41.557S">
            <text:p>11:41:41.5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1H41M41.628S">
            <text:p>11:41:41.6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1H41M41.181S">
            <text:p>11:41:41.18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82">
            <text:p>78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1H41M37.986S">
            <text:p>11:41:37.9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100">
            <text:p>4100</text:p>
          </table:table-cell>
          <table:table-cell office:value-type="string">
            <text:p>Success</text:p>
          </table:table-cell>
          <table:table-cell office:value-type="float" office:value="92177">
            <text:p>92177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1H41M34.399S">
            <text:p>11:41:34.4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762">
            <text:p>7762</text:p>
          </table:table-cell>
          <table:table-cell office:value-type="string">
            <text:p>Success</text:p>
          </table:table-cell>
          <table:table-cell office:value-type="float" office:value="86273">
            <text:p>86273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1H41M42.162S">
            <text:p>11:41:42.1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1H41M37.351S">
            <text:p>11:41:37.3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962">
            <text:p>4962</text:p>
          </table:table-cell>
          <table:table-cell office:value-type="string">
            <text:p>Success</text:p>
          </table:table-cell>
          <table:table-cell office:value-type="float" office:value="88179">
            <text:p>88179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1H41M37.949S">
            <text:p>11:41:37.9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377">
            <text:p>4377</text:p>
          </table:table-cell>
          <table:table-cell office:value-type="string">
            <text:p>Success</text:p>
          </table:table-cell>
          <table:table-cell office:value-type="float" office:value="90210">
            <text:p>90210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1H41M40.301S">
            <text:p>11:41:40.3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030">
            <text:p>2030</text:p>
          </table:table-cell>
          <table:table-cell office:value-type="string">
            <text:p>Success</text:p>
          </table:table-cell>
          <table:table-cell office:value-type="float" office:value="90403">
            <text:p>90403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1H41M40.252S">
            <text:p>11:41:40.2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095">
            <text:p>2095</text:p>
          </table:table-cell>
          <table:table-cell office:value-type="string">
            <text:p>Success</text:p>
          </table:table-cell>
          <table:table-cell office:value-type="float" office:value="90448">
            <text:p>90448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1H41M42.313S">
            <text:p>11:41:42.3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1H41M42.331S">
            <text:p>11:41:42.33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1H41M42.35S">
            <text:p>11:41:42.3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1H41M42.231S">
            <text:p>11:41:42.2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1H41M42.406S">
            <text:p>11:41:42.41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1H41M42.366S">
            <text:p>11:41:42.37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1H41M42.64S">
            <text:p>11:41:42.64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18632">
            <text:p>18632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1H41M42.494S">
            <text:p>11:41:42.4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12">
            <text:p>412</text:p>
          </table:table-cell>
          <table:table-cell office:value-type="string">
            <text:p>Success</text:p>
          </table:table-cell>
          <table:table-cell office:value-type="float" office:value="14882">
            <text:p>14882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1H41M30.036S">
            <text:p>11:41:30.04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890">
            <text:p>12890</text:p>
          </table:table-cell>
          <table:table-cell office:value-type="string">
            <text:p>Success</text:p>
          </table:table-cell>
          <table:table-cell office:value-type="float" office:value="59532">
            <text:p>59532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1H41M32.06S">
            <text:p>11:41:32.06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914">
            <text:p>10914</text:p>
          </table:table-cell>
          <table:table-cell office:value-type="string">
            <text:p>Success</text:p>
          </table:table-cell>
          <table:table-cell office:value-type="float" office:value="27304">
            <text:p>27304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1H41M34.005S">
            <text:p>11:41:34.01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970">
            <text:p>8970</text:p>
          </table:table-cell>
          <table:table-cell office:value-type="string">
            <text:p>Success</text:p>
          </table:table-cell>
          <table:table-cell office:value-type="float" office:value="59536">
            <text:p>59536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1H41M31.862S">
            <text:p>11:41:31.86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115">
            <text:p>11115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1H41M32.121S">
            <text:p>11:41:32.12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857">
            <text:p>10857</text:p>
          </table:table-cell>
          <table:table-cell office:value-type="string">
            <text:p>Success</text:p>
          </table:table-cell>
          <table:table-cell office:value-type="float" office:value="19263">
            <text:p>19263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1H41M29.852S">
            <text:p>11:41:29.85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127">
            <text:p>13127</text:p>
          </table:table-cell>
          <table:table-cell office:value-type="string">
            <text:p>Success</text:p>
          </table:table-cell>
          <table:table-cell office:value-type="float" office:value="59532">
            <text:p>59532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1H41M33.212S">
            <text:p>11:41:33.2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841">
            <text:p>9841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1H41M42.979S">
            <text:p>11:41:42.98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1H41M16.375S">
            <text:p>11:41:16.3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6714">
            <text:p>26714</text:p>
          </table:table-cell>
          <table:table-cell office:value-type="string">
            <text:p>Success</text:p>
          </table:table-cell>
          <table:table-cell office:value-type="float" office:value="55831">
            <text:p>55831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1H41M15.273S">
            <text:p>11:41:15.2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7855">
            <text:p>27855</text:p>
          </table:table-cell>
          <table:table-cell office:value-type="string">
            <text:p>Success</text:p>
          </table:table-cell>
          <table:table-cell office:value-type="float" office:value="54850">
            <text:p>54850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1H41M16.209S">
            <text:p>11:41:16.2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6924">
            <text:p>26924</text:p>
          </table:table-cell>
          <table:table-cell office:value-type="string">
            <text:p>Success</text:p>
          </table:table-cell>
          <table:table-cell office:value-type="float" office:value="55831">
            <text:p>55831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1H41M15.962S">
            <text:p>11:41:15.9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7182">
            <text:p>27182</text:p>
          </table:table-cell>
          <table:table-cell office:value-type="string">
            <text:p>Success</text:p>
          </table:table-cell>
          <table:table-cell office:value-type="float" office:value="55831">
            <text:p>55831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1H41M30.115S">
            <text:p>11:41:30.1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040">
            <text:p>13040</text:p>
          </table:table-cell>
          <table:table-cell office:value-type="string">
            <text:p>Success</text:p>
          </table:table-cell>
          <table:table-cell office:value-type="float" office:value="76923">
            <text:p>76923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1H41M43.155S">
            <text:p>11:41:43.1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1H41M43.177S">
            <text:p>11:41:43.1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1H41M43.052S">
            <text:p>11:41:43.0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1H41M43.129S">
            <text:p>11:41:43.1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1H41M43.231S">
            <text:p>11:41:43.2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1H41M32.058S">
            <text:p>11:41:32.06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214">
            <text:p>11214</text:p>
          </table:table-cell>
          <table:table-cell office:value-type="string">
            <text:p>Success</text:p>
          </table:table-cell>
          <table:table-cell office:value-type="float" office:value="332">
            <text:p>332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1H41M43.249S">
            <text:p>11:41:43.25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1H41M43.245S">
            <text:p>11:41:43.25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1H41M43.287S">
            <text:p>11:41:43.29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1H41M43.3S">
            <text:p>11:41:43.30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1H41M43.145S">
            <text:p>11:41:43.1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1H41M43.354S">
            <text:p>11:41:43.3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1H41M43.089S">
            <text:p>11:41:43.0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1H41M36.082S">
            <text:p>11:41:36.08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391">
            <text:p>7391</text:p>
          </table:table-cell>
          <table:table-cell office:value-type="string">
            <text:p>Success</text:p>
          </table:table-cell>
          <table:table-cell office:value-type="float" office:value="22105">
            <text:p>22105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1H41M43.472S">
            <text:p>11:41:43.4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1H41M43.464S">
            <text:p>11:41:43.4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1H41M43.554S">
            <text:p>11:41:43.5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1H41M43.617S">
            <text:p>11:41:43.62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1H41M43.677S">
            <text:p>11:41:43.6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1H41M43.829S">
            <text:p>11:41:43.8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1H41M43.134S">
            <text:p>11:41:43.1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28">
            <text:p>82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1H41M43.964S">
            <text:p>11:41:43.9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1H41M44.034S">
            <text:p>11:41:44.0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1H41M43.741S">
            <text:p>11:41:43.7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17">
            <text:p>417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1H41M42.976S">
            <text:p>11:41:42.9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94">
            <text:p>1194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1H41M34.24S">
            <text:p>11:41:34.2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944">
            <text:p>9944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1H41M30.14S">
            <text:p>11:41:30.1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4051">
            <text:p>14051</text:p>
          </table:table-cell>
          <table:table-cell office:value-type="string">
            <text:p>Success</text:p>
          </table:table-cell>
          <table:table-cell office:value-type="float" office:value="76922">
            <text:p>76922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1H41M44.192S">
            <text:p>11:41:44.1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553">
            <text:p>553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1H41M42.865S">
            <text:p>11:41:42.87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396">
            <text:p>1396</text:p>
          </table:table-cell>
          <table:table-cell office:value-type="string">
            <text:p>Success</text:p>
          </table:table-cell>
          <table:table-cell office:value-type="float" office:value="39214">
            <text:p>39214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1H41M44.214S">
            <text:p>11:41:44.2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553">
            <text:p>553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1H41M44.279S">
            <text:p>11:41:44.2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553">
            <text:p>553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1H41M44.126S">
            <text:p>11:41:44.1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1H41M42.907S">
            <text:p>11:41:42.9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469">
            <text:p>1469</text:p>
          </table:table-cell>
          <table:table-cell office:value-type="string">
            <text:p>Success</text:p>
          </table:table-cell>
          <table:table-cell office:value-type="float" office:value="88449">
            <text:p>88449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1H41M44.305S">
            <text:p>11:41:44.3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1H41M42.977S">
            <text:p>11:41:42.98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544">
            <text:p>1544</text:p>
          </table:table-cell>
          <table:table-cell office:value-type="string">
            <text:p>Success</text:p>
          </table:table-cell>
          <table:table-cell office:value-type="float" office:value="88449">
            <text:p>88449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1H41M44.262S">
            <text:p>11:41:44.26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22">
            <text:p>42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1H41M33.994S">
            <text:p>11:41:33.99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707">
            <text:p>10707</text:p>
          </table:table-cell>
          <table:table-cell office:value-type="string">
            <text:p>Success</text:p>
          </table:table-cell>
          <table:table-cell office:value-type="float" office:value="59536">
            <text:p>59536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1H41M34.324S">
            <text:p>11:41:34.32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388">
            <text:p>1038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1H41M44.685S">
            <text:p>11:41:44.69</text:p>
          </table:table-cell>
          <table:table-cell office:value-type="string">
            <text:p>TC0003_PlannerC 3-26</text:p>
          </table:table-cell>
          <table:table-cell office:value-type="string">
            <text:p>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1H41M44.722S">
            <text:p>11:41:44.72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1H41M44.728S">
            <text:p>11:41:44.73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1H41M41.285S">
            <text:p>11:41:41.2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640">
            <text:p>3640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1H41M29.074S">
            <text:p>11:41:29.0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5915">
            <text:p>15915</text:p>
          </table:table-cell>
          <table:table-cell office:value-type="string">
            <text:p>Success</text:p>
          </table:table-cell>
          <table:table-cell office:value-type="float" office:value="78267">
            <text:p>78267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1H41M29.185S">
            <text:p>11:41:29.1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5821">
            <text:p>15821</text:p>
          </table:table-cell>
          <table:table-cell office:value-type="string">
            <text:p>Success</text:p>
          </table:table-cell>
          <table:table-cell office:value-type="float" office:value="78271">
            <text:p>78271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1H41M39.671S">
            <text:p>11:41:39.6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579">
            <text:p>5579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1H41M21.832S">
            <text:p>11:41:21.8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3454">
            <text:p>23454</text:p>
          </table:table-cell>
          <table:table-cell office:value-type="string">
            <text:p>Success</text:p>
          </table:table-cell>
          <table:table-cell office:value-type="float" office:value="76167">
            <text:p>76167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1H41M45.286S">
            <text:p>11:41:45.2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1H41M45.251S">
            <text:p>11:41:45.2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1H41M45.339S">
            <text:p>11:41:45.34</text:p>
          </table:table-cell>
          <table:table-cell office:value-type="string">
            <text:p>TC0001_PlannerA 1-26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1H41M45.353S">
            <text:p>11:41:45.35</text:p>
          </table:table-cell>
          <table:table-cell office:value-type="string">
            <text:p>TC0001_PlannerA 1-2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1H41M45.32S">
            <text:p>11:41:45.3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1H41M45.395S">
            <text:p>11:41:45.40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1H41M19.4S">
            <text:p>11:41:19.4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6026">
            <text:p>26026</text:p>
          </table:table-cell>
          <table:table-cell office:value-type="string">
            <text:p>Success</text:p>
          </table:table-cell>
          <table:table-cell office:value-type="float" office:value="59921">
            <text:p>59921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1H41M21.313S">
            <text:p>11:41:21.3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4136">
            <text:p>24136</text:p>
          </table:table-cell>
          <table:table-cell office:value-type="string">
            <text:p>Success</text:p>
          </table:table-cell>
          <table:table-cell office:value-type="float" office:value="61374">
            <text:p>61374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1H41M28.421S">
            <text:p>11:41:28.4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7053">
            <text:p>17053</text:p>
          </table:table-cell>
          <table:table-cell office:value-type="string">
            <text:p>Success</text:p>
          </table:table-cell>
          <table:table-cell office:value-type="float" office:value="76922">
            <text:p>76922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1H41M45.422S">
            <text:p>11:41:45.4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1H41M18.699S">
            <text:p>11:41:18.7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6799">
            <text:p>26799</text:p>
          </table:table-cell>
          <table:table-cell office:value-type="string">
            <text:p>Success</text:p>
          </table:table-cell>
          <table:table-cell office:value-type="float" office:value="59340">
            <text:p>59340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1H41M17.702S">
            <text:p>11:41:17.70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7798">
            <text:p>27798</text:p>
          </table:table-cell>
          <table:table-cell office:value-type="string">
            <text:p>Success</text:p>
          </table:table-cell>
          <table:table-cell office:value-type="float" office:value="52796">
            <text:p>52796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1H41M36.875S">
            <text:p>11:41:36.88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8627">
            <text:p>8627</text:p>
          </table:table-cell>
          <table:table-cell office:value-type="string">
            <text:p>Success</text:p>
          </table:table-cell>
          <table:table-cell office:value-type="float" office:value="78245">
            <text:p>78245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1H41M45.476S">
            <text:p>11:41:45.4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1H41M29.669S">
            <text:p>11:41:29.6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5835">
            <text:p>15835</text:p>
          </table:table-cell>
          <table:table-cell office:value-type="string">
            <text:p>Success</text:p>
          </table:table-cell>
          <table:table-cell office:value-type="float" office:value="78249">
            <text:p>78249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1H41M45.504S">
            <text:p>11:41:45.5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1H41M45.533S">
            <text:p>11:41:45.5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1H41M45.426S">
            <text:p>11:41:45.4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1H41M45.5S">
            <text:p>11:41:45.5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1H41M45.595S">
            <text:p>11:41:45.6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1H41M45.664S">
            <text:p>11:41:45.6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1H41M45.752S">
            <text:p>11:41:45.7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1H41M45.822S">
            <text:p>11:41:45.8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1H41M45.896S">
            <text:p>11:41:45.90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1H41M45.976S">
            <text:p>11:41:45.98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1H41M25.316S">
            <text:p>11:41:25.32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874">
            <text:p>22874</text:p>
          </table:table-cell>
          <table:table-cell office:value-type="string">
            <text:p>Success</text:p>
          </table:table-cell>
          <table:table-cell office:value-type="float" office:value="56418">
            <text:p>56418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1H41M22.084S">
            <text:p>11:41:22.0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6141">
            <text:p>26141</text:p>
          </table:table-cell>
          <table:table-cell office:value-type="string">
            <text:p>Success</text:p>
          </table:table-cell>
          <table:table-cell office:value-type="float" office:value="78245">
            <text:p>78245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1H41M46.038S">
            <text:p>11:41:46.0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213">
            <text:p>2213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1H41M26.424S">
            <text:p>11:41:26.42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1829">
            <text:p>21829</text:p>
          </table:table-cell>
          <table:table-cell office:value-type="string">
            <text:p>Success</text:p>
          </table:table-cell>
          <table:table-cell office:value-type="float" office:value="63071">
            <text:p>63071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1H41M25.59S">
            <text:p>11:41:25.5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2662">
            <text:p>22662</text:p>
          </table:table-cell>
          <table:table-cell office:value-type="string">
            <text:p>Success</text:p>
          </table:table-cell>
          <table:table-cell office:value-type="float" office:value="59583">
            <text:p>59583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1H41M22.397S">
            <text:p>11:41:22.40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5857">
            <text:p>25857</text:p>
          </table:table-cell>
          <table:table-cell office:value-type="string">
            <text:p>Success</text:p>
          </table:table-cell>
          <table:table-cell office:value-type="float" office:value="53376">
            <text:p>53376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1H41M45.502S">
            <text:p>11:41:45.50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755">
            <text:p>2755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1H41M37.8S">
            <text:p>11:41:37.8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0461">
            <text:p>10461</text:p>
          </table:table-cell>
          <table:table-cell office:value-type="string">
            <text:p>Success</text:p>
          </table:table-cell>
          <table:table-cell office:value-type="float" office:value="50683">
            <text:p>50683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1H41M46.106S">
            <text:p>11:41:46.1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195">
            <text:p>2195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1H41M48.258S">
            <text:p>11:41:48.26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1H41M45.45S">
            <text:p>11:41:45.4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880">
            <text:p>2880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1H41M48.256S">
            <text:p>11:41:48.2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1H41M48.331S">
            <text:p>11:41:48.3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1H41M48.256S">
            <text:p>11:41:48.2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1H41M48.426S">
            <text:p>11:41:48.4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1H41M48.364S">
            <text:p>11:41:48.3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1H41M48.568S">
            <text:p>11:41:48.5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1H41M48.49S">
            <text:p>11:41:48.4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1H41M48.686S">
            <text:p>11:41:48.6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1H41M48.618S">
            <text:p>11:41:48.6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10">
            <text:p>3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1H41M44.992S">
            <text:p>11:41:44.9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964">
            <text:p>3964</text:p>
          </table:table-cell>
          <table:table-cell office:value-type="string">
            <text:p>Success</text:p>
          </table:table-cell>
          <table:table-cell office:value-type="float" office:value="86289">
            <text:p>86289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1H41M44.714S">
            <text:p>11:41:44.7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257">
            <text:p>4257</text:p>
          </table:table-cell>
          <table:table-cell office:value-type="string">
            <text:p>Success</text:p>
          </table:table-cell>
          <table:table-cell office:value-type="float" office:value="94326">
            <text:p>94326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1H41M43.278S">
            <text:p>11:41:43.2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702">
            <text:p>5702</text:p>
          </table:table-cell>
          <table:table-cell office:value-type="string">
            <text:p>Success</text:p>
          </table:table-cell>
          <table:table-cell office:value-type="float" office:value="88272">
            <text:p>88272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1H41M43.913S">
            <text:p>11:41:43.9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072">
            <text:p>5072</text:p>
          </table:table-cell>
          <table:table-cell office:value-type="string">
            <text:p>Success</text:p>
          </table:table-cell>
          <table:table-cell office:value-type="float" office:value="90144">
            <text:p>90144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1H41M44.16S">
            <text:p>11:41:44.1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839">
            <text:p>4839</text:p>
          </table:table-cell>
          <table:table-cell office:value-type="string">
            <text:p>Success</text:p>
          </table:table-cell>
          <table:table-cell office:value-type="float" office:value="92113">
            <text:p>92113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1H41M48.982S">
            <text:p>11:41:48.9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1H41M48.755S">
            <text:p>11:41:48.7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98">
            <text:p>2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1H41M44.419S">
            <text:p>11:41:44.4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667">
            <text:p>4667</text:p>
          </table:table-cell>
          <table:table-cell office:value-type="string">
            <text:p>Success</text:p>
          </table:table-cell>
          <table:table-cell office:value-type="float" office:value="94281">
            <text:p>94281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1H41M48.958S">
            <text:p>11:41:48.9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1H41M49.111S">
            <text:p>11:41:49.1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1H41M49.128S">
            <text:p>11:41:49.1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1H41M49.001S">
            <text:p>11:41:49.0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1H41M45.008S">
            <text:p>11:41:45.0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195">
            <text:p>4195</text:p>
          </table:table-cell>
          <table:table-cell office:value-type="string">
            <text:p>Success</text:p>
          </table:table-cell>
          <table:table-cell office:value-type="float" office:value="84317">
            <text:p>84317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1H41M49.16S">
            <text:p>11:41:49.1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1H41M49.205S">
            <text:p>11:41:49.2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1H41M49.242S">
            <text:p>11:41:49.2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1H41M48.987S">
            <text:p>11:41:48.9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86">
            <text:p>2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1H41M45.505S">
            <text:p>11:41:45.5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768">
            <text:p>3768</text:p>
          </table:table-cell>
          <table:table-cell office:value-type="string">
            <text:p>Success</text:p>
          </table:table-cell>
          <table:table-cell office:value-type="float" office:value="80569">
            <text:p>80569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1H41M49.274S">
            <text:p>11:41:49.2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1H41M49.266S">
            <text:p>11:41:49.2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1H41M44.185S">
            <text:p>11:41:44.1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109">
            <text:p>5109</text:p>
          </table:table-cell>
          <table:table-cell office:value-type="string">
            <text:p>Success</text:p>
          </table:table-cell>
          <table:table-cell office:value-type="float" office:value="88269">
            <text:p>88269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1H41M45.503S">
            <text:p>11:41:45.50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803">
            <text:p>3803</text:p>
          </table:table-cell>
          <table:table-cell office:value-type="string">
            <text:p>Success</text:p>
          </table:table-cell>
          <table:table-cell office:value-type="float" office:value="80567">
            <text:p>80567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1H41M49.29S">
            <text:p>11:41:49.2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1H41M49.307S">
            <text:p>11:41:49.3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1H41M49.29S">
            <text:p>11:41:49.2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1H41M49.334S">
            <text:p>11:41:49.3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1H41M49.337S">
            <text:p>11:41:49.3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1H41M48.928S">
            <text:p>11:41:48.93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56">
            <text:p>4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1H41M49.358S">
            <text:p>11:41:49.36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1H41M49.403S">
            <text:p>11:41:49.40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1H41M49.382S">
            <text:p>11:41:49.3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1H41M49.274S">
            <text:p>11:41:49.27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1H41M49.16S">
            <text:p>11:41:49.1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76">
            <text:p>3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1H41M49.088S">
            <text:p>11:41:49.0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11">
            <text:p>5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1H41M49.054S">
            <text:p>11:41:49.05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01">
            <text:p>6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1H41M49.6S">
            <text:p>11:41:49.60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1H41M49.538S">
            <text:p>11:41:49.54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1H41M49.471S">
            <text:p>11:41:49.4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69">
            <text:p>3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1H41M49.713S">
            <text:p>11:41:49.7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1H41M49.841S">
            <text:p>11:41:49.8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1H41M49.881S">
            <text:p>11:41:49.8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1H41M48.256S">
            <text:p>11:41:48.26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165">
            <text:p>2165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1H41M50.423S">
            <text:p>11:41:50.42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1H41M49.385S">
            <text:p>11:41:49.3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487">
            <text:p>1487</text:p>
          </table:table-cell>
          <table:table-cell office:value-type="string">
            <text:p>Success</text:p>
          </table:table-cell>
          <table:table-cell office:value-type="float" office:value="38328">
            <text:p>38328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1H41M49.656S">
            <text:p>11:41:49.6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334">
            <text:p>1334</text:p>
          </table:table-cell>
          <table:table-cell office:value-type="string">
            <text:p>Success</text:p>
          </table:table-cell>
          <table:table-cell office:value-type="float" office:value="38328">
            <text:p>38328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1H41M39.481S">
            <text:p>11:41:39.48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757">
            <text:p>11757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1H41M29.179S">
            <text:p>11:41:29.18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2105">
            <text:p>22105</text:p>
          </table:table-cell>
          <table:table-cell office:value-type="string">
            <text:p>Success</text:p>
          </table:table-cell>
          <table:table-cell office:value-type="float" office:value="78241">
            <text:p>78241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1H41M40.138S">
            <text:p>11:41:40.1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1156">
            <text:p>11156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1H41M39.429S">
            <text:p>11:41:39.4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1888">
            <text:p>11888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1H41M41.965S">
            <text:p>11:41:41.97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363">
            <text:p>9363</text:p>
          </table:table-cell>
          <table:table-cell office:value-type="string">
            <text:p>Success</text:p>
          </table:table-cell>
          <table:table-cell office:value-type="float" office:value="22135">
            <text:p>22135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1H41M36.553S">
            <text:p>11:41:36.5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4789">
            <text:p>14789</text:p>
          </table:table-cell>
          <table:table-cell office:value-type="string">
            <text:p>Success</text:p>
          </table:table-cell>
          <table:table-cell office:value-type="float" office:value="78267">
            <text:p>78267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1H41M39.339S">
            <text:p>11:41:39.3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2019">
            <text:p>12019</text:p>
          </table:table-cell>
          <table:table-cell office:value-type="string">
            <text:p>Success</text:p>
          </table:table-cell>
          <table:table-cell office:value-type="float" office:value="50683">
            <text:p>50683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1H41M34.004S">
            <text:p>11:41:34.00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7362">
            <text:p>17362</text:p>
          </table:table-cell>
          <table:table-cell office:value-type="string">
            <text:p>Success</text:p>
          </table:table-cell>
          <table:table-cell office:value-type="float" office:value="59536">
            <text:p>59536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1H41M28.067S">
            <text:p>11:41:28.0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3300">
            <text:p>23300</text:p>
          </table:table-cell>
          <table:table-cell office:value-type="string">
            <text:p>Success</text:p>
          </table:table-cell>
          <table:table-cell office:value-type="float" office:value="50683">
            <text:p>50683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1H41M29.696S">
            <text:p>11:41:29.7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1677">
            <text:p>21677</text:p>
          </table:table-cell>
          <table:table-cell office:value-type="string">
            <text:p>Success</text:p>
          </table:table-cell>
          <table:table-cell office:value-type="float" office:value="50920">
            <text:p>50920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1H41M51.374S">
            <text:p>11:41:51.3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1H41M51.454S">
            <text:p>11:41:51.4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1H41M51.558S">
            <text:p>11:41:51.5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1H41M51.647S">
            <text:p>11:41:51.6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1H41M42.348S">
            <text:p>11:41:42.3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9953">
            <text:p>9953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1H41M41.716S">
            <text:p>11:41:41.7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600">
            <text:p>10600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1H41M41.221S">
            <text:p>11:41:41.22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105">
            <text:p>11105</text:p>
          </table:table-cell>
          <table:table-cell office:value-type="string">
            <text:p>Success</text:p>
          </table:table-cell>
          <table:table-cell office:value-type="float" office:value="59536">
            <text:p>59536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1H41M44.702S">
            <text:p>11:41:44.70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7634">
            <text:p>7634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1H41M41.691S">
            <text:p>11:41:41.69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660">
            <text:p>10660</text:p>
          </table:table-cell>
          <table:table-cell office:value-type="string">
            <text:p>Success</text:p>
          </table:table-cell>
          <table:table-cell office:value-type="float" office:value="59536">
            <text:p>59536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1H41M35.134S">
            <text:p>11:41:35.13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7228">
            <text:p>17228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1H41M42.351S">
            <text:p>11:41:42.35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012">
            <text:p>10012</text:p>
          </table:table-cell>
          <table:table-cell office:value-type="string">
            <text:p>Success</text:p>
          </table:table-cell>
          <table:table-cell office:value-type="float" office:value="59536">
            <text:p>59536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1H41M41.772S">
            <text:p>11:41:41.7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0599">
            <text:p>10599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1H41M52.302S">
            <text:p>11:41:52.3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1H41M52.44S">
            <text:p>11:41:52.44</text:p>
          </table:table-cell>
          <table:table-cell office:value-type="string">
            <text:p>TC0001_PlannerA 1-24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1H41M52.451S">
            <text:p>11:41:52.45</text:p>
          </table:table-cell>
          <table:table-cell office:value-type="string">
            <text:p>TC0001_PlannerA 1-2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1H41M52.458S">
            <text:p>11:41:52.46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1H41M41.479S">
            <text:p>11:41:41.48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069">
            <text:p>11069</text:p>
          </table:table-cell>
          <table:table-cell office:value-type="string">
            <text:p>Success</text:p>
          </table:table-cell>
          <table:table-cell office:value-type="float" office:value="21504">
            <text:p>21504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1H41M40.941S">
            <text:p>11:41:40.94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656">
            <text:p>11656</text:p>
          </table:table-cell>
          <table:table-cell office:value-type="string">
            <text:p>Success</text:p>
          </table:table-cell>
          <table:table-cell office:value-type="float" office:value="59532">
            <text:p>59532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1H41M52.352S">
            <text:p>11:41:52.3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75">
            <text:p>275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1H41M41.107S">
            <text:p>11:41:41.11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548">
            <text:p>11548</text:p>
          </table:table-cell>
          <table:table-cell office:value-type="string">
            <text:p>Success</text:p>
          </table:table-cell>
          <table:table-cell office:value-type="float" office:value="59536">
            <text:p>59536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1H41M42.927S">
            <text:p>11:41:42.9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742">
            <text:p>9742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1H41M33.832S">
            <text:p>11:41:33.83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8846">
            <text:p>18846</text:p>
          </table:table-cell>
          <table:table-cell office:value-type="string">
            <text:p>Success</text:p>
          </table:table-cell>
          <table:table-cell office:value-type="float" office:value="72033">
            <text:p>72033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1H41M49.434S">
            <text:p>11:41:49.43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253">
            <text:p>325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1H41M42.088S">
            <text:p>11:41:42.0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0606">
            <text:p>10606</text:p>
          </table:table-cell>
          <table:table-cell office:value-type="string">
            <text:p>Success</text:p>
          </table:table-cell>
          <table:table-cell office:value-type="float" office:value="76926">
            <text:p>76926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1H41M43.261S">
            <text:p>11:41:43.26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435">
            <text:p>9435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1H41M42.978S">
            <text:p>11:41:42.9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724">
            <text:p>9724</text:p>
          </table:table-cell>
          <table:table-cell office:value-type="string">
            <text:p>Success</text:p>
          </table:table-cell>
          <table:table-cell office:value-type="float" office:value="39240">
            <text:p>39240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1H41M39.499S">
            <text:p>11:41:39.50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208">
            <text:p>1320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1H41M21.162S">
            <text:p>11:41:21.1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1565">
            <text:p>31565</text:p>
          </table:table-cell>
          <table:table-cell office:value-type="string">
            <text:p>Success</text:p>
          </table:table-cell>
          <table:table-cell office:value-type="float" office:value="59340">
            <text:p>59340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1H41M41.224S">
            <text:p>11:41:41.22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508">
            <text:p>11508</text:p>
          </table:table-cell>
          <table:table-cell office:value-type="string">
            <text:p>Success</text:p>
          </table:table-cell>
          <table:table-cell office:value-type="float" office:value="59532">
            <text:p>59532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1H41M38.408S">
            <text:p>11:41:38.4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4336">
            <text:p>14336</text:p>
          </table:table-cell>
          <table:table-cell office:value-type="string">
            <text:p>Success</text:p>
          </table:table-cell>
          <table:table-cell office:value-type="float" office:value="78245">
            <text:p>78245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1H41M43.273S">
            <text:p>11:41:43.2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472">
            <text:p>9472</text:p>
          </table:table-cell>
          <table:table-cell office:value-type="string">
            <text:p>Success</text:p>
          </table:table-cell>
          <table:table-cell office:value-type="float" office:value="39236">
            <text:p>39236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1H41M41.204S">
            <text:p>11:41:41.20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1578">
            <text:p>11578</text:p>
          </table:table-cell>
          <table:table-cell office:value-type="string">
            <text:p>Success</text:p>
          </table:table-cell>
          <table:table-cell office:value-type="float" office:value="76922">
            <text:p>76922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1H41M51.367S">
            <text:p>11:41:51.3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434">
            <text:p>1434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1H41M52.679S">
            <text:p>11:41:52.68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38328">
            <text:p>38328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1H41M30.732S">
            <text:p>11:41:30.73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2114">
            <text:p>22114</text:p>
          </table:table-cell>
          <table:table-cell office:value-type="string">
            <text:p>Success</text:p>
          </table:table-cell>
          <table:table-cell office:value-type="float" office:value="76193">
            <text:p>76193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1H41M44.378S">
            <text:p>11:41:44.3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471">
            <text:p>8471</text:p>
          </table:table-cell>
          <table:table-cell office:value-type="string">
            <text:p>Success</text:p>
          </table:table-cell>
          <table:table-cell office:value-type="float" office:value="76923">
            <text:p>76923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1H41M36.715S">
            <text:p>11:41:36.7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6140">
            <text:p>16140</text:p>
          </table:table-cell>
          <table:table-cell office:value-type="string">
            <text:p>Success</text:p>
          </table:table-cell>
          <table:table-cell office:value-type="float" office:value="51302">
            <text:p>51302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1H41M52.364S">
            <text:p>11:41:52.36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493">
            <text:p>493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1H41M52.333S">
            <text:p>11:41:52.33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527">
            <text:p>527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1H41M52.848S">
            <text:p>11:41:52.8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1H41M36.827S">
            <text:p>11:41:36.8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6050">
            <text:p>16050</text:p>
          </table:table-cell>
          <table:table-cell office:value-type="string">
            <text:p>Success</text:p>
          </table:table-cell>
          <table:table-cell office:value-type="float" office:value="50671">
            <text:p>50671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1H41M52.371S">
            <text:p>11:41:52.3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52165">
            <text:p>52165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1H41M36.564S">
            <text:p>11:41:36.5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6328">
            <text:p>16328</text:p>
          </table:table-cell>
          <table:table-cell office:value-type="string">
            <text:p>Success</text:p>
          </table:table-cell>
          <table:table-cell office:value-type="float" office:value="50671">
            <text:p>50671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1H41M52.694S">
            <text:p>11:41:52.6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1H41M52.85S">
            <text:p>11:41:52.8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1H41M52.782S">
            <text:p>11:41:52.78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1H41M52.728S">
            <text:p>11:41:52.7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1H41M52.936S">
            <text:p>11:41:52.9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1H41M52.901S">
            <text:p>11:41:52.9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1H41M52.906S">
            <text:p>11:41:52.9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1H41M52.878S">
            <text:p>11:41:52.8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1H41M52.836S">
            <text:p>11:41:52.8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1H41M53.074S">
            <text:p>11:41:53.0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1H41M53.077S">
            <text:p>11:41:53.0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1H41M53.059S">
            <text:p>11:41:53.0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1H41M53.078S">
            <text:p>11:41:53.0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1H41M52.983S">
            <text:p>11:41:52.9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1H41M53.09S">
            <text:p>11:41:53.09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1H41M52.704S">
            <text:p>11:41:52.7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1H41M53.171S">
            <text:p>11:41:53.1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1H41M53.321S">
            <text:p>11:41:53.32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1H41M53.335S">
            <text:p>11:41:53.34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1H41M53.352S">
            <text:p>11:41:53.35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1H41M53.241S">
            <text:p>11:41:53.2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1H41M53.328S">
            <text:p>11:41:53.33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1H41M53.398S">
            <text:p>11:41:53.4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1H41M53.466S">
            <text:p>11:41:53.4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1H41M49.763S">
            <text:p>11:41:49.7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315">
            <text:p>4315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1H41M49.989S">
            <text:p>11:41:49.9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091">
            <text:p>4091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1H41M48.267S">
            <text:p>11:41:48.2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596">
            <text:p>6596</text:p>
          </table:table-cell>
          <table:table-cell office:value-type="string">
            <text:p>Success</text:p>
          </table:table-cell>
          <table:table-cell office:value-type="float" office:value="84546">
            <text:p>84546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1H41M54.864S">
            <text:p>11:41:54.8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1H41M54.885S">
            <text:p>11:41:54.8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1H41M51.359S">
            <text:p>11:41:51.3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599">
            <text:p>3599</text:p>
          </table:table-cell>
          <table:table-cell office:value-type="string">
            <text:p>Success</text:p>
          </table:table-cell>
          <table:table-cell office:value-type="float" office:value="98239">
            <text:p>98239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1H41M54.957S">
            <text:p>11:41:54.9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1H41M48.255S">
            <text:p>11:41:48.2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735">
            <text:p>6735</text:p>
          </table:table-cell>
          <table:table-cell office:value-type="string">
            <text:p>Success</text:p>
          </table:table-cell>
          <table:table-cell office:value-type="float" office:value="84412">
            <text:p>84412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1H41M54.982S">
            <text:p>11:41:54.9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1H41M48.31S">
            <text:p>11:41:48.31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6695">
            <text:p>6695</text:p>
          </table:table-cell>
          <table:table-cell office:value-type="string">
            <text:p>Success</text:p>
          </table:table-cell>
          <table:table-cell office:value-type="float" office:value="78502">
            <text:p>78502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1H41M48.818S">
            <text:p>11:41:48.82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6187">
            <text:p>6187</text:p>
          </table:table-cell>
          <table:table-cell office:value-type="string">
            <text:p>Success</text:p>
          </table:table-cell>
          <table:table-cell office:value-type="float" office:value="88352">
            <text:p>88352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1H41M55.005S">
            <text:p>11:41:55.01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1H41M54.992S">
            <text:p>11:41:54.9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1H41M55.007S">
            <text:p>11:41:55.0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1H41M55.076S">
            <text:p>11:41:55.0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1H41M55.151S">
            <text:p>11:41:55.15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1H41M55.211S">
            <text:p>11:41:55.21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1H41M55.285S">
            <text:p>11:41:55.2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1H41M50.992S">
            <text:p>11:41:50.9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442">
            <text:p>4442</text:p>
          </table:table-cell>
          <table:table-cell office:value-type="string">
            <text:p>Success</text:p>
          </table:table-cell>
          <table:table-cell office:value-type="float" office:value="100076">
            <text:p>100076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1H41M55.434S">
            <text:p>11:41:55.4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1H41M55.434S">
            <text:p>11:41:55.4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1H41M55.529S">
            <text:p>11:41:55.5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1H41M55.665S">
            <text:p>11:41:55.67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1H41M52.745S">
            <text:p>11:41:52.7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506">
            <text:p>350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1H41M56.253S">
            <text:p>11:41:56.25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1H41M56.261S">
            <text:p>11:41:56.26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1H41M56.266S">
            <text:p>11:41:56.27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1H41M55.004S">
            <text:p>11:41:55.00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902">
            <text:p>190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1H41M54.901S">
            <text:p>11:41:54.90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51">
            <text:p>205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1H41M22.743S">
            <text:p>11:41:22.7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4481">
            <text:p>34481</text:p>
          </table:table-cell>
          <table:table-cell office:value-type="string">
            <text:p>Success</text:p>
          </table:table-cell>
          <table:table-cell office:value-type="float" office:value="67119">
            <text:p>67119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1H41M26.424S">
            <text:p>11:41:26.4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0802">
            <text:p>30802</text:p>
          </table:table-cell>
          <table:table-cell office:value-type="string">
            <text:p>Success</text:p>
          </table:table-cell>
          <table:table-cell office:value-type="float" office:value="67122">
            <text:p>67122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1H41M37.983S">
            <text:p>11:41:37.9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9267">
            <text:p>19267</text:p>
          </table:table-cell>
          <table:table-cell office:value-type="string">
            <text:p>Success</text:p>
          </table:table-cell>
          <table:table-cell office:value-type="float" office:value="52165">
            <text:p>52165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1H41M57.225S">
            <text:p>11:41:57.2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1H41M57.228S">
            <text:p>11:41:57.2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1H41M57.254S">
            <text:p>11:41:57.2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1H41M57.259S">
            <text:p>11:41:57.2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1H41M57.274S">
            <text:p>11:41:57.2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1H41M57.287S">
            <text:p>11:41:57.2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1H41M57.304S">
            <text:p>11:41:57.30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1H41M57.306S">
            <text:p>11:41:57.31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1H41M48.227S">
            <text:p>11:41:48.23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9654">
            <text:p>9654</text:p>
          </table:table-cell>
          <table:table-cell office:value-type="string">
            <text:p>Success</text:p>
          </table:table-cell>
          <table:table-cell office:value-type="float" office:value="84016">
            <text:p>84016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1H41M57.883S">
            <text:p>11:41:57.8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1H41M57.966S">
            <text:p>11:41:57.97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1H41M57.985S">
            <text:p>11:41:57.99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1H41M58.016S">
            <text:p>11:41:58.02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1H41M48.302S">
            <text:p>11:41:48.3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751">
            <text:p>10751</text:p>
          </table:table-cell>
          <table:table-cell office:value-type="string">
            <text:p>Success</text:p>
          </table:table-cell>
          <table:table-cell office:value-type="float" office:value="83922">
            <text:p>83922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1H41M59.055S">
            <text:p>11:41:59.0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1H41M59.122S">
            <text:p>11:41:59.1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1H41M59.221S">
            <text:p>11:41:59.22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1H41M51.286S">
            <text:p>11:41:51.29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8065">
            <text:p>8065</text:p>
          </table:table-cell>
          <table:table-cell office:value-type="string">
            <text:p>Success</text:p>
          </table:table-cell>
          <table:table-cell office:value-type="float" office:value="101558">
            <text:p>101558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1H41M59.352S">
            <text:p>11:41:59.35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1H41M59.384S">
            <text:p>11:41:59.38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1H41M59.405S">
            <text:p>11:41:59.41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1H41M59.431S">
            <text:p>11:41:59.4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1H41M51.368S">
            <text:p>11:41:51.3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166">
            <text:p>8166</text:p>
          </table:table-cell>
          <table:table-cell office:value-type="string">
            <text:p>Success</text:p>
          </table:table-cell>
          <table:table-cell office:value-type="float" office:value="99721">
            <text:p>99721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1H41M59.535S">
            <text:p>11:41:59.5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1H41M59.557S">
            <text:p>11:41:59.5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1H41M59.58S">
            <text:p>11:41:59.58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1H41M55.364S">
            <text:p>11:41:55.3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476">
            <text:p>4476</text:p>
          </table:table-cell>
          <table:table-cell office:value-type="string">
            <text:p>Success</text:p>
          </table:table-cell>
          <table:table-cell office:value-type="float" office:value="14882">
            <text:p>14882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1H41M52.857S">
            <text:p>11:41:52.8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032">
            <text:p>7032</text:p>
          </table:table-cell>
          <table:table-cell office:value-type="string">
            <text:p>Success</text:p>
          </table:table-cell>
          <table:table-cell office:value-type="float" office:value="97547">
            <text:p>97547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1H41M59.89S">
            <text:p>11:41:59.8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1H41M59.91S">
            <text:p>11:41:59.9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1H41M59.942S">
            <text:p>11:41:59.94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1H41M52.893S">
            <text:p>11:41:52.8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172">
            <text:p>7172</text:p>
          </table:table-cell>
          <table:table-cell office:value-type="string">
            <text:p>Success</text:p>
          </table:table-cell>
          <table:table-cell office:value-type="float" office:value="92118">
            <text:p>92118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1H41M51.239S">
            <text:p>11:41:51.2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837">
            <text:p>8837</text:p>
          </table:table-cell>
          <table:table-cell office:value-type="string">
            <text:p>Success</text:p>
          </table:table-cell>
          <table:table-cell office:value-type="float" office:value="101431">
            <text:p>101431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1H41M52.317S">
            <text:p>11:41:52.3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761">
            <text:p>7761</text:p>
          </table:table-cell>
          <table:table-cell office:value-type="string">
            <text:p>Success</text:p>
          </table:table-cell>
          <table:table-cell office:value-type="float" office:value="93571">
            <text:p>93571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1H41M54.078S">
            <text:p>11:41:54.0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003">
            <text:p>6003</text:p>
          </table:table-cell>
          <table:table-cell office:value-type="string">
            <text:p>Success</text:p>
          </table:table-cell>
          <table:table-cell office:value-type="float" office:value="91983">
            <text:p>91983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1H41M51.344S">
            <text:p>11:41:51.3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752">
            <text:p>8752</text:p>
          </table:table-cell>
          <table:table-cell office:value-type="string">
            <text:p>Success</text:p>
          </table:table-cell>
          <table:table-cell office:value-type="float" office:value="95547">
            <text:p>95547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1H42M00.067S">
            <text:p>11:42:00.0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1H42M00.077S">
            <text:p>11:42:00.0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1H41M52.697S">
            <text:p>11:41:52.7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431">
            <text:p>7431</text:p>
          </table:table-cell>
          <table:table-cell office:value-type="string">
            <text:p>Success</text:p>
          </table:table-cell>
          <table:table-cell office:value-type="float" office:value="92025">
            <text:p>92025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1H41M52.882S">
            <text:p>11:41:52.8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7262">
            <text:p>7262</text:p>
          </table:table-cell>
          <table:table-cell office:value-type="string">
            <text:p>Success</text:p>
          </table:table-cell>
          <table:table-cell office:value-type="float" office:value="95638">
            <text:p>95638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1H42M00.13S">
            <text:p>11:42:00.1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1H42M00.126S">
            <text:p>11:42:00.1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1H41M50.436S">
            <text:p>11:41:50.4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9745">
            <text:p>9745</text:p>
          </table:table-cell>
          <table:table-cell office:value-type="string">
            <text:p>Success</text:p>
          </table:table-cell>
          <table:table-cell office:value-type="float" office:value="95255">
            <text:p>95255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1H41M51.746S">
            <text:p>11:41:51.7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437">
            <text:p>8437</text:p>
          </table:table-cell>
          <table:table-cell office:value-type="string">
            <text:p>Success</text:p>
          </table:table-cell>
          <table:table-cell office:value-type="float" office:value="99585">
            <text:p>99585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1H42M00.104S">
            <text:p>11:42:00.1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1H42M00.183S">
            <text:p>11:42:00.1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1H41M52.744S">
            <text:p>11:41:52.7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484">
            <text:p>7484</text:p>
          </table:table-cell>
          <table:table-cell office:value-type="string">
            <text:p>Success</text:p>
          </table:table-cell>
          <table:table-cell office:value-type="float" office:value="89920">
            <text:p>89920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1H41M53.539S">
            <text:p>11:41:53.5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6693">
            <text:p>6693</text:p>
          </table:table-cell>
          <table:table-cell office:value-type="string">
            <text:p>Success</text:p>
          </table:table-cell>
          <table:table-cell office:value-type="float" office:value="95642">
            <text:p>95642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1H42M00.183S">
            <text:p>11:42:00.18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1H41M50.873S">
            <text:p>11:41:50.8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9383">
            <text:p>9383</text:p>
          </table:table-cell>
          <table:table-cell office:value-type="string">
            <text:p>Success</text:p>
          </table:table-cell>
          <table:table-cell office:value-type="float" office:value="99100">
            <text:p>99100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1H41M57.34S">
            <text:p>11:41:57.3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919">
            <text:p>2919</text:p>
          </table:table-cell>
          <table:table-cell office:value-type="string">
            <text:p>Success</text:p>
          </table:table-cell>
          <table:table-cell office:value-type="float" office:value="86504">
            <text:p>86504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1H42M00.097S">
            <text:p>11:42:00.1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1H42M00.293S">
            <text:p>11:42:00.2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1H42M00.229S">
            <text:p>11:42:00.2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1H42M00.314S">
            <text:p>11:42:00.3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1H42M00.146S">
            <text:p>11:42:00.15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1H42M00.26S">
            <text:p>11:42:00.2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1H42M00.331S">
            <text:p>11:42:00.3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097">
            <text:p>1097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1H42M00.184S">
            <text:p>11:42:00.1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1H42M00.307S">
            <text:p>11:42:00.3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097">
            <text:p>1097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1H42M00.333S">
            <text:p>11:42:00.3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1H42M00.369S">
            <text:p>11:42:00.3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097">
            <text:p>1097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1H42M00.359S">
            <text:p>11:42:00.3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097">
            <text:p>1097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1H42M00.258S">
            <text:p>11:42:00.2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1H42M00.233S">
            <text:p>11:42:00.23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1H42M00.459S">
            <text:p>11:42:00.4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1H42M00.346S">
            <text:p>11:42:00.35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1H42M00.361S">
            <text:p>11:42:00.36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04">
            <text:p>3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1H42M00.603S">
            <text:p>11:42:00.60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1H41M52.88S">
            <text:p>11:41:52.8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7898">
            <text:p>7898</text:p>
          </table:table-cell>
          <table:table-cell office:value-type="string">
            <text:p>Success</text:p>
          </table:table-cell>
          <table:table-cell office:value-type="float" office:value="93809">
            <text:p>93809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1H42M00.778S">
            <text:p>11:42:00.7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1H42M00.795S">
            <text:p>11:42:00.8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1H42M00.517S">
            <text:p>11:42:00.52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28">
            <text:p>3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1H42M00.665S">
            <text:p>11:42:00.67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1H42M00.665S">
            <text:p>11:42:00.6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52">
            <text:p>2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1H42M00.846S">
            <text:p>11:42:00.8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1H42M00.923S">
            <text:p>11:42:00.9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1H42M00.923S">
            <text:p>11:42:00.9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1H42M01.062S">
            <text:p>11:42:01.06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1H42M00.995S">
            <text:p>11:42:01.0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1H42M00.386S">
            <text:p>11:42:00.39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04">
            <text:p>80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1H42M00.185S">
            <text:p>11:42:00.19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38">
            <text:p>11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1H41M52.708S">
            <text:p>11:41:52.7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646">
            <text:p>8646</text:p>
          </table:table-cell>
          <table:table-cell office:value-type="string">
            <text:p>Success</text:p>
          </table:table-cell>
          <table:table-cell office:value-type="float" office:value="86471">
            <text:p>86471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1H42M01.355S">
            <text:p>11:42:01.3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1H42M01.382S">
            <text:p>11:42:01.3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1H41M57.331S">
            <text:p>11:41:57.3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262">
            <text:p>4262</text:p>
          </table:table-cell>
          <table:table-cell office:value-type="string">
            <text:p>Success</text:p>
          </table:table-cell>
          <table:table-cell office:value-type="float" office:value="88397">
            <text:p>88397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1H41M57.25S">
            <text:p>11:41:57.2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359">
            <text:p>4359</text:p>
          </table:table-cell>
          <table:table-cell office:value-type="string">
            <text:p>Success</text:p>
          </table:table-cell>
          <table:table-cell office:value-type="float" office:value="86480">
            <text:p>86480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1H41M53.755S">
            <text:p>11:41:53.7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854">
            <text:p>7854</text:p>
          </table:table-cell>
          <table:table-cell office:value-type="string">
            <text:p>Success</text:p>
          </table:table-cell>
          <table:table-cell office:value-type="float" office:value="86485">
            <text:p>86485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1H41M59.841S">
            <text:p>11:41:59.8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779">
            <text:p>1779</text:p>
          </table:table-cell>
          <table:table-cell office:value-type="string">
            <text:p>Success</text:p>
          </table:table-cell>
          <table:table-cell office:value-type="float" office:value="86484">
            <text:p>86484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1H42M01.595S">
            <text:p>11:42:01.6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1H42M01.61S">
            <text:p>11:42:01.6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1H42M01.635S">
            <text:p>11:42:01.6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1H42M01.61S">
            <text:p>11:42:01.6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1H42M01.632S">
            <text:p>11:42:01.6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1H42M01.706S">
            <text:p>11:42:01.71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1H42M01.703S">
            <text:p>11:42:01.7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1H42M01.727S">
            <text:p>11:42:01.7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1H42M01.798S">
            <text:p>11:42:01.80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1H42M01.794S">
            <text:p>11:42:01.79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1H42M00.811S">
            <text:p>11:42:00.81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214">
            <text:p>12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1H42M01.651S">
            <text:p>11:42:01.65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1H41M45.486S">
            <text:p>11:41:45.49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6771">
            <text:p>16771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1H41M48.973S">
            <text:p>11:41:48.9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3301">
            <text:p>13301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1H41M49.935S">
            <text:p>11:41:49.9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360">
            <text:p>12360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1H41M39.394S">
            <text:p>11:41:39.3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2916">
            <text:p>22916</text:p>
          </table:table-cell>
          <table:table-cell office:value-type="string">
            <text:p>Success</text:p>
          </table:table-cell>
          <table:table-cell office:value-type="float" office:value="78249">
            <text:p>78249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1H41M49.323S">
            <text:p>11:41:49.32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989">
            <text:p>1298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1H41M45.548S">
            <text:p>11:41:45.5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6769">
            <text:p>1676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1H41M48.191S">
            <text:p>11:41:48.1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4130">
            <text:p>14130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1H42M02.275S">
            <text:p>11:42:02.2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1H42M02.405S">
            <text:p>11:42:02.41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1H42M02.414S">
            <text:p>11:42:02.41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1H42M02.419S">
            <text:p>11:42:02.42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1H41M20.271S">
            <text:p>11:41:20.2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2596">
            <text:p>42596</text:p>
          </table:table-cell>
          <table:table-cell office:value-type="string">
            <text:p>Success</text:p>
          </table:table-cell>
          <table:table-cell office:value-type="float" office:value="59340">
            <text:p>59340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1H41M44.301S">
            <text:p>11:41:44.30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8579">
            <text:p>18579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1H41M42.327S">
            <text:p>11:41:42.3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0563">
            <text:p>20563</text:p>
          </table:table-cell>
          <table:table-cell office:value-type="string">
            <text:p>Success</text:p>
          </table:table-cell>
          <table:table-cell office:value-type="float" office:value="76189">
            <text:p>76189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1H41M52.362S">
            <text:p>11:41:52.3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0541">
            <text:p>10541</text:p>
          </table:table-cell>
          <table:table-cell office:value-type="string">
            <text:p>Success</text:p>
          </table:table-cell>
          <table:table-cell office:value-type="float" office:value="16996">
            <text:p>16996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1H41M49.426S">
            <text:p>11:41:49.43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3486">
            <text:p>1348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1H41M52.688S">
            <text:p>11:41:52.6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0240">
            <text:p>10240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1H41M44.523S">
            <text:p>11:41:44.5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8409">
            <text:p>18409</text:p>
          </table:table-cell>
          <table:table-cell office:value-type="string">
            <text:p>Success</text:p>
          </table:table-cell>
          <table:table-cell office:value-type="float" office:value="76904">
            <text:p>76904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1H41M51.327S">
            <text:p>11:41:51.3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608">
            <text:p>11608</text:p>
          </table:table-cell>
          <table:table-cell office:value-type="string">
            <text:p>Success</text:p>
          </table:table-cell>
          <table:table-cell office:value-type="float" office:value="39400">
            <text:p>39400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1H41M52.598S">
            <text:p>11:41:52.6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357">
            <text:p>10357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1H41M40.254S">
            <text:p>11:41:40.2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2751">
            <text:p>22751</text:p>
          </table:table-cell>
          <table:table-cell office:value-type="string">
            <text:p>Success</text:p>
          </table:table-cell>
          <table:table-cell office:value-type="float" office:value="54113">
            <text:p>54113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1H41M39.442S">
            <text:p>11:41:39.4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3565">
            <text:p>23565</text:p>
          </table:table-cell>
          <table:table-cell office:value-type="string">
            <text:p>Success</text:p>
          </table:table-cell>
          <table:table-cell office:value-type="float" office:value="78249">
            <text:p>78249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1H41M43.473S">
            <text:p>11:41:43.4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9537">
            <text:p>19537</text:p>
          </table:table-cell>
          <table:table-cell office:value-type="string">
            <text:p>Success</text:p>
          </table:table-cell>
          <table:table-cell office:value-type="float" office:value="39403">
            <text:p>39403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1H41M42.975S">
            <text:p>11:41:42.9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0041">
            <text:p>20041</text:p>
          </table:table-cell>
          <table:table-cell office:value-type="string">
            <text:p>Success</text:p>
          </table:table-cell>
          <table:table-cell office:value-type="float" office:value="39396">
            <text:p>39396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1H41M17.143S">
            <text:p>11:41:17.14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5876">
            <text:p>45876</text:p>
          </table:table-cell>
          <table:table-cell office:value-type="string">
            <text:p>Success</text:p>
          </table:table-cell>
          <table:table-cell office:value-type="float" office:value="55831">
            <text:p>55831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1H41M44.925S">
            <text:p>11:41:44.9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8106">
            <text:p>18106</text:p>
          </table:table-cell>
          <table:table-cell office:value-type="string">
            <text:p>Success</text:p>
          </table:table-cell>
          <table:table-cell office:value-type="float" office:value="50671">
            <text:p>50671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1H41M40.299S">
            <text:p>11:41:40.3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2736">
            <text:p>22736</text:p>
          </table:table-cell>
          <table:table-cell office:value-type="string">
            <text:p>Success</text:p>
          </table:table-cell>
          <table:table-cell office:value-type="float" office:value="50683">
            <text:p>50683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1H42M02.892S">
            <text:p>11:42:02.8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1H41M51.295S">
            <text:p>11:41:51.3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1757">
            <text:p>11757</text:p>
          </table:table-cell>
          <table:table-cell office:value-type="string">
            <text:p>Success</text:p>
          </table:table-cell>
          <table:table-cell office:value-type="float" office:value="50683">
            <text:p>50683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1H41M44.171S">
            <text:p>11:41:44.1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8890">
            <text:p>18890</text:p>
          </table:table-cell>
          <table:table-cell office:value-type="string">
            <text:p>Success</text:p>
          </table:table-cell>
          <table:table-cell office:value-type="float" office:value="77538">
            <text:p>77538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1H41M41.144S">
            <text:p>11:41:41.1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1935">
            <text:p>21935</text:p>
          </table:table-cell>
          <table:table-cell office:value-type="string">
            <text:p>Success</text:p>
          </table:table-cell>
          <table:table-cell office:value-type="float" office:value="76193">
            <text:p>76193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1H41M33.2S">
            <text:p>11:41:33.2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9887">
            <text:p>29887</text:p>
          </table:table-cell>
          <table:table-cell office:value-type="string">
            <text:p>Success</text:p>
          </table:table-cell>
          <table:table-cell office:value-type="float" office:value="52796">
            <text:p>52796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1H41M40.278S">
            <text:p>11:41:40.28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2813">
            <text:p>22813</text:p>
          </table:table-cell>
          <table:table-cell office:value-type="string">
            <text:p>Success</text:p>
          </table:table-cell>
          <table:table-cell office:value-type="float" office:value="50683">
            <text:p>50683</text:p>
          </table:table-cell>
          <table:table-cell table:number-columns-repeated="1017"/>
        </table:table-row>
        <table:table-row table:style-name="ro1">
          <table:table-cell office:value-type="float" office:value="1961">
            <text:p>1961</text:p>
          </table:table-cell>
          <table:table-cell office:value-type="time" office:time-value="PT11H42M02.933S">
            <text:p>11:42:02.9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962">
            <text:p>1962</text:p>
          </table:table-cell>
          <table:table-cell office:value-type="time" office:time-value="PT11H42M03.08S">
            <text:p>11:42:03.0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963">
            <text:p>1963</text:p>
          </table:table-cell>
          <table:table-cell office:value-type="time" office:time-value="PT11H41M16.035S">
            <text:p>11:41:16.0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7085">
            <text:p>47085</text:p>
          </table:table-cell>
          <table:table-cell office:value-type="string">
            <text:p>Success</text:p>
          </table:table-cell>
          <table:table-cell office:value-type="float" office:value="55251">
            <text:p>55251</text:p>
          </table:table-cell>
          <table:table-cell table:number-columns-repeated="1017"/>
        </table:table-row>
        <table:table-row table:style-name="ro1">
          <table:table-cell office:value-type="float" office:value="1964">
            <text:p>1964</text:p>
          </table:table-cell>
          <table:table-cell office:value-type="time" office:time-value="PT11H41M33.787S">
            <text:p>11:41:33.7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9342">
            <text:p>29342</text:p>
          </table:table-cell>
          <table:table-cell office:value-type="string">
            <text:p>Success</text:p>
          </table:table-cell>
          <table:table-cell office:value-type="float" office:value="72033">
            <text:p>72033</text:p>
          </table:table-cell>
          <table:table-cell table:number-columns-repeated="1017"/>
        </table:table-row>
        <table:table-row table:style-name="ro1">
          <table:table-cell office:value-type="float" office:value="1965">
            <text:p>1965</text:p>
          </table:table-cell>
          <table:table-cell office:value-type="time" office:time-value="PT11H42M03.108S">
            <text:p>11:42:03.1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966">
            <text:p>1966</text:p>
          </table:table-cell>
          <table:table-cell office:value-type="time" office:time-value="PT11H42M03.091S">
            <text:p>11:42:03.0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967">
            <text:p>1967</text:p>
          </table:table-cell>
          <table:table-cell office:value-type="time" office:time-value="PT11H41M52.336S">
            <text:p>11:41:52.34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0807">
            <text:p>10807</text:p>
          </table:table-cell>
          <table:table-cell office:value-type="string">
            <text:p>Success</text:p>
          </table:table-cell>
          <table:table-cell office:value-type="float" office:value="76398">
            <text:p>76398</text:p>
          </table:table-cell>
          <table:table-cell table:number-columns-repeated="1017"/>
        </table:table-row>
        <table:table-row table:style-name="ro1">
          <table:table-cell office:value-type="float" office:value="1968">
            <text:p>1968</text:p>
          </table:table-cell>
          <table:table-cell office:value-type="time" office:time-value="PT11H42M02.868S">
            <text:p>11:42:02.8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69">
            <text:p>1969</text:p>
          </table:table-cell>
          <table:table-cell office:value-type="time" office:time-value="PT11H42M03.052S">
            <text:p>11:42:03.0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970">
            <text:p>1970</text:p>
          </table:table-cell>
          <table:table-cell office:value-type="time" office:time-value="PT11H42M03.139S">
            <text:p>11:42:03.1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971">
            <text:p>1971</text:p>
          </table:table-cell>
          <table:table-cell office:value-type="time" office:time-value="PT11H42M03.136S">
            <text:p>11:42:03.1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972">
            <text:p>1972</text:p>
          </table:table-cell>
          <table:table-cell office:value-type="time" office:time-value="PT11H42M03.163S">
            <text:p>11:42:03.1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973">
            <text:p>1973</text:p>
          </table:table-cell>
          <table:table-cell office:value-type="time" office:time-value="PT11H42M03.02S">
            <text:p>11:42:03.0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74">
            <text:p>1974</text:p>
          </table:table-cell>
          <table:table-cell office:value-type="time" office:time-value="PT11H42M03.15S">
            <text:p>11:42:03.1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75">
            <text:p>1975</text:p>
          </table:table-cell>
          <table:table-cell office:value-type="time" office:time-value="PT11H42M03.24S">
            <text:p>11:42:03.24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76">
            <text:p>1976</text:p>
          </table:table-cell>
          <table:table-cell office:value-type="time" office:time-value="PT11H42M03.296S">
            <text:p>11:42:03.3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77">
            <text:p>1977</text:p>
          </table:table-cell>
          <table:table-cell office:value-type="time" office:time-value="PT11H42M03.364S">
            <text:p>11:42:03.36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78">
            <text:p>1978</text:p>
          </table:table-cell>
          <table:table-cell office:value-type="time" office:time-value="PT11H42M03.423S">
            <text:p>11:42:03.42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79">
            <text:p>1979</text:p>
          </table:table-cell>
          <table:table-cell office:value-type="time" office:time-value="PT11H42M03.491S">
            <text:p>11:42:03.49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80">
            <text:p>1980</text:p>
          </table:table-cell>
          <table:table-cell office:value-type="time" office:time-value="PT11H42M01.139S">
            <text:p>11:42:01.1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962">
            <text:p>2962</text:p>
          </table:table-cell>
          <table:table-cell office:value-type="string">
            <text:p>Success</text:p>
          </table:table-cell>
          <table:table-cell office:value-type="float" office:value="80420">
            <text:p>80420</text:p>
          </table:table-cell>
          <table:table-cell table:number-columns-repeated="1017"/>
        </table:table-row>
        <table:table-row table:style-name="ro1">
          <table:table-cell office:value-type="float" office:value="1981">
            <text:p>1981</text:p>
          </table:table-cell>
          <table:table-cell office:value-type="time" office:time-value="PT11H42M03.017S">
            <text:p>11:42:03.0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449">
            <text:p>144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82">
            <text:p>1982</text:p>
          </table:table-cell>
          <table:table-cell office:value-type="time" office:time-value="PT11H42M04.468S">
            <text:p>11:42:04.47</text:p>
          </table:table-cell>
          <table:table-cell office:value-type="string">
            <text:p>TC0003_PlannerC 3-27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3">
            <text:p>1983</text:p>
          </table:table-cell>
          <table:table-cell office:value-type="time" office:time-value="PT11H42M04.476S">
            <text:p>11:42:04.48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4">
            <text:p>1984</text:p>
          </table:table-cell>
          <table:table-cell office:value-type="time" office:time-value="PT11H42M04.481S">
            <text:p>11:42:04.48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85">
            <text:p>1985</text:p>
          </table:table-cell>
          <table:table-cell office:value-type="time" office:time-value="PT11H42M02.93S">
            <text:p>11:42:02.9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003">
            <text:p>200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86">
            <text:p>1986</text:p>
          </table:table-cell>
          <table:table-cell office:value-type="time" office:time-value="PT11H42M03.012S">
            <text:p>11:42:03.0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923">
            <text:p>192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87">
            <text:p>1987</text:p>
          </table:table-cell>
          <table:table-cell office:value-type="time" office:time-value="PT11H42M04.933S">
            <text:p>11:42:04.93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8">
            <text:p>1988</text:p>
          </table:table-cell>
          <table:table-cell office:value-type="time" office:time-value="PT11H42M04.94S">
            <text:p>11:42:04.94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9">
            <text:p>1989</text:p>
          </table:table-cell>
          <table:table-cell office:value-type="time" office:time-value="PT11H42M04.944S">
            <text:p>11:42:04.94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90">
            <text:p>1990</text:p>
          </table:table-cell>
          <table:table-cell office:value-type="time" office:time-value="PT11H42M04.937S">
            <text:p>11:42:04.94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1">
            <text:p>1991</text:p>
          </table:table-cell>
          <table:table-cell office:value-type="time" office:time-value="PT11H42M04.952S">
            <text:p>11:42:04.95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2">
            <text:p>1992</text:p>
          </table:table-cell>
          <table:table-cell office:value-type="time" office:time-value="PT11H42M04.957S">
            <text:p>11:42:04.96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office:value-type="time" office:time-value="PT11H42M02.938S">
            <text:p>11:42:02.9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227">
            <text:p>222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 office:value-type="time" office:time-value="PT11H42M05.167S">
            <text:p>11:42:05.17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office:value-type="time" office:time-value="PT11H42M03.006S">
            <text:p>11:42:03.0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205">
            <text:p>2205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office:value-type="time" office:time-value="PT11H42M05.177S">
            <text:p>11:42:05.18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office:value-type="time" office:time-value="PT11H42M05.216S">
            <text:p>11:42:05.22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office:value-type="time" office:time-value="PT11H42M05.213S">
            <text:p>11:42:05.21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office:value-type="time" office:time-value="PT11H42M02.315S">
            <text:p>11:42:02.3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016">
            <text:p>3016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time" office:time-value="PT11H42M02.903S">
            <text:p>11:42:02.9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436">
            <text:p>243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office:value-type="time" office:time-value="PT11H42M05.341S">
            <text:p>11:42:05.34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office:value-type="time" office:time-value="PT11H42M05.359S">
            <text:p>11:42:05.36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3">
            <text:p>2003</text:p>
          </table:table-cell>
          <table:table-cell office:value-type="time" office:time-value="PT11H41M52.548S">
            <text:p>11:41:52.55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2827">
            <text:p>12827</text:p>
          </table:table-cell>
          <table:table-cell office:value-type="string">
            <text:p>Success</text:p>
          </table:table-cell>
          <table:table-cell office:value-type="float" office:value="39236">
            <text:p>39236</text:p>
          </table:table-cell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office:value-type="time" office:time-value="PT11H42M02.295S">
            <text:p>11:42:02.3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093">
            <text:p>3093</text:p>
          </table:table-cell>
          <table:table-cell office:value-type="string">
            <text:p>Success</text:p>
          </table:table-cell>
          <table:table-cell office:value-type="float" office:value="51418">
            <text:p>51418</text:p>
          </table:table-cell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office:value-type="time" office:time-value="PT11H42M05.371S">
            <text:p>11:42:05.37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office:value-type="time" office:time-value="PT11H41M49.006S">
            <text:p>11:41:49.01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391">
            <text:p>16391</text:p>
          </table:table-cell>
          <table:table-cell office:value-type="string">
            <text:p>Success</text:p>
          </table:table-cell>
          <table:table-cell office:value-type="float" office:value="59510">
            <text:p>59510</text:p>
          </table:table-cell>
          <table:table-cell table:number-columns-repeated="1017"/>
        </table:table-row>
        <table:table-row table:style-name="ro1">
          <table:table-cell office:value-type="float" office:value="2007">
            <text:p>2007</text:p>
          </table:table-cell>
          <table:table-cell office:value-type="time" office:time-value="PT11H42M03.089S">
            <text:p>11:42:03.0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627">
            <text:p>2627</text:p>
          </table:table-cell>
          <table:table-cell office:value-type="string">
            <text:p>Success</text:p>
          </table:table-cell>
          <table:table-cell office:value-type="float" office:value="16223">
            <text:p>16223</text:p>
          </table:table-cell>
          <table:table-cell table:number-columns-repeated="1017"/>
        </table:table-row>
        <table:table-row table:style-name="ro1">
          <table:table-cell office:value-type="float" office:value="2008">
            <text:p>2008</text:p>
          </table:table-cell>
          <table:table-cell office:value-type="time" office:time-value="PT11H42M03.12S">
            <text:p>11:42:03.1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605">
            <text:p>2605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2009">
            <text:p>2009</text:p>
          </table:table-cell>
          <table:table-cell office:value-type="time" office:time-value="PT11H42M05.717S">
            <text:p>11:42:05.72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010">
            <text:p>2010</text:p>
          </table:table-cell>
          <table:table-cell office:value-type="time" office:time-value="PT11H42M03.632S">
            <text:p>11:42:03.6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121">
            <text:p>2121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2011">
            <text:p>2011</text:p>
          </table:table-cell>
          <table:table-cell office:value-type="time" office:time-value="PT11H42M03.567S">
            <text:p>11:42:03.5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199">
            <text:p>2199</text:p>
          </table:table-cell>
          <table:table-cell office:value-type="string">
            <text:p>Success</text:p>
          </table:table-cell>
          <table:table-cell office:value-type="float" office:value="38329">
            <text:p>38329</text:p>
          </table:table-cell>
          <table:table-cell table:number-columns-repeated="1017"/>
        </table:table-row>
        <table:table-row table:style-name="ro1">
          <table:table-cell office:value-type="float" office:value="2012">
            <text:p>2012</text:p>
          </table:table-cell>
          <table:table-cell office:value-type="time" office:time-value="PT11H42M05.727S">
            <text:p>11:42:05.7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13">
            <text:p>2013</text:p>
          </table:table-cell>
          <table:table-cell office:value-type="time" office:time-value="PT11H42M05.84S">
            <text:p>11:42:05.8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time" office:time-value="PT11H42M05.939S">
            <text:p>11:42:05.9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office:value-type="time" office:time-value="PT11H42M06.034S">
            <text:p>11:42:06.0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16">
            <text:p>2016</text:p>
          </table:table-cell>
          <table:table-cell office:value-type="time" office:time-value="PT11H42M05.376S">
            <text:p>11:42:05.38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917">
            <text:p>91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17">
            <text:p>2017</text:p>
          </table:table-cell>
          <table:table-cell office:value-type="time" office:time-value="PT11H42M06.294S">
            <text:p>11:42:06.29</text:p>
          </table:table-cell>
          <table:table-cell office:value-type="string">
            <text:p>TC0003_PlannerC 3-2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8">
            <text:p>2018</text:p>
          </table:table-cell>
          <table:table-cell office:value-type="time" office:time-value="PT11H42M06.302S">
            <text:p>11:42:06.30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9">
            <text:p>2019</text:p>
          </table:table-cell>
          <table:table-cell office:value-type="time" office:time-value="PT11H42M06.307S">
            <text:p>11:42:06.31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20">
            <text:p>2020</text:p>
          </table:table-cell>
          <table:table-cell office:value-type="time" office:time-value="PT11H42M05.342S">
            <text:p>11:42:05.3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86">
            <text:p>98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21">
            <text:p>2021</text:p>
          </table:table-cell>
          <table:table-cell office:value-type="time" office:time-value="PT11H42M02.029S">
            <text:p>11:42:02.03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317">
            <text:p>4317</text:p>
          </table:table-cell>
          <table:table-cell office:value-type="string">
            <text:p>Success</text:p>
          </table:table-cell>
          <table:table-cell office:value-type="float" office:value="21504">
            <text:p>21504</text:p>
          </table:table-cell>
          <table:table-cell table:number-columns-repeated="1017"/>
        </table:table-row>
        <table:table-row table:style-name="ro1">
          <table:table-cell office:value-type="float" office:value="2022">
            <text:p>2022</text:p>
          </table:table-cell>
          <table:table-cell office:value-type="time" office:time-value="PT11H42M06.329S">
            <text:p>11:42:06.33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23">
            <text:p>2023</text:p>
          </table:table-cell>
          <table:table-cell office:value-type="time" office:time-value="PT11H41M43.085S">
            <text:p>11:41:43.09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3282">
            <text:p>23282</text:p>
          </table:table-cell>
          <table:table-cell office:value-type="string">
            <text:p>Success</text:p>
          </table:table-cell>
          <table:table-cell office:value-type="float" office:value="67323">
            <text:p>67323</text:p>
          </table:table-cell>
          <table:table-cell table:number-columns-repeated="1017"/>
        </table:table-row>
        <table:table-row table:style-name="ro1">
          <table:table-cell office:value-type="float" office:value="2024">
            <text:p>2024</text:p>
          </table:table-cell>
          <table:table-cell office:value-type="time" office:time-value="PT11H42M06.359S">
            <text:p>11:42:06.36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25">
            <text:p>2025</text:p>
          </table:table-cell>
          <table:table-cell office:value-type="time" office:time-value="PT11H41M55.598S">
            <text:p>11:41:55.6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0776">
            <text:p>10776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2026">
            <text:p>2026</text:p>
          </table:table-cell>
          <table:table-cell office:value-type="time" office:time-value="PT11H41M55.753S">
            <text:p>11:41:55.75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0630">
            <text:p>10630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2027">
            <text:p>2027</text:p>
          </table:table-cell>
          <table:table-cell office:value-type="time" office:time-value="PT11H42M06.373S">
            <text:p>11:42:06.37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28">
            <text:p>2028</text:p>
          </table:table-cell>
          <table:table-cell office:value-type="time" office:time-value="PT11H41M52.734S">
            <text:p>11:41:52.7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3661">
            <text:p>13661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2029">
            <text:p>2029</text:p>
          </table:table-cell>
          <table:table-cell office:value-type="time" office:time-value="PT11H42M02.025S">
            <text:p>11:42:02.03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373">
            <text:p>4373</text:p>
          </table:table-cell>
          <table:table-cell office:value-type="string">
            <text:p>Success</text:p>
          </table:table-cell>
          <table:table-cell office:value-type="float" office:value="18662">
            <text:p>18662</text:p>
          </table:table-cell>
          <table:table-cell table:number-columns-repeated="1017"/>
        </table:table-row>
        <table:table-row table:style-name="ro1">
          <table:table-cell office:value-type="float" office:value="2030">
            <text:p>2030</text:p>
          </table:table-cell>
          <table:table-cell office:value-type="time" office:time-value="PT11H41M49.206S">
            <text:p>11:41:49.21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7195">
            <text:p>17195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  <table:table-cell table:number-columns-repeated="1017"/>
        </table:table-row>
        <table:table-row table:style-name="ro1">
          <table:table-cell office:value-type="float" office:value="2031">
            <text:p>2031</text:p>
          </table:table-cell>
          <table:table-cell office:value-type="time" office:time-value="PT11H42M02.258S">
            <text:p>11:42:02.2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4347">
            <text:p>4347</text:p>
          </table:table-cell>
          <table:table-cell office:value-type="string">
            <text:p>Success</text:p>
          </table:table-cell>
          <table:table-cell office:value-type="float" office:value="84355">
            <text:p>84355</text:p>
          </table:table-cell>
          <table:table-cell table:number-columns-repeated="1017"/>
        </table:table-row>
        <table:table-row table:style-name="ro1">
          <table:table-cell office:value-type="float" office:value="2032">
            <text:p>2032</text:p>
          </table:table-cell>
          <table:table-cell office:value-type="time" office:time-value="PT11H42M06.608S">
            <text:p>11:42:06.6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33">
            <text:p>2033</text:p>
          </table:table-cell>
          <table:table-cell office:value-type="time" office:time-value="PT11H42M06.621S">
            <text:p>11:42:06.6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34">
            <text:p>2034</text:p>
          </table:table-cell>
          <table:table-cell office:value-type="time" office:time-value="PT11H42M01.823S">
            <text:p>11:42:01.8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832">
            <text:p>4832</text:p>
          </table:table-cell>
          <table:table-cell office:value-type="string">
            <text:p>Success</text:p>
          </table:table-cell>
          <table:table-cell office:value-type="float" office:value="80326">
            <text:p>80326</text:p>
          </table:table-cell>
          <table:table-cell table:number-columns-repeated="1017"/>
        </table:table-row>
        <table:table-row table:style-name="ro1">
          <table:table-cell office:value-type="float" office:value="2035">
            <text:p>2035</text:p>
          </table:table-cell>
          <table:table-cell office:value-type="time" office:time-value="PT11H42M01.915S">
            <text:p>11:42:01.9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282">
            <text:p>7282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2036">
            <text:p>2036</text:p>
          </table:table-cell>
          <table:table-cell office:value-type="time" office:time-value="PT11H42M02.318S">
            <text:p>11:42:02.3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997">
            <text:p>6997</text:p>
          </table:table-cell>
          <table:table-cell office:value-type="string">
            <text:p>Success</text:p>
          </table:table-cell>
          <table:table-cell office:value-type="float" office:value="86041">
            <text:p>86041</text:p>
          </table:table-cell>
          <table:table-cell table:number-columns-repeated="1017"/>
        </table:table-row>
        <table:table-row table:style-name="ro1">
          <table:table-cell office:value-type="float" office:value="2037">
            <text:p>2037</text:p>
          </table:table-cell>
          <table:table-cell office:value-type="time" office:time-value="PT11H42M09.317S">
            <text:p>11:42:09.3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38">
            <text:p>2038</text:p>
          </table:table-cell>
          <table:table-cell office:value-type="time" office:time-value="PT11H42M09.331S">
            <text:p>11:42:09.3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39">
            <text:p>2039</text:p>
          </table:table-cell>
          <table:table-cell office:value-type="time" office:time-value="PT11H42M02.313S">
            <text:p>11:42:02.3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106">
            <text:p>7106</text:p>
          </table:table-cell>
          <table:table-cell office:value-type="string">
            <text:p>Success</text:p>
          </table:table-cell>
          <table:table-cell office:value-type="float" office:value="84025">
            <text:p>84025</text:p>
          </table:table-cell>
          <table:table-cell table:number-columns-repeated="1017"/>
        </table:table-row>
        <table:table-row table:style-name="ro1">
          <table:table-cell office:value-type="float" office:value="2040">
            <text:p>2040</text:p>
          </table:table-cell>
          <table:table-cell office:value-type="time" office:time-value="PT11H42M02.881S">
            <text:p>11:42:02.8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553">
            <text:p>6553</text:p>
          </table:table-cell>
          <table:table-cell office:value-type="string">
            <text:p>Success</text:p>
          </table:table-cell>
          <table:table-cell office:value-type="float" office:value="83866">
            <text:p>83866</text:p>
          </table:table-cell>
          <table:table-cell table:number-columns-repeated="1017"/>
        </table:table-row>
        <table:table-row table:style-name="ro1">
          <table:table-cell office:value-type="float" office:value="2041">
            <text:p>2041</text:p>
          </table:table-cell>
          <table:table-cell office:value-type="time" office:time-value="PT11H42M09.436S">
            <text:p>11:42:09.4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42">
            <text:p>2042</text:p>
          </table:table-cell>
          <table:table-cell office:value-type="time" office:time-value="PT11H42M09.458S">
            <text:p>11:42:09.4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43">
            <text:p>2043</text:p>
          </table:table-cell>
          <table:table-cell office:value-type="time" office:time-value="PT11H42M09.42S">
            <text:p>11:42:09.4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44">
            <text:p>2044</text:p>
          </table:table-cell>
          <table:table-cell office:value-type="time" office:time-value="PT11H42M09.507S">
            <text:p>11:42:09.5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45">
            <text:p>2045</text:p>
          </table:table-cell>
          <table:table-cell office:value-type="time" office:time-value="PT11H42M03.143S">
            <text:p>11:42:03.14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6413">
            <text:p>6413</text:p>
          </table:table-cell>
          <table:table-cell office:value-type="string">
            <text:p>Success</text:p>
          </table:table-cell>
          <table:table-cell office:value-type="float" office:value="86036">
            <text:p>86036</text:p>
          </table:table-cell>
          <table:table-cell table:number-columns-repeated="1017"/>
        </table:table-row>
        <table:table-row table:style-name="ro1">
          <table:table-cell office:value-type="float" office:value="2046">
            <text:p>2046</text:p>
          </table:table-cell>
          <table:table-cell office:value-type="time" office:time-value="PT11H42M09.529S">
            <text:p>11:42:09.5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308">
            <text:p>1308</text:p>
          </table:table-cell>
          <table:table-cell table:number-columns-repeated="1017"/>
        </table:table-row>
        <table:table-row table:style-name="ro1">
          <table:table-cell office:value-type="float" office:value="2047">
            <text:p>2047</text:p>
          </table:table-cell>
          <table:table-cell office:value-type="time" office:time-value="PT11H42M09.56S">
            <text:p>11:42:09.5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48">
            <text:p>2048</text:p>
          </table:table-cell>
          <table:table-cell office:value-type="time" office:time-value="PT11H42M09.576S">
            <text:p>11:42:09.5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8">
            <text:p>1308</text:p>
          </table:table-cell>
          <table:table-cell table:number-columns-repeated="1017"/>
        </table:table-row>
        <table:table-row table:style-name="ro1">
          <table:table-cell office:value-type="float" office:value="2049">
            <text:p>2049</text:p>
          </table:table-cell>
          <table:table-cell office:value-type="time" office:time-value="PT11H42M09.588S">
            <text:p>11:42:09.5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50">
            <text:p>2050</text:p>
          </table:table-cell>
          <table:table-cell office:value-type="time" office:time-value="PT11H42M09.614S">
            <text:p>11:42:09.61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8">
            <text:p>1308</text:p>
          </table:table-cell>
          <table:table-cell table:number-columns-repeated="1017"/>
        </table:table-row>
        <table:table-row table:style-name="ro1">
          <table:table-cell office:value-type="float" office:value="2051">
            <text:p>2051</text:p>
          </table:table-cell>
          <table:table-cell office:value-type="time" office:time-value="PT11H42M09.634S">
            <text:p>11:42:09.6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8">
            <text:p>1308</text:p>
          </table:table-cell>
          <table:table-cell table:number-columns-repeated="1017"/>
        </table:table-row>
        <table:table-row table:style-name="ro1">
          <table:table-cell office:value-type="float" office:value="2052">
            <text:p>2052</text:p>
          </table:table-cell>
          <table:table-cell office:value-type="time" office:time-value="PT11H42M01.153S">
            <text:p>11:42:01.1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8521">
            <text:p>8521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2053">
            <text:p>2053</text:p>
          </table:table-cell>
          <table:table-cell office:value-type="time" office:time-value="PT11H41M59.761S">
            <text:p>11:41:59.76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914">
            <text:p>9914</text:p>
          </table:table-cell>
          <table:table-cell office:value-type="string">
            <text:p>Success</text:p>
          </table:table-cell>
          <table:table-cell office:value-type="float" office:value="18662">
            <text:p>18662</text:p>
          </table:table-cell>
          <table:table-cell table:number-columns-repeated="1017"/>
        </table:table-row>
        <table:table-row table:style-name="ro1">
          <table:table-cell office:value-type="float" office:value="2054">
            <text:p>2054</text:p>
          </table:table-cell>
          <table:table-cell office:value-type="time" office:time-value="PT11H42M06.636S">
            <text:p>11:42:06.64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053">
            <text:p>305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055">
            <text:p>2055</text:p>
          </table:table-cell>
          <table:table-cell office:value-type="time" office:time-value="PT11H42M09.69S">
            <text:p>11:42:09.6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56">
            <text:p>2056</text:p>
          </table:table-cell>
          <table:table-cell office:value-type="time" office:time-value="PT11H42M03.035S">
            <text:p>11:42:03.0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893">
            <text:p>6893</text:p>
          </table:table-cell>
          <table:table-cell office:value-type="string">
            <text:p>Success</text:p>
          </table:table-cell>
          <table:table-cell office:value-type="float" office:value="84443">
            <text:p>84443</text:p>
          </table:table-cell>
          <table:table-cell table:number-columns-repeated="1017"/>
        </table:table-row>
        <table:table-row table:style-name="ro1">
          <table:table-cell office:value-type="float" office:value="2057">
            <text:p>2057</text:p>
          </table:table-cell>
          <table:table-cell office:value-type="time" office:time-value="PT11H42M09.93S">
            <text:p>11:42:09.9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058">
            <text:p>2058</text:p>
          </table:table-cell>
          <table:table-cell office:value-type="time" office:time-value="PT11H42M09.948S">
            <text:p>11:42:09.9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059">
            <text:p>2059</text:p>
          </table:table-cell>
          <table:table-cell office:value-type="time" office:time-value="PT11H42M09.963S">
            <text:p>11:42:09.96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060">
            <text:p>2060</text:p>
          </table:table-cell>
          <table:table-cell office:value-type="time" office:time-value="PT11H42M03.091S">
            <text:p>11:42:03.09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7148">
            <text:p>7148</text:p>
          </table:table-cell>
          <table:table-cell office:value-type="string">
            <text:p>Success</text:p>
          </table:table-cell>
          <table:table-cell office:value-type="float" office:value="86320">
            <text:p>86320</text:p>
          </table:table-cell>
          <table:table-cell table:number-columns-repeated="1017"/>
        </table:table-row>
        <table:table-row table:style-name="ro1">
          <table:table-cell office:value-type="float" office:value="2061">
            <text:p>2061</text:p>
          </table:table-cell>
          <table:table-cell office:value-type="time" office:time-value="PT11H42M03.062S">
            <text:p>11:42:03.0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187">
            <text:p>7187</text:p>
          </table:table-cell>
          <table:table-cell office:value-type="string">
            <text:p>Success</text:p>
          </table:table-cell>
          <table:table-cell office:value-type="float" office:value="86428">
            <text:p>86428</text:p>
          </table:table-cell>
          <table:table-cell table:number-columns-repeated="1017"/>
        </table:table-row>
        <table:table-row table:style-name="ro1">
          <table:table-cell office:value-type="float" office:value="2062">
            <text:p>2062</text:p>
          </table:table-cell>
          <table:table-cell office:value-type="time" office:time-value="PT11H42M03.009S">
            <text:p>11:42:03.0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250">
            <text:p>7250</text:p>
          </table:table-cell>
          <table:table-cell office:value-type="string">
            <text:p>Success</text:p>
          </table:table-cell>
          <table:table-cell office:value-type="float" office:value="86379">
            <text:p>86379</text:p>
          </table:table-cell>
          <table:table-cell table:number-columns-repeated="1017"/>
        </table:table-row>
        <table:table-row table:style-name="ro1">
          <table:table-cell office:value-type="float" office:value="2063">
            <text:p>2063</text:p>
          </table:table-cell>
          <table:table-cell office:value-type="time" office:time-value="PT11H42M05.225S">
            <text:p>11:42:05.2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038">
            <text:p>5038</text:p>
          </table:table-cell>
          <table:table-cell office:value-type="string">
            <text:p>Success</text:p>
          </table:table-cell>
          <table:table-cell office:value-type="float" office:value="86383">
            <text:p>86383</text:p>
          </table:table-cell>
          <table:table-cell table:number-columns-repeated="1017"/>
        </table:table-row>
        <table:table-row table:style-name="ro1">
          <table:table-cell office:value-type="float" office:value="2064">
            <text:p>2064</text:p>
          </table:table-cell>
          <table:table-cell office:value-type="time" office:time-value="PT11H42M03.033S">
            <text:p>11:42:03.0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232">
            <text:p>7232</text:p>
          </table:table-cell>
          <table:table-cell office:value-type="string">
            <text:p>Success</text:p>
          </table:table-cell>
          <table:table-cell office:value-type="float" office:value="86413">
            <text:p>86413</text:p>
          </table:table-cell>
          <table:table-cell table:number-columns-repeated="1017"/>
        </table:table-row>
        <table:table-row table:style-name="ro1">
          <table:table-cell office:value-type="float" office:value="2065">
            <text:p>2065</text:p>
          </table:table-cell>
          <table:table-cell office:value-type="time" office:time-value="PT11H42M10.264S">
            <text:p>11:42:10.2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66">
            <text:p>2066</text:p>
          </table:table-cell>
          <table:table-cell office:value-type="time" office:time-value="PT11H42M10.267S">
            <text:p>11:42:10.2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2067">
            <text:p>2067</text:p>
          </table:table-cell>
          <table:table-cell office:value-type="time" office:time-value="PT11H42M03.055S">
            <text:p>11:42:03.0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7245">
            <text:p>7245</text:p>
          </table:table-cell>
          <table:table-cell office:value-type="string">
            <text:p>Success</text:p>
          </table:table-cell>
          <table:table-cell office:value-type="float" office:value="84347">
            <text:p>84347</text:p>
          </table:table-cell>
          <table:table-cell table:number-columns-repeated="1017"/>
        </table:table-row>
        <table:table-row table:style-name="ro1">
          <table:table-cell office:value-type="float" office:value="2068">
            <text:p>2068</text:p>
          </table:table-cell>
          <table:table-cell office:value-type="time" office:time-value="PT11H42M10.241S">
            <text:p>11:42:10.2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069">
            <text:p>2069</text:p>
          </table:table-cell>
          <table:table-cell office:value-type="time" office:time-value="PT11H42M10.262S">
            <text:p>11:42:10.2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70">
            <text:p>2070</text:p>
          </table:table-cell>
          <table:table-cell office:value-type="time" office:time-value="PT11H42M06.131S">
            <text:p>11:42:06.1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188">
            <text:p>4188</text:p>
          </table:table-cell>
          <table:table-cell office:value-type="string">
            <text:p>Success</text:p>
          </table:table-cell>
          <table:table-cell office:value-type="float" office:value="88352">
            <text:p>88352</text:p>
          </table:table-cell>
          <table:table-cell table:number-columns-repeated="1017"/>
        </table:table-row>
        <table:table-row table:style-name="ro1">
          <table:table-cell office:value-type="float" office:value="2071">
            <text:p>2071</text:p>
          </table:table-cell>
          <table:table-cell office:value-type="time" office:time-value="PT11H42M10.303S">
            <text:p>11:42:10.3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2072">
            <text:p>2072</text:p>
          </table:table-cell>
          <table:table-cell office:value-type="time" office:time-value="PT11H42M10.314S">
            <text:p>11:42:10.3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73">
            <text:p>2073</text:p>
          </table:table-cell>
          <table:table-cell office:value-type="time" office:time-value="PT11H42M10.25S">
            <text:p>11:42:10.2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74">
            <text:p>2074</text:p>
          </table:table-cell>
          <table:table-cell office:value-type="time" office:time-value="PT11H42M10.306S">
            <text:p>11:42:10.3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075">
            <text:p>2075</text:p>
          </table:table-cell>
          <table:table-cell office:value-type="time" office:time-value="PT11H42M10.29S">
            <text:p>11:42:10.2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2076">
            <text:p>2076</text:p>
          </table:table-cell>
          <table:table-cell office:value-type="time" office:time-value="PT11H42M10.324S">
            <text:p>11:42:10.3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2077">
            <text:p>2077</text:p>
          </table:table-cell>
          <table:table-cell office:value-type="time" office:time-value="PT11H42M10.344S">
            <text:p>11:42:10.3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90">
            <text:p>1390</text:p>
          </table:table-cell>
          <table:table-cell table:number-columns-repeated="1017"/>
        </table:table-row>
        <table:table-row table:style-name="ro1">
          <table:table-cell office:value-type="float" office:value="2078">
            <text:p>2078</text:p>
          </table:table-cell>
          <table:table-cell office:value-type="time" office:time-value="PT11H42M10.345S">
            <text:p>11:42:10.3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79">
            <text:p>2079</text:p>
          </table:table-cell>
          <table:table-cell office:value-type="time" office:time-value="PT11H42M10.361S">
            <text:p>11:42:10.3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90">
            <text:p>1390</text:p>
          </table:table-cell>
          <table:table-cell table:number-columns-repeated="1017"/>
        </table:table-row>
        <table:table-row table:style-name="ro1">
          <table:table-cell office:value-type="float" office:value="2080">
            <text:p>2080</text:p>
          </table:table-cell>
          <table:table-cell office:value-type="time" office:time-value="PT11H42M10.374S">
            <text:p>11:42:10.3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90">
            <text:p>1390</text:p>
          </table:table-cell>
          <table:table-cell table:number-columns-repeated="1017"/>
        </table:table-row>
        <table:table-row table:style-name="ro1">
          <table:table-cell office:value-type="float" office:value="2081">
            <text:p>2081</text:p>
          </table:table-cell>
          <table:table-cell office:value-type="time" office:time-value="PT11H42M10.412S">
            <text:p>11:42:10.4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90">
            <text:p>1390</text:p>
          </table:table-cell>
          <table:table-cell table:number-columns-repeated="1017"/>
        </table:table-row>
        <table:table-row table:style-name="ro1">
          <table:table-cell office:value-type="float" office:value="2082">
            <text:p>2082</text:p>
          </table:table-cell>
          <table:table-cell office:value-type="time" office:time-value="PT11H42M10.32S">
            <text:p>11:42:10.3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83">
            <text:p>2083</text:p>
          </table:table-cell>
          <table:table-cell office:value-type="time" office:time-value="PT11H42M10.352S">
            <text:p>11:42:10.35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084">
            <text:p>2084</text:p>
          </table:table-cell>
          <table:table-cell office:value-type="time" office:time-value="PT11H42M10.345S">
            <text:p>11:42:10.35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085">
            <text:p>2085</text:p>
          </table:table-cell>
          <table:table-cell office:value-type="time" office:time-value="PT11H42M10.345S">
            <text:p>11:42:10.35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086">
            <text:p>2086</text:p>
          </table:table-cell>
          <table:table-cell office:value-type="time" office:time-value="PT11H42M05.768S">
            <text:p>11:42:05.7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784">
            <text:p>4784</text:p>
          </table:table-cell>
          <table:table-cell office:value-type="string">
            <text:p>Success</text:p>
          </table:table-cell>
          <table:table-cell office:value-type="float" office:value="92392">
            <text:p>92392</text:p>
          </table:table-cell>
          <table:table-cell table:number-columns-repeated="1017"/>
        </table:table-row>
        <table:table-row table:style-name="ro1">
          <table:table-cell office:value-type="float" office:value="2087">
            <text:p>2087</text:p>
          </table:table-cell>
          <table:table-cell office:value-type="time" office:time-value="PT11H42M05.39S">
            <text:p>11:42:05.3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211">
            <text:p>5211</text:p>
          </table:table-cell>
          <table:table-cell office:value-type="string">
            <text:p>Success</text:p>
          </table:table-cell>
          <table:table-cell office:value-type="float" office:value="86418">
            <text:p>86418</text:p>
          </table:table-cell>
          <table:table-cell table:number-columns-repeated="1017"/>
        </table:table-row>
        <table:table-row table:style-name="ro1">
          <table:table-cell office:value-type="float" office:value="2088">
            <text:p>2088</text:p>
          </table:table-cell>
          <table:table-cell office:value-type="time" office:time-value="PT11H42M10.437S">
            <text:p>11:42:10.44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89">
            <text:p>2089</text:p>
          </table:table-cell>
          <table:table-cell office:value-type="time" office:time-value="PT11H42M05.754S">
            <text:p>11:42:05.7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870">
            <text:p>4870</text:p>
          </table:table-cell>
          <table:table-cell office:value-type="string">
            <text:p>Success</text:p>
          </table:table-cell>
          <table:table-cell office:value-type="float" office:value="92390">
            <text:p>92390</text:p>
          </table:table-cell>
          <table:table-cell table:number-columns-repeated="1017"/>
        </table:table-row>
        <table:table-row table:style-name="ro1">
          <table:table-cell office:value-type="float" office:value="2090">
            <text:p>2090</text:p>
          </table:table-cell>
          <table:table-cell office:value-type="time" office:time-value="PT11H42M06.384S">
            <text:p>11:42:06.3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250">
            <text:p>4250</text:p>
          </table:table-cell>
          <table:table-cell office:value-type="string">
            <text:p>Success</text:p>
          </table:table-cell>
          <table:table-cell office:value-type="float" office:value="94359">
            <text:p>94359</text:p>
          </table:table-cell>
          <table:table-cell table:number-columns-repeated="1017"/>
        </table:table-row>
        <table:table-row table:style-name="ro1">
          <table:table-cell office:value-type="float" office:value="2091">
            <text:p>2091</text:p>
          </table:table-cell>
          <table:table-cell office:value-type="time" office:time-value="PT11H42M06.368S">
            <text:p>11:42:06.3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4326">
            <text:p>4326</text:p>
          </table:table-cell>
          <table:table-cell office:value-type="string">
            <text:p>Success</text:p>
          </table:table-cell>
          <table:table-cell office:value-type="float" office:value="94406">
            <text:p>94406</text:p>
          </table:table-cell>
          <table:table-cell table:number-columns-repeated="1017"/>
        </table:table-row>
        <table:table-row table:style-name="ro1">
          <table:table-cell office:value-type="float" office:value="2092">
            <text:p>2092</text:p>
          </table:table-cell>
          <table:table-cell office:value-type="time" office:time-value="PT11H42M09.198S">
            <text:p>11:42:09.2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510">
            <text:p>1510</text:p>
          </table:table-cell>
          <table:table-cell office:value-type="string">
            <text:p>Success</text:p>
          </table:table-cell>
          <table:table-cell office:value-type="float" office:value="94361">
            <text:p>94361</text:p>
          </table:table-cell>
          <table:table-cell table:number-columns-repeated="1017"/>
        </table:table-row>
        <table:table-row table:style-name="ro1">
          <table:table-cell office:value-type="float" office:value="2093">
            <text:p>2093</text:p>
          </table:table-cell>
          <table:table-cell office:value-type="time" office:time-value="PT11H42M05.74S">
            <text:p>11:42:05.7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978">
            <text:p>4978</text:p>
          </table:table-cell>
          <table:table-cell office:value-type="string">
            <text:p>Success</text:p>
          </table:table-cell>
          <table:table-cell office:value-type="float" office:value="94361">
            <text:p>94361</text:p>
          </table:table-cell>
          <table:table-cell table:number-columns-repeated="1017"/>
        </table:table-row>
        <table:table-row table:style-name="ro1">
          <table:table-cell office:value-type="float" office:value="2094">
            <text:p>2094</text:p>
          </table:table-cell>
          <table:table-cell office:value-type="time" office:time-value="PT11H42M10.717S">
            <text:p>11:42:10.7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95">
            <text:p>2095</text:p>
          </table:table-cell>
          <table:table-cell office:value-type="time" office:time-value="PT11H42M10.553S">
            <text:p>11:42:10.5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96">
            <text:p>2096</text:p>
          </table:table-cell>
          <table:table-cell office:value-type="time" office:time-value="PT11H42M10.603S">
            <text:p>11:42:10.6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01">
            <text:p>201</text:p>
          </table:table-cell>
          <table:table-cell office:value-type="string">
            <text:p>Success</text:p>
          </table:table-cell>
          <table:table-cell office:value-type="float" office:value="827">
            <text:p>827</text:p>
          </table:table-cell>
          <table:table-cell table:number-columns-repeated="1017"/>
        </table:table-row>
        <table:table-row table:style-name="ro1">
          <table:table-cell office:value-type="float" office:value="2097">
            <text:p>2097</text:p>
          </table:table-cell>
          <table:table-cell office:value-type="time" office:time-value="PT11H42M10.805S">
            <text:p>11:42:10.8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27">
            <text:p>827</text:p>
          </table:table-cell>
          <table:table-cell table:number-columns-repeated="1017"/>
        </table:table-row>
        <table:table-row table:style-name="ro1">
          <table:table-cell office:value-type="float" office:value="2098">
            <text:p>2098</text:p>
          </table:table-cell>
          <table:table-cell office:value-type="time" office:time-value="PT11H42M10.614S">
            <text:p>11:42:10.6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99">
            <text:p>2099</text:p>
          </table:table-cell>
          <table:table-cell office:value-type="time" office:time-value="PT11H42M10.625S">
            <text:p>11:42:10.6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00">
            <text:p>2100</text:p>
          </table:table-cell>
          <table:table-cell office:value-type="time" office:time-value="PT11H42M10.875S">
            <text:p>11:42:10.8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01">
            <text:p>2101</text:p>
          </table:table-cell>
          <table:table-cell office:value-type="time" office:time-value="PT11H42M10.696S">
            <text:p>11:42:10.70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02">
            <text:p>2102</text:p>
          </table:table-cell>
          <table:table-cell office:value-type="time" office:time-value="PT11H42M10.757S">
            <text:p>11:42:10.7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03">
            <text:p>2103</text:p>
          </table:table-cell>
          <table:table-cell office:value-type="time" office:time-value="PT11H42M09.651S">
            <text:p>11:42:09.65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425">
            <text:p>142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104">
            <text:p>2104</text:p>
          </table:table-cell>
          <table:table-cell office:value-type="time" office:time-value="PT11H42M10.923S">
            <text:p>11:42:10.9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05">
            <text:p>2105</text:p>
          </table:table-cell>
          <table:table-cell office:value-type="time" office:time-value="PT11H42M11.042S">
            <text:p>11:42:11.04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06">
            <text:p>2106</text:p>
          </table:table-cell>
          <table:table-cell office:value-type="time" office:time-value="PT11H42M11.058S">
            <text:p>11:42:11.06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07">
            <text:p>2107</text:p>
          </table:table-cell>
          <table:table-cell office:value-type="time" office:time-value="PT11H42M11.134S">
            <text:p>11:42:11.13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08">
            <text:p>2108</text:p>
          </table:table-cell>
          <table:table-cell office:value-type="time" office:time-value="PT11H42M11.202S">
            <text:p>11:42:11.20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09">
            <text:p>2109</text:p>
          </table:table-cell>
          <table:table-cell office:value-type="time" office:time-value="PT11H42M11.282S">
            <text:p>11:42:11.28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10">
            <text:p>2110</text:p>
          </table:table-cell>
          <table:table-cell office:value-type="time" office:time-value="PT11H42M10.822S">
            <text:p>11:42:10.82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111">
            <text:p>2111</text:p>
          </table:table-cell>
          <table:table-cell office:value-type="time" office:time-value="PT11H42M11.298S">
            <text:p>11:42:11.30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12">
            <text:p>2112</text:p>
          </table:table-cell>
          <table:table-cell office:value-type="time" office:time-value="PT11H41M59.341S">
            <text:p>11:41:59.3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303">
            <text:p>12303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2113">
            <text:p>2113</text:p>
          </table:table-cell>
          <table:table-cell office:value-type="time" office:time-value="PT11H41M37.984S">
            <text:p>11:41:37.9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4005">
            <text:p>34005</text:p>
          </table:table-cell>
          <table:table-cell office:value-type="string">
            <text:p>Success</text:p>
          </table:table-cell>
          <table:table-cell office:value-type="float" office:value="52165">
            <text:p>52165</text:p>
          </table:table-cell>
          <table:table-cell table:number-columns-repeated="1017"/>
        </table:table-row>
        <table:table-row table:style-name="ro1">
          <table:table-cell office:value-type="float" office:value="2114">
            <text:p>2114</text:p>
          </table:table-cell>
          <table:table-cell office:value-type="time" office:time-value="PT11H41M22.65S">
            <text:p>11:41:22.6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9367">
            <text:p>49367</text:p>
          </table:table-cell>
          <table:table-cell office:value-type="string">
            <text:p>Success</text:p>
          </table:table-cell>
          <table:table-cell office:value-type="float" office:value="63673">
            <text:p>63673</text:p>
          </table:table-cell>
          <table:table-cell table:number-columns-repeated="1017"/>
        </table:table-row>
        <table:table-row table:style-name="ro1">
          <table:table-cell office:value-type="float" office:value="2115">
            <text:p>2115</text:p>
          </table:table-cell>
          <table:table-cell office:value-type="time" office:time-value="PT11H42M12.017S">
            <text:p>11:42:12.0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16">
            <text:p>2116</text:p>
          </table:table-cell>
          <table:table-cell office:value-type="time" office:time-value="PT11H41M53.114S">
            <text:p>11:41:53.11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9022">
            <text:p>19022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  <table:table-cell table:number-columns-repeated="1017"/>
        </table:table-row>
        <table:table-row table:style-name="ro1">
          <table:table-cell office:value-type="float" office:value="2117">
            <text:p>2117</text:p>
          </table:table-cell>
          <table:table-cell office:value-type="time" office:time-value="PT11H41M55.019S">
            <text:p>11:41:55.02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7132">
            <text:p>17132</text:p>
          </table:table-cell>
          <table:table-cell office:value-type="string">
            <text:p>Success</text:p>
          </table:table-cell>
          <table:table-cell office:value-type="float" office:value="56401">
            <text:p>56401</text:p>
          </table:table-cell>
          <table:table-cell table:number-columns-repeated="1017"/>
        </table:table-row>
        <table:table-row table:style-name="ro1">
          <table:table-cell office:value-type="float" office:value="2118">
            <text:p>2118</text:p>
          </table:table-cell>
          <table:table-cell office:value-type="time" office:time-value="PT11H41M26.657S">
            <text:p>11:41:26.6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5498">
            <text:p>45498</text:p>
          </table:table-cell>
          <table:table-cell office:value-type="string">
            <text:p>Success</text:p>
          </table:table-cell>
          <table:table-cell office:value-type="float" office:value="59584">
            <text:p>59584</text:p>
          </table:table-cell>
          <table:table-cell table:number-columns-repeated="1017"/>
        </table:table-row>
        <table:table-row table:style-name="ro1">
          <table:table-cell office:value-type="float" office:value="2119">
            <text:p>2119</text:p>
          </table:table-cell>
          <table:table-cell office:value-type="time" office:time-value="PT11H41M53.107S">
            <text:p>11:41:53.11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9051">
            <text:p>19051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120">
            <text:p>2120</text:p>
          </table:table-cell>
          <table:table-cell office:value-type="time" office:time-value="PT11H41M59.465S">
            <text:p>11:41:59.47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695">
            <text:p>12695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121">
            <text:p>2121</text:p>
          </table:table-cell>
          <table:table-cell office:value-type="time" office:time-value="PT11H41M53.117S">
            <text:p>11:41:53.12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9065">
            <text:p>1906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122">
            <text:p>2122</text:p>
          </table:table-cell>
          <table:table-cell office:value-type="time" office:time-value="PT11H41M52.629S">
            <text:p>11:41:52.6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9570">
            <text:p>19570</text:p>
          </table:table-cell>
          <table:table-cell office:value-type="string">
            <text:p>Success</text:p>
          </table:table-cell>
          <table:table-cell office:value-type="float" office:value="78271">
            <text:p>78271</text:p>
          </table:table-cell>
          <table:table-cell table:number-columns-repeated="1017"/>
        </table:table-row>
        <table:table-row table:style-name="ro1">
          <table:table-cell office:value-type="float" office:value="2123">
            <text:p>2123</text:p>
          </table:table-cell>
          <table:table-cell office:value-type="time" office:time-value="PT11H41M52.657S">
            <text:p>11:41:52.66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9558">
            <text:p>19558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2124">
            <text:p>2124</text:p>
          </table:table-cell>
          <table:table-cell office:value-type="time" office:time-value="PT11H41M52.861S">
            <text:p>11:41:52.8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9372">
            <text:p>19372</text:p>
          </table:table-cell>
          <table:table-cell office:value-type="string">
            <text:p>Success</text:p>
          </table:table-cell>
          <table:table-cell office:value-type="float" office:value="78271">
            <text:p>78271</text:p>
          </table:table-cell>
          <table:table-cell table:number-columns-repeated="1017"/>
        </table:table-row>
        <table:table-row table:style-name="ro1">
          <table:table-cell office:value-type="float" office:value="2125">
            <text:p>2125</text:p>
          </table:table-cell>
          <table:table-cell office:value-type="time" office:time-value="PT11H42M12.086S">
            <text:p>11:42:12.0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26">
            <text:p>2126</text:p>
          </table:table-cell>
          <table:table-cell office:value-type="time" office:time-value="PT11H41M56.956S">
            <text:p>11:41:56.96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5398">
            <text:p>15398</text:p>
          </table:table-cell>
          <table:table-cell office:value-type="string">
            <text:p>Success</text:p>
          </table:table-cell>
          <table:table-cell office:value-type="float" office:value="332">
            <text:p>332</text:p>
          </table:table-cell>
          <table:table-cell table:number-columns-repeated="1017"/>
        </table:table-row>
        <table:table-row table:style-name="ro1">
          <table:table-cell office:value-type="float" office:value="2127">
            <text:p>2127</text:p>
          </table:table-cell>
          <table:table-cell office:value-type="time" office:time-value="PT11H42M12.156S">
            <text:p>11:42:12.1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28">
            <text:p>2128</text:p>
          </table:table-cell>
          <table:table-cell office:value-type="time" office:time-value="PT11H42M12.264S">
            <text:p>11:42:12.2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29">
            <text:p>2129</text:p>
          </table:table-cell>
          <table:table-cell office:value-type="time" office:time-value="PT11H42M12.404S">
            <text:p>11:42:12.4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30">
            <text:p>2130</text:p>
          </table:table-cell>
          <table:table-cell office:value-type="time" office:time-value="PT11H42M12.501S">
            <text:p>11:42:12.50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31">
            <text:p>2131</text:p>
          </table:table-cell>
          <table:table-cell office:value-type="time" office:time-value="PT11H42M12.558S">
            <text:p>11:42:12.5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32">
            <text:p>2132</text:p>
          </table:table-cell>
          <table:table-cell office:value-type="time" office:time-value="PT11H42M12.704S">
            <text:p>11:42:12.70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33">
            <text:p>2133</text:p>
          </table:table-cell>
          <table:table-cell office:value-type="time" office:time-value="PT11H42M11.33S">
            <text:p>11:42:11.33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749">
            <text:p>1749</text:p>
          </table:table-cell>
          <table:table-cell office:value-type="string">
            <text:p>Success</text:p>
          </table:table-cell>
          <table:table-cell office:value-type="float" office:value="18662">
            <text:p>18662</text:p>
          </table:table-cell>
          <table:table-cell table:number-columns-repeated="1017"/>
        </table:table-row>
        <table:table-row table:style-name="ro1">
          <table:table-cell office:value-type="float" office:value="2134">
            <text:p>2134</text:p>
          </table:table-cell>
          <table:table-cell office:value-type="time" office:time-value="PT11H42M12.807S">
            <text:p>11:42:12.8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38328">
            <text:p>38328</text:p>
          </table:table-cell>
          <table:table-cell table:number-columns-repeated="1017"/>
        </table:table-row>
        <table:table-row table:style-name="ro1">
          <table:table-cell office:value-type="float" office:value="2135">
            <text:p>2135</text:p>
          </table:table-cell>
          <table:table-cell office:value-type="time" office:time-value="PT11H42M10.737S">
            <text:p>11:42:10.74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371">
            <text:p>2371</text:p>
          </table:table-cell>
          <table:table-cell office:value-type="string">
            <text:p>Success</text:p>
          </table:table-cell>
          <table:table-cell office:value-type="float" office:value="59536">
            <text:p>59536</text:p>
          </table:table-cell>
          <table:table-cell table:number-columns-repeated="1017"/>
        </table:table-row>
        <table:table-row table:style-name="ro1">
          <table:table-cell office:value-type="float" office:value="2136">
            <text:p>2136</text:p>
          </table:table-cell>
          <table:table-cell office:value-type="time" office:time-value="PT11H42M12.643S">
            <text:p>11:42:12.6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74">
            <text:p>474</text:p>
          </table:table-cell>
          <table:table-cell office:value-type="string">
            <text:p>Success</text:p>
          </table:table-cell>
          <table:table-cell office:value-type="float" office:value="38328">
            <text:p>38328</text:p>
          </table:table-cell>
          <table:table-cell table:number-columns-repeated="1017"/>
        </table:table-row>
        <table:table-row table:style-name="ro1">
          <table:table-cell office:value-type="float" office:value="2137">
            <text:p>2137</text:p>
          </table:table-cell>
          <table:table-cell office:value-type="time" office:time-value="PT11H41M56.907S">
            <text:p>11:41:56.91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6512">
            <text:p>16512</text:p>
          </table:table-cell>
          <table:table-cell office:value-type="string">
            <text:p>Success</text:p>
          </table:table-cell>
          <table:table-cell office:value-type="float" office:value="18632">
            <text:p>18632</text:p>
          </table:table-cell>
          <table:table-cell table:number-columns-repeated="1017"/>
        </table:table-row>
        <table:table-row table:style-name="ro1">
          <table:table-cell office:value-type="float" office:value="2138">
            <text:p>2138</text:p>
          </table:table-cell>
          <table:table-cell office:value-type="time" office:time-value="PT11H42M11.34S">
            <text:p>11:42:11.34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098">
            <text:p>2098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2139">
            <text:p>2139</text:p>
          </table:table-cell>
          <table:table-cell office:value-type="time" office:time-value="PT11H41M52.858S">
            <text:p>11:41:52.86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0601">
            <text:p>20601</text:p>
          </table:table-cell>
          <table:table-cell office:value-type="string">
            <text:p>Success</text:p>
          </table:table-cell>
          <table:table-cell office:value-type="float" office:value="76420">
            <text:p>76420</text:p>
          </table:table-cell>
          <table:table-cell table:number-columns-repeated="1017"/>
        </table:table-row>
        <table:table-row table:style-name="ro1">
          <table:table-cell office:value-type="float" office:value="2140">
            <text:p>2140</text:p>
          </table:table-cell>
          <table:table-cell office:value-type="time" office:time-value="PT11H42M10.029S">
            <text:p>11:42:10.03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542">
            <text:p>3542</text:p>
          </table:table-cell>
          <table:table-cell office:value-type="string">
            <text:p>Success</text:p>
          </table:table-cell>
          <table:table-cell office:value-type="float" office:value="18662">
            <text:p>18662</text:p>
          </table:table-cell>
          <table:table-cell table:number-columns-repeated="1017"/>
        </table:table-row>
        <table:table-row table:style-name="ro1">
          <table:table-cell office:value-type="float" office:value="2141">
            <text:p>2141</text:p>
          </table:table-cell>
          <table:table-cell office:value-type="time" office:time-value="PT11H42M13.439S">
            <text:p>11:42:13.44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42">
            <text:p>2142</text:p>
          </table:table-cell>
          <table:table-cell office:value-type="time" office:time-value="PT11H42M13.575S">
            <text:p>11:42:13.58</text:p>
          </table:table-cell>
          <table:table-cell office:value-type="string">
            <text:p>TC0002_PlannerB 2-23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3">
            <text:p>2143</text:p>
          </table:table-cell>
          <table:table-cell office:value-type="time" office:time-value="PT11H42M13.585S">
            <text:p>11:42:13.59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4">
            <text:p>2144</text:p>
          </table:table-cell>
          <table:table-cell office:value-type="time" office:time-value="PT11H42M13.588S">
            <text:p>11:42:13.59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45">
            <text:p>2145</text:p>
          </table:table-cell>
          <table:table-cell office:value-type="time" office:time-value="PT11H42M00.026S">
            <text:p>11:42:00.03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3790">
            <text:p>13790</text:p>
          </table:table-cell>
          <table:table-cell office:value-type="string">
            <text:p>Success</text:p>
          </table:table-cell>
          <table:table-cell office:value-type="float" office:value="19263">
            <text:p>19263</text:p>
          </table:table-cell>
          <table:table-cell table:number-columns-repeated="1017"/>
        </table:table-row>
        <table:table-row table:style-name="ro1">
          <table:table-cell office:value-type="float" office:value="2146">
            <text:p>2146</text:p>
          </table:table-cell>
          <table:table-cell office:value-type="time" office:time-value="PT11H42M00.255S">
            <text:p>11:42:00.26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637">
            <text:p>13637</text:p>
          </table:table-cell>
          <table:table-cell office:value-type="string">
            <text:p>Success</text:p>
          </table:table-cell>
          <table:table-cell office:value-type="float" office:value="59536">
            <text:p>59536</text:p>
          </table:table-cell>
          <table:table-cell table:number-columns-repeated="1017"/>
        </table:table-row>
        <table:table-row table:style-name="ro1">
          <table:table-cell office:value-type="float" office:value="2147">
            <text:p>2147</text:p>
          </table:table-cell>
          <table:table-cell office:value-type="time" office:time-value="PT11H42M06.403S">
            <text:p>11:42:06.4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518">
            <text:p>7518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2148">
            <text:p>2148</text:p>
          </table:table-cell>
          <table:table-cell office:value-type="time" office:time-value="PT11H42M00.75S">
            <text:p>11:42:00.7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3174">
            <text:p>13174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2149">
            <text:p>2149</text:p>
          </table:table-cell>
          <table:table-cell office:value-type="time" office:time-value="PT11H42M01.325S">
            <text:p>11:42:01.33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600">
            <text:p>12600</text:p>
          </table:table-cell>
          <table:table-cell office:value-type="string">
            <text:p>Success</text:p>
          </table:table-cell>
          <table:table-cell office:value-type="float" office:value="18632">
            <text:p>18632</text:p>
          </table:table-cell>
          <table:table-cell table:number-columns-repeated="1017"/>
        </table:table-row>
        <table:table-row table:style-name="ro1">
          <table:table-cell office:value-type="float" office:value="2150">
            <text:p>2150</text:p>
          </table:table-cell>
          <table:table-cell office:value-type="time" office:time-value="PT11H42M01.062S">
            <text:p>11:42:01.0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2888">
            <text:p>12888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2151">
            <text:p>2151</text:p>
          </table:table-cell>
          <table:table-cell office:value-type="time" office:time-value="PT11H42M13.894S">
            <text:p>11:42:13.89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2152">
            <text:p>2152</text:p>
          </table:table-cell>
          <table:table-cell office:value-type="time" office:time-value="PT11H42M01.19S">
            <text:p>11:42:01.19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769">
            <text:p>12769</text:p>
          </table:table-cell>
          <table:table-cell office:value-type="string">
            <text:p>Success</text:p>
          </table:table-cell>
          <table:table-cell office:value-type="float" office:value="21474">
            <text:p>21474</text:p>
          </table:table-cell>
          <table:table-cell table:number-columns-repeated="1017"/>
        </table:table-row>
        <table:table-row table:style-name="ro1">
          <table:table-cell office:value-type="float" office:value="2153">
            <text:p>2153</text:p>
          </table:table-cell>
          <table:table-cell office:value-type="time" office:time-value="PT11H42M13.923S">
            <text:p>11:42:13.9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54">
            <text:p>2154</text:p>
          </table:table-cell>
          <table:table-cell office:value-type="time" office:time-value="PT11H42M14.214S">
            <text:p>11:42:14.21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55">
            <text:p>2155</text:p>
          </table:table-cell>
          <table:table-cell office:value-type="time" office:time-value="PT11H42M14.223S">
            <text:p>11:42:14.22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56">
            <text:p>2156</text:p>
          </table:table-cell>
          <table:table-cell office:value-type="time" office:time-value="PT11H42M14.23S">
            <text:p>11:42:14.23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57">
            <text:p>2157</text:p>
          </table:table-cell>
          <table:table-cell office:value-type="time" office:time-value="PT11H42M11.645S">
            <text:p>11:42:11.6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601">
            <text:p>2601</text:p>
          </table:table-cell>
          <table:table-cell office:value-type="string">
            <text:p>Success</text:p>
          </table:table-cell>
          <table:table-cell office:value-type="float" office:value="74449">
            <text:p>74449</text:p>
          </table:table-cell>
          <table:table-cell table:number-columns-repeated="1017"/>
        </table:table-row>
        <table:table-row table:style-name="ro1">
          <table:table-cell office:value-type="float" office:value="2158">
            <text:p>2158</text:p>
          </table:table-cell>
          <table:table-cell office:value-type="time" office:time-value="PT11H42M00.209S">
            <text:p>11:42:00.21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173">
            <text:p>14173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159">
            <text:p>2159</text:p>
          </table:table-cell>
          <table:table-cell office:value-type="time" office:time-value="PT11H42M00.183S">
            <text:p>11:42:00.18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227">
            <text:p>14227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160">
            <text:p>2160</text:p>
          </table:table-cell>
          <table:table-cell office:value-type="time" office:time-value="PT11H42M14.383S">
            <text:p>11:42:14.3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161">
            <text:p>2161</text:p>
          </table:table-cell>
          <table:table-cell office:value-type="time" office:time-value="PT11H42M06.655S">
            <text:p>11:42:06.6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767">
            <text:p>7767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1">
          <table:table-cell office:value-type="float" office:value="2162">
            <text:p>2162</text:p>
          </table:table-cell>
          <table:table-cell office:value-type="time" office:time-value="PT11H42M05.398S">
            <text:p>11:42:05.4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9029">
            <text:p>9029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2163">
            <text:p>2163</text:p>
          </table:table-cell>
          <table:table-cell office:value-type="time" office:time-value="PT11H42M04.103S">
            <text:p>11:42:04.10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0356">
            <text:p>10356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1">
          <table:table-cell office:value-type="float" office:value="2164">
            <text:p>2164</text:p>
          </table:table-cell>
          <table:table-cell office:value-type="time" office:time-value="PT11H42M02.921S">
            <text:p>11:42:02.9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1560">
            <text:p>11560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2165">
            <text:p>2165</text:p>
          </table:table-cell>
          <table:table-cell office:value-type="time" office:time-value="PT11H42M03.199S">
            <text:p>11:42:03.2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302">
            <text:p>11302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166">
            <text:p>2166</text:p>
          </table:table-cell>
          <table:table-cell office:value-type="time" office:time-value="PT11H42M03.195S">
            <text:p>11:42:03.20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319">
            <text:p>1131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167">
            <text:p>2167</text:p>
          </table:table-cell>
          <table:table-cell office:value-type="time" office:time-value="PT11H42M14.41S">
            <text:p>11:42:14.4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68">
            <text:p>2168</text:p>
          </table:table-cell>
          <table:table-cell office:value-type="time" office:time-value="PT11H42M06.401S">
            <text:p>11:42:06.4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8145">
            <text:p>8145</text:p>
          </table:table-cell>
          <table:table-cell office:value-type="string">
            <text:p>Success</text:p>
          </table:table-cell>
          <table:table-cell office:value-type="float" office:value="39240">
            <text:p>39240</text:p>
          </table:table-cell>
          <table:table-cell table:number-columns-repeated="1017"/>
        </table:table-row>
        <table:table-row table:style-name="ro1">
          <table:table-cell office:value-type="float" office:value="2169">
            <text:p>2169</text:p>
          </table:table-cell>
          <table:table-cell office:value-type="time" office:time-value="PT11H42M03.22S">
            <text:p>11:42:03.22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347">
            <text:p>11347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170">
            <text:p>2170</text:p>
          </table:table-cell>
          <table:table-cell office:value-type="time" office:time-value="PT11H41M51.319S">
            <text:p>11:41:51.3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3260">
            <text:p>23260</text:p>
          </table:table-cell>
          <table:table-cell office:value-type="string">
            <text:p>Success</text:p>
          </table:table-cell>
          <table:table-cell office:value-type="float" office:value="78249">
            <text:p>78249</text:p>
          </table:table-cell>
          <table:table-cell table:number-columns-repeated="1017"/>
        </table:table-row>
        <table:table-row table:style-name="ro1">
          <table:table-cell office:value-type="float" office:value="2171">
            <text:p>2171</text:p>
          </table:table-cell>
          <table:table-cell office:value-type="time" office:time-value="PT11H42M06.347S">
            <text:p>11:42:06.3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262">
            <text:p>8262</text:p>
          </table:table-cell>
          <table:table-cell office:value-type="string">
            <text:p>Success</text:p>
          </table:table-cell>
          <table:table-cell office:value-type="float" office:value="39236">
            <text:p>39236</text:p>
          </table:table-cell>
          <table:table-cell table:number-columns-repeated="1017"/>
        </table:table-row>
        <table:table-row table:style-name="ro1">
          <table:table-cell office:value-type="float" office:value="2172">
            <text:p>2172</text:p>
          </table:table-cell>
          <table:table-cell office:value-type="time" office:time-value="PT11H41M52.814S">
            <text:p>11:41:52.8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1803">
            <text:p>21803</text:p>
          </table:table-cell>
          <table:table-cell office:value-type="string">
            <text:p>Success</text:p>
          </table:table-cell>
          <table:table-cell office:value-type="float" office:value="78249">
            <text:p>78249</text:p>
          </table:table-cell>
          <table:table-cell table:number-columns-repeated="1017"/>
        </table:table-row>
        <table:table-row table:style-name="ro1">
          <table:table-cell office:value-type="float" office:value="2173">
            <text:p>2173</text:p>
          </table:table-cell>
          <table:table-cell office:value-type="time" office:time-value="PT11H42M13.95S">
            <text:p>11:42:13.9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81">
            <text:p>681</text:p>
          </table:table-cell>
          <table:table-cell office:value-type="string">
            <text:p>Success</text:p>
          </table:table-cell>
          <table:table-cell office:value-type="float" office:value="52165">
            <text:p>52165</text:p>
          </table:table-cell>
          <table:table-cell table:number-columns-repeated="1017"/>
        </table:table-row>
        <table:table-row table:style-name="ro1">
          <table:table-cell office:value-type="float" office:value="2174">
            <text:p>2174</text:p>
          </table:table-cell>
          <table:table-cell office:value-type="time" office:time-value="PT11H41M52.671S">
            <text:p>11:41:52.6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1967">
            <text:p>21967</text:p>
          </table:table-cell>
          <table:table-cell office:value-type="string">
            <text:p>Success</text:p>
          </table:table-cell>
          <table:table-cell office:value-type="float" office:value="78267">
            <text:p>78267</text:p>
          </table:table-cell>
          <table:table-cell table:number-columns-repeated="1017"/>
        </table:table-row>
        <table:table-row table:style-name="ro1">
          <table:table-cell office:value-type="float" office:value="2175">
            <text:p>2175</text:p>
          </table:table-cell>
          <table:table-cell office:value-type="time" office:time-value="PT11H41M49.295S">
            <text:p>11:41:49.3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5350">
            <text:p>25350</text:p>
          </table:table-cell>
          <table:table-cell office:value-type="string">
            <text:p>Success</text:p>
          </table:table-cell>
          <table:table-cell office:value-type="float" office:value="76193">
            <text:p>76193</text:p>
          </table:table-cell>
          <table:table-cell table:number-columns-repeated="1017"/>
        </table:table-row>
        <table:table-row table:style-name="ro1">
          <table:table-cell office:value-type="float" office:value="2176">
            <text:p>2176</text:p>
          </table:table-cell>
          <table:table-cell office:value-type="time" office:time-value="PT11H42M14.461S">
            <text:p>11:42:14.4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30">
            <text:p>2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77">
            <text:p>2177</text:p>
          </table:table-cell>
          <table:table-cell office:value-type="time" office:time-value="PT11H42M14.693S">
            <text:p>11:42:14.69</text:p>
          </table:table-cell>
          <table:table-cell office:value-type="string">
            <text:p>TC0001_PlannerA 1-22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78">
            <text:p>2178</text:p>
          </table:table-cell>
          <table:table-cell office:value-type="time" office:time-value="PT11H42M14.705S">
            <text:p>11:42:14.71</text:p>
          </table:table-cell>
          <table:table-cell office:value-type="string">
            <text:p>TC0001_PlannerA 1-22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79">
            <text:p>2179</text:p>
          </table:table-cell>
          <table:table-cell office:value-type="time" office:time-value="PT11H42M14.645S">
            <text:p>11:42:14.6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1474">
            <text:p>1474</text:p>
          </table:table-cell>
          <table:table-cell table:number-columns-repeated="1017"/>
        </table:table-row>
        <table:table-row table:style-name="ro1">
          <table:table-cell office:value-type="float" office:value="2180">
            <text:p>2180</text:p>
          </table:table-cell>
          <table:table-cell office:value-type="time" office:time-value="PT11H42M14.723S">
            <text:p>11:42:14.72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81">
            <text:p>2181</text:p>
          </table:table-cell>
          <table:table-cell office:value-type="time" office:time-value="PT11H42M14.424S">
            <text:p>11:42:14.4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51">
            <text:p>3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82">
            <text:p>2182</text:p>
          </table:table-cell>
          <table:table-cell office:value-type="time" office:time-value="PT11H42M14.776S">
            <text:p>11:42:14.78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83">
            <text:p>2183</text:p>
          </table:table-cell>
          <table:table-cell office:value-type="time" office:time-value="PT11H42M14.786S">
            <text:p>11:42:14.79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84">
            <text:p>2184</text:p>
          </table:table-cell>
          <table:table-cell office:value-type="time" office:time-value="PT11H42M14.79S">
            <text:p>11:42:14.79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85">
            <text:p>2185</text:p>
          </table:table-cell>
          <table:table-cell office:value-type="time" office:time-value="PT11H42M14.732S">
            <text:p>11:42:14.7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1474">
            <text:p>1474</text:p>
          </table:table-cell>
          <table:table-cell table:number-columns-repeated="1017"/>
        </table:table-row>
        <table:table-row table:style-name="ro1">
          <table:table-cell office:value-type="float" office:value="2186">
            <text:p>2186</text:p>
          </table:table-cell>
          <table:table-cell office:value-type="time" office:time-value="PT11H42M14.817S">
            <text:p>11:42:14.8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474">
            <text:p>1474</text:p>
          </table:table-cell>
          <table:table-cell table:number-columns-repeated="1017"/>
        </table:table-row>
        <table:table-row table:style-name="ro1">
          <table:table-cell office:value-type="float" office:value="2187">
            <text:p>2187</text:p>
          </table:table-cell>
          <table:table-cell office:value-type="time" office:time-value="PT11H42M14.61S">
            <text:p>11:42:14.6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77">
            <text:p>77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88">
            <text:p>2188</text:p>
          </table:table-cell>
          <table:table-cell office:value-type="time" office:time-value="PT11H42M15.39S">
            <text:p>11:42:15.39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89">
            <text:p>2189</text:p>
          </table:table-cell>
          <table:table-cell office:value-type="time" office:time-value="PT11H42M15.4S">
            <text:p>11:42:15.40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0">
            <text:p>2190</text:p>
          </table:table-cell>
          <table:table-cell office:value-type="time" office:time-value="PT11H42M15.404S">
            <text:p>11:42:15.40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91">
            <text:p>2191</text:p>
          </table:table-cell>
          <table:table-cell office:value-type="time" office:time-value="PT11H42M14.548S">
            <text:p>11:42:14.5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974">
            <text:p>19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92">
            <text:p>2192</text:p>
          </table:table-cell>
          <table:table-cell office:value-type="time" office:time-value="PT11H42M16.524S">
            <text:p>11:42:16.52</text:p>
          </table:table-cell>
          <table:table-cell office:value-type="string">
            <text:p>TC0003_PlannerC 3-24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3">
            <text:p>2193</text:p>
          </table:table-cell>
          <table:table-cell office:value-type="time" office:time-value="PT11H42M16.531S">
            <text:p>11:42:16.53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4">
            <text:p>2194</text:p>
          </table:table-cell>
          <table:table-cell office:value-type="time" office:time-value="PT11H42M16.537S">
            <text:p>11:42:16.54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95">
            <text:p>2195</text:p>
          </table:table-cell>
          <table:table-cell office:value-type="time" office:time-value="PT11H42M11.991S">
            <text:p>11:42:11.9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002">
            <text:p>5002</text:p>
          </table:table-cell>
          <table:table-cell office:value-type="string">
            <text:p>Success</text:p>
          </table:table-cell>
          <table:table-cell office:value-type="float" office:value="76128">
            <text:p>76128</text:p>
          </table:table-cell>
          <table:table-cell table:number-columns-repeated="1017"/>
        </table:table-row>
        <table:table-row table:style-name="ro1">
          <table:table-cell office:value-type="float" office:value="2196">
            <text:p>2196</text:p>
          </table:table-cell>
          <table:table-cell office:value-type="time" office:time-value="PT11H42M16.993S">
            <text:p>11:42:16.9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197">
            <text:p>2197</text:p>
          </table:table-cell>
          <table:table-cell office:value-type="time" office:time-value="PT11H42M12.136S">
            <text:p>11:42:12.1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889">
            <text:p>4889</text:p>
          </table:table-cell>
          <table:table-cell office:value-type="string">
            <text:p>Success</text:p>
          </table:table-cell>
          <table:table-cell office:value-type="float" office:value="76067">
            <text:p>76067</text:p>
          </table:table-cell>
          <table:table-cell table:number-columns-repeated="1017"/>
        </table:table-row>
        <table:table-row table:style-name="ro1">
          <table:table-cell office:value-type="float" office:value="2198">
            <text:p>2198</text:p>
          </table:table-cell>
          <table:table-cell office:value-type="time" office:time-value="PT11H42M17.016S">
            <text:p>11:42:17.0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2199">
            <text:p>2199</text:p>
          </table:table-cell>
          <table:table-cell office:value-type="time" office:time-value="PT11H42M17.028S">
            <text:p>11:42:17.0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0">
            <text:p>2200</text:p>
          </table:table-cell>
          <table:table-cell office:value-type="time" office:time-value="PT11H42M17.045S">
            <text:p>11:42:17.0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1">
            <text:p>2201</text:p>
          </table:table-cell>
          <table:table-cell office:value-type="time" office:time-value="PT11H42M12.184S">
            <text:p>11:42:12.1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5219">
            <text:p>5219</text:p>
          </table:table-cell>
          <table:table-cell office:value-type="string">
            <text:p>Success</text:p>
          </table:table-cell>
          <table:table-cell office:value-type="float" office:value="78048">
            <text:p>78048</text:p>
          </table:table-cell>
          <table:table-cell table:number-columns-repeated="1017"/>
        </table:table-row>
        <table:table-row table:style-name="ro1">
          <table:table-cell office:value-type="float" office:value="2202">
            <text:p>2202</text:p>
          </table:table-cell>
          <table:table-cell office:value-type="time" office:time-value="PT11H42M17.404S">
            <text:p>11:42:17.40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3">
            <text:p>2203</text:p>
          </table:table-cell>
          <table:table-cell office:value-type="time" office:time-value="PT11H42M17.416S">
            <text:p>11:42:17.4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4">
            <text:p>2204</text:p>
          </table:table-cell>
          <table:table-cell office:value-type="time" office:time-value="PT11H42M12.199S">
            <text:p>11:42:12.2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341">
            <text:p>5341</text:p>
          </table:table-cell>
          <table:table-cell office:value-type="string">
            <text:p>Success</text:p>
          </table:table-cell>
          <table:table-cell office:value-type="float" office:value="83819">
            <text:p>83819</text:p>
          </table:table-cell>
          <table:table-cell table:number-columns-repeated="1017"/>
        </table:table-row>
        <table:table-row table:style-name="ro1">
          <table:table-cell office:value-type="float" office:value="2205">
            <text:p>2205</text:p>
          </table:table-cell>
          <table:table-cell office:value-type="time" office:time-value="PT11H42M13.925S">
            <text:p>11:42:13.93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627">
            <text:p>3627</text:p>
          </table:table-cell>
          <table:table-cell office:value-type="string">
            <text:p>Success</text:p>
          </table:table-cell>
          <table:table-cell office:value-type="float" office:value="78585">
            <text:p>78585</text:p>
          </table:table-cell>
          <table:table-cell table:number-columns-repeated="1017"/>
        </table:table-row>
        <table:table-row table:style-name="ro1">
          <table:table-cell office:value-type="float" office:value="2206">
            <text:p>2206</text:p>
          </table:table-cell>
          <table:table-cell office:value-type="time" office:time-value="PT11H42M13.118S">
            <text:p>11:42:13.1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445">
            <text:p>4445</text:p>
          </table:table-cell>
          <table:table-cell office:value-type="string">
            <text:p>Success</text:p>
          </table:table-cell>
          <table:table-cell office:value-type="float" office:value="83914">
            <text:p>83914</text:p>
          </table:table-cell>
          <table:table-cell table:number-columns-repeated="1017"/>
        </table:table-row>
        <table:table-row table:style-name="ro1">
          <table:table-cell office:value-type="float" office:value="2207">
            <text:p>2207</text:p>
          </table:table-cell>
          <table:table-cell office:value-type="time" office:time-value="PT11H42M14.581S">
            <text:p>11:42:14.5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984">
            <text:p>2984</text:p>
          </table:table-cell>
          <table:table-cell office:value-type="string">
            <text:p>Success</text:p>
          </table:table-cell>
          <table:table-cell office:value-type="float" office:value="78580">
            <text:p>78580</text:p>
          </table:table-cell>
          <table:table-cell table:number-columns-repeated="1017"/>
        </table:table-row>
        <table:table-row table:style-name="ro1">
          <table:table-cell office:value-type="float" office:value="2208">
            <text:p>2208</text:p>
          </table:table-cell>
          <table:table-cell office:value-type="time" office:time-value="PT11H42M17.542S">
            <text:p>11:42:17.5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9">
            <text:p>2209</text:p>
          </table:table-cell>
          <table:table-cell office:value-type="time" office:time-value="PT11H42M17.567S">
            <text:p>11:42:17.5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0">
            <text:p>2210</text:p>
          </table:table-cell>
          <table:table-cell office:value-type="time" office:time-value="PT11H42M17.604S">
            <text:p>11:42:17.6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1">
            <text:p>2211</text:p>
          </table:table-cell>
          <table:table-cell office:value-type="time" office:time-value="PT11H42M17.605S">
            <text:p>11:42:17.6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2">
            <text:p>2212</text:p>
          </table:table-cell>
          <table:table-cell office:value-type="time" office:time-value="PT11H42M17.628S">
            <text:p>11:42:17.6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474">
            <text:p>1474</text:p>
          </table:table-cell>
          <table:table-cell table:number-columns-repeated="1017"/>
        </table:table-row>
        <table:table-row table:style-name="ro1">
          <table:table-cell office:value-type="float" office:value="2213">
            <text:p>2213</text:p>
          </table:table-cell>
          <table:table-cell office:value-type="time" office:time-value="PT11H42M17.628S">
            <text:p>11:42:17.6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474">
            <text:p>1474</text:p>
          </table:table-cell>
          <table:table-cell table:number-columns-repeated="1017"/>
        </table:table-row>
        <table:table-row table:style-name="ro1">
          <table:table-cell office:value-type="float" office:value="2214">
            <text:p>2214</text:p>
          </table:table-cell>
          <table:table-cell office:value-type="time" office:time-value="PT11H42M17.565S">
            <text:p>11:42:17.5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215">
            <text:p>2215</text:p>
          </table:table-cell>
          <table:table-cell office:value-type="time" office:time-value="PT11H42M17.671S">
            <text:p>11:42:17.6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474">
            <text:p>1474</text:p>
          </table:table-cell>
          <table:table-cell table:number-columns-repeated="1017"/>
        </table:table-row>
        <table:table-row table:style-name="ro1">
          <table:table-cell office:value-type="float" office:value="2216">
            <text:p>2216</text:p>
          </table:table-cell>
          <table:table-cell office:value-type="time" office:time-value="PT11H42M17.673S">
            <text:p>11:42:17.6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474">
            <text:p>1474</text:p>
          </table:table-cell>
          <table:table-cell table:number-columns-repeated="1017"/>
        </table:table-row>
        <table:table-row table:style-name="ro1">
          <table:table-cell office:value-type="float" office:value="2217">
            <text:p>2217</text:p>
          </table:table-cell>
          <table:table-cell office:value-type="time" office:time-value="PT11H42M17.698S">
            <text:p>11:42:17.7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218">
            <text:p>2218</text:p>
          </table:table-cell>
          <table:table-cell office:value-type="time" office:time-value="PT11H42M17.809S">
            <text:p>11:42:17.81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19">
            <text:p>2219</text:p>
          </table:table-cell>
          <table:table-cell office:value-type="time" office:time-value="PT11H42M14.481S">
            <text:p>11:42:14.48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586">
            <text:p>358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20">
            <text:p>2220</text:p>
          </table:table-cell>
          <table:table-cell office:value-type="time" office:time-value="PT11H42M12.234S">
            <text:p>11:42:12.23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5889">
            <text:p>5889</text:p>
          </table:table-cell>
          <table:table-cell office:value-type="string">
            <text:p>Success</text:p>
          </table:table-cell>
          <table:table-cell office:value-type="float" office:value="83914">
            <text:p>83914</text:p>
          </table:table-cell>
          <table:table-cell table:number-columns-repeated="1017"/>
        </table:table-row>
        <table:table-row table:style-name="ro1">
          <table:table-cell office:value-type="float" office:value="2221">
            <text:p>2221</text:p>
          </table:table-cell>
          <table:table-cell office:value-type="time" office:time-value="PT11H42M18.068S">
            <text:p>11:42:18.07</text:p>
          </table:table-cell>
          <table:table-cell office:value-type="string">
            <text:p>TC0002_PlannerB 2-30</text:p>
          </table:table-cell>
          <table:table-cell office:value-type="string">
            <text:p>/logout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22">
            <text:p>2222</text:p>
          </table:table-cell>
          <table:table-cell office:value-type="time" office:time-value="PT11H42M18.125S">
            <text:p>11:42:18.13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23">
            <text:p>2223</text:p>
          </table:table-cell>
          <table:table-cell office:value-type="time" office:time-value="PT11H42M18.126S">
            <text:p>11:42:18.13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24">
            <text:p>2224</text:p>
          </table:table-cell>
          <table:table-cell office:value-type="time" office:time-value="PT11H42M18.154S">
            <text:p>11:42:18.15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25">
            <text:p>2225</text:p>
          </table:table-cell>
          <table:table-cell office:value-type="time" office:time-value="PT11H42M14.634S">
            <text:p>11:42:14.6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532">
            <text:p>3532</text:p>
          </table:table-cell>
          <table:table-cell office:value-type="string">
            <text:p>Success</text:p>
          </table:table-cell>
          <table:table-cell office:value-type="float" office:value="80458">
            <text:p>80458</text:p>
          </table:table-cell>
          <table:table-cell table:number-columns-repeated="1017"/>
        </table:table-row>
        <table:table-row table:style-name="ro1">
          <table:table-cell office:value-type="float" office:value="2226">
            <text:p>2226</text:p>
          </table:table-cell>
          <table:table-cell office:value-type="time" office:time-value="PT11H42M18.144S">
            <text:p>11:42:18.14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27">
            <text:p>2227</text:p>
          </table:table-cell>
          <table:table-cell office:value-type="time" office:time-value="PT11H42M18.172S">
            <text:p>11:42:18.17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516">
            <text:p>1516</text:p>
          </table:table-cell>
          <table:table-cell table:number-columns-repeated="1017"/>
        </table:table-row>
        <table:table-row table:style-name="ro1">
          <table:table-cell office:value-type="float" office:value="2228">
            <text:p>2228</text:p>
          </table:table-cell>
          <table:table-cell office:value-type="time" office:time-value="PT11H42M13.09S">
            <text:p>11:42:13.0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118">
            <text:p>5118</text:p>
          </table:table-cell>
          <table:table-cell office:value-type="string">
            <text:p>Success</text:p>
          </table:table-cell>
          <table:table-cell office:value-type="float" office:value="83915">
            <text:p>83915</text:p>
          </table:table-cell>
          <table:table-cell table:number-columns-repeated="1017"/>
        </table:table-row>
        <table:table-row table:style-name="ro1">
          <table:table-cell office:value-type="float" office:value="2229">
            <text:p>2229</text:p>
          </table:table-cell>
          <table:table-cell office:value-type="time" office:time-value="PT11H42M12.159S">
            <text:p>11:42:12.1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119">
            <text:p>6119</text:p>
          </table:table-cell>
          <table:table-cell office:value-type="string">
            <text:p>Success</text:p>
          </table:table-cell>
          <table:table-cell office:value-type="float" office:value="79822">
            <text:p>79822</text:p>
          </table:table-cell>
          <table:table-cell table:number-columns-repeated="1017"/>
        </table:table-row>
        <table:table-row table:style-name="ro1">
          <table:table-cell office:value-type="float" office:value="2230">
            <text:p>2230</text:p>
          </table:table-cell>
          <table:table-cell office:value-type="time" office:time-value="PT11H42M13.461S">
            <text:p>11:42:13.46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4839">
            <text:p>4839</text:p>
          </table:table-cell>
          <table:table-cell office:value-type="string">
            <text:p>Success</text:p>
          </table:table-cell>
          <table:table-cell office:value-type="float" office:value="82090">
            <text:p>82090</text:p>
          </table:table-cell>
          <table:table-cell table:number-columns-repeated="1017"/>
        </table:table-row>
        <table:table-row table:style-name="ro1">
          <table:table-cell office:value-type="float" office:value="2231">
            <text:p>2231</text:p>
          </table:table-cell>
          <table:table-cell office:value-type="time" office:time-value="PT11H42M18.28S">
            <text:p>11:42:18.2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32">
            <text:p>2232</text:p>
          </table:table-cell>
          <table:table-cell office:value-type="time" office:time-value="PT11H42M18.204S">
            <text:p>11:42:18.2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1516">
            <text:p>1516</text:p>
          </table:table-cell>
          <table:table-cell table:number-columns-repeated="1017"/>
        </table:table-row>
        <table:table-row table:style-name="ro1">
          <table:table-cell office:value-type="float" office:value="2233">
            <text:p>2233</text:p>
          </table:table-cell>
          <table:table-cell office:value-type="time" office:time-value="PT11H42M18.308S">
            <text:p>11:42:18.3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34">
            <text:p>2234</text:p>
          </table:table-cell>
          <table:table-cell office:value-type="time" office:time-value="PT11H42M14.568S">
            <text:p>11:42:14.5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796">
            <text:p>3796</text:p>
          </table:table-cell>
          <table:table-cell office:value-type="string">
            <text:p>Success</text:p>
          </table:table-cell>
          <table:table-cell office:value-type="float" office:value="80598">
            <text:p>80598</text:p>
          </table:table-cell>
          <table:table-cell table:number-columns-repeated="1017"/>
        </table:table-row>
        <table:table-row table:style-name="ro1">
          <table:table-cell office:value-type="float" office:value="2235">
            <text:p>2235</text:p>
          </table:table-cell>
          <table:table-cell office:value-type="time" office:time-value="PT11H42M18.365S">
            <text:p>11:42:18.3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36">
            <text:p>2236</text:p>
          </table:table-cell>
          <table:table-cell office:value-type="time" office:time-value="PT11H42M18.301S">
            <text:p>11:42:18.3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37">
            <text:p>2237</text:p>
          </table:table-cell>
          <table:table-cell office:value-type="time" office:time-value="PT11H42M18.208S">
            <text:p>11:42:18.2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238">
            <text:p>2238</text:p>
          </table:table-cell>
          <table:table-cell office:value-type="time" office:time-value="PT11H42M18.383S">
            <text:p>11:42:18.3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39">
            <text:p>2239</text:p>
          </table:table-cell>
          <table:table-cell office:value-type="time" office:time-value="PT11H42M14.618S">
            <text:p>11:42:14.6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798">
            <text:p>3798</text:p>
          </table:table-cell>
          <table:table-cell office:value-type="string">
            <text:p>Success</text:p>
          </table:table-cell>
          <table:table-cell office:value-type="float" office:value="78584">
            <text:p>78584</text:p>
          </table:table-cell>
          <table:table-cell table:number-columns-repeated="1017"/>
        </table:table-row>
        <table:table-row table:style-name="ro1">
          <table:table-cell office:value-type="float" office:value="2240">
            <text:p>2240</text:p>
          </table:table-cell>
          <table:table-cell office:value-type="time" office:time-value="PT11H42M18.386S">
            <text:p>11:42:18.39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41">
            <text:p>2241</text:p>
          </table:table-cell>
          <table:table-cell office:value-type="time" office:time-value="PT11H42M18.418S">
            <text:p>11:42:18.4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42">
            <text:p>2242</text:p>
          </table:table-cell>
          <table:table-cell office:value-type="time" office:time-value="PT11H42M18.436S">
            <text:p>11:42:18.4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43">
            <text:p>2243</text:p>
          </table:table-cell>
          <table:table-cell office:value-type="time" office:time-value="PT11H42M18.426S">
            <text:p>11:42:18.43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558">
            <text:p>1558</text:p>
          </table:table-cell>
          <table:table-cell table:number-columns-repeated="1017"/>
        </table:table-row>
        <table:table-row table:style-name="ro1">
          <table:table-cell office:value-type="float" office:value="2244">
            <text:p>2244</text:p>
          </table:table-cell>
          <table:table-cell office:value-type="time" office:time-value="PT11H42M18.45S">
            <text:p>11:42:18.4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58">
            <text:p>1558</text:p>
          </table:table-cell>
          <table:table-cell table:number-columns-repeated="1017"/>
        </table:table-row>
        <table:table-row table:style-name="ro1">
          <table:table-cell office:value-type="float" office:value="2245">
            <text:p>2245</text:p>
          </table:table-cell>
          <table:table-cell office:value-type="time" office:time-value="PT11H42M18.167S">
            <text:p>11:42:18.1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1047">
            <text:p>1047</text:p>
          </table:table-cell>
          <table:table-cell table:number-columns-repeated="1017"/>
        </table:table-row>
        <table:table-row table:style-name="ro1">
          <table:table-cell office:value-type="float" office:value="2246">
            <text:p>2246</text:p>
          </table:table-cell>
          <table:table-cell office:value-type="time" office:time-value="PT11H42M18.46S">
            <text:p>11:42:18.46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558">
            <text:p>1558</text:p>
          </table:table-cell>
          <table:table-cell table:number-columns-repeated="1017"/>
        </table:table-row>
        <table:table-row table:style-name="ro1">
          <table:table-cell office:value-type="float" office:value="2247">
            <text:p>2247</text:p>
          </table:table-cell>
          <table:table-cell office:value-type="time" office:time-value="PT11H42M18.473S">
            <text:p>11:42:18.4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558">
            <text:p>1558</text:p>
          </table:table-cell>
          <table:table-cell table:number-columns-repeated="1017"/>
        </table:table-row>
        <table:table-row table:style-name="ro1">
          <table:table-cell office:value-type="float" office:value="2248">
            <text:p>2248</text:p>
          </table:table-cell>
          <table:table-cell office:value-type="time" office:time-value="PT11H42M18.478S">
            <text:p>11:42:18.4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047">
            <text:p>1047</text:p>
          </table:table-cell>
          <table:table-cell table:number-columns-repeated="1017"/>
        </table:table-row>
        <table:table-row table:style-name="ro1">
          <table:table-cell office:value-type="float" office:value="2249">
            <text:p>2249</text:p>
          </table:table-cell>
          <table:table-cell office:value-type="time" office:time-value="PT11H42M18.401S">
            <text:p>11:42:18.4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250">
            <text:p>2250</text:p>
          </table:table-cell>
          <table:table-cell office:value-type="time" office:time-value="PT11H42M18.565S">
            <text:p>11:42:18.57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51">
            <text:p>2251</text:p>
          </table:table-cell>
          <table:table-cell office:value-type="time" office:time-value="PT11H42M17.032S">
            <text:p>11:42:17.03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785">
            <text:p>178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252">
            <text:p>2252</text:p>
          </table:table-cell>
          <table:table-cell office:value-type="time" office:time-value="PT11H42M18.51S">
            <text:p>11:42:18.51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64">
            <text:p>56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253">
            <text:p>2253</text:p>
          </table:table-cell>
          <table:table-cell office:value-type="time" office:time-value="PT11H42M14.638S">
            <text:p>11:42:14.6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552">
            <text:p>4552</text:p>
          </table:table-cell>
          <table:table-cell office:value-type="string">
            <text:p>Success</text:p>
          </table:table-cell>
          <table:table-cell office:value-type="float" office:value="80553">
            <text:p>80553</text:p>
          </table:table-cell>
          <table:table-cell table:number-columns-repeated="1017"/>
        </table:table-row>
        <table:table-row table:style-name="ro1">
          <table:table-cell office:value-type="float" office:value="2254">
            <text:p>2254</text:p>
          </table:table-cell>
          <table:table-cell office:value-type="time" office:time-value="PT11H42M14.516S">
            <text:p>11:42:14.5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676">
            <text:p>4676</text:p>
          </table:table-cell>
          <table:table-cell office:value-type="string">
            <text:p>Success</text:p>
          </table:table-cell>
          <table:table-cell office:value-type="float" office:value="80593">
            <text:p>80593</text:p>
          </table:table-cell>
          <table:table-cell table:number-columns-repeated="1017"/>
        </table:table-row>
        <table:table-row table:style-name="ro1">
          <table:table-cell office:value-type="float" office:value="2255">
            <text:p>2255</text:p>
          </table:table-cell>
          <table:table-cell office:value-type="time" office:time-value="PT11H42M19.192S">
            <text:p>11:42:19.1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56">
            <text:p>2256</text:p>
          </table:table-cell>
          <table:table-cell office:value-type="time" office:time-value="PT11H42M14.501S">
            <text:p>11:42:14.5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713">
            <text:p>4713</text:p>
          </table:table-cell>
          <table:table-cell office:value-type="string">
            <text:p>Success</text:p>
          </table:table-cell>
          <table:table-cell office:value-type="float" office:value="80593">
            <text:p>80593</text:p>
          </table:table-cell>
          <table:table-cell table:number-columns-repeated="1017"/>
        </table:table-row>
        <table:table-row table:style-name="ro1">
          <table:table-cell office:value-type="float" office:value="2257">
            <text:p>2257</text:p>
          </table:table-cell>
          <table:table-cell office:value-type="time" office:time-value="PT11H42M19.207S">
            <text:p>11:42:19.2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58">
            <text:p>2258</text:p>
          </table:table-cell>
          <table:table-cell office:value-type="time" office:time-value="PT11H42M19.216S">
            <text:p>11:42:19.2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59">
            <text:p>2259</text:p>
          </table:table-cell>
          <table:table-cell office:value-type="time" office:time-value="PT11H42M19.191S">
            <text:p>11:42:19.1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60">
            <text:p>2260</text:p>
          </table:table-cell>
          <table:table-cell office:value-type="time" office:time-value="PT11H42M19.241S">
            <text:p>11:42:19.2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61">
            <text:p>2261</text:p>
          </table:table-cell>
          <table:table-cell office:value-type="time" office:time-value="PT11H42M19.248S">
            <text:p>11:42:19.2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62">
            <text:p>2262</text:p>
          </table:table-cell>
          <table:table-cell office:value-type="time" office:time-value="PT11H42M19.268S">
            <text:p>11:42:19.2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684">
            <text:p>1684</text:p>
          </table:table-cell>
          <table:table-cell table:number-columns-repeated="1017"/>
        </table:table-row>
        <table:table-row table:style-name="ro1">
          <table:table-cell office:value-type="float" office:value="2263">
            <text:p>2263</text:p>
          </table:table-cell>
          <table:table-cell office:value-type="time" office:time-value="PT11H42M19.284S">
            <text:p>11:42:19.2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684">
            <text:p>1684</text:p>
          </table:table-cell>
          <table:table-cell table:number-columns-repeated="1017"/>
        </table:table-row>
        <table:table-row table:style-name="ro1">
          <table:table-cell office:value-type="float" office:value="2264">
            <text:p>2264</text:p>
          </table:table-cell>
          <table:table-cell office:value-type="time" office:time-value="PT11H42M00.402S">
            <text:p>11:42:00.40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8961">
            <text:p>18961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265">
            <text:p>2265</text:p>
          </table:table-cell>
          <table:table-cell office:value-type="time" office:time-value="PT11H42M01.398S">
            <text:p>11:42:01.40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8247">
            <text:p>18247</text:p>
          </table:table-cell>
          <table:table-cell office:value-type="string">
            <text:p>Success</text:p>
          </table:table-cell>
          <table:table-cell office:value-type="float" office:value="33442">
            <text:p>33442</text:p>
          </table:table-cell>
          <table:table-cell table:number-columns-repeated="1017"/>
        </table:table-row>
        <table:table-row table:style-name="ro1">
          <table:table-cell office:value-type="float" office:value="2266">
            <text:p>2266</text:p>
          </table:table-cell>
          <table:table-cell office:value-type="time" office:time-value="PT11H42M19.23S">
            <text:p>11:42:19.23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267">
            <text:p>2267</text:p>
          </table:table-cell>
          <table:table-cell office:value-type="time" office:time-value="PT11H42M00.402S">
            <text:p>11:42:00.40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9292">
            <text:p>19292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  <table:table-cell table:number-columns-repeated="1017"/>
        </table:table-row>
        <table:table-row table:style-name="ro1">
          <table:table-cell office:value-type="float" office:value="2268">
            <text:p>2268</text:p>
          </table:table-cell>
          <table:table-cell office:value-type="time" office:time-value="PT11H42M14.423S">
            <text:p>11:42:14.42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276">
            <text:p>5276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269">
            <text:p>2269</text:p>
          </table:table-cell>
          <table:table-cell office:value-type="time" office:time-value="PT11H42M19.257S">
            <text:p>11:42:19.26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270">
            <text:p>2270</text:p>
          </table:table-cell>
          <table:table-cell office:value-type="time" office:time-value="PT11H42M18.334S">
            <text:p>11:42:18.33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88">
            <text:p>1388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271">
            <text:p>2271</text:p>
          </table:table-cell>
          <table:table-cell office:value-type="time" office:time-value="PT11H42M19.702S">
            <text:p>11:42:19.7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272">
            <text:p>2272</text:p>
          </table:table-cell>
          <table:table-cell office:value-type="time" office:time-value="PT11H42M19.689S">
            <text:p>11:42:19.6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273">
            <text:p>2273</text:p>
          </table:table-cell>
          <table:table-cell office:value-type="time" office:time-value="PT11H42M19.646S">
            <text:p>11:42:19.6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74">
            <text:p>2274</text:p>
          </table:table-cell>
          <table:table-cell office:value-type="time" office:time-value="PT11H42M09.705S">
            <text:p>11:42:09.71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048">
            <text:p>1004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275">
            <text:p>2275</text:p>
          </table:table-cell>
          <table:table-cell office:value-type="time" office:time-value="PT11H42M09.474S">
            <text:p>11:42:09.47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283">
            <text:p>1028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276">
            <text:p>2276</text:p>
          </table:table-cell>
          <table:table-cell office:value-type="time" office:time-value="PT11H42M19.723S">
            <text:p>11:42:19.7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277">
            <text:p>2277</text:p>
          </table:table-cell>
          <table:table-cell office:value-type="time" office:time-value="PT11H42M09.609S">
            <text:p>11:42:09.61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171">
            <text:p>10171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2278">
            <text:p>2278</text:p>
          </table:table-cell>
          <table:table-cell office:value-type="time" office:time-value="PT11H42M09.676S">
            <text:p>11:42:09.6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0106">
            <text:p>10106</text:p>
          </table:table-cell>
          <table:table-cell office:value-type="string">
            <text:p>Success</text:p>
          </table:table-cell>
          <table:table-cell office:value-type="float" office:value="39240">
            <text:p>39240</text:p>
          </table:table-cell>
          <table:table-cell table:number-columns-repeated="1017"/>
        </table:table-row>
        <table:table-row table:style-name="ro1">
          <table:table-cell office:value-type="float" office:value="2279">
            <text:p>2279</text:p>
          </table:table-cell>
          <table:table-cell office:value-type="time" office:time-value="PT11H42M19.759S">
            <text:p>11:42:19.7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80">
            <text:p>2280</text:p>
          </table:table-cell>
          <table:table-cell office:value-type="time" office:time-value="PT11H42M01.623S">
            <text:p>11:42:01.6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8182">
            <text:p>18182</text:p>
          </table:table-cell>
          <table:table-cell office:value-type="string">
            <text:p>Success</text:p>
          </table:table-cell>
          <table:table-cell office:value-type="float" office:value="76905">
            <text:p>76905</text:p>
          </table:table-cell>
          <table:table-cell table:number-columns-repeated="1017"/>
        </table:table-row>
        <table:table-row table:style-name="ro1">
          <table:table-cell office:value-type="float" office:value="2281">
            <text:p>2281</text:p>
          </table:table-cell>
          <table:table-cell office:value-type="time" office:time-value="PT11H42M00.082S">
            <text:p>11:42:00.0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9733">
            <text:p>19733</text:p>
          </table:table-cell>
          <table:table-cell office:value-type="string">
            <text:p>Success</text:p>
          </table:table-cell>
          <table:table-cell office:value-type="float" office:value="76189">
            <text:p>76189</text:p>
          </table:table-cell>
          <table:table-cell table:number-columns-repeated="1017"/>
        </table:table-row>
        <table:table-row table:style-name="ro1">
          <table:table-cell office:value-type="float" office:value="2282">
            <text:p>2282</text:p>
          </table:table-cell>
          <table:table-cell office:value-type="time" office:time-value="PT11H42M09.345S">
            <text:p>11:42:09.3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472">
            <text:p>1047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283">
            <text:p>2283</text:p>
          </table:table-cell>
          <table:table-cell office:value-type="time" office:time-value="PT11H42M19.818S">
            <text:p>11:42:19.8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284">
            <text:p>2284</text:p>
          </table:table-cell>
          <table:table-cell office:value-type="time" office:time-value="PT11H42M19.806S">
            <text:p>11:42:19.8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768">
            <text:p>1768</text:p>
          </table:table-cell>
          <table:table-cell table:number-columns-repeated="1017"/>
        </table:table-row>
        <table:table-row table:style-name="ro1">
          <table:table-cell office:value-type="float" office:value="2285">
            <text:p>2285</text:p>
          </table:table-cell>
          <table:table-cell office:value-type="time" office:time-value="PT11H42M19.817S">
            <text:p>11:42:19.8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768">
            <text:p>1768</text:p>
          </table:table-cell>
          <table:table-cell table:number-columns-repeated="1017"/>
        </table:table-row>
        <table:table-row table:style-name="ro1">
          <table:table-cell office:value-type="float" office:value="2286">
            <text:p>2286</text:p>
          </table:table-cell>
          <table:table-cell office:value-type="time" office:time-value="PT11H42M19.881S">
            <text:p>11:42:19.8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768">
            <text:p>1768</text:p>
          </table:table-cell>
          <table:table-cell table:number-columns-repeated="1017"/>
        </table:table-row>
        <table:table-row table:style-name="ro1">
          <table:table-cell office:value-type="float" office:value="2287">
            <text:p>2287</text:p>
          </table:table-cell>
          <table:table-cell office:value-type="time" office:time-value="PT11H42M19.886S">
            <text:p>11:42:19.8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768">
            <text:p>1768</text:p>
          </table:table-cell>
          <table:table-cell table:number-columns-repeated="1017"/>
        </table:table-row>
        <table:table-row table:style-name="ro1">
          <table:table-cell office:value-type="float" office:value="2288">
            <text:p>2288</text:p>
          </table:table-cell>
          <table:table-cell office:value-type="time" office:time-value="PT11H42M19.946S">
            <text:p>11:42:19.9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768">
            <text:p>1768</text:p>
          </table:table-cell>
          <table:table-cell table:number-columns-repeated="1017"/>
        </table:table-row>
        <table:table-row table:style-name="ro1">
          <table:table-cell office:value-type="float" office:value="2289">
            <text:p>2289</text:p>
          </table:table-cell>
          <table:table-cell office:value-type="time" office:time-value="PT11H42M19.954S">
            <text:p>11:42:19.9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768">
            <text:p>1768</text:p>
          </table:table-cell>
          <table:table-cell table:number-columns-repeated="1017"/>
        </table:table-row>
        <table:table-row table:style-name="ro1">
          <table:table-cell office:value-type="float" office:value="2290">
            <text:p>2290</text:p>
          </table:table-cell>
          <table:table-cell office:value-type="time" office:time-value="PT11H42M19.784S">
            <text:p>11:42:19.7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91">
            <text:p>2291</text:p>
          </table:table-cell>
          <table:table-cell office:value-type="time" office:time-value="PT11H42M20.018S">
            <text:p>11:42:20.02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2">
            <text:p>2292</text:p>
          </table:table-cell>
          <table:table-cell office:value-type="time" office:time-value="PT11H42M20.026S">
            <text:p>11:42:20.03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3">
            <text:p>2293</text:p>
          </table:table-cell>
          <table:table-cell office:value-type="time" office:time-value="PT11H42M20.031S">
            <text:p>11:42:20.03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94">
            <text:p>2294</text:p>
          </table:table-cell>
          <table:table-cell office:value-type="time" office:time-value="PT11H42M10.486S">
            <text:p>11:42:10.49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367">
            <text:p>10367</text:p>
          </table:table-cell>
          <table:table-cell office:value-type="string">
            <text:p>Success</text:p>
          </table:table-cell>
          <table:table-cell office:value-type="float" office:value="18662">
            <text:p>18662</text:p>
          </table:table-cell>
          <table:table-cell table:number-columns-repeated="1017"/>
        </table:table-row>
        <table:table-row table:style-name="ro1">
          <table:table-cell office:value-type="float" office:value="2295">
            <text:p>2295</text:p>
          </table:table-cell>
          <table:table-cell office:value-type="time" office:time-value="PT11H42M10.426S">
            <text:p>11:42:10.43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435">
            <text:p>1043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96">
            <text:p>2296</text:p>
          </table:table-cell>
          <table:table-cell office:value-type="time" office:time-value="PT11H42M19.7S">
            <text:p>11:42:19.7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82">
            <text:p>1282</text:p>
          </table:table-cell>
          <table:table-cell office:value-type="string">
            <text:p>Success</text:p>
          </table:table-cell>
          <table:table-cell office:value-type="float" office:value="82568">
            <text:p>82568</text:p>
          </table:table-cell>
          <table:table-cell table:number-columns-repeated="1017"/>
        </table:table-row>
        <table:table-row table:style-name="ro1">
          <table:table-cell office:value-type="float" office:value="2297">
            <text:p>2297</text:p>
          </table:table-cell>
          <table:table-cell office:value-type="time" office:time-value="PT11H42M10.979S">
            <text:p>11:42:10.9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008">
            <text:p>10008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2298">
            <text:p>2298</text:p>
          </table:table-cell>
          <table:table-cell office:value-type="time" office:time-value="PT11H42M11.28S">
            <text:p>11:42:11.2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9714">
            <text:p>9714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2299">
            <text:p>2299</text:p>
          </table:table-cell>
          <table:table-cell office:value-type="time" office:time-value="PT11H42M19.754S">
            <text:p>11:42:19.75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47">
            <text:p>1247</text:p>
          </table:table-cell>
          <table:table-cell office:value-type="string">
            <text:p>Success</text:p>
          </table:table-cell>
          <table:table-cell office:value-type="float" office:value="82570">
            <text:p>82570</text:p>
          </table:table-cell>
          <table:table-cell table:number-columns-repeated="1017"/>
        </table:table-row>
        <table:table-row table:style-name="ro1">
          <table:table-cell office:value-type="float" office:value="2300">
            <text:p>2300</text:p>
          </table:table-cell>
          <table:table-cell office:value-type="time" office:time-value="PT11H42M11.21S">
            <text:p>11:42:11.2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800">
            <text:p>9800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2301">
            <text:p>2301</text:p>
          </table:table-cell>
          <table:table-cell office:value-type="time" office:time-value="PT11H42M19.976S">
            <text:p>11:42:19.98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52">
            <text:p>1052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302">
            <text:p>2302</text:p>
          </table:table-cell>
          <table:table-cell office:value-type="time" office:time-value="PT11H42M11.077S">
            <text:p>11:42:11.08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0112">
            <text:p>10112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303">
            <text:p>2303</text:p>
          </table:table-cell>
          <table:table-cell office:value-type="time" office:time-value="PT11H42M00.08S">
            <text:p>11:42:00.0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1117">
            <text:p>21117</text:p>
          </table:table-cell>
          <table:table-cell office:value-type="string">
            <text:p>Success</text:p>
          </table:table-cell>
          <table:table-cell office:value-type="float" office:value="76189">
            <text:p>76189</text:p>
          </table:table-cell>
          <table:table-cell table:number-columns-repeated="1017"/>
        </table:table-row>
        <table:table-row table:style-name="ro1">
          <table:table-cell office:value-type="float" office:value="2304">
            <text:p>2304</text:p>
          </table:table-cell>
          <table:table-cell office:value-type="time" office:time-value="PT11H42M10.498S">
            <text:p>11:42:10.50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708">
            <text:p>10708</text:p>
          </table:table-cell>
          <table:table-cell office:value-type="string">
            <text:p>Success</text:p>
          </table:table-cell>
          <table:table-cell office:value-type="float" office:value="18632">
            <text:p>18632</text:p>
          </table:table-cell>
          <table:table-cell table:number-columns-repeated="1017"/>
        </table:table-row>
        <table:table-row table:style-name="ro1">
          <table:table-cell office:value-type="float" office:value="2305">
            <text:p>2305</text:p>
          </table:table-cell>
          <table:table-cell office:value-type="time" office:time-value="PT11H42M10.521S">
            <text:p>11:42:10.52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687">
            <text:p>10687</text:p>
          </table:table-cell>
          <table:table-cell office:value-type="string">
            <text:p>Success</text:p>
          </table:table-cell>
          <table:table-cell office:value-type="float" office:value="18662">
            <text:p>18662</text:p>
          </table:table-cell>
          <table:table-cell table:number-columns-repeated="1017"/>
        </table:table-row>
        <table:table-row table:style-name="ro1">
          <table:table-cell office:value-type="float" office:value="2306">
            <text:p>2306</text:p>
          </table:table-cell>
          <table:table-cell office:value-type="time" office:time-value="PT11H41M58.047S">
            <text:p>11:41:58.05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3164">
            <text:p>23164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307">
            <text:p>2307</text:p>
          </table:table-cell>
          <table:table-cell office:value-type="time" office:time-value="PT11H42M13.081S">
            <text:p>11:42:13.0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133">
            <text:p>8133</text:p>
          </table:table-cell>
          <table:table-cell office:value-type="string">
            <text:p>Success</text:p>
          </table:table-cell>
          <table:table-cell office:value-type="float" office:value="39404">
            <text:p>39404</text:p>
          </table:table-cell>
          <table:table-cell table:number-columns-repeated="1017"/>
        </table:table-row>
        <table:table-row table:style-name="ro1">
          <table:table-cell office:value-type="float" office:value="2308">
            <text:p>2308</text:p>
          </table:table-cell>
          <table:table-cell office:value-type="time" office:time-value="PT11H41M53.115S">
            <text:p>11:41:53.12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8115">
            <text:p>28115</text:p>
          </table:table-cell>
          <table:table-cell office:value-type="string">
            <text:p>Success</text:p>
          </table:table-cell>
          <table:table-cell office:value-type="float" office:value="30613">
            <text:p>30613</text:p>
          </table:table-cell>
          <table:table-cell table:number-columns-repeated="1017"/>
        </table:table-row>
        <table:table-row table:style-name="ro1">
          <table:table-cell office:value-type="float" office:value="2309">
            <text:p>2309</text:p>
          </table:table-cell>
          <table:table-cell office:value-type="time" office:time-value="PT11H41M23.367S">
            <text:p>11:41:23.3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7881">
            <text:p>57881</text:p>
          </table:table-cell>
          <table:table-cell office:value-type="string">
            <text:p>Success</text:p>
          </table:table-cell>
          <table:table-cell office:value-type="float" office:value="75941">
            <text:p>75941</text:p>
          </table:table-cell>
          <table:table-cell table:number-columns-repeated="1017"/>
        </table:table-row>
        <table:table-row table:style-name="ro1">
          <table:table-cell office:value-type="float" office:value="2310">
            <text:p>2310</text:p>
          </table:table-cell>
          <table:table-cell office:value-type="time" office:time-value="PT11H42M12.153S">
            <text:p>11:42:12.1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9098">
            <text:p>9098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2311">
            <text:p>2311</text:p>
          </table:table-cell>
          <table:table-cell office:value-type="time" office:time-value="PT11H42M21.198S">
            <text:p>11:42:21.2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850">
            <text:p>1850</text:p>
          </table:table-cell>
          <table:table-cell table:number-columns-repeated="1017"/>
        </table:table-row>
        <table:table-row table:style-name="ro1">
          <table:table-cell office:value-type="float" office:value="2312">
            <text:p>2312</text:p>
          </table:table-cell>
          <table:table-cell office:value-type="time" office:time-value="PT11H42M21.216S">
            <text:p>11:42:21.2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13">
            <text:p>2313</text:p>
          </table:table-cell>
          <table:table-cell office:value-type="time" office:time-value="PT11H42M21.301S">
            <text:p>11:42:21.30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4">
            <text:p>2314</text:p>
          </table:table-cell>
          <table:table-cell office:value-type="time" office:time-value="PT11H42M21.311S">
            <text:p>11:42:21.31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5">
            <text:p>2315</text:p>
          </table:table-cell>
          <table:table-cell office:value-type="time" office:time-value="PT11H42M21.315S">
            <text:p>11:42:21.32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16">
            <text:p>2316</text:p>
          </table:table-cell>
          <table:table-cell office:value-type="time" office:time-value="PT11H42M21.272S">
            <text:p>11:42:21.2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850">
            <text:p>1850</text:p>
          </table:table-cell>
          <table:table-cell table:number-columns-repeated="1017"/>
        </table:table-row>
        <table:table-row table:style-name="ro1">
          <table:table-cell office:value-type="float" office:value="2317">
            <text:p>2317</text:p>
          </table:table-cell>
          <table:table-cell office:value-type="time" office:time-value="PT11H42M21.191S">
            <text:p>11:42:21.1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18">
            <text:p>2318</text:p>
          </table:table-cell>
          <table:table-cell office:value-type="time" office:time-value="PT11H42M21.342S">
            <text:p>11:42:21.3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850">
            <text:p>1850</text:p>
          </table:table-cell>
          <table:table-cell table:number-columns-repeated="1017"/>
        </table:table-row>
        <table:table-row table:style-name="ro1">
          <table:table-cell office:value-type="float" office:value="2319">
            <text:p>2319</text:p>
          </table:table-cell>
          <table:table-cell office:value-type="time" office:time-value="PT11H42M21.36S">
            <text:p>11:42:21.36</text:p>
          </table:table-cell>
          <table:table-cell office:value-type="string">
            <text:p>TC0002_PlannerB 2-29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20">
            <text:p>2320</text:p>
          </table:table-cell>
          <table:table-cell office:value-type="time" office:time-value="PT11H42M21.379S">
            <text:p>11:42:21.38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21">
            <text:p>2321</text:p>
          </table:table-cell>
          <table:table-cell office:value-type="time" office:time-value="PT11H42M21.384S">
            <text:p>11:42:21.38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22">
            <text:p>2322</text:p>
          </table:table-cell>
          <table:table-cell office:value-type="time" office:time-value="PT11H42M21.25S">
            <text:p>11:42:21.2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05">
            <text:p>305</text:p>
          </table:table-cell>
          <table:table-cell office:value-type="string">
            <text:p>Success</text:p>
          </table:table-cell>
          <table:table-cell office:value-type="float" office:value="38328">
            <text:p>38328</text:p>
          </table:table-cell>
          <table:table-cell table:number-columns-repeated="1017"/>
        </table:table-row>
        <table:table-row table:style-name="ro1">
          <table:table-cell office:value-type="float" office:value="2323">
            <text:p>2323</text:p>
          </table:table-cell>
          <table:table-cell office:value-type="time" office:time-value="PT11H42M21.556S">
            <text:p>11:42:21.5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24">
            <text:p>2324</text:p>
          </table:table-cell>
          <table:table-cell office:value-type="time" office:time-value="PT11H42M13.109S">
            <text:p>11:42:13.1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551">
            <text:p>8551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2325">
            <text:p>2325</text:p>
          </table:table-cell>
          <table:table-cell office:value-type="time" office:time-value="PT11H42M21.628S">
            <text:p>11:42:21.6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26">
            <text:p>2326</text:p>
          </table:table-cell>
          <table:table-cell office:value-type="time" office:time-value="PT11H42M10.279S">
            <text:p>11:42:10.28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549">
            <text:p>11549</text:p>
          </table:table-cell>
          <table:table-cell office:value-type="string">
            <text:p>Success</text:p>
          </table:table-cell>
          <table:table-cell office:value-type="float" office:value="59510">
            <text:p>59510</text:p>
          </table:table-cell>
          <table:table-cell table:number-columns-repeated="1017"/>
        </table:table-row>
        <table:table-row table:style-name="ro1">
          <table:table-cell office:value-type="float" office:value="2327">
            <text:p>2327</text:p>
          </table:table-cell>
          <table:table-cell office:value-type="time" office:time-value="PT11H42M21.376S">
            <text:p>11:42:21.38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54">
            <text:p>454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328">
            <text:p>2328</text:p>
          </table:table-cell>
          <table:table-cell office:value-type="time" office:time-value="PT11H42M19.727S">
            <text:p>11:42:19.73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106">
            <text:p>210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329">
            <text:p>2329</text:p>
          </table:table-cell>
          <table:table-cell office:value-type="time" office:time-value="PT11H42M21.737S">
            <text:p>11:42:21.7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30">
            <text:p>2330</text:p>
          </table:table-cell>
          <table:table-cell office:value-type="time" office:time-value="PT11H42M21.874S">
            <text:p>11:42:21.8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31">
            <text:p>2331</text:p>
          </table:table-cell>
          <table:table-cell office:value-type="time" office:time-value="PT11H42M21.83S">
            <text:p>11:42:21.8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19760">
            <text:p>19760</text:p>
          </table:table-cell>
          <table:table-cell table:number-columns-repeated="1017"/>
        </table:table-row>
        <table:table-row table:style-name="ro1">
          <table:table-cell office:value-type="float" office:value="2332">
            <text:p>2332</text:p>
          </table:table-cell>
          <table:table-cell office:value-type="time" office:time-value="PT11H42M10.388S">
            <text:p>11:42:10.39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1906">
            <text:p>1190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333">
            <text:p>2333</text:p>
          </table:table-cell>
          <table:table-cell office:value-type="time" office:time-value="PT11H42M13.419S">
            <text:p>11:42:13.4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905">
            <text:p>8905</text:p>
          </table:table-cell>
          <table:table-cell office:value-type="string">
            <text:p>Success</text:p>
          </table:table-cell>
          <table:table-cell office:value-type="float" office:value="39400">
            <text:p>39400</text:p>
          </table:table-cell>
          <table:table-cell table:number-columns-repeated="1017"/>
        </table:table-row>
        <table:table-row table:style-name="ro1">
          <table:table-cell office:value-type="float" office:value="2334">
            <text:p>2334</text:p>
          </table:table-cell>
          <table:table-cell office:value-type="time" office:time-value="PT11H42M17.441S">
            <text:p>11:42:17.44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890">
            <text:p>4890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335">
            <text:p>2335</text:p>
          </table:table-cell>
          <table:table-cell office:value-type="time" office:time-value="PT11H42M22.333S">
            <text:p>11:42:22.33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36">
            <text:p>2336</text:p>
          </table:table-cell>
          <table:table-cell office:value-type="time" office:time-value="PT11H42M22.326S">
            <text:p>11:42:22.3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37">
            <text:p>2337</text:p>
          </table:table-cell>
          <table:table-cell office:value-type="time" office:time-value="PT11H42M22.561S">
            <text:p>11:42:22.56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38">
            <text:p>2338</text:p>
          </table:table-cell>
          <table:table-cell office:value-type="time" office:time-value="PT11H42M22.571S">
            <text:p>11:42:22.57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39">
            <text:p>2339</text:p>
          </table:table-cell>
          <table:table-cell office:value-type="time" office:time-value="PT11H42M22.575S">
            <text:p>11:42:22.58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40">
            <text:p>2340</text:p>
          </table:table-cell>
          <table:table-cell office:value-type="time" office:time-value="PT11H42M17.906S">
            <text:p>11:42:17.9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844">
            <text:p>4844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2341">
            <text:p>2341</text:p>
          </table:table-cell>
          <table:table-cell office:value-type="time" office:time-value="PT11H42M13.817S">
            <text:p>11:42:13.8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943">
            <text:p>8943</text:p>
          </table:table-cell>
          <table:table-cell office:value-type="string">
            <text:p>Success</text:p>
          </table:table-cell>
          <table:table-cell office:value-type="float" office:value="39404">
            <text:p>39404</text:p>
          </table:table-cell>
          <table:table-cell table:number-columns-repeated="1017"/>
        </table:table-row>
        <table:table-row table:style-name="ro1">
          <table:table-cell office:value-type="float" office:value="2342">
            <text:p>2342</text:p>
          </table:table-cell>
          <table:table-cell office:value-type="time" office:time-value="PT11H42M06.396S">
            <text:p>11:42:06.4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6407">
            <text:p>16407</text:p>
          </table:table-cell>
          <table:table-cell office:value-type="string">
            <text:p>Success</text:p>
          </table:table-cell>
          <table:table-cell office:value-type="float" office:value="78267">
            <text:p>78267</text:p>
          </table:table-cell>
          <table:table-cell table:number-columns-repeated="1017"/>
        </table:table-row>
        <table:table-row table:style-name="ro1">
          <table:table-cell office:value-type="float" office:value="2343">
            <text:p>2343</text:p>
          </table:table-cell>
          <table:table-cell office:value-type="time" office:time-value="PT11H42M13.926S">
            <text:p>11:42:13.9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8879">
            <text:p>8879</text:p>
          </table:table-cell>
          <table:table-cell office:value-type="string">
            <text:p>Success</text:p>
          </table:table-cell>
          <table:table-cell office:value-type="float" office:value="39240">
            <text:p>39240</text:p>
          </table:table-cell>
          <table:table-cell table:number-columns-repeated="1017"/>
        </table:table-row>
        <table:table-row table:style-name="ro1">
          <table:table-cell office:value-type="float" office:value="2344">
            <text:p>2344</text:p>
          </table:table-cell>
          <table:table-cell office:value-type="time" office:time-value="PT11H42M02.323S">
            <text:p>11:42:02.3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0502">
            <text:p>20502</text:p>
          </table:table-cell>
          <table:table-cell office:value-type="string">
            <text:p>Success</text:p>
          </table:table-cell>
          <table:table-cell office:value-type="float" office:value="78245">
            <text:p>78245</text:p>
          </table:table-cell>
          <table:table-cell table:number-columns-repeated="1017"/>
        </table:table-row>
        <table:table-row table:style-name="ro1">
          <table:table-cell office:value-type="float" office:value="2345">
            <text:p>2345</text:p>
          </table:table-cell>
          <table:table-cell office:value-type="time" office:time-value="PT11H42M13.955S">
            <text:p>11:42:13.96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8879">
            <text:p>8879</text:p>
          </table:table-cell>
          <table:table-cell office:value-type="string">
            <text:p>Success</text:p>
          </table:table-cell>
          <table:table-cell office:value-type="float" office:value="78271">
            <text:p>78271</text:p>
          </table:table-cell>
          <table:table-cell table:number-columns-repeated="1017"/>
        </table:table-row>
        <table:table-row table:style-name="ro1">
          <table:table-cell office:value-type="float" office:value="2346">
            <text:p>2346</text:p>
          </table:table-cell>
          <table:table-cell office:value-type="time" office:time-value="PT11H42M17.735S">
            <text:p>11:42:17.74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105">
            <text:p>510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347">
            <text:p>2347</text:p>
          </table:table-cell>
          <table:table-cell office:value-type="time" office:time-value="PT11H42M03.13S">
            <text:p>11:42:03.1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9722">
            <text:p>19722</text:p>
          </table:table-cell>
          <table:table-cell office:value-type="string">
            <text:p>Success</text:p>
          </table:table-cell>
          <table:table-cell office:value-type="float" office:value="50919">
            <text:p>50919</text:p>
          </table:table-cell>
          <table:table-cell table:number-columns-repeated="1017"/>
        </table:table-row>
        <table:table-row table:style-name="ro1">
          <table:table-cell office:value-type="float" office:value="2348">
            <text:p>2348</text:p>
          </table:table-cell>
          <table:table-cell office:value-type="time" office:time-value="PT11H42M22.853S">
            <text:p>11:42:22.8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49">
            <text:p>2349</text:p>
          </table:table-cell>
          <table:table-cell office:value-type="time" office:time-value="PT11H42M22.762S">
            <text:p>11:42:22.7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50">
            <text:p>2350</text:p>
          </table:table-cell>
          <table:table-cell office:value-type="time" office:time-value="PT11H42M22.966S">
            <text:p>11:42:22.97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1">
            <text:p>2351</text:p>
          </table:table-cell>
          <table:table-cell office:value-type="time" office:time-value="PT11H42M22.975S">
            <text:p>11:42:22.98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2">
            <text:p>2352</text:p>
          </table:table-cell>
          <table:table-cell office:value-type="time" office:time-value="PT11H42M22.981S">
            <text:p>11:42:22.98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53">
            <text:p>2353</text:p>
          </table:table-cell>
          <table:table-cell office:value-type="time" office:time-value="PT11H42M22.94S">
            <text:p>11:42:22.9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54">
            <text:p>2354</text:p>
          </table:table-cell>
          <table:table-cell office:value-type="time" office:time-value="PT11H42M23.068S">
            <text:p>11:42:23.0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55">
            <text:p>2355</text:p>
          </table:table-cell>
          <table:table-cell office:value-type="time" office:time-value="PT11H42M23.16S">
            <text:p>11:42:23.1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56">
            <text:p>2356</text:p>
          </table:table-cell>
          <table:table-cell office:value-type="time" office:time-value="PT11H42M20.994S">
            <text:p>11:42:20.9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505">
            <text:p>2505</text:p>
          </table:table-cell>
          <table:table-cell office:value-type="string">
            <text:p>Success</text:p>
          </table:table-cell>
          <table:table-cell office:value-type="float" office:value="80163">
            <text:p>80163</text:p>
          </table:table-cell>
          <table:table-cell table:number-columns-repeated="1017"/>
        </table:table-row>
        <table:table-row table:style-name="ro1">
          <table:table-cell office:value-type="float" office:value="2357">
            <text:p>2357</text:p>
          </table:table-cell>
          <table:table-cell office:value-type="time" office:time-value="PT11H42M21.011S">
            <text:p>11:42:21.0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491">
            <text:p>2491</text:p>
          </table:table-cell>
          <table:table-cell office:value-type="string">
            <text:p>Success</text:p>
          </table:table-cell>
          <table:table-cell office:value-type="float" office:value="80166">
            <text:p>80166</text:p>
          </table:table-cell>
          <table:table-cell table:number-columns-repeated="1017"/>
        </table:table-row>
        <table:table-row table:style-name="ro1">
          <table:table-cell office:value-type="float" office:value="2358">
            <text:p>2358</text:p>
          </table:table-cell>
          <table:table-cell office:value-type="time" office:time-value="PT11H42M22.806S">
            <text:p>11:42:22.8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87">
            <text:p>78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59">
            <text:p>2359</text:p>
          </table:table-cell>
          <table:table-cell office:value-type="time" office:time-value="PT11H42M23.593S">
            <text:p>11:42:23.59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0">
            <text:p>2360</text:p>
          </table:table-cell>
          <table:table-cell office:value-type="time" office:time-value="PT11H42M23.601S">
            <text:p>11:42:23.60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1">
            <text:p>2361</text:p>
          </table:table-cell>
          <table:table-cell office:value-type="time" office:time-value="PT11H42M23.606S">
            <text:p>11:42:23.61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62">
            <text:p>2362</text:p>
          </table:table-cell>
          <table:table-cell office:value-type="time" office:time-value="PT11H42M22.294S">
            <text:p>11:42:22.2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564">
            <text:p>1564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363">
            <text:p>2363</text:p>
          </table:table-cell>
          <table:table-cell office:value-type="time" office:time-value="PT11H42M18.818S">
            <text:p>11:42:18.82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069">
            <text:p>5069</text:p>
          </table:table-cell>
          <table:table-cell office:value-type="string">
            <text:p>Success</text:p>
          </table:table-cell>
          <table:table-cell office:value-type="float" office:value="21474">
            <text:p>21474</text:p>
          </table:table-cell>
          <table:table-cell table:number-columns-repeated="1017"/>
        </table:table-row>
        <table:table-row table:style-name="ro1">
          <table:table-cell office:value-type="float" office:value="2364">
            <text:p>2364</text:p>
          </table:table-cell>
          <table:table-cell office:value-type="time" office:time-value="PT11H42M18.494S">
            <text:p>11:42:18.49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396">
            <text:p>539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365">
            <text:p>2365</text:p>
          </table:table-cell>
          <table:table-cell office:value-type="time" office:time-value="PT11H42M14.841S">
            <text:p>11:42:14.8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055">
            <text:p>905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366">
            <text:p>2366</text:p>
          </table:table-cell>
          <table:table-cell office:value-type="time" office:time-value="PT11H42M18.662S">
            <text:p>11:42:18.6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237">
            <text:p>5237</text:p>
          </table:table-cell>
          <table:table-cell office:value-type="string">
            <text:p>Success</text:p>
          </table:table-cell>
          <table:table-cell office:value-type="float" office:value="14882">
            <text:p>14882</text:p>
          </table:table-cell>
          <table:table-cell table:number-columns-repeated="1017"/>
        </table:table-row>
        <table:table-row table:style-name="ro1">
          <table:table-cell office:value-type="float" office:value="2367">
            <text:p>2367</text:p>
          </table:table-cell>
          <table:table-cell office:value-type="time" office:time-value="PT11H42M09.676S">
            <text:p>11:42:09.68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4240">
            <text:p>14240</text:p>
          </table:table-cell>
          <table:table-cell office:value-type="string">
            <text:p>Success</text:p>
          </table:table-cell>
          <table:table-cell office:value-type="float" office:value="50683">
            <text:p>50683</text:p>
          </table:table-cell>
          <table:table-cell table:number-columns-repeated="1017"/>
        </table:table-row>
        <table:table-row table:style-name="ro1">
          <table:table-cell office:value-type="float" office:value="2368">
            <text:p>2368</text:p>
          </table:table-cell>
          <table:table-cell office:value-type="time" office:time-value="PT11H42M13.573S">
            <text:p>11:42:13.5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356">
            <text:p>10356</text:p>
          </table:table-cell>
          <table:table-cell office:value-type="string">
            <text:p>Success</text:p>
          </table:table-cell>
          <table:table-cell office:value-type="float" office:value="39404">
            <text:p>39404</text:p>
          </table:table-cell>
          <table:table-cell table:number-columns-repeated="1017"/>
        </table:table-row>
        <table:table-row table:style-name="ro1">
          <table:table-cell office:value-type="float" office:value="2369">
            <text:p>2369</text:p>
          </table:table-cell>
          <table:table-cell office:value-type="time" office:time-value="PT11H42M23.861S">
            <text:p>11:42:23.8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70">
            <text:p>2370</text:p>
          </table:table-cell>
          <table:table-cell office:value-type="time" office:time-value="PT11H42M24.035S">
            <text:p>11:42:24.04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1">
            <text:p>2371</text:p>
          </table:table-cell>
          <table:table-cell office:value-type="time" office:time-value="PT11H42M24.045S">
            <text:p>11:42:24.05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2">
            <text:p>2372</text:p>
          </table:table-cell>
          <table:table-cell office:value-type="time" office:time-value="PT11H42M24.049S">
            <text:p>11:42:24.05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73">
            <text:p>2373</text:p>
          </table:table-cell>
          <table:table-cell office:value-type="time" office:time-value="PT11H42M23.93S">
            <text:p>11:42:23.9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74">
            <text:p>2374</text:p>
          </table:table-cell>
          <table:table-cell office:value-type="time" office:time-value="PT11H42M24.069S">
            <text:p>11:42:24.07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5">
            <text:p>2375</text:p>
          </table:table-cell>
          <table:table-cell office:value-type="time" office:time-value="PT11H42M24.077S">
            <text:p>11:42:24.08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6">
            <text:p>2376</text:p>
          </table:table-cell>
          <table:table-cell office:value-type="time" office:time-value="PT11H42M24.081S">
            <text:p>11:42:24.08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77">
            <text:p>2377</text:p>
          </table:table-cell>
          <table:table-cell office:value-type="time" office:time-value="PT11H42M14.522S">
            <text:p>11:42:14.52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323">
            <text:p>1032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378">
            <text:p>2378</text:p>
          </table:table-cell>
          <table:table-cell office:value-type="time" office:time-value="PT11H42M17.06S">
            <text:p>11:42:17.06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803">
            <text:p>7803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379">
            <text:p>2379</text:p>
          </table:table-cell>
          <table:table-cell office:value-type="time" office:time-value="PT11H42M18.494S">
            <text:p>11:42:18.49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381">
            <text:p>6381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380">
            <text:p>2380</text:p>
          </table:table-cell>
          <table:table-cell office:value-type="time" office:time-value="PT11H42M18.412S">
            <text:p>11:42:18.41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466">
            <text:p>646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381">
            <text:p>2381</text:p>
          </table:table-cell>
          <table:table-cell office:value-type="time" office:time-value="PT11H42M19.782S">
            <text:p>11:42:19.7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097">
            <text:p>5097</text:p>
          </table:table-cell>
          <table:table-cell office:value-type="string">
            <text:p>Success</text:p>
          </table:table-cell>
          <table:table-cell office:value-type="float" office:value="16996">
            <text:p>16996</text:p>
          </table:table-cell>
          <table:table-cell table:number-columns-repeated="1017"/>
        </table:table-row>
        <table:table-row table:style-name="ro1">
          <table:table-cell office:value-type="float" office:value="2382">
            <text:p>2382</text:p>
          </table:table-cell>
          <table:table-cell office:value-type="time" office:time-value="PT11H42M18.313S">
            <text:p>11:42:18.31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558">
            <text:p>655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383">
            <text:p>2383</text:p>
          </table:table-cell>
          <table:table-cell office:value-type="time" office:time-value="PT11H42M19.075S">
            <text:p>11:42:19.08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807">
            <text:p>5807</text:p>
          </table:table-cell>
          <table:table-cell office:value-type="string">
            <text:p>Success</text:p>
          </table:table-cell>
          <table:table-cell office:value-type="float" office:value="21474">
            <text:p>21474</text:p>
          </table:table-cell>
          <table:table-cell table:number-columns-repeated="1017"/>
        </table:table-row>
        <table:table-row table:style-name="ro1">
          <table:table-cell office:value-type="float" office:value="2384">
            <text:p>2384</text:p>
          </table:table-cell>
          <table:table-cell office:value-type="time" office:time-value="PT11H42M24.865S">
            <text:p>11:42:24.8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385">
            <text:p>2385</text:p>
          </table:table-cell>
          <table:table-cell office:value-type="time" office:time-value="PT11H42M19.364S">
            <text:p>11:42:19.3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5529">
            <text:p>5529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2386">
            <text:p>2386</text:p>
          </table:table-cell>
          <table:table-cell office:value-type="time" office:time-value="PT11H42M19.696S">
            <text:p>11:42:19.7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204">
            <text:p>5204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2387">
            <text:p>2387</text:p>
          </table:table-cell>
          <table:table-cell office:value-type="time" office:time-value="PT11H42M24.878S">
            <text:p>11:42:24.8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388">
            <text:p>2388</text:p>
          </table:table-cell>
          <table:table-cell office:value-type="time" office:time-value="PT11H42M24.901S">
            <text:p>11:42:24.9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73">
            <text:p>47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89">
            <text:p>2389</text:p>
          </table:table-cell>
          <table:table-cell office:value-type="time" office:time-value="PT11H42M25.376S">
            <text:p>11:42:25.38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0">
            <text:p>2390</text:p>
          </table:table-cell>
          <table:table-cell office:value-type="time" office:time-value="PT11H42M25.382S">
            <text:p>11:42:25.38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1">
            <text:p>2391</text:p>
          </table:table-cell>
          <table:table-cell office:value-type="time" office:time-value="PT11H42M25.386S">
            <text:p>11:42:25.39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92">
            <text:p>2392</text:p>
          </table:table-cell>
          <table:table-cell office:value-type="time" office:time-value="PT11H42M24.895S">
            <text:p>11:42:24.9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13">
            <text:p>7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93">
            <text:p>2393</text:p>
          </table:table-cell>
          <table:table-cell office:value-type="time" office:time-value="PT11H42M25.608S">
            <text:p>11:42:25.61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4">
            <text:p>2394</text:p>
          </table:table-cell>
          <table:table-cell office:value-type="time" office:time-value="PT11H42M25.615S">
            <text:p>11:42:25.62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5">
            <text:p>2395</text:p>
          </table:table-cell>
          <table:table-cell office:value-type="time" office:time-value="PT11H42M25.62S">
            <text:p>11:42:25.62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96">
            <text:p>2396</text:p>
          </table:table-cell>
          <table:table-cell office:value-type="time" office:time-value="PT11H42M24.879S">
            <text:p>11:42:24.8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243">
            <text:p>12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97">
            <text:p>2397</text:p>
          </table:table-cell>
          <table:table-cell office:value-type="time" office:time-value="PT11H42M19.741S">
            <text:p>11:42:19.74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399">
            <text:p>639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398">
            <text:p>2398</text:p>
          </table:table-cell>
          <table:table-cell office:value-type="time" office:time-value="PT11H42M19.75S">
            <text:p>11:42:19.75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402">
            <text:p>6402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399">
            <text:p>2399</text:p>
          </table:table-cell>
          <table:table-cell office:value-type="time" office:time-value="PT11H42M26.124S">
            <text:p>11:42:26.12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0">
            <text:p>2400</text:p>
          </table:table-cell>
          <table:table-cell office:value-type="time" office:time-value="PT11H42M26.156S">
            <text:p>11:42:26.16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1">
            <text:p>2401</text:p>
          </table:table-cell>
          <table:table-cell office:value-type="time" office:time-value="PT11H42M19.794S">
            <text:p>11:42:19.79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369">
            <text:p>636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402">
            <text:p>2402</text:p>
          </table:table-cell>
          <table:table-cell office:value-type="time" office:time-value="PT11H42M26.162S">
            <text:p>11:42:26.16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03">
            <text:p>2403</text:p>
          </table:table-cell>
          <table:table-cell office:value-type="time" office:time-value="PT11H42M24.846S">
            <text:p>11:42:24.8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35">
            <text:p>1535</text:p>
          </table:table-cell>
          <table:table-cell office:value-type="string">
            <text:p>Success</text:p>
          </table:table-cell>
          <table:table-cell office:value-type="float" office:value="76689">
            <text:p>76689</text:p>
          </table:table-cell>
          <table:table-cell table:number-columns-repeated="1017"/>
        </table:table-row>
        <table:table-row table:style-name="ro1">
          <table:table-cell office:value-type="float" office:value="2404">
            <text:p>2404</text:p>
          </table:table-cell>
          <table:table-cell office:value-type="time" office:time-value="PT11H42M21.232S">
            <text:p>11:42:21.2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5177">
            <text:p>5177</text:p>
          </table:table-cell>
          <table:table-cell office:value-type="string">
            <text:p>Success</text:p>
          </table:table-cell>
          <table:table-cell office:value-type="float" office:value="79818">
            <text:p>79818</text:p>
          </table:table-cell>
          <table:table-cell table:number-columns-repeated="1017"/>
        </table:table-row>
        <table:table-row table:style-name="ro1">
          <table:table-cell office:value-type="float" office:value="2405">
            <text:p>2405</text:p>
          </table:table-cell>
          <table:table-cell office:value-type="time" office:time-value="PT11H42M26.409S">
            <text:p>11:42:26.4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06">
            <text:p>2406</text:p>
          </table:table-cell>
          <table:table-cell office:value-type="time" office:time-value="PT11H42M23.9S">
            <text:p>11:42:23.9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554">
            <text:p>2554</text:p>
          </table:table-cell>
          <table:table-cell office:value-type="string">
            <text:p>Success</text:p>
          </table:table-cell>
          <table:table-cell office:value-type="float" office:value="76615">
            <text:p>76615</text:p>
          </table:table-cell>
          <table:table-cell table:number-columns-repeated="1017"/>
        </table:table-row>
        <table:table-row table:style-name="ro1">
          <table:table-cell office:value-type="float" office:value="2407">
            <text:p>2407</text:p>
          </table:table-cell>
          <table:table-cell office:value-type="time" office:time-value="PT11H42M26.441S">
            <text:p>11:42:26.4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08">
            <text:p>2408</text:p>
          </table:table-cell>
          <table:table-cell office:value-type="time" office:time-value="PT11H42M22.836S">
            <text:p>11:42:22.8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3636">
            <text:p>3636</text:p>
          </table:table-cell>
          <table:table-cell office:value-type="string">
            <text:p>Success</text:p>
          </table:table-cell>
          <table:table-cell office:value-type="float" office:value="81941">
            <text:p>81941</text:p>
          </table:table-cell>
          <table:table-cell table:number-columns-repeated="1017"/>
        </table:table-row>
        <table:table-row table:style-name="ro1">
          <table:table-cell office:value-type="float" office:value="2409">
            <text:p>2409</text:p>
          </table:table-cell>
          <table:table-cell office:value-type="time" office:time-value="PT11H42M22.804S">
            <text:p>11:42:22.8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718">
            <text:p>3718</text:p>
          </table:table-cell>
          <table:table-cell office:value-type="string">
            <text:p>Success</text:p>
          </table:table-cell>
          <table:table-cell office:value-type="float" office:value="79970">
            <text:p>79970</text:p>
          </table:table-cell>
          <table:table-cell table:number-columns-repeated="1017"/>
        </table:table-row>
        <table:table-row table:style-name="ro1">
          <table:table-cell office:value-type="float" office:value="2410">
            <text:p>2410</text:p>
          </table:table-cell>
          <table:table-cell office:value-type="time" office:time-value="PT11H42M23.241S">
            <text:p>11:42:23.2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284">
            <text:p>3284</text:p>
          </table:table-cell>
          <table:table-cell office:value-type="string">
            <text:p>Success</text:p>
          </table:table-cell>
          <table:table-cell office:value-type="float" office:value="80067">
            <text:p>80067</text:p>
          </table:table-cell>
          <table:table-cell table:number-columns-repeated="1017"/>
        </table:table-row>
        <table:table-row table:style-name="ro1">
          <table:table-cell office:value-type="float" office:value="2411">
            <text:p>2411</text:p>
          </table:table-cell>
          <table:table-cell office:value-type="time" office:time-value="PT11H42M22.824S">
            <text:p>11:42:22.8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703">
            <text:p>3703</text:p>
          </table:table-cell>
          <table:table-cell office:value-type="string">
            <text:p>Success</text:p>
          </table:table-cell>
          <table:table-cell office:value-type="float" office:value="81941">
            <text:p>81941</text:p>
          </table:table-cell>
          <table:table-cell table:number-columns-repeated="1017"/>
        </table:table-row>
        <table:table-row table:style-name="ro1">
          <table:table-cell office:value-type="float" office:value="2412">
            <text:p>2412</text:p>
          </table:table-cell>
          <table:table-cell office:value-type="time" office:time-value="PT11H42M23.897S">
            <text:p>11:42:23.9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634">
            <text:p>2634</text:p>
          </table:table-cell>
          <table:table-cell office:value-type="string">
            <text:p>Success</text:p>
          </table:table-cell>
          <table:table-cell office:value-type="float" office:value="76655">
            <text:p>76655</text:p>
          </table:table-cell>
          <table:table-cell table:number-columns-repeated="1017"/>
        </table:table-row>
        <table:table-row table:style-name="ro1">
          <table:table-cell office:value-type="float" office:value="2413">
            <text:p>2413</text:p>
          </table:table-cell>
          <table:table-cell office:value-type="time" office:time-value="PT11H42M26.532S">
            <text:p>11:42:26.5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14">
            <text:p>2414</text:p>
          </table:table-cell>
          <table:table-cell office:value-type="time" office:time-value="PT11H42M19.766S">
            <text:p>11:42:19.77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815">
            <text:p>6815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415">
            <text:p>2415</text:p>
          </table:table-cell>
          <table:table-cell office:value-type="time" office:time-value="PT11H42M21.835S">
            <text:p>11:42:21.8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759">
            <text:p>4759</text:p>
          </table:table-cell>
          <table:table-cell office:value-type="string">
            <text:p>Success</text:p>
          </table:table-cell>
          <table:table-cell office:value-type="float" office:value="79717">
            <text:p>79717</text:p>
          </table:table-cell>
          <table:table-cell table:number-columns-repeated="1017"/>
        </table:table-row>
        <table:table-row table:style-name="ro1">
          <table:table-cell office:value-type="float" office:value="2416">
            <text:p>2416</text:p>
          </table:table-cell>
          <table:table-cell office:value-type="time" office:time-value="PT11H42M26.523S">
            <text:p>11:42:26.5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17">
            <text:p>2417</text:p>
          </table:table-cell>
          <table:table-cell office:value-type="time" office:time-value="PT11H42M19.855S">
            <text:p>11:42:19.86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749">
            <text:p>674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418">
            <text:p>2418</text:p>
          </table:table-cell>
          <table:table-cell office:value-type="time" office:time-value="PT11H42M23.917S">
            <text:p>11:42:23.92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694">
            <text:p>2694</text:p>
          </table:table-cell>
          <table:table-cell office:value-type="string">
            <text:p>Success</text:p>
          </table:table-cell>
          <table:table-cell office:value-type="float" office:value="76649">
            <text:p>76649</text:p>
          </table:table-cell>
          <table:table-cell table:number-columns-repeated="1017"/>
        </table:table-row>
        <table:table-row table:style-name="ro1">
          <table:table-cell office:value-type="float" office:value="2419">
            <text:p>2419</text:p>
          </table:table-cell>
          <table:table-cell office:value-type="time" office:time-value="PT11H42M26.572S">
            <text:p>11:42:26.5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20">
            <text:p>2420</text:p>
          </table:table-cell>
          <table:table-cell office:value-type="time" office:time-value="PT11H42M26.529S">
            <text:p>11:42:26.5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21">
            <text:p>2421</text:p>
          </table:table-cell>
          <table:table-cell office:value-type="time" office:time-value="PT11H42M26.473S">
            <text:p>11:42:26.47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22">
            <text:p>2422</text:p>
          </table:table-cell>
          <table:table-cell office:value-type="time" office:time-value="PT11H42M26.603S">
            <text:p>11:42:26.6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23">
            <text:p>2423</text:p>
          </table:table-cell>
          <table:table-cell office:value-type="time" office:time-value="PT11H42M20.862S">
            <text:p>11:42:20.8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5782">
            <text:p>5782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424">
            <text:p>2424</text:p>
          </table:table-cell>
          <table:table-cell office:value-type="time" office:time-value="PT11H42M26.632S">
            <text:p>11:42:26.6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25">
            <text:p>2425</text:p>
          </table:table-cell>
          <table:table-cell office:value-type="time" office:time-value="PT11H42M26.612S">
            <text:p>11:42:26.6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827">
            <text:p>827</text:p>
          </table:table-cell>
          <table:table-cell table:number-columns-repeated="1017"/>
        </table:table-row>
        <table:table-row table:style-name="ro1">
          <table:table-cell office:value-type="float" office:value="2426">
            <text:p>2426</text:p>
          </table:table-cell>
          <table:table-cell office:value-type="time" office:time-value="PT11H42M26.634S">
            <text:p>11:42:26.63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27">
            <text:p>2427</text:p>
          </table:table-cell>
          <table:table-cell office:value-type="time" office:time-value="PT11H42M26.65S">
            <text:p>11:42:26.6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892">
            <text:p>1892</text:p>
          </table:table-cell>
          <table:table-cell table:number-columns-repeated="1017"/>
        </table:table-row>
        <table:table-row table:style-name="ro1">
          <table:table-cell office:value-type="float" office:value="2428">
            <text:p>2428</text:p>
          </table:table-cell>
          <table:table-cell office:value-type="time" office:time-value="PT11H42M26.665S">
            <text:p>11:42:26.67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892">
            <text:p>1892</text:p>
          </table:table-cell>
          <table:table-cell table:number-columns-repeated="1017"/>
        </table:table-row>
        <table:table-row table:style-name="ro1">
          <table:table-cell office:value-type="float" office:value="2429">
            <text:p>2429</text:p>
          </table:table-cell>
          <table:table-cell office:value-type="time" office:time-value="PT11H42M24.889S">
            <text:p>11:42:24.89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795">
            <text:p>1795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430">
            <text:p>2430</text:p>
          </table:table-cell>
          <table:table-cell office:value-type="time" office:time-value="PT11H42M26.635S">
            <text:p>11:42:26.6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892">
            <text:p>1892</text:p>
          </table:table-cell>
          <table:table-cell table:number-columns-repeated="1017"/>
        </table:table-row>
        <table:table-row table:style-name="ro1">
          <table:table-cell office:value-type="float" office:value="2431">
            <text:p>2431</text:p>
          </table:table-cell>
          <table:table-cell office:value-type="time" office:time-value="PT11H42M26.682S">
            <text:p>11:42:26.6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892">
            <text:p>1892</text:p>
          </table:table-cell>
          <table:table-cell table:number-columns-repeated="1017"/>
        </table:table-row>
        <table:table-row table:style-name="ro1">
          <table:table-cell office:value-type="float" office:value="2432">
            <text:p>2432</text:p>
          </table:table-cell>
          <table:table-cell office:value-type="time" office:time-value="PT11H42M26.689S">
            <text:p>11:42:26.6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892">
            <text:p>1892</text:p>
          </table:table-cell>
          <table:table-cell table:number-columns-repeated="1017"/>
        </table:table-row>
        <table:table-row table:style-name="ro1">
          <table:table-cell office:value-type="float" office:value="2433">
            <text:p>2433</text:p>
          </table:table-cell>
          <table:table-cell office:value-type="time" office:time-value="PT11H42M26.526S">
            <text:p>11:42:26.5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434">
            <text:p>2434</text:p>
          </table:table-cell>
          <table:table-cell office:value-type="time" office:time-value="PT11H42M26.682S">
            <text:p>11:42:26.68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1892">
            <text:p>1892</text:p>
          </table:table-cell>
          <table:table-cell table:number-columns-repeated="1017"/>
        </table:table-row>
        <table:table-row table:style-name="ro1">
          <table:table-cell office:value-type="float" office:value="2435">
            <text:p>2435</text:p>
          </table:table-cell>
          <table:table-cell office:value-type="time" office:time-value="PT11H42M26.66S">
            <text:p>11:42:26.6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827">
            <text:p>827</text:p>
          </table:table-cell>
          <table:table-cell table:number-columns-repeated="1017"/>
        </table:table-row>
        <table:table-row table:style-name="ro1">
          <table:table-cell office:value-type="float" office:value="2436">
            <text:p>2436</text:p>
          </table:table-cell>
          <table:table-cell office:value-type="time" office:time-value="PT11H42M26.752S">
            <text:p>11:42:26.75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437">
            <text:p>2437</text:p>
          </table:table-cell>
          <table:table-cell office:value-type="time" office:time-value="PT11H42M26.775S">
            <text:p>11:42:26.78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438">
            <text:p>2438</text:p>
          </table:table-cell>
          <table:table-cell office:value-type="time" office:time-value="PT11H42M26.87S">
            <text:p>11:42:26.8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39">
            <text:p>2439</text:p>
          </table:table-cell>
          <table:table-cell office:value-type="time" office:time-value="PT11H42M21.028S">
            <text:p>11:42:21.0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065">
            <text:p>6065</text:p>
          </table:table-cell>
          <table:table-cell office:value-type="string">
            <text:p>Success</text:p>
          </table:table-cell>
          <table:table-cell office:value-type="float" office:value="81895">
            <text:p>81895</text:p>
          </table:table-cell>
          <table:table-cell table:number-columns-repeated="1017"/>
        </table:table-row>
        <table:table-row table:style-name="ro1">
          <table:table-cell office:value-type="float" office:value="2440">
            <text:p>2440</text:p>
          </table:table-cell>
          <table:table-cell office:value-type="time" office:time-value="PT11H42M27.095S">
            <text:p>11:42:27.1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41">
            <text:p>2441</text:p>
          </table:table-cell>
          <table:table-cell office:value-type="time" office:time-value="PT11H42M27.113S">
            <text:p>11:42:27.1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42">
            <text:p>2442</text:p>
          </table:table-cell>
          <table:table-cell office:value-type="time" office:time-value="PT11H42M27.003S">
            <text:p>11:42:27.0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43">
            <text:p>2443</text:p>
          </table:table-cell>
          <table:table-cell office:value-type="time" office:time-value="PT11H42M26.646S">
            <text:p>11:42:26.6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72">
            <text:p>7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44">
            <text:p>2444</text:p>
          </table:table-cell>
          <table:table-cell office:value-type="time" office:time-value="PT11H42M27.418S">
            <text:p>11:42:27.42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5">
            <text:p>2445</text:p>
          </table:table-cell>
          <table:table-cell office:value-type="time" office:time-value="PT11H42M27.427S">
            <text:p>11:42:27.43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6">
            <text:p>2446</text:p>
          </table:table-cell>
          <table:table-cell office:value-type="time" office:time-value="PT11H42M27.431S">
            <text:p>11:42:27.43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47">
            <text:p>2447</text:p>
          </table:table-cell>
          <table:table-cell office:value-type="time" office:time-value="PT11H42M21.002S">
            <text:p>11:42:21.00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6682">
            <text:p>6682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2448">
            <text:p>2448</text:p>
          </table:table-cell>
          <table:table-cell office:value-type="time" office:time-value="PT11H42M27.685S">
            <text:p>11:42:27.6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49">
            <text:p>2449</text:p>
          </table:table-cell>
          <table:table-cell office:value-type="time" office:time-value="PT11H42M27.766S">
            <text:p>11:42:27.77</text:p>
          </table:table-cell>
          <table:table-cell office:value-type="string">
            <text:p>TC0001_PlannerA 1-21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0">
            <text:p>2450</text:p>
          </table:table-cell>
          <table:table-cell office:value-type="time" office:time-value="PT11H42M27.778S">
            <text:p>11:42:27.78</text:p>
          </table:table-cell>
          <table:table-cell office:value-type="string">
            <text:p>TC0001_PlannerA 1-21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1">
            <text:p>2451</text:p>
          </table:table-cell>
          <table:table-cell office:value-type="time" office:time-value="PT11H42M27.786S">
            <text:p>11:42:27.79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52">
            <text:p>2452</text:p>
          </table:table-cell>
          <table:table-cell office:value-type="time" office:time-value="PT11H42M21.966S">
            <text:p>11:42:21.9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831">
            <text:p>5831</text:p>
          </table:table-cell>
          <table:table-cell office:value-type="string">
            <text:p>Success</text:p>
          </table:table-cell>
          <table:table-cell office:value-type="float" office:value="77809">
            <text:p>77809</text:p>
          </table:table-cell>
          <table:table-cell table:number-columns-repeated="1017"/>
        </table:table-row>
        <table:table-row table:style-name="ro1">
          <table:table-cell office:value-type="float" office:value="2453">
            <text:p>2453</text:p>
          </table:table-cell>
          <table:table-cell office:value-type="time" office:time-value="PT11H42M27.798S">
            <text:p>11:42:27.8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454">
            <text:p>2454</text:p>
          </table:table-cell>
          <table:table-cell office:value-type="time" office:time-value="PT11H42M27.881S">
            <text:p>11:42:27.88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455">
            <text:p>2455</text:p>
          </table:table-cell>
          <table:table-cell office:value-type="time" office:time-value="PT11H42M20.984S">
            <text:p>11:42:20.9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072">
            <text:p>7072</text:p>
          </table:table-cell>
          <table:table-cell office:value-type="string">
            <text:p>Success</text:p>
          </table:table-cell>
          <table:table-cell office:value-type="float" office:value="18406">
            <text:p>18406</text:p>
          </table:table-cell>
          <table:table-cell table:number-columns-repeated="1017"/>
        </table:table-row>
        <table:table-row table:style-name="ro1">
          <table:table-cell office:value-type="float" office:value="2456">
            <text:p>2456</text:p>
          </table:table-cell>
          <table:table-cell office:value-type="time" office:time-value="PT11H42M21.211S">
            <text:p>11:42:21.2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867">
            <text:p>6867</text:p>
          </table:table-cell>
          <table:table-cell office:value-type="string">
            <text:p>Success</text:p>
          </table:table-cell>
          <table:table-cell office:value-type="float" office:value="15589">
            <text:p>15589</text:p>
          </table:table-cell>
          <table:table-cell table:number-columns-repeated="1017"/>
        </table:table-row>
        <table:table-row table:style-name="ro1">
          <table:table-cell office:value-type="float" office:value="2457">
            <text:p>2457</text:p>
          </table:table-cell>
          <table:table-cell office:value-type="time" office:time-value="PT11H42M28.08S">
            <text:p>11:42:28.0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58">
            <text:p>2458</text:p>
          </table:table-cell>
          <table:table-cell office:value-type="time" office:time-value="PT11H42M27.982S">
            <text:p>11:42:27.9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59">
            <text:p>2459</text:p>
          </table:table-cell>
          <table:table-cell office:value-type="time" office:time-value="PT11H42M26.978S">
            <text:p>11:42:26.98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84">
            <text:p>1184</text:p>
          </table:table-cell>
          <table:table-cell office:value-type="string">
            <text:p>Success</text:p>
          </table:table-cell>
          <table:table-cell office:value-type="float" office:value="23710">
            <text:p>23710</text:p>
          </table:table-cell>
          <table:table-cell table:number-columns-repeated="1017"/>
        </table:table-row>
        <table:table-row table:style-name="ro1">
          <table:table-cell office:value-type="float" office:value="2460">
            <text:p>2460</text:p>
          </table:table-cell>
          <table:table-cell office:value-type="time" office:time-value="PT11H42M12.161S">
            <text:p>11:42:12.1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6001">
            <text:p>16001</text:p>
          </table:table-cell>
          <table:table-cell office:value-type="string">
            <text:p>Success</text:p>
          </table:table-cell>
          <table:table-cell office:value-type="float" office:value="16287">
            <text:p>16287</text:p>
          </table:table-cell>
          <table:table-cell table:number-columns-repeated="1017"/>
        </table:table-row>
        <table:table-row table:style-name="ro1">
          <table:table-cell office:value-type="float" office:value="2461">
            <text:p>2461</text:p>
          </table:table-cell>
          <table:table-cell office:value-type="time" office:time-value="PT11H42M12.355S">
            <text:p>11:42:12.3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5820">
            <text:p>15820</text:p>
          </table:table-cell>
          <table:table-cell office:value-type="string">
            <text:p>Success</text:p>
          </table:table-cell>
          <table:table-cell office:value-type="float" office:value="38517">
            <text:p>38517</text:p>
          </table:table-cell>
          <table:table-cell table:number-columns-repeated="1017"/>
        </table:table-row>
        <table:table-row table:style-name="ro1">
          <table:table-cell office:value-type="float" office:value="2462">
            <text:p>2462</text:p>
          </table:table-cell>
          <table:table-cell office:value-type="time" office:time-value="PT11H42M26.625S">
            <text:p>11:42:26.63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563">
            <text:p>156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463">
            <text:p>2463</text:p>
          </table:table-cell>
          <table:table-cell office:value-type="time" office:time-value="PT11H42M26.461S">
            <text:p>11:42:26.46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731">
            <text:p>173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464">
            <text:p>2464</text:p>
          </table:table-cell>
          <table:table-cell office:value-type="time" office:time-value="PT11H42M10.635S">
            <text:p>11:42:10.6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7560">
            <text:p>17560</text:p>
          </table:table-cell>
          <table:table-cell office:value-type="string">
            <text:p>Success</text:p>
          </table:table-cell>
          <table:table-cell office:value-type="float" office:value="76926">
            <text:p>76926</text:p>
          </table:table-cell>
          <table:table-cell table:number-columns-repeated="1017"/>
        </table:table-row>
        <table:table-row table:style-name="ro1">
          <table:table-cell office:value-type="float" office:value="2465">
            <text:p>2465</text:p>
          </table:table-cell>
          <table:table-cell office:value-type="time" office:time-value="PT11H42M12.215S">
            <text:p>11:42:12.2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5982">
            <text:p>15982</text:p>
          </table:table-cell>
          <table:table-cell office:value-type="string">
            <text:p>Success</text:p>
          </table:table-cell>
          <table:table-cell office:value-type="float" office:value="78249">
            <text:p>78249</text:p>
          </table:table-cell>
          <table:table-cell table:number-columns-repeated="1017"/>
        </table:table-row>
        <table:table-row table:style-name="ro1">
          <table:table-cell office:value-type="float" office:value="2466">
            <text:p>2466</text:p>
          </table:table-cell>
          <table:table-cell office:value-type="time" office:time-value="PT11H42M28.127S">
            <text:p>11:42:28.13</text:p>
          </table:table-cell>
          <table:table-cell office:value-type="string">
            <text:p>TC0002_PlannerB 2-24</text:p>
          </table:table-cell>
          <table:table-cell office:value-type="string">
            <text:p>/logout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7">
            <text:p>2467</text:p>
          </table:table-cell>
          <table:table-cell office:value-type="time" office:time-value="PT11H42M28.19S">
            <text:p>11:42:28.1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468">
            <text:p>2468</text:p>
          </table:table-cell>
          <table:table-cell office:value-type="time" office:time-value="PT11H42M10.708S">
            <text:p>11:42:10.7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7534">
            <text:p>17534</text:p>
          </table:table-cell>
          <table:table-cell office:value-type="string">
            <text:p>Success</text:p>
          </table:table-cell>
          <table:table-cell office:value-type="float" office:value="76926">
            <text:p>76926</text:p>
          </table:table-cell>
          <table:table-cell table:number-columns-repeated="1017"/>
        </table:table-row>
        <table:table-row table:style-name="ro1">
          <table:table-cell office:value-type="float" office:value="2469">
            <text:p>2469</text:p>
          </table:table-cell>
          <table:table-cell office:value-type="time" office:time-value="PT11H42M28.194S">
            <text:p>11:42:28.1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470">
            <text:p>2470</text:p>
          </table:table-cell>
          <table:table-cell office:value-type="time" office:time-value="PT11H42M21.207S">
            <text:p>11:42:21.2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7042">
            <text:p>7042</text:p>
          </table:table-cell>
          <table:table-cell office:value-type="string">
            <text:p>Success</text:p>
          </table:table-cell>
          <table:table-cell office:value-type="float" office:value="39240">
            <text:p>39240</text:p>
          </table:table-cell>
          <table:table-cell table:number-columns-repeated="1017"/>
        </table:table-row>
        <table:table-row table:style-name="ro1">
          <table:table-cell office:value-type="float" office:value="2471">
            <text:p>2471</text:p>
          </table:table-cell>
          <table:table-cell office:value-type="time" office:time-value="PT11H41M54.08S">
            <text:p>11:41:54.0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4175">
            <text:p>34175</text:p>
          </table:table-cell>
          <table:table-cell office:value-type="string">
            <text:p>Success</text:p>
          </table:table-cell>
          <table:table-cell office:value-type="float" office:value="50683">
            <text:p>50683</text:p>
          </table:table-cell>
          <table:table-cell table:number-columns-repeated="1017"/>
        </table:table-row>
        <table:table-row table:style-name="ro1">
          <table:table-cell office:value-type="float" office:value="2472">
            <text:p>2472</text:p>
          </table:table-cell>
          <table:table-cell office:value-type="time" office:time-value="PT11H42M28.244S">
            <text:p>11:42:28.2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18">
            <text:p>2018</text:p>
          </table:table-cell>
          <table:table-cell table:number-columns-repeated="1017"/>
        </table:table-row>
        <table:table-row table:style-name="ro1">
          <table:table-cell office:value-type="float" office:value="2473">
            <text:p>2473</text:p>
          </table:table-cell>
          <table:table-cell office:value-type="time" office:time-value="PT11H42M28.197S">
            <text:p>11:42:28.2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018">
            <text:p>2018</text:p>
          </table:table-cell>
          <table:table-cell table:number-columns-repeated="1017"/>
        </table:table-row>
        <table:table-row table:style-name="ro1">
          <table:table-cell office:value-type="float" office:value="2474">
            <text:p>2474</text:p>
          </table:table-cell>
          <table:table-cell office:value-type="time" office:time-value="PT11H42M28.202S">
            <text:p>11:42:28.20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5">
            <text:p>2475</text:p>
          </table:table-cell>
          <table:table-cell office:value-type="time" office:time-value="PT11H42M28.294S">
            <text:p>11:42:28.29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76">
            <text:p>2476</text:p>
          </table:table-cell>
          <table:table-cell office:value-type="time" office:time-value="PT11H42M21.83S">
            <text:p>11:42:21.8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483">
            <text:p>6483</text:p>
          </table:table-cell>
          <table:table-cell office:value-type="string">
            <text:p>Success</text:p>
          </table:table-cell>
          <table:table-cell office:value-type="float" office:value="79720">
            <text:p>79720</text:p>
          </table:table-cell>
          <table:table-cell table:number-columns-repeated="1017"/>
        </table:table-row>
        <table:table-row table:style-name="ro1">
          <table:table-cell office:value-type="float" office:value="2477">
            <text:p>2477</text:p>
          </table:table-cell>
          <table:table-cell office:value-type="time" office:time-value="PT11H42M28.314S">
            <text:p>11:42:28.3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78">
            <text:p>2478</text:p>
          </table:table-cell>
          <table:table-cell office:value-type="time" office:time-value="PT11H42M22.75S">
            <text:p>11:42:22.7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592">
            <text:p>5592</text:p>
          </table:table-cell>
          <table:table-cell office:value-type="string">
            <text:p>Success</text:p>
          </table:table-cell>
          <table:table-cell office:value-type="float" office:value="79975">
            <text:p>79975</text:p>
          </table:table-cell>
          <table:table-cell table:number-columns-repeated="1017"/>
        </table:table-row>
        <table:table-row table:style-name="ro1">
          <table:table-cell office:value-type="float" office:value="2479">
            <text:p>2479</text:p>
          </table:table-cell>
          <table:table-cell office:value-type="time" office:time-value="PT11H42M28.339S">
            <text:p>11:42:28.3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80">
            <text:p>2480</text:p>
          </table:table-cell>
          <table:table-cell office:value-type="time" office:time-value="PT11H42M28.057S">
            <text:p>11:42:28.0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47">
            <text:p>3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81">
            <text:p>2481</text:p>
          </table:table-cell>
          <table:table-cell office:value-type="time" office:time-value="PT11H42M28.278S">
            <text:p>11:42:28.2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018">
            <text:p>2018</text:p>
          </table:table-cell>
          <table:table-cell table:number-columns-repeated="1017"/>
        </table:table-row>
        <table:table-row table:style-name="ro1">
          <table:table-cell office:value-type="float" office:value="2482">
            <text:p>2482</text:p>
          </table:table-cell>
          <table:table-cell office:value-type="time" office:time-value="PT11H42M28.267S">
            <text:p>11:42:28.2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018">
            <text:p>2018</text:p>
          </table:table-cell>
          <table:table-cell table:number-columns-repeated="1017"/>
        </table:table-row>
        <table:table-row table:style-name="ro1">
          <table:table-cell office:value-type="float" office:value="2483">
            <text:p>2483</text:p>
          </table:table-cell>
          <table:table-cell office:value-type="time" office:time-value="PT11H42M28.404S">
            <text:p>11:42:28.40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4">
            <text:p>2484</text:p>
          </table:table-cell>
          <table:table-cell office:value-type="time" office:time-value="PT11H42M28.435S">
            <text:p>11:42:28.44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5">
            <text:p>2485</text:p>
          </table:table-cell>
          <table:table-cell office:value-type="time" office:time-value="PT11H42M28.442S">
            <text:p>11:42:28.44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86">
            <text:p>2486</text:p>
          </table:table-cell>
          <table:table-cell office:value-type="time" office:time-value="PT11H42M28.424S">
            <text:p>11:42:28.4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18">
            <text:p>2018</text:p>
          </table:table-cell>
          <table:table-cell table:number-columns-repeated="1017"/>
        </table:table-row>
        <table:table-row table:style-name="ro1">
          <table:table-cell office:value-type="float" office:value="2487">
            <text:p>2487</text:p>
          </table:table-cell>
          <table:table-cell office:value-type="time" office:time-value="PT11H42M28.419S">
            <text:p>11:42:28.42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18">
            <text:p>2018</text:p>
          </table:table-cell>
          <table:table-cell table:number-columns-repeated="1017"/>
        </table:table-row>
        <table:table-row table:style-name="ro1">
          <table:table-cell office:value-type="float" office:value="2488">
            <text:p>2488</text:p>
          </table:table-cell>
          <table:table-cell office:value-type="time" office:time-value="PT11H42M28.164S">
            <text:p>11:42:28.1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89">
            <text:p>2489</text:p>
          </table:table-cell>
          <table:table-cell office:value-type="time" office:time-value="PT11H42M28.147S">
            <text:p>11:42:28.1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62">
            <text:p>36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90">
            <text:p>2490</text:p>
          </table:table-cell>
          <table:table-cell office:value-type="time" office:time-value="PT11H42M28.503S">
            <text:p>11:42:28.50</text:p>
          </table:table-cell>
          <table:table-cell office:value-type="string">
            <text:p>TC0002_PlannerB 2-28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1">
            <text:p>2491</text:p>
          </table:table-cell>
          <table:table-cell office:value-type="time" office:time-value="PT11H42M28.522S">
            <text:p>11:42:28.52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2">
            <text:p>2492</text:p>
          </table:table-cell>
          <table:table-cell office:value-type="time" office:time-value="PT11H42M28.528S">
            <text:p>11:42:28.53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93">
            <text:p>2493</text:p>
          </table:table-cell>
          <table:table-cell office:value-type="time" office:time-value="PT11H42M26.684S">
            <text:p>11:42:26.6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072">
            <text:p>2072</text:p>
          </table:table-cell>
          <table:table-cell office:value-type="string">
            <text:p>Success</text:p>
          </table:table-cell>
          <table:table-cell office:value-type="float" office:value="78628">
            <text:p>78628</text:p>
          </table:table-cell>
          <table:table-cell table:number-columns-repeated="1017"/>
        </table:table-row>
        <table:table-row table:style-name="ro1">
          <table:table-cell office:value-type="float" office:value="2494">
            <text:p>2494</text:p>
          </table:table-cell>
          <table:table-cell office:value-type="time" office:time-value="PT11H42M26.142S">
            <text:p>11:42:26.1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623">
            <text:p>2623</text:p>
          </table:table-cell>
          <table:table-cell office:value-type="string">
            <text:p>Success</text:p>
          </table:table-cell>
          <table:table-cell office:value-type="float" office:value="76660">
            <text:p>76660</text:p>
          </table:table-cell>
          <table:table-cell table:number-columns-repeated="1017"/>
        </table:table-row>
        <table:table-row table:style-name="ro1">
          <table:table-cell office:value-type="float" office:value="2495">
            <text:p>2495</text:p>
          </table:table-cell>
          <table:table-cell office:value-type="time" office:time-value="PT11H42M26.605S">
            <text:p>11:42:26.6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182">
            <text:p>2182</text:p>
          </table:table-cell>
          <table:table-cell office:value-type="string">
            <text:p>Success</text:p>
          </table:table-cell>
          <table:table-cell office:value-type="float" office:value="78630">
            <text:p>78630</text:p>
          </table:table-cell>
          <table:table-cell table:number-columns-repeated="1017"/>
        </table:table-row>
        <table:table-row table:style-name="ro1">
          <table:table-cell office:value-type="float" office:value="2496">
            <text:p>2496</text:p>
          </table:table-cell>
          <table:table-cell office:value-type="time" office:time-value="PT11H42M26.582S">
            <text:p>11:42:26.5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214">
            <text:p>2214</text:p>
          </table:table-cell>
          <table:table-cell office:value-type="string">
            <text:p>Success</text:p>
          </table:table-cell>
          <table:table-cell office:value-type="float" office:value="78630">
            <text:p>78630</text:p>
          </table:table-cell>
          <table:table-cell table:number-columns-repeated="1017"/>
        </table:table-row>
        <table:table-row table:style-name="ro1">
          <table:table-cell office:value-type="float" office:value="2497">
            <text:p>2497</text:p>
          </table:table-cell>
          <table:table-cell office:value-type="time" office:time-value="PT11H42M26.154S">
            <text:p>11:42:26.1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49">
            <text:p>2649</text:p>
          </table:table-cell>
          <table:table-cell office:value-type="string">
            <text:p>Success</text:p>
          </table:table-cell>
          <table:table-cell office:value-type="float" office:value="76661">
            <text:p>76661</text:p>
          </table:table-cell>
          <table:table-cell table:number-columns-repeated="1017"/>
        </table:table-row>
        <table:table-row table:style-name="ro1">
          <table:table-cell office:value-type="float" office:value="2498">
            <text:p>2498</text:p>
          </table:table-cell>
          <table:table-cell office:value-type="time" office:time-value="PT11H42M26.164S">
            <text:p>11:42:26.1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656">
            <text:p>2656</text:p>
          </table:table-cell>
          <table:table-cell office:value-type="string">
            <text:p>Success</text:p>
          </table:table-cell>
          <table:table-cell office:value-type="float" office:value="76661">
            <text:p>76661</text:p>
          </table:table-cell>
          <table:table-cell table:number-columns-repeated="1017"/>
        </table:table-row>
        <table:table-row table:style-name="ro1">
          <table:table-cell office:value-type="float" office:value="2499">
            <text:p>2499</text:p>
          </table:table-cell>
          <table:table-cell office:value-type="time" office:time-value="PT11H42M28.25S">
            <text:p>11:42:28.2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00">
            <text:p>2500</text:p>
          </table:table-cell>
          <table:table-cell office:value-type="time" office:time-value="PT11H42M28.873S">
            <text:p>11:42:28.87</text:p>
          </table:table-cell>
          <table:table-cell office:value-type="string">
            <text:p>TC0003_PlannerC 3-23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1">
            <text:p>2501</text:p>
          </table:table-cell>
          <table:table-cell office:value-type="time" office:time-value="PT11H42M28.883S">
            <text:p>11:42:28.88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2">
            <text:p>2502</text:p>
          </table:table-cell>
          <table:table-cell office:value-type="time" office:time-value="PT11H42M28.887S">
            <text:p>11:42:28.89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03">
            <text:p>2503</text:p>
          </table:table-cell>
          <table:table-cell office:value-type="time" office:time-value="PT11H42M28.177S">
            <text:p>11:42:28.1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55">
            <text:p>75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04">
            <text:p>2504</text:p>
          </table:table-cell>
          <table:table-cell office:value-type="time" office:time-value="PT11H42M28.933S">
            <text:p>11:42:28.93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5">
            <text:p>2505</text:p>
          </table:table-cell>
          <table:table-cell office:value-type="time" office:time-value="PT11H42M28.97S">
            <text:p>11:42:28.97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6">
            <text:p>2506</text:p>
          </table:table-cell>
          <table:table-cell office:value-type="time" office:time-value="PT11H42M28.975S">
            <text:p>11:42:28.98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07">
            <text:p>2507</text:p>
          </table:table-cell>
          <table:table-cell office:value-type="time" office:time-value="PT11H42M28.804S">
            <text:p>11:42:28.8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57">
            <text:p>3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08">
            <text:p>2508</text:p>
          </table:table-cell>
          <table:table-cell office:value-type="time" office:time-value="PT11H42M28.788S">
            <text:p>11:42:28.7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63">
            <text:p>46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09">
            <text:p>2509</text:p>
          </table:table-cell>
          <table:table-cell office:value-type="time" office:time-value="PT11H42M29.162S">
            <text:p>11:42:29.1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10">
            <text:p>2510</text:p>
          </table:table-cell>
          <table:table-cell office:value-type="time" office:time-value="PT11H42M29.311S">
            <text:p>11:42:29.31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1">
            <text:p>2511</text:p>
          </table:table-cell>
          <table:table-cell office:value-type="time" office:time-value="PT11H42M29.327S">
            <text:p>11:42:29.33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2">
            <text:p>2512</text:p>
          </table:table-cell>
          <table:table-cell office:value-type="time" office:time-value="PT11H42M29.332S">
            <text:p>11:42:29.33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13">
            <text:p>2513</text:p>
          </table:table-cell>
          <table:table-cell office:value-type="time" office:time-value="PT11H42M29.252S">
            <text:p>11:42:29.2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14">
            <text:p>2514</text:p>
          </table:table-cell>
          <table:table-cell office:value-type="time" office:time-value="PT11H42M29.383S">
            <text:p>11:42:29.38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5">
            <text:p>2515</text:p>
          </table:table-cell>
          <table:table-cell office:value-type="time" office:time-value="PT11H42M29.391S">
            <text:p>11:42:29.39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6">
            <text:p>2516</text:p>
          </table:table-cell>
          <table:table-cell office:value-type="time" office:time-value="PT11H42M29.396S">
            <text:p>11:42:29.40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17">
            <text:p>2517</text:p>
          </table:table-cell>
          <table:table-cell office:value-type="time" office:time-value="PT11H42M27.141S">
            <text:p>11:42:27.1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303">
            <text:p>2303</text:p>
          </table:table-cell>
          <table:table-cell office:value-type="string">
            <text:p>Success</text:p>
          </table:table-cell>
          <table:table-cell office:value-type="float" office:value="14881">
            <text:p>14881</text:p>
          </table:table-cell>
          <table:table-cell table:number-columns-repeated="1017"/>
        </table:table-row>
        <table:table-row table:style-name="ro1">
          <table:table-cell office:value-type="float" office:value="2518">
            <text:p>2518</text:p>
          </table:table-cell>
          <table:table-cell office:value-type="time" office:time-value="PT11H42M20.855S">
            <text:p>11:42:20.8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614">
            <text:p>8614</text:p>
          </table:table-cell>
          <table:table-cell office:value-type="string">
            <text:p>Success</text:p>
          </table:table-cell>
          <table:table-cell office:value-type="float" office:value="39240">
            <text:p>39240</text:p>
          </table:table-cell>
          <table:table-cell table:number-columns-repeated="1017"/>
        </table:table-row>
        <table:table-row table:style-name="ro1">
          <table:table-cell office:value-type="float" office:value="2519">
            <text:p>2519</text:p>
          </table:table-cell>
          <table:table-cell office:value-type="time" office:time-value="PT11H42M28.247S">
            <text:p>11:42:28.25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41">
            <text:p>1241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20">
            <text:p>2520</text:p>
          </table:table-cell>
          <table:table-cell office:value-type="time" office:time-value="PT11H42M28.471S">
            <text:p>11:42:28.47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25">
            <text:p>102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21">
            <text:p>2521</text:p>
          </table:table-cell>
          <table:table-cell office:value-type="time" office:time-value="PT11H42M26.383S">
            <text:p>11:42:26.3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117">
            <text:p>3117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2522">
            <text:p>2522</text:p>
          </table:table-cell>
          <table:table-cell office:value-type="time" office:time-value="PT11H42M20.988S">
            <text:p>11:42:20.9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551">
            <text:p>8551</text:p>
          </table:table-cell>
          <table:table-cell office:value-type="string">
            <text:p>Success</text:p>
          </table:table-cell>
          <table:table-cell office:value-type="float" office:value="50683">
            <text:p>50683</text:p>
          </table:table-cell>
          <table:table-cell table:number-columns-repeated="1017"/>
        </table:table-row>
        <table:table-row table:style-name="ro1">
          <table:table-cell office:value-type="float" office:value="2523">
            <text:p>2523</text:p>
          </table:table-cell>
          <table:table-cell office:value-type="time" office:time-value="PT11H42M29.502S">
            <text:p>11:42:29.5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24">
            <text:p>2524</text:p>
          </table:table-cell>
          <table:table-cell office:value-type="time" office:time-value="PT11H42M29.608S">
            <text:p>11:42:29.61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5">
            <text:p>2525</text:p>
          </table:table-cell>
          <table:table-cell office:value-type="time" office:time-value="PT11H42M29.619S">
            <text:p>11:42:29.62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6">
            <text:p>2526</text:p>
          </table:table-cell>
          <table:table-cell office:value-type="time" office:time-value="PT11H42M29.623S">
            <text:p>11:42:29.62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27">
            <text:p>2527</text:p>
          </table:table-cell>
          <table:table-cell office:value-type="time" office:time-value="PT11H42M29.47S">
            <text:p>11:42:29.47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28">
            <text:p>2528</text:p>
          </table:table-cell>
          <table:table-cell office:value-type="time" office:time-value="PT11H42M29.658S">
            <text:p>11:42:29.66</text:p>
          </table:table-cell>
          <table:table-cell office:value-type="string">
            <text:p>TC0003_PlannerC 3-30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9">
            <text:p>2529</text:p>
          </table:table-cell>
          <table:table-cell office:value-type="time" office:time-value="PT11H42M29.67S">
            <text:p>11:42:29.67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0">
            <text:p>2530</text:p>
          </table:table-cell>
          <table:table-cell office:value-type="time" office:time-value="PT11H42M29.678S">
            <text:p>11:42:29.68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31">
            <text:p>2531</text:p>
          </table:table-cell>
          <table:table-cell office:value-type="time" office:time-value="PT11H42M17.726S">
            <text:p>11:42:17.73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131">
            <text:p>1213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32">
            <text:p>2532</text:p>
          </table:table-cell>
          <table:table-cell office:value-type="time" office:time-value="PT11H42M22.842S">
            <text:p>11:42:22.8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026">
            <text:p>7026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533">
            <text:p>2533</text:p>
          </table:table-cell>
          <table:table-cell office:value-type="time" office:time-value="PT11H42M23.891S">
            <text:p>11:42:23.8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994">
            <text:p>5994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534">
            <text:p>2534</text:p>
          </table:table-cell>
          <table:table-cell office:value-type="time" office:time-value="PT11H42M13.96S">
            <text:p>11:42:13.9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5943">
            <text:p>15943</text:p>
          </table:table-cell>
          <table:table-cell office:value-type="string">
            <text:p>Success</text:p>
          </table:table-cell>
          <table:table-cell office:value-type="float" office:value="38517">
            <text:p>38517</text:p>
          </table:table-cell>
          <table:table-cell table:number-columns-repeated="1017"/>
        </table:table-row>
        <table:table-row table:style-name="ro1">
          <table:table-cell office:value-type="float" office:value="2535">
            <text:p>2535</text:p>
          </table:table-cell>
          <table:table-cell office:value-type="time" office:time-value="PT11H42M19.3S">
            <text:p>11:42:19.30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634">
            <text:p>1063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36">
            <text:p>2536</text:p>
          </table:table-cell>
          <table:table-cell office:value-type="time" office:time-value="PT11H42M23.888S">
            <text:p>11:42:23.8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052">
            <text:p>6052</text:p>
          </table:table-cell>
          <table:table-cell office:value-type="string">
            <text:p>Success</text:p>
          </table:table-cell>
          <table:table-cell office:value-type="float" office:value="39404">
            <text:p>39404</text:p>
          </table:table-cell>
          <table:table-cell table:number-columns-repeated="1017"/>
        </table:table-row>
        <table:table-row table:style-name="ro1">
          <table:table-cell office:value-type="float" office:value="2537">
            <text:p>2537</text:p>
          </table:table-cell>
          <table:table-cell office:value-type="time" office:time-value="PT11H42M19.974S">
            <text:p>11:42:19.97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000">
            <text:p>10000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  <table:table-cell table:number-columns-repeated="1017"/>
        </table:table-row>
        <table:table-row table:style-name="ro1">
          <table:table-cell office:value-type="float" office:value="2538">
            <text:p>2538</text:p>
          </table:table-cell>
          <table:table-cell office:value-type="time" office:time-value="PT11H42M02.957S">
            <text:p>11:42:02.9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7039">
            <text:p>27039</text:p>
          </table:table-cell>
          <table:table-cell office:value-type="string">
            <text:p>Success</text:p>
          </table:table-cell>
          <table:table-cell office:value-type="float" office:value="77536">
            <text:p>77536</text:p>
          </table:table-cell>
          <table:table-cell table:number-columns-repeated="1017"/>
        </table:table-row>
        <table:table-row table:style-name="ro1">
          <table:table-cell office:value-type="float" office:value="2539">
            <text:p>2539</text:p>
          </table:table-cell>
          <table:table-cell office:value-type="time" office:time-value="PT11H42M22.152S">
            <text:p>11:42:22.1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7845">
            <text:p>7845</text:p>
          </table:table-cell>
          <table:table-cell office:value-type="string">
            <text:p>Success</text:p>
          </table:table-cell>
          <table:table-cell office:value-type="float" office:value="76394">
            <text:p>76394</text:p>
          </table:table-cell>
          <table:table-cell table:number-columns-repeated="1017"/>
        </table:table-row>
        <table:table-row table:style-name="ro1">
          <table:table-cell office:value-type="float" office:value="2540">
            <text:p>2540</text:p>
          </table:table-cell>
          <table:table-cell office:value-type="time" office:time-value="PT11H42M17.552S">
            <text:p>11:42:17.5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2445">
            <text:p>12445</text:p>
          </table:table-cell>
          <table:table-cell office:value-type="string">
            <text:p>Success</text:p>
          </table:table-cell>
          <table:table-cell office:value-type="float" office:value="76922">
            <text:p>76922</text:p>
          </table:table-cell>
          <table:table-cell table:number-columns-repeated="1017"/>
        </table:table-row>
        <table:table-row table:style-name="ro1">
          <table:table-cell office:value-type="float" office:value="2541">
            <text:p>2541</text:p>
          </table:table-cell>
          <table:table-cell office:value-type="time" office:time-value="PT11H42M28.363S">
            <text:p>11:42:28.3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641">
            <text:p>164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42">
            <text:p>2542</text:p>
          </table:table-cell>
          <table:table-cell office:value-type="time" office:time-value="PT11H42M23.501S">
            <text:p>11:42:23.5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6546">
            <text:p>6546</text:p>
          </table:table-cell>
          <table:table-cell office:value-type="string">
            <text:p>Success</text:p>
          </table:table-cell>
          <table:table-cell office:value-type="float" office:value="76900">
            <text:p>76900</text:p>
          </table:table-cell>
          <table:table-cell table:number-columns-repeated="1017"/>
        </table:table-row>
        <table:table-row table:style-name="ro1">
          <table:table-cell office:value-type="float" office:value="2543">
            <text:p>2543</text:p>
          </table:table-cell>
          <table:table-cell office:value-type="time" office:time-value="PT11H42M30.006S">
            <text:p>11:42:30.0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2544">
            <text:p>2544</text:p>
          </table:table-cell>
          <table:table-cell office:value-type="time" office:time-value="PT11H42M22.355S">
            <text:p>11:42:22.36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694">
            <text:p>769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45">
            <text:p>2545</text:p>
          </table:table-cell>
          <table:table-cell office:value-type="time" office:time-value="PT11H42M29.869S">
            <text:p>11:42:29.8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46">
            <text:p>2546</text:p>
          </table:table-cell>
          <table:table-cell office:value-type="time" office:time-value="PT11H42M06.376S">
            <text:p>11:42:06.3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3673">
            <text:p>23673</text:p>
          </table:table-cell>
          <table:table-cell office:value-type="string">
            <text:p>Success</text:p>
          </table:table-cell>
          <table:table-cell office:value-type="float" office:value="50683">
            <text:p>50683</text:p>
          </table:table-cell>
          <table:table-cell table:number-columns-repeated="1017"/>
        </table:table-row>
        <table:table-row table:style-name="ro1">
          <table:table-cell office:value-type="float" office:value="2547">
            <text:p>2547</text:p>
          </table:table-cell>
          <table:table-cell office:value-type="time" office:time-value="PT11H42M14.248S">
            <text:p>11:42:14.2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5802">
            <text:p>15802</text:p>
          </table:table-cell>
          <table:table-cell office:value-type="string">
            <text:p>Success</text:p>
          </table:table-cell>
          <table:table-cell office:value-type="float" office:value="76900">
            <text:p>76900</text:p>
          </table:table-cell>
          <table:table-cell table:number-columns-repeated="1017"/>
        </table:table-row>
        <table:table-row table:style-name="ro1">
          <table:table-cell office:value-type="float" office:value="2548">
            <text:p>2548</text:p>
          </table:table-cell>
          <table:table-cell office:value-type="time" office:time-value="PT11H42M14.429S">
            <text:p>11:42:14.4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5622">
            <text:p>15622</text:p>
          </table:table-cell>
          <table:table-cell office:value-type="string">
            <text:p>Success</text:p>
          </table:table-cell>
          <table:table-cell office:value-type="float" office:value="78267">
            <text:p>78267</text:p>
          </table:table-cell>
          <table:table-cell table:number-columns-repeated="1017"/>
        </table:table-row>
        <table:table-row table:style-name="ro1">
          <table:table-cell office:value-type="float" office:value="2549">
            <text:p>2549</text:p>
          </table:table-cell>
          <table:table-cell office:value-type="time" office:time-value="PT11H42M30.049S">
            <text:p>11:42:30.05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0">
            <text:p>2550</text:p>
          </table:table-cell>
          <table:table-cell office:value-type="time" office:time-value="PT11H42M30.061S">
            <text:p>11:42:30.06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1">
            <text:p>2551</text:p>
          </table:table-cell>
          <table:table-cell office:value-type="time" office:time-value="PT11H42M30.048S">
            <text:p>11:42:30.0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102">
            <text:p>2102</text:p>
          </table:table-cell>
          <table:table-cell table:number-columns-repeated="1017"/>
        </table:table-row>
        <table:table-row table:style-name="ro1">
          <table:table-cell office:value-type="float" office:value="2552">
            <text:p>2552</text:p>
          </table:table-cell>
          <table:table-cell office:value-type="time" office:time-value="PT11H42M30.07S">
            <text:p>11:42:30.07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53">
            <text:p>2553</text:p>
          </table:table-cell>
          <table:table-cell office:value-type="time" office:time-value="PT11H42M30.052S">
            <text:p>11:42:30.0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102">
            <text:p>2102</text:p>
          </table:table-cell>
          <table:table-cell table:number-columns-repeated="1017"/>
        </table:table-row>
        <table:table-row table:style-name="ro1">
          <table:table-cell office:value-type="float" office:value="2554">
            <text:p>2554</text:p>
          </table:table-cell>
          <table:table-cell office:value-type="time" office:time-value="PT11H42M29.999S">
            <text:p>11:42:30.0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102">
            <text:p>2102</text:p>
          </table:table-cell>
          <table:table-cell table:number-columns-repeated="1017"/>
        </table:table-row>
        <table:table-row table:style-name="ro1">
          <table:table-cell office:value-type="float" office:value="2555">
            <text:p>2555</text:p>
          </table:table-cell>
          <table:table-cell office:value-type="time" office:time-value="PT11H42M30.08S">
            <text:p>11:42:30.0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102">
            <text:p>2102</text:p>
          </table:table-cell>
          <table:table-cell table:number-columns-repeated="1017"/>
        </table:table-row>
        <table:table-row table:style-name="ro1">
          <table:table-cell office:value-type="float" office:value="2556">
            <text:p>2556</text:p>
          </table:table-cell>
          <table:table-cell office:value-type="time" office:time-value="PT11H42M30.071S">
            <text:p>11:42:30.0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102">
            <text:p>2102</text:p>
          </table:table-cell>
          <table:table-cell table:number-columns-repeated="1017"/>
        </table:table-row>
        <table:table-row table:style-name="ro1">
          <table:table-cell office:value-type="float" office:value="2557">
            <text:p>2557</text:p>
          </table:table-cell>
          <table:table-cell office:value-type="time" office:time-value="PT11H42M30.083S">
            <text:p>11:42:30.0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102">
            <text:p>2102</text:p>
          </table:table-cell>
          <table:table-cell table:number-columns-repeated="1017"/>
        </table:table-row>
        <table:table-row table:style-name="ro1">
          <table:table-cell office:value-type="float" office:value="2558">
            <text:p>2558</text:p>
          </table:table-cell>
          <table:table-cell office:value-type="time" office:time-value="PT11H42M30.141S">
            <text:p>11:42:30.14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102">
            <text:p>2102</text:p>
          </table:table-cell>
          <table:table-cell table:number-columns-repeated="1017"/>
        </table:table-row>
        <table:table-row table:style-name="ro1">
          <table:table-cell office:value-type="float" office:value="2559">
            <text:p>2559</text:p>
          </table:table-cell>
          <table:table-cell office:value-type="time" office:time-value="PT11H42M30.139S">
            <text:p>11:42:30.1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102">
            <text:p>2102</text:p>
          </table:table-cell>
          <table:table-cell table:number-columns-repeated="1017"/>
        </table:table-row>
        <table:table-row table:style-name="ro1">
          <table:table-cell office:value-type="float" office:value="2560">
            <text:p>2560</text:p>
          </table:table-cell>
          <table:table-cell office:value-type="time" office:time-value="PT11H42M30.142S">
            <text:p>11:42:30.1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102">
            <text:p>2102</text:p>
          </table:table-cell>
          <table:table-cell table:number-columns-repeated="1017"/>
        </table:table-row>
        <table:table-row table:style-name="ro1">
          <table:table-cell office:value-type="float" office:value="2561">
            <text:p>2561</text:p>
          </table:table-cell>
          <table:table-cell office:value-type="time" office:time-value="PT11H42M29.94S">
            <text:p>11:42:29.9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62">
            <text:p>2562</text:p>
          </table:table-cell>
          <table:table-cell office:value-type="time" office:time-value="PT11H42M29.905S">
            <text:p>11:42:29.91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63">
            <text:p>2563</text:p>
          </table:table-cell>
          <table:table-cell office:value-type="time" office:time-value="PT11H42M30.361S">
            <text:p>11:42:30.36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4">
            <text:p>2564</text:p>
          </table:table-cell>
          <table:table-cell office:value-type="time" office:time-value="PT11H42M30.363S">
            <text:p>11:42:30.36</text:p>
          </table:table-cell>
          <table:table-cell office:value-type="string">
            <text:p>TC0003_PlannerC 3-25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5">
            <text:p>2565</text:p>
          </table:table-cell>
          <table:table-cell office:value-type="time" office:time-value="PT11H42M30.372S">
            <text:p>11:42:30.37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6">
            <text:p>2566</text:p>
          </table:table-cell>
          <table:table-cell office:value-type="time" office:time-value="PT11H42M30.374S">
            <text:p>11:42:30.37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7">
            <text:p>2567</text:p>
          </table:table-cell>
          <table:table-cell office:value-type="time" office:time-value="PT11H42M30.378S">
            <text:p>11:42:30.38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68">
            <text:p>2568</text:p>
          </table:table-cell>
          <table:table-cell office:value-type="time" office:time-value="PT11H42M30.38S">
            <text:p>11:42:30.38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69">
            <text:p>2569</text:p>
          </table:table-cell>
          <table:table-cell office:value-type="time" office:time-value="PT11H42M29.886S">
            <text:p>11:42:29.8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21">
            <text:p>52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70">
            <text:p>2570</text:p>
          </table:table-cell>
          <table:table-cell office:value-type="time" office:time-value="PT11H42M30.409S">
            <text:p>11:42:30.41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1">
            <text:p>2571</text:p>
          </table:table-cell>
          <table:table-cell office:value-type="time" office:time-value="PT11H42M30.422S">
            <text:p>11:42:30.42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2">
            <text:p>2572</text:p>
          </table:table-cell>
          <table:table-cell office:value-type="time" office:time-value="PT11H42M26.752S">
            <text:p>11:42:26.75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679">
            <text:p>367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73">
            <text:p>2573</text:p>
          </table:table-cell>
          <table:table-cell office:value-type="time" office:time-value="PT11H42M30.429S">
            <text:p>11:42:30.43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74">
            <text:p>2574</text:p>
          </table:table-cell>
          <table:table-cell office:value-type="time" office:time-value="PT11H42M24.876S">
            <text:p>11:42:24.8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6427">
            <text:p>6427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575">
            <text:p>2575</text:p>
          </table:table-cell>
          <table:table-cell office:value-type="time" office:time-value="PT11H42M24.882S">
            <text:p>11:42:24.88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6435">
            <text:p>6435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576">
            <text:p>2576</text:p>
          </table:table-cell>
          <table:table-cell office:value-type="time" office:time-value="PT11H42M26.594S">
            <text:p>11:42:26.5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727">
            <text:p>4727</text:p>
          </table:table-cell>
          <table:table-cell office:value-type="string">
            <text:p>Success</text:p>
          </table:table-cell>
          <table:table-cell office:value-type="float" office:value="18413">
            <text:p>18413</text:p>
          </table:table-cell>
          <table:table-cell table:number-columns-repeated="1017"/>
        </table:table-row>
        <table:table-row table:style-name="ro1">
          <table:table-cell office:value-type="float" office:value="2577">
            <text:p>2577</text:p>
          </table:table-cell>
          <table:table-cell office:value-type="time" office:time-value="PT11H42M26.739S">
            <text:p>11:42:26.74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604">
            <text:p>460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78">
            <text:p>2578</text:p>
          </table:table-cell>
          <table:table-cell office:value-type="time" office:time-value="PT11H42M28.798S">
            <text:p>11:42:28.8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555">
            <text:p>2555</text:p>
          </table:table-cell>
          <table:table-cell office:value-type="string">
            <text:p>Success</text:p>
          </table:table-cell>
          <table:table-cell office:value-type="float" office:value="18412">
            <text:p>18412</text:p>
          </table:table-cell>
          <table:table-cell table:number-columns-repeated="1017"/>
        </table:table-row>
        <table:table-row table:style-name="ro1">
          <table:table-cell office:value-type="float" office:value="2579">
            <text:p>2579</text:p>
          </table:table-cell>
          <table:table-cell office:value-type="time" office:time-value="PT11H42M24.883S">
            <text:p>11:42:24.8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472">
            <text:p>6472</text:p>
          </table:table-cell>
          <table:table-cell office:value-type="string">
            <text:p>Success</text:p>
          </table:table-cell>
          <table:table-cell office:value-type="float" office:value="39239">
            <text:p>39239</text:p>
          </table:table-cell>
          <table:table-cell table:number-columns-repeated="1017"/>
        </table:table-row>
        <table:table-row table:style-name="ro1">
          <table:table-cell office:value-type="float" office:value="2580">
            <text:p>2580</text:p>
          </table:table-cell>
          <table:table-cell office:value-type="time" office:time-value="PT11H42M28.468S">
            <text:p>11:42:28.4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891">
            <text:p>2891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581">
            <text:p>2581</text:p>
          </table:table-cell>
          <table:table-cell office:value-type="time" office:time-value="PT11H42M28.758S">
            <text:p>11:42:28.7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627">
            <text:p>2627</text:p>
          </table:table-cell>
          <table:table-cell office:value-type="string">
            <text:p>Success</text:p>
          </table:table-cell>
          <table:table-cell office:value-type="float" office:value="18406">
            <text:p>18406</text:p>
          </table:table-cell>
          <table:table-cell table:number-columns-repeated="1017"/>
        </table:table-row>
        <table:table-row table:style-name="ro1">
          <table:table-cell office:value-type="float" office:value="2582">
            <text:p>2582</text:p>
          </table:table-cell>
          <table:table-cell office:value-type="time" office:time-value="PT11H42M29.445S">
            <text:p>11:42:29.4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939">
            <text:p>1939</text:p>
          </table:table-cell>
          <table:table-cell office:value-type="string">
            <text:p>Success</text:p>
          </table:table-cell>
          <table:table-cell office:value-type="float" office:value="52165">
            <text:p>52165</text:p>
          </table:table-cell>
          <table:table-cell table:number-columns-repeated="1017"/>
        </table:table-row>
        <table:table-row table:style-name="ro1">
          <table:table-cell office:value-type="float" office:value="2583">
            <text:p>2583</text:p>
          </table:table-cell>
          <table:table-cell office:value-type="time" office:time-value="PT11H42M30.195S">
            <text:p>11:42:30.20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200">
            <text:p>120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84">
            <text:p>2584</text:p>
          </table:table-cell>
          <table:table-cell office:value-type="time" office:time-value="PT11H42M21.66S">
            <text:p>11:42:21.6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9745">
            <text:p>9745</text:p>
          </table:table-cell>
          <table:table-cell office:value-type="string">
            <text:p>Success</text:p>
          </table:table-cell>
          <table:table-cell office:value-type="float" office:value="76398">
            <text:p>76398</text:p>
          </table:table-cell>
          <table:table-cell table:number-columns-repeated="1017"/>
        </table:table-row>
        <table:table-row table:style-name="ro1">
          <table:table-cell office:value-type="float" office:value="2585">
            <text:p>2585</text:p>
          </table:table-cell>
          <table:table-cell office:value-type="time" office:time-value="PT11H42M30.202S">
            <text:p>11:42:30.20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214">
            <text:p>121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86">
            <text:p>2586</text:p>
          </table:table-cell>
          <table:table-cell office:value-type="time" office:time-value="PT11H42M30.048S">
            <text:p>11:42:30.05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371">
            <text:p>1371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87">
            <text:p>2587</text:p>
          </table:table-cell>
          <table:table-cell office:value-type="time" office:time-value="PT11H42M26.733S">
            <text:p>11:42:26.73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687">
            <text:p>468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88">
            <text:p>2588</text:p>
          </table:table-cell>
          <table:table-cell office:value-type="time" office:time-value="PT11H42M27.133S">
            <text:p>11:42:27.13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288">
            <text:p>4288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89">
            <text:p>2589</text:p>
          </table:table-cell>
          <table:table-cell office:value-type="time" office:time-value="PT11H42M24.924S">
            <text:p>11:42:24.92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514">
            <text:p>651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90">
            <text:p>2590</text:p>
          </table:table-cell>
          <table:table-cell office:value-type="time" office:time-value="PT11H42M31.423S">
            <text:p>11:42:31.4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2591">
            <text:p>2591</text:p>
          </table:table-cell>
          <table:table-cell office:value-type="time" office:time-value="PT11H42M28.767S">
            <text:p>11:42:28.7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680">
            <text:p>2680</text:p>
          </table:table-cell>
          <table:table-cell office:value-type="string">
            <text:p>Success</text:p>
          </table:table-cell>
          <table:table-cell office:value-type="float" office:value="18412">
            <text:p>18412</text:p>
          </table:table-cell>
          <table:table-cell table:number-columns-repeated="1017"/>
        </table:table-row>
        <table:table-row table:style-name="ro1">
          <table:table-cell office:value-type="float" office:value="2592">
            <text:p>2592</text:p>
          </table:table-cell>
          <table:table-cell office:value-type="time" office:time-value="PT11H42M31.354S">
            <text:p>11:42:31.3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93">
            <text:p>2593</text:p>
          </table:table-cell>
          <table:table-cell office:value-type="time" office:time-value="PT11H42M31.539S">
            <text:p>11:42:31.54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4">
            <text:p>2594</text:p>
          </table:table-cell>
          <table:table-cell office:value-type="time" office:time-value="PT11H42M31.563S">
            <text:p>11:42:31.56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5">
            <text:p>2595</text:p>
          </table:table-cell>
          <table:table-cell office:value-type="time" office:time-value="PT11H42M31.567S">
            <text:p>11:42:31.57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96">
            <text:p>2596</text:p>
          </table:table-cell>
          <table:table-cell office:value-type="time" office:time-value="PT11H42M31.448S">
            <text:p>11:42:31.4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97">
            <text:p>2597</text:p>
          </table:table-cell>
          <table:table-cell office:value-type="time" office:time-value="PT11H42M31.625S">
            <text:p>11:42:31.63</text:p>
          </table:table-cell>
          <table:table-cell office:value-type="string">
            <text:p>TC0001_PlannerA 1-29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8">
            <text:p>2598</text:p>
          </table:table-cell>
          <table:table-cell office:value-type="time" office:time-value="PT11H42M31.649S">
            <text:p>11:42:31.65</text:p>
          </table:table-cell>
          <table:table-cell office:value-type="string">
            <text:p>TC0001_PlannerA 1-2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9">
            <text:p>2599</text:p>
          </table:table-cell>
          <table:table-cell office:value-type="time" office:time-value="PT11H42M31.654S">
            <text:p>11:42:31.65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00">
            <text:p>2600</text:p>
          </table:table-cell>
          <table:table-cell office:value-type="time" office:time-value="PT11H42M31.324S">
            <text:p>11:42:31.3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75">
            <text:p>3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01">
            <text:p>2601</text:p>
          </table:table-cell>
          <table:table-cell office:value-type="time" office:time-value="PT11H42M31.7S">
            <text:p>11:42:31.70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2">
            <text:p>2602</text:p>
          </table:table-cell>
          <table:table-cell office:value-type="time" office:time-value="PT11H42M31.709S">
            <text:p>11:42:31.71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3">
            <text:p>2603</text:p>
          </table:table-cell>
          <table:table-cell office:value-type="time" office:time-value="PT11H42M31.714S">
            <text:p>11:42:31.71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04">
            <text:p>2604</text:p>
          </table:table-cell>
          <table:table-cell office:value-type="time" office:time-value="PT11H42M31.304S">
            <text:p>11:42:31.3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465">
            <text:p>46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05">
            <text:p>2605</text:p>
          </table:table-cell>
          <table:table-cell office:value-type="time" office:time-value="PT11H42M31.386S">
            <text:p>11:42:31.3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86">
            <text:p>38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06">
            <text:p>2606</text:p>
          </table:table-cell>
          <table:table-cell office:value-type="time" office:time-value="PT11H42M31.77S">
            <text:p>11:42:31.77</text:p>
          </table:table-cell>
          <table:table-cell office:value-type="string">
            <text:p>TC0002_PlannerB 2-2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7">
            <text:p>2607</text:p>
          </table:table-cell>
          <table:table-cell office:value-type="time" office:time-value="PT11H42M31.773S">
            <text:p>11:42:31.77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8">
            <text:p>2608</text:p>
          </table:table-cell>
          <table:table-cell office:value-type="time" office:time-value="PT11H42M31.777S">
            <text:p>11:42:31.78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9">
            <text:p>2609</text:p>
          </table:table-cell>
          <table:table-cell office:value-type="time" office:time-value="PT11H42M31.78S">
            <text:p>11:42:31.78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0">
            <text:p>2610</text:p>
          </table:table-cell>
          <table:table-cell office:value-type="time" office:time-value="PT11H42M31.785S">
            <text:p>11:42:31.79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11">
            <text:p>2611</text:p>
          </table:table-cell>
          <table:table-cell office:value-type="time" office:time-value="PT11H42M31.792S">
            <text:p>11:42:31.79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12">
            <text:p>2612</text:p>
          </table:table-cell>
          <table:table-cell office:value-type="time" office:time-value="PT11H42M28.257S">
            <text:p>11:42:28.2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776">
            <text:p>3776</text:p>
          </table:table-cell>
          <table:table-cell office:value-type="string">
            <text:p>Success</text:p>
          </table:table-cell>
          <table:table-cell office:value-type="float" office:value="78621">
            <text:p>78621</text:p>
          </table:table-cell>
          <table:table-cell table:number-columns-repeated="1017"/>
        </table:table-row>
        <table:table-row table:style-name="ro1">
          <table:table-cell office:value-type="float" office:value="2613">
            <text:p>2613</text:p>
          </table:table-cell>
          <table:table-cell office:value-type="time" office:time-value="PT11H42M32.034S">
            <text:p>11:42:32.0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2614">
            <text:p>2614</text:p>
          </table:table-cell>
          <table:table-cell office:value-type="time" office:time-value="PT11H42M32.051S">
            <text:p>11:42:32.0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2615">
            <text:p>2615</text:p>
          </table:table-cell>
          <table:table-cell office:value-type="time" office:time-value="PT11H42M28.199S">
            <text:p>11:42:28.20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970">
            <text:p>3970</text:p>
          </table:table-cell>
          <table:table-cell office:value-type="string">
            <text:p>Success</text:p>
          </table:table-cell>
          <table:table-cell office:value-type="float" office:value="80556">
            <text:p>80556</text:p>
          </table:table-cell>
          <table:table-cell table:number-columns-repeated="1017"/>
        </table:table-row>
        <table:table-row table:style-name="ro1">
          <table:table-cell office:value-type="float" office:value="2616">
            <text:p>2616</text:p>
          </table:table-cell>
          <table:table-cell office:value-type="time" office:time-value="PT11H42M32.171S">
            <text:p>11:42:32.1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17">
            <text:p>2617</text:p>
          </table:table-cell>
          <table:table-cell office:value-type="time" office:time-value="PT11H42M32.262S">
            <text:p>11:42:32.26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18">
            <text:p>2618</text:p>
          </table:table-cell>
          <table:table-cell office:value-type="time" office:time-value="PT11H42M32.277S">
            <text:p>11:42:32.28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228">
            <text:p>2228</text:p>
          </table:table-cell>
          <table:table-cell table:number-columns-repeated="1017"/>
        </table:table-row>
        <table:table-row table:style-name="ro1">
          <table:table-cell office:value-type="float" office:value="2619">
            <text:p>2619</text:p>
          </table:table-cell>
          <table:table-cell office:value-type="time" office:time-value="PT11H42M32.309S">
            <text:p>11:42:32.31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228">
            <text:p>2228</text:p>
          </table:table-cell>
          <table:table-cell table:number-columns-repeated="1017"/>
        </table:table-row>
        <table:table-row table:style-name="ro1">
          <table:table-cell office:value-type="float" office:value="2620">
            <text:p>2620</text:p>
          </table:table-cell>
          <table:table-cell office:value-type="time" office:time-value="PT11H42M31.357S">
            <text:p>11:42:31.3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261">
            <text:p>12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21">
            <text:p>2621</text:p>
          </table:table-cell>
          <table:table-cell office:value-type="time" office:time-value="PT11H42M32.618S">
            <text:p>11:42:32.62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2">
            <text:p>2622</text:p>
          </table:table-cell>
          <table:table-cell office:value-type="time" office:time-value="PT11H42M32.628S">
            <text:p>11:42:32.63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3">
            <text:p>2623</text:p>
          </table:table-cell>
          <table:table-cell office:value-type="time" office:time-value="PT11H42M32.633S">
            <text:p>11:42:32.63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24">
            <text:p>2624</text:p>
          </table:table-cell>
          <table:table-cell office:value-type="time" office:time-value="PT11H42M31.319S">
            <text:p>11:42:31.32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338">
            <text:p>133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25">
            <text:p>2625</text:p>
          </table:table-cell>
          <table:table-cell office:value-type="time" office:time-value="PT11H42M32.658S">
            <text:p>11:42:32.66</text:p>
          </table:table-cell>
          <table:table-cell office:value-type="string">
            <text:p>TC0002_PlannerB 2-22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6">
            <text:p>2626</text:p>
          </table:table-cell>
          <table:table-cell office:value-type="time" office:time-value="PT11H42M32.669S">
            <text:p>11:42:32.67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7">
            <text:p>2627</text:p>
          </table:table-cell>
          <table:table-cell office:value-type="time" office:time-value="PT11H42M32.674S">
            <text:p>11:42:32.67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28">
            <text:p>2628</text:p>
          </table:table-cell>
          <table:table-cell office:value-type="time" office:time-value="PT11H42M32.065S">
            <text:p>11:42:32.07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60">
            <text:p>66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629">
            <text:p>2629</text:p>
          </table:table-cell>
          <table:table-cell office:value-type="time" office:time-value="PT11H42M21.209S">
            <text:p>11:42:21.2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1654">
            <text:p>11654</text:p>
          </table:table-cell>
          <table:table-cell office:value-type="string">
            <text:p>Success</text:p>
          </table:table-cell>
          <table:table-cell office:value-type="float" office:value="39400">
            <text:p>39400</text:p>
          </table:table-cell>
          <table:table-cell table:number-columns-repeated="1017"/>
        </table:table-row>
        <table:table-row table:style-name="ro1">
          <table:table-cell office:value-type="float" office:value="2630">
            <text:p>2630</text:p>
          </table:table-cell>
          <table:table-cell office:value-type="time" office:time-value="PT11H42M31.422S">
            <text:p>11:42:31.4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452">
            <text:p>1452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2631">
            <text:p>2631</text:p>
          </table:table-cell>
          <table:table-cell office:value-type="time" office:time-value="PT11H42M28.51S">
            <text:p>11:42:28.5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373">
            <text:p>4373</text:p>
          </table:table-cell>
          <table:table-cell office:value-type="string">
            <text:p>Success</text:p>
          </table:table-cell>
          <table:table-cell office:value-type="float" office:value="14882">
            <text:p>14882</text:p>
          </table:table-cell>
          <table:table-cell table:number-columns-repeated="1017"/>
        </table:table-row>
        <table:table-row table:style-name="ro1">
          <table:table-cell office:value-type="float" office:value="2632">
            <text:p>2632</text:p>
          </table:table-cell>
          <table:table-cell office:value-type="time" office:time-value="PT11H42M28.162S">
            <text:p>11:42:28.1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4734">
            <text:p>4734</text:p>
          </table:table-cell>
          <table:table-cell office:value-type="string">
            <text:p>Success</text:p>
          </table:table-cell>
          <table:table-cell office:value-type="float" office:value="39400">
            <text:p>39400</text:p>
          </table:table-cell>
          <table:table-cell table:number-columns-repeated="1017"/>
        </table:table-row>
        <table:table-row table:style-name="ro1">
          <table:table-cell office:value-type="float" office:value="2633">
            <text:p>2633</text:p>
          </table:table-cell>
          <table:table-cell office:value-type="time" office:time-value="PT11H42M28.242S">
            <text:p>11:42:28.2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661">
            <text:p>4661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34">
            <text:p>2634</text:p>
          </table:table-cell>
          <table:table-cell office:value-type="time" office:time-value="PT11H42M30.431S">
            <text:p>11:42:30.43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478">
            <text:p>2478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635">
            <text:p>2635</text:p>
          </table:table-cell>
          <table:table-cell office:value-type="time" office:time-value="PT11H42M28.82S">
            <text:p>11:42:28.8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093">
            <text:p>4093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2636">
            <text:p>2636</text:p>
          </table:table-cell>
          <table:table-cell office:value-type="time" office:time-value="PT11H42M31.344S">
            <text:p>11:42:31.3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574">
            <text:p>1574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2637">
            <text:p>2637</text:p>
          </table:table-cell>
          <table:table-cell office:value-type="time" office:time-value="PT11H42M21.252S">
            <text:p>11:42:21.2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1680">
            <text:p>11680</text:p>
          </table:table-cell>
          <table:table-cell office:value-type="string">
            <text:p>Success</text:p>
          </table:table-cell>
          <table:table-cell office:value-type="float" office:value="78249">
            <text:p>78249</text:p>
          </table:table-cell>
          <table:table-cell table:number-columns-repeated="1017"/>
        </table:table-row>
        <table:table-row table:style-name="ro1">
          <table:table-cell office:value-type="float" office:value="2638">
            <text:p>2638</text:p>
          </table:table-cell>
          <table:table-cell office:value-type="time" office:time-value="PT11H42M26.454S">
            <text:p>11:42:26.4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479">
            <text:p>6479</text:p>
          </table:table-cell>
          <table:table-cell office:value-type="string">
            <text:p>Success</text:p>
          </table:table-cell>
          <table:table-cell office:value-type="float" office:value="76901">
            <text:p>76901</text:p>
          </table:table-cell>
          <table:table-cell table:number-columns-repeated="1017"/>
        </table:table-row>
        <table:table-row table:style-name="ro1">
          <table:table-cell office:value-type="float" office:value="2639">
            <text:p>2639</text:p>
          </table:table-cell>
          <table:table-cell office:value-type="time" office:time-value="PT11H42M23.504S">
            <text:p>11:42:23.5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432">
            <text:p>9432</text:p>
          </table:table-cell>
          <table:table-cell office:value-type="string">
            <text:p>Success</text:p>
          </table:table-cell>
          <table:table-cell office:value-type="float" office:value="76922">
            <text:p>76922</text:p>
          </table:table-cell>
          <table:table-cell table:number-columns-repeated="1017"/>
        </table:table-row>
        <table:table-row table:style-name="ro1">
          <table:table-cell office:value-type="float" office:value="2640">
            <text:p>2640</text:p>
          </table:table-cell>
          <table:table-cell office:value-type="time" office:time-value="PT11H42M28.343S">
            <text:p>11:42:28.3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605">
            <text:p>4605</text:p>
          </table:table-cell>
          <table:table-cell office:value-type="string">
            <text:p>Success</text:p>
          </table:table-cell>
          <table:table-cell office:value-type="float" office:value="76926">
            <text:p>76926</text:p>
          </table:table-cell>
          <table:table-cell table:number-columns-repeated="1017"/>
        </table:table-row>
        <table:table-row table:style-name="ro1">
          <table:table-cell office:value-type="float" office:value="2641">
            <text:p>2641</text:p>
          </table:table-cell>
          <table:table-cell office:value-type="time" office:time-value="PT11H42M29.858S">
            <text:p>11:42:29.8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096">
            <text:p>3096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642">
            <text:p>2642</text:p>
          </table:table-cell>
          <table:table-cell office:value-type="time" office:time-value="PT11H42M32.949S">
            <text:p>11:42:32.9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270">
            <text:p>2270</text:p>
          </table:table-cell>
          <table:table-cell table:number-columns-repeated="1017"/>
        </table:table-row>
        <table:table-row table:style-name="ro1">
          <table:table-cell office:value-type="float" office:value="2643">
            <text:p>2643</text:p>
          </table:table-cell>
          <table:table-cell office:value-type="time" office:time-value="PT11H42M32.934S">
            <text:p>11:42:32.9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270">
            <text:p>2270</text:p>
          </table:table-cell>
          <table:table-cell table:number-columns-repeated="1017"/>
        </table:table-row>
        <table:table-row table:style-name="ro1">
          <table:table-cell office:value-type="float" office:value="2644">
            <text:p>2644</text:p>
          </table:table-cell>
          <table:table-cell office:value-type="time" office:time-value="PT11H42M32.936S">
            <text:p>11:42:32.9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270">
            <text:p>2270</text:p>
          </table:table-cell>
          <table:table-cell table:number-columns-repeated="1017"/>
        </table:table-row>
        <table:table-row table:style-name="ro1">
          <table:table-cell office:value-type="float" office:value="2645">
            <text:p>2645</text:p>
          </table:table-cell>
          <table:table-cell office:value-type="time" office:time-value="PT11H42M32.914S">
            <text:p>11:42:32.9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46">
            <text:p>2646</text:p>
          </table:table-cell>
          <table:table-cell office:value-type="time" office:time-value="PT11H42M32.993S">
            <text:p>11:42:32.9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270">
            <text:p>2270</text:p>
          </table:table-cell>
          <table:table-cell table:number-columns-repeated="1017"/>
        </table:table-row>
        <table:table-row table:style-name="ro1">
          <table:table-cell office:value-type="float" office:value="2647">
            <text:p>2647</text:p>
          </table:table-cell>
          <table:table-cell office:value-type="time" office:time-value="PT11H42M33.001S">
            <text:p>11:42:33.0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270">
            <text:p>2270</text:p>
          </table:table-cell>
          <table:table-cell table:number-columns-repeated="1017"/>
        </table:table-row>
        <table:table-row table:style-name="ro1">
          <table:table-cell office:value-type="float" office:value="2648">
            <text:p>2648</text:p>
          </table:table-cell>
          <table:table-cell office:value-type="time" office:time-value="PT11H42M33.041S">
            <text:p>11:42:33.04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9">
            <text:p>2649</text:p>
          </table:table-cell>
          <table:table-cell office:value-type="time" office:time-value="PT11H42M33.065S">
            <text:p>11:42:33.07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0">
            <text:p>2650</text:p>
          </table:table-cell>
          <table:table-cell office:value-type="time" office:time-value="PT11H42M33.075S">
            <text:p>11:42:33.08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51">
            <text:p>2651</text:p>
          </table:table-cell>
          <table:table-cell office:value-type="time" office:time-value="PT11H42M32.995S">
            <text:p>11:42:33.0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270">
            <text:p>2270</text:p>
          </table:table-cell>
          <table:table-cell table:number-columns-repeated="1017"/>
        </table:table-row>
        <table:table-row table:style-name="ro1">
          <table:table-cell office:value-type="float" office:value="2652">
            <text:p>2652</text:p>
          </table:table-cell>
          <table:table-cell office:value-type="time" office:time-value="PT11H42M33.064S">
            <text:p>11:42:33.0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270">
            <text:p>2270</text:p>
          </table:table-cell>
          <table:table-cell table:number-columns-repeated="1017"/>
        </table:table-row>
        <table:table-row table:style-name="ro1">
          <table:table-cell office:value-type="float" office:value="2653">
            <text:p>2653</text:p>
          </table:table-cell>
          <table:table-cell office:value-type="time" office:time-value="PT11H42M33.057S">
            <text:p>11:42:33.0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270">
            <text:p>2270</text:p>
          </table:table-cell>
          <table:table-cell table:number-columns-repeated="1017"/>
        </table:table-row>
        <table:table-row table:style-name="ro1">
          <table:table-cell office:value-type="float" office:value="2654">
            <text:p>2654</text:p>
          </table:table-cell>
          <table:table-cell office:value-type="time" office:time-value="PT11H42M33.093S">
            <text:p>11:42:33.0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270">
            <text:p>2270</text:p>
          </table:table-cell>
          <table:table-cell table:number-columns-repeated="1017"/>
        </table:table-row>
        <table:table-row table:style-name="ro1">
          <table:table-cell office:value-type="float" office:value="2655">
            <text:p>2655</text:p>
          </table:table-cell>
          <table:table-cell office:value-type="time" office:time-value="PT11H42M32.865S">
            <text:p>11:42:32.8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56">
            <text:p>2656</text:p>
          </table:table-cell>
          <table:table-cell office:value-type="time" office:time-value="PT11H42M33.247S">
            <text:p>11:42:33.25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7">
            <text:p>2657</text:p>
          </table:table-cell>
          <table:table-cell office:value-type="time" office:time-value="PT11H42M33.254S">
            <text:p>11:42:33.25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8">
            <text:p>2658</text:p>
          </table:table-cell>
          <table:table-cell office:value-type="time" office:time-value="PT11H42M33.259S">
            <text:p>11:42:33.26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59">
            <text:p>2659</text:p>
          </table:table-cell>
          <table:table-cell office:value-type="time" office:time-value="PT11H42M32.955S">
            <text:p>11:42:32.9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27">
            <text:p>62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60">
            <text:p>2660</text:p>
          </table:table-cell>
          <table:table-cell office:value-type="time" office:time-value="PT11H42M33.584S">
            <text:p>11:42:33.58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1">
            <text:p>2661</text:p>
          </table:table-cell>
          <table:table-cell office:value-type="time" office:time-value="PT11H42M33.591S">
            <text:p>11:42:33.59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2">
            <text:p>2662</text:p>
          </table:table-cell>
          <table:table-cell office:value-type="time" office:time-value="PT11H42M33.6S">
            <text:p>11:42:33.60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3">
            <text:p>2663</text:p>
          </table:table-cell>
          <table:table-cell office:value-type="time" office:time-value="PT11H42M32.898S">
            <text:p>11:42:32.9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019">
            <text:p>101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64">
            <text:p>2664</text:p>
          </table:table-cell>
          <table:table-cell office:value-type="time" office:time-value="PT11H42M33.918S">
            <text:p>11:42:33.92</text:p>
          </table:table-cell>
          <table:table-cell office:value-type="string">
            <text:p>TC0003_PlannerC 3-2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5">
            <text:p>2665</text:p>
          </table:table-cell>
          <table:table-cell office:value-type="time" office:time-value="PT11H42M33.925S">
            <text:p>11:42:33.93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6">
            <text:p>2666</text:p>
          </table:table-cell>
          <table:table-cell office:value-type="time" office:time-value="PT11H42M33.931S">
            <text:p>11:42:33.93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7">
            <text:p>2667</text:p>
          </table:table-cell>
          <table:table-cell office:value-type="time" office:time-value="PT11H42M32.919S">
            <text:p>11:42:32.9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486">
            <text:p>148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68">
            <text:p>2668</text:p>
          </table:table-cell>
          <table:table-cell office:value-type="time" office:time-value="PT11H42M34.406S">
            <text:p>11:42:34.41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9">
            <text:p>2669</text:p>
          </table:table-cell>
          <table:table-cell office:value-type="time" office:time-value="PT11H42M34.414S">
            <text:p>11:42:34.41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0">
            <text:p>2670</text:p>
          </table:table-cell>
          <table:table-cell office:value-type="time" office:time-value="PT11H42M32.912S">
            <text:p>11:42:32.91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513">
            <text:p>15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71">
            <text:p>2671</text:p>
          </table:table-cell>
          <table:table-cell office:value-type="time" office:time-value="PT11H42M34.426S">
            <text:p>11:42:34.43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72">
            <text:p>2672</text:p>
          </table:table-cell>
          <table:table-cell office:value-type="time" office:time-value="PT11H42M34.426S">
            <text:p>11:42:34.43</text:p>
          </table:table-cell>
          <table:table-cell office:value-type="string">
            <text:p>TC0002_PlannerB 2-21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3">
            <text:p>2673</text:p>
          </table:table-cell>
          <table:table-cell office:value-type="time" office:time-value="PT11H42M34.434S">
            <text:p>11:42:34.43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4">
            <text:p>2674</text:p>
          </table:table-cell>
          <table:table-cell office:value-type="time" office:time-value="PT11H42M34.439S">
            <text:p>11:42:34.44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75">
            <text:p>2675</text:p>
          </table:table-cell>
          <table:table-cell office:value-type="time" office:time-value="PT11H42M29.936S">
            <text:p>11:42:29.9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123">
            <text:p>5123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2676">
            <text:p>2676</text:p>
          </table:table-cell>
          <table:table-cell office:value-type="time" office:time-value="PT11H42M31.44S">
            <text:p>11:42:31.44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622">
            <text:p>3622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77">
            <text:p>2677</text:p>
          </table:table-cell>
          <table:table-cell office:value-type="time" office:time-value="PT11H42M32.875S">
            <text:p>11:42:32.8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198">
            <text:p>219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78">
            <text:p>2678</text:p>
          </table:table-cell>
          <table:table-cell office:value-type="time" office:time-value="PT11H42M35.074S">
            <text:p>11:42:35.07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9">
            <text:p>2679</text:p>
          </table:table-cell>
          <table:table-cell office:value-type="time" office:time-value="PT11H42M35.084S">
            <text:p>11:42:35.08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0">
            <text:p>2680</text:p>
          </table:table-cell>
          <table:table-cell office:value-type="time" office:time-value="PT11H42M30.195S">
            <text:p>11:42:30.20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895">
            <text:p>489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81">
            <text:p>2681</text:p>
          </table:table-cell>
          <table:table-cell office:value-type="time" office:time-value="PT11H42M35.089S">
            <text:p>11:42:35.09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82">
            <text:p>2682</text:p>
          </table:table-cell>
          <table:table-cell office:value-type="time" office:time-value="PT11H42M35.06S">
            <text:p>11:42:35.0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07">
            <text:p>40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83">
            <text:p>2683</text:p>
          </table:table-cell>
          <table:table-cell office:value-type="time" office:time-value="PT11H42M35.468S">
            <text:p>11:42:35.47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4">
            <text:p>2684</text:p>
          </table:table-cell>
          <table:table-cell office:value-type="time" office:time-value="PT11H42M35.475S">
            <text:p>11:42:35.48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5">
            <text:p>2685</text:p>
          </table:table-cell>
          <table:table-cell office:value-type="time" office:time-value="PT11H42M35.481S">
            <text:p>11:42:35.48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86">
            <text:p>2686</text:p>
          </table:table-cell>
          <table:table-cell office:value-type="time" office:time-value="PT11H42M29.488S">
            <text:p>11:42:29.4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6115">
            <text:p>6115</text:p>
          </table:table-cell>
          <table:table-cell office:value-type="string">
            <text:p>Success</text:p>
          </table:table-cell>
          <table:table-cell office:value-type="float" office:value="81986">
            <text:p>81986</text:p>
          </table:table-cell>
          <table:table-cell table:number-columns-repeated="1017"/>
        </table:table-row>
        <table:table-row table:style-name="ro1">
          <table:table-cell office:value-type="float" office:value="2687">
            <text:p>2687</text:p>
          </table:table-cell>
          <table:table-cell office:value-type="time" office:time-value="PT11H42M32.726S">
            <text:p>11:42:32.73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140">
            <text:p>3140</text:p>
          </table:table-cell>
          <table:table-cell office:value-type="string">
            <text:p>Success</text:p>
          </table:table-cell>
          <table:table-cell office:value-type="float" office:value="18662">
            <text:p>18662</text:p>
          </table:table-cell>
          <table:table-cell table:number-columns-repeated="1017"/>
        </table:table-row>
        <table:table-row table:style-name="ro1">
          <table:table-cell office:value-type="float" office:value="2688">
            <text:p>2688</text:p>
          </table:table-cell>
          <table:table-cell office:value-type="time" office:time-value="PT11H42M29.999S">
            <text:p>11:42:30.0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176">
            <text:p>6176</text:p>
          </table:table-cell>
          <table:table-cell office:value-type="string">
            <text:p>Success</text:p>
          </table:table-cell>
          <table:table-cell office:value-type="float" office:value="80209">
            <text:p>80209</text:p>
          </table:table-cell>
          <table:table-cell table:number-columns-repeated="1017"/>
        </table:table-row>
        <table:table-row table:style-name="ro1">
          <table:table-cell office:value-type="float" office:value="2689">
            <text:p>2689</text:p>
          </table:table-cell>
          <table:table-cell office:value-type="time" office:time-value="PT11H42M32.354S">
            <text:p>11:42:32.35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851">
            <text:p>385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90">
            <text:p>2690</text:p>
          </table:table-cell>
          <table:table-cell office:value-type="time" office:time-value="PT11H42M30.051S">
            <text:p>11:42:30.0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6170">
            <text:p>6170</text:p>
          </table:table-cell>
          <table:table-cell office:value-type="string">
            <text:p>Success</text:p>
          </table:table-cell>
          <table:table-cell office:value-type="float" office:value="80295">
            <text:p>80295</text:p>
          </table:table-cell>
          <table:table-cell table:number-columns-repeated="1017"/>
        </table:table-row>
        <table:table-row table:style-name="ro1">
          <table:table-cell office:value-type="float" office:value="2691">
            <text:p>2691</text:p>
          </table:table-cell>
          <table:table-cell office:value-type="time" office:time-value="PT11H42M33.126S">
            <text:p>11:42:33.13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105">
            <text:p>3105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2692">
            <text:p>2692</text:p>
          </table:table-cell>
          <table:table-cell office:value-type="time" office:time-value="PT11H42M32.882S">
            <text:p>11:42:32.8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371">
            <text:p>3371</text:p>
          </table:table-cell>
          <table:table-cell office:value-type="string">
            <text:p>Success</text:p>
          </table:table-cell>
          <table:table-cell office:value-type="float" office:value="52163">
            <text:p>52163</text:p>
          </table:table-cell>
          <table:table-cell table:number-columns-repeated="1017"/>
        </table:table-row>
        <table:table-row table:style-name="ro1">
          <table:table-cell office:value-type="float" office:value="2693">
            <text:p>2693</text:p>
          </table:table-cell>
          <table:table-cell office:value-type="time" office:time-value="PT11H42M36.223S">
            <text:p>11:42:36.22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827">
            <text:p>827</text:p>
          </table:table-cell>
          <table:table-cell table:number-columns-repeated="1017"/>
        </table:table-row>
        <table:table-row table:style-name="ro1">
          <table:table-cell office:value-type="float" office:value="2694">
            <text:p>2694</text:p>
          </table:table-cell>
          <table:table-cell office:value-type="time" office:time-value="PT11H42M36.295S">
            <text:p>11:42:36.3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27">
            <text:p>827</text:p>
          </table:table-cell>
          <table:table-cell table:number-columns-repeated="1017"/>
        </table:table-row>
        <table:table-row table:style-name="ro1">
          <table:table-cell office:value-type="float" office:value="2695">
            <text:p>2695</text:p>
          </table:table-cell>
          <table:table-cell office:value-type="time" office:time-value="PT11H42M36.176S">
            <text:p>11:42:36.1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96">
            <text:p>2696</text:p>
          </table:table-cell>
          <table:table-cell office:value-type="time" office:time-value="PT11H42M36.376S">
            <text:p>11:42:36.3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97">
            <text:p>2697</text:p>
          </table:table-cell>
          <table:table-cell office:value-type="time" office:time-value="PT11H42M36.335S">
            <text:p>11:42:36.34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698">
            <text:p>2698</text:p>
          </table:table-cell>
          <table:table-cell office:value-type="time" office:time-value="PT11H42M36.388S">
            <text:p>11:42:36.3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94">
            <text:p>2394</text:p>
          </table:table-cell>
          <table:table-cell table:number-columns-repeated="1017"/>
        </table:table-row>
        <table:table-row table:style-name="ro1">
          <table:table-cell office:value-type="float" office:value="2699">
            <text:p>2699</text:p>
          </table:table-cell>
          <table:table-cell office:value-type="time" office:time-value="PT11H42M30.049S">
            <text:p>11:42:30.0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6416">
            <text:p>6416</text:p>
          </table:table-cell>
          <table:table-cell office:value-type="string">
            <text:p>Success</text:p>
          </table:table-cell>
          <table:table-cell office:value-type="float" office:value="82083">
            <text:p>82083</text:p>
          </table:table-cell>
          <table:table-cell table:number-columns-repeated="1017"/>
        </table:table-row>
        <table:table-row table:style-name="ro1">
          <table:table-cell office:value-type="float" office:value="2700">
            <text:p>2700</text:p>
          </table:table-cell>
          <table:table-cell office:value-type="time" office:time-value="PT11H42M29.999S">
            <text:p>11:42:30.0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485">
            <text:p>6485</text:p>
          </table:table-cell>
          <table:table-cell office:value-type="string">
            <text:p>Success</text:p>
          </table:table-cell>
          <table:table-cell office:value-type="float" office:value="82034">
            <text:p>82034</text:p>
          </table:table-cell>
          <table:table-cell table:number-columns-repeated="1017"/>
        </table:table-row>
        <table:table-row table:style-name="ro1">
          <table:table-cell office:value-type="float" office:value="2701">
            <text:p>2701</text:p>
          </table:table-cell>
          <table:table-cell office:value-type="time" office:time-value="PT11H42M36.484S">
            <text:p>11:42:36.4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02">
            <text:p>2702</text:p>
          </table:table-cell>
          <table:table-cell office:value-type="time" office:time-value="PT11H42M36.52S">
            <text:p>11:42:36.5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03">
            <text:p>2703</text:p>
          </table:table-cell>
          <table:table-cell office:value-type="time" office:time-value="PT11H42M36.454S">
            <text:p>11:42:36.4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94">
            <text:p>2394</text:p>
          </table:table-cell>
          <table:table-cell table:number-columns-repeated="1017"/>
        </table:table-row>
        <table:table-row table:style-name="ro1">
          <table:table-cell office:value-type="float" office:value="2704">
            <text:p>2704</text:p>
          </table:table-cell>
          <table:table-cell office:value-type="time" office:time-value="PT11H42M36.531S">
            <text:p>11:42:36.5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94">
            <text:p>2394</text:p>
          </table:table-cell>
          <table:table-cell table:number-columns-repeated="1017"/>
        </table:table-row>
        <table:table-row table:style-name="ro1">
          <table:table-cell office:value-type="float" office:value="2705">
            <text:p>2705</text:p>
          </table:table-cell>
          <table:table-cell office:value-type="time" office:time-value="PT11H42M36.546S">
            <text:p>11:42:36.5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94">
            <text:p>2394</text:p>
          </table:table-cell>
          <table:table-cell table:number-columns-repeated="1017"/>
        </table:table-row>
        <table:table-row table:style-name="ro1">
          <table:table-cell office:value-type="float" office:value="2706">
            <text:p>2706</text:p>
          </table:table-cell>
          <table:table-cell office:value-type="time" office:time-value="PT11H42M29.539S">
            <text:p>11:42:29.5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172">
            <text:p>7172</text:p>
          </table:table-cell>
          <table:table-cell office:value-type="string">
            <text:p>Success</text:p>
          </table:table-cell>
          <table:table-cell office:value-type="float" office:value="79917">
            <text:p>79917</text:p>
          </table:table-cell>
          <table:table-cell table:number-columns-repeated="1017"/>
        </table:table-row>
        <table:table-row table:style-name="ro1">
          <table:table-cell office:value-type="float" office:value="2707">
            <text:p>2707</text:p>
          </table:table-cell>
          <table:table-cell office:value-type="time" office:time-value="PT11H42M30.053S">
            <text:p>11:42:30.0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664">
            <text:p>6664</text:p>
          </table:table-cell>
          <table:table-cell office:value-type="string">
            <text:p>Success</text:p>
          </table:table-cell>
          <table:table-cell office:value-type="float" office:value="80164">
            <text:p>80164</text:p>
          </table:table-cell>
          <table:table-cell table:number-columns-repeated="1017"/>
        </table:table-row>
        <table:table-row table:style-name="ro1">
          <table:table-cell office:value-type="float" office:value="2708">
            <text:p>2708</text:p>
          </table:table-cell>
          <table:table-cell office:value-type="time" office:time-value="PT11H42M29.975S">
            <text:p>11:42:29.9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757">
            <text:p>6757</text:p>
          </table:table-cell>
          <table:table-cell office:value-type="string">
            <text:p>Success</text:p>
          </table:table-cell>
          <table:table-cell office:value-type="float" office:value="80108">
            <text:p>80108</text:p>
          </table:table-cell>
          <table:table-cell table:number-columns-repeated="1017"/>
        </table:table-row>
        <table:table-row table:style-name="ro1">
          <table:table-cell office:value-type="float" office:value="2709">
            <text:p>2709</text:p>
          </table:table-cell>
          <table:table-cell office:value-type="time" office:time-value="PT11H42M36.734S">
            <text:p>11:42:36.7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10">
            <text:p>2710</text:p>
          </table:table-cell>
          <table:table-cell office:value-type="time" office:time-value="PT11H42M36.714S">
            <text:p>11:42:36.7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135">
            <text:p>1135</text:p>
          </table:table-cell>
          <table:table-cell table:number-columns-repeated="1017"/>
        </table:table-row>
        <table:table-row table:style-name="ro1">
          <table:table-cell office:value-type="float" office:value="2711">
            <text:p>2711</text:p>
          </table:table-cell>
          <table:table-cell office:value-type="time" office:time-value="PT11H42M33.112S">
            <text:p>11:42:33.11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688">
            <text:p>368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12">
            <text:p>2712</text:p>
          </table:table-cell>
          <table:table-cell office:value-type="time" office:time-value="PT11H42M36.718S">
            <text:p>11:42:36.7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13">
            <text:p>2713</text:p>
          </table:table-cell>
          <table:table-cell office:value-type="time" office:time-value="PT11H42M36.79S">
            <text:p>11:42:36.7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135">
            <text:p>1135</text:p>
          </table:table-cell>
          <table:table-cell table:number-columns-repeated="1017"/>
        </table:table-row>
        <table:table-row table:style-name="ro1">
          <table:table-cell office:value-type="float" office:value="2714">
            <text:p>2714</text:p>
          </table:table-cell>
          <table:table-cell office:value-type="time" office:time-value="PT11H42M36.809S">
            <text:p>11:42:36.8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15">
            <text:p>2715</text:p>
          </table:table-cell>
          <table:table-cell office:value-type="time" office:time-value="PT11H42M31.439S">
            <text:p>11:42:31.4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411">
            <text:p>5411</text:p>
          </table:table-cell>
          <table:table-cell office:value-type="string">
            <text:p>Success</text:p>
          </table:table-cell>
          <table:table-cell office:value-type="float" office:value="80311">
            <text:p>80311</text:p>
          </table:table-cell>
          <table:table-cell table:number-columns-repeated="1017"/>
        </table:table-row>
        <table:table-row table:style-name="ro1">
          <table:table-cell office:value-type="float" office:value="2716">
            <text:p>2716</text:p>
          </table:table-cell>
          <table:table-cell office:value-type="time" office:time-value="PT11H42M32.905S">
            <text:p>11:42:32.9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949">
            <text:p>3949</text:p>
          </table:table-cell>
          <table:table-cell office:value-type="string">
            <text:p>Success</text:p>
          </table:table-cell>
          <table:table-cell office:value-type="float" office:value="72719">
            <text:p>72719</text:p>
          </table:table-cell>
          <table:table-cell table:number-columns-repeated="1017"/>
        </table:table-row>
        <table:table-row table:style-name="ro1">
          <table:table-cell office:value-type="float" office:value="2717">
            <text:p>2717</text:p>
          </table:table-cell>
          <table:table-cell office:value-type="time" office:time-value="PT11H42M35.091S">
            <text:p>11:42:35.0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766">
            <text:p>1766</text:p>
          </table:table-cell>
          <table:table-cell office:value-type="string">
            <text:p>Success</text:p>
          </table:table-cell>
          <table:table-cell office:value-type="float" office:value="72672">
            <text:p>72672</text:p>
          </table:table-cell>
          <table:table-cell table:number-columns-repeated="1017"/>
        </table:table-row>
        <table:table-row table:style-name="ro1">
          <table:table-cell office:value-type="float" office:value="2718">
            <text:p>2718</text:p>
          </table:table-cell>
          <table:table-cell office:value-type="time" office:time-value="PT11H42M36.779S">
            <text:p>11:42:36.7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19">
            <text:p>2719</text:p>
          </table:table-cell>
          <table:table-cell office:value-type="time" office:time-value="PT11H42M31.394S">
            <text:p>11:42:31.3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493">
            <text:p>5493</text:p>
          </table:table-cell>
          <table:table-cell office:value-type="string">
            <text:p>Success</text:p>
          </table:table-cell>
          <table:table-cell office:value-type="float" office:value="82282">
            <text:p>82282</text:p>
          </table:table-cell>
          <table:table-cell table:number-columns-repeated="1017"/>
        </table:table-row>
        <table:table-row table:style-name="ro1">
          <table:table-cell office:value-type="float" office:value="2720">
            <text:p>2720</text:p>
          </table:table-cell>
          <table:table-cell office:value-type="time" office:time-value="PT11H42M35.064S">
            <text:p>11:42:35.0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837">
            <text:p>1837</text:p>
          </table:table-cell>
          <table:table-cell office:value-type="string">
            <text:p>Success</text:p>
          </table:table-cell>
          <table:table-cell office:value-type="float" office:value="72719">
            <text:p>72719</text:p>
          </table:table-cell>
          <table:table-cell table:number-columns-repeated="1017"/>
        </table:table-row>
        <table:table-row table:style-name="ro1">
          <table:table-cell office:value-type="float" office:value="2721">
            <text:p>2721</text:p>
          </table:table-cell>
          <table:table-cell office:value-type="time" office:time-value="PT11H42M32.932S">
            <text:p>11:42:32.9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984">
            <text:p>3984</text:p>
          </table:table-cell>
          <table:table-cell office:value-type="string">
            <text:p>Success</text:p>
          </table:table-cell>
          <table:table-cell office:value-type="float" office:value="72672">
            <text:p>72672</text:p>
          </table:table-cell>
          <table:table-cell table:number-columns-repeated="1017"/>
        </table:table-row>
        <table:table-row table:style-name="ro1">
          <table:table-cell office:value-type="float" office:value="2722">
            <text:p>2722</text:p>
          </table:table-cell>
          <table:table-cell office:value-type="time" office:time-value="PT11H42M31.416S">
            <text:p>11:42:31.4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528">
            <text:p>5528</text:p>
          </table:table-cell>
          <table:table-cell office:value-type="string">
            <text:p>Success</text:p>
          </table:table-cell>
          <table:table-cell office:value-type="float" office:value="82139">
            <text:p>82139</text:p>
          </table:table-cell>
          <table:table-cell table:number-columns-repeated="1017"/>
        </table:table-row>
        <table:table-row table:style-name="ro1">
          <table:table-cell office:value-type="float" office:value="2723">
            <text:p>2723</text:p>
          </table:table-cell>
          <table:table-cell office:value-type="time" office:time-value="PT11H42M36.858S">
            <text:p>11:42:36.86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24">
            <text:p>2724</text:p>
          </table:table-cell>
          <table:table-cell office:value-type="time" office:time-value="PT11H42M36.837S">
            <text:p>11:42:36.8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436">
            <text:p>2436</text:p>
          </table:table-cell>
          <table:table-cell table:number-columns-repeated="1017"/>
        </table:table-row>
        <table:table-row table:style-name="ro1">
          <table:table-cell office:value-type="float" office:value="2725">
            <text:p>2725</text:p>
          </table:table-cell>
          <table:table-cell office:value-type="time" office:time-value="PT11H42M31.361S">
            <text:p>11:42:31.3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623">
            <text:p>5623</text:p>
          </table:table-cell>
          <table:table-cell office:value-type="string">
            <text:p>Success</text:p>
          </table:table-cell>
          <table:table-cell office:value-type="float" office:value="82277">
            <text:p>82277</text:p>
          </table:table-cell>
          <table:table-cell table:number-columns-repeated="1017"/>
        </table:table-row>
        <table:table-row table:style-name="ro1">
          <table:table-cell office:value-type="float" office:value="2726">
            <text:p>2726</text:p>
          </table:table-cell>
          <table:table-cell office:value-type="time" office:time-value="PT11H42M36.945S">
            <text:p>11:42:36.9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27">
            <text:p>2727</text:p>
          </table:table-cell>
          <table:table-cell office:value-type="time" office:time-value="PT11H42M36.945S">
            <text:p>11:42:36.9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28">
            <text:p>2728</text:p>
          </table:table-cell>
          <table:table-cell office:value-type="time" office:time-value="PT11H42M36.89S">
            <text:p>11:42:36.8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29">
            <text:p>2729</text:p>
          </table:table-cell>
          <table:table-cell office:value-type="time" office:time-value="PT11H42M29.497S">
            <text:p>11:42:29.5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7515">
            <text:p>7515</text:p>
          </table:table-cell>
          <table:table-cell office:value-type="string">
            <text:p>Success</text:p>
          </table:table-cell>
          <table:table-cell office:value-type="float" office:value="79923">
            <text:p>79923</text:p>
          </table:table-cell>
          <table:table-cell table:number-columns-repeated="1017"/>
        </table:table-row>
        <table:table-row table:style-name="ro1">
          <table:table-cell office:value-type="float" office:value="2730">
            <text:p>2730</text:p>
          </table:table-cell>
          <table:table-cell office:value-type="time" office:time-value="PT11H42M36.97S">
            <text:p>11:42:36.9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478">
            <text:p>2478</text:p>
          </table:table-cell>
          <table:table-cell table:number-columns-repeated="1017"/>
        </table:table-row>
        <table:table-row table:style-name="ro1">
          <table:table-cell office:value-type="float" office:value="2731">
            <text:p>2731</text:p>
          </table:table-cell>
          <table:table-cell office:value-type="time" office:time-value="PT11H42M31.386S">
            <text:p>11:42:31.3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647">
            <text:p>5647</text:p>
          </table:table-cell>
          <table:table-cell office:value-type="string">
            <text:p>Success</text:p>
          </table:table-cell>
          <table:table-cell office:value-type="float" office:value="82240">
            <text:p>82240</text:p>
          </table:table-cell>
          <table:table-cell table:number-columns-repeated="1017"/>
        </table:table-row>
        <table:table-row table:style-name="ro1">
          <table:table-cell office:value-type="float" office:value="2732">
            <text:p>2732</text:p>
          </table:table-cell>
          <table:table-cell office:value-type="time" office:time-value="PT11H42M31.407S">
            <text:p>11:42:31.4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5628">
            <text:p>5628</text:p>
          </table:table-cell>
          <table:table-cell office:value-type="string">
            <text:p>Success</text:p>
          </table:table-cell>
          <table:table-cell office:value-type="float" office:value="82285">
            <text:p>82285</text:p>
          </table:table-cell>
          <table:table-cell table:number-columns-repeated="1017"/>
        </table:table-row>
        <table:table-row table:style-name="ro1">
          <table:table-cell office:value-type="float" office:value="2733">
            <text:p>2733</text:p>
          </table:table-cell>
          <table:table-cell office:value-type="time" office:time-value="PT11H42M36.946S">
            <text:p>11:42:36.9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34">
            <text:p>2734</text:p>
          </table:table-cell>
          <table:table-cell office:value-type="time" office:time-value="PT11H42M37.014S">
            <text:p>11:42:37.0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35">
            <text:p>2735</text:p>
          </table:table-cell>
          <table:table-cell office:value-type="time" office:time-value="PT11H42M37.036S">
            <text:p>11:42:37.0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36">
            <text:p>2736</text:p>
          </table:table-cell>
          <table:table-cell office:value-type="time" office:time-value="PT11H42M36.984S">
            <text:p>11:42:36.9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37">
            <text:p>2737</text:p>
          </table:table-cell>
          <table:table-cell office:value-type="time" office:time-value="PT11H42M37.01S">
            <text:p>11:42:37.0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38">
            <text:p>2738</text:p>
          </table:table-cell>
          <table:table-cell office:value-type="time" office:time-value="PT11H42M37.058S">
            <text:p>11:42:37.0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39">
            <text:p>2739</text:p>
          </table:table-cell>
          <table:table-cell office:value-type="time" office:time-value="PT11H42M37.048S">
            <text:p>11:42:37.05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40">
            <text:p>2740</text:p>
          </table:table-cell>
          <table:table-cell office:value-type="time" office:time-value="PT11H42M31.419S">
            <text:p>11:42:31.4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669">
            <text:p>5669</text:p>
          </table:table-cell>
          <table:table-cell office:value-type="string">
            <text:p>Success</text:p>
          </table:table-cell>
          <table:table-cell office:value-type="float" office:value="84149">
            <text:p>84149</text:p>
          </table:table-cell>
          <table:table-cell table:number-columns-repeated="1017"/>
        </table:table-row>
        <table:table-row table:style-name="ro1">
          <table:table-cell office:value-type="float" office:value="2741">
            <text:p>2741</text:p>
          </table:table-cell>
          <table:table-cell office:value-type="time" office:time-value="PT11H42M37.041S">
            <text:p>11:42:37.04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42">
            <text:p>2742</text:p>
          </table:table-cell>
          <table:table-cell office:value-type="time" office:time-value="PT11H42M37.035S">
            <text:p>11:42:37.0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179">
            <text:p>1179</text:p>
          </table:table-cell>
          <table:table-cell table:number-columns-repeated="1017"/>
        </table:table-row>
        <table:table-row table:style-name="ro1">
          <table:table-cell office:value-type="float" office:value="2743">
            <text:p>2743</text:p>
          </table:table-cell>
          <table:table-cell office:value-type="time" office:time-value="PT11H42M36.233S">
            <text:p>11:42:36.2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874">
            <text:p>874</text:p>
          </table:table-cell>
          <table:table-cell office:value-type="string">
            <text:p>Success</text:p>
          </table:table-cell>
          <table:table-cell office:value-type="float" office:value="72674">
            <text:p>72674</text:p>
          </table:table-cell>
          <table:table-cell table:number-columns-repeated="1017"/>
        </table:table-row>
        <table:table-row table:style-name="ro1">
          <table:table-cell office:value-type="float" office:value="2744">
            <text:p>2744</text:p>
          </table:table-cell>
          <table:table-cell office:value-type="time" office:time-value="PT11H42M36.997S">
            <text:p>11:42:37.0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45">
            <text:p>2745</text:p>
          </table:table-cell>
          <table:table-cell office:value-type="time" office:time-value="PT11H42M37.093S">
            <text:p>11:42:37.09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478">
            <text:p>2478</text:p>
          </table:table-cell>
          <table:table-cell table:number-columns-repeated="1017"/>
        </table:table-row>
        <table:table-row table:style-name="ro1">
          <table:table-cell office:value-type="float" office:value="2746">
            <text:p>2746</text:p>
          </table:table-cell>
          <table:table-cell office:value-type="time" office:time-value="PT11H42M37.087S">
            <text:p>11:42:37.0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478">
            <text:p>2478</text:p>
          </table:table-cell>
          <table:table-cell table:number-columns-repeated="1017"/>
        </table:table-row>
        <table:table-row table:style-name="ro1">
          <table:table-cell office:value-type="float" office:value="2747">
            <text:p>2747</text:p>
          </table:table-cell>
          <table:table-cell office:value-type="time" office:time-value="PT11H42M37.084S">
            <text:p>11:42:37.0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48">
            <text:p>2748</text:p>
          </table:table-cell>
          <table:table-cell office:value-type="time" office:time-value="PT11H42M37.106S">
            <text:p>11:42:37.1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179">
            <text:p>1179</text:p>
          </table:table-cell>
          <table:table-cell table:number-columns-repeated="1017"/>
        </table:table-row>
        <table:table-row table:style-name="ro1">
          <table:table-cell office:value-type="float" office:value="2749">
            <text:p>2749</text:p>
          </table:table-cell>
          <table:table-cell office:value-type="time" office:time-value="PT11H42M37.107S">
            <text:p>11:42:37.1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50">
            <text:p>2750</text:p>
          </table:table-cell>
          <table:table-cell office:value-type="time" office:time-value="PT11H42M36.256S">
            <text:p>11:42:36.2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890">
            <text:p>890</text:p>
          </table:table-cell>
          <table:table-cell office:value-type="string">
            <text:p>Success</text:p>
          </table:table-cell>
          <table:table-cell office:value-type="float" office:value="72672">
            <text:p>72672</text:p>
          </table:table-cell>
          <table:table-cell table:number-columns-repeated="1017"/>
        </table:table-row>
        <table:table-row table:style-name="ro1">
          <table:table-cell office:value-type="float" office:value="2751">
            <text:p>2751</text:p>
          </table:table-cell>
          <table:table-cell office:value-type="time" office:time-value="PT11H42M37.12S">
            <text:p>11:42:37.12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478">
            <text:p>2478</text:p>
          </table:table-cell>
          <table:table-cell table:number-columns-repeated="1017"/>
        </table:table-row>
        <table:table-row table:style-name="ro1">
          <table:table-cell office:value-type="float" office:value="2752">
            <text:p>2752</text:p>
          </table:table-cell>
          <table:table-cell office:value-type="time" office:time-value="PT11H42M37.14S">
            <text:p>11:42:37.1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53">
            <text:p>2753</text:p>
          </table:table-cell>
          <table:table-cell office:value-type="time" office:time-value="PT11H42M37.147S">
            <text:p>11:42:37.1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224">
            <text:p>1224</text:p>
          </table:table-cell>
          <table:table-cell table:number-columns-repeated="1017"/>
        </table:table-row>
        <table:table-row table:style-name="ro1">
          <table:table-cell office:value-type="float" office:value="2754">
            <text:p>2754</text:p>
          </table:table-cell>
          <table:table-cell office:value-type="time" office:time-value="PT11H42M37.136S">
            <text:p>11:42:37.1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478">
            <text:p>2478</text:p>
          </table:table-cell>
          <table:table-cell table:number-columns-repeated="1017"/>
        </table:table-row>
        <table:table-row table:style-name="ro1">
          <table:table-cell office:value-type="float" office:value="2755">
            <text:p>2755</text:p>
          </table:table-cell>
          <table:table-cell office:value-type="time" office:time-value="PT11H42M37.221S">
            <text:p>11:42:37.2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224">
            <text:p>1224</text:p>
          </table:table-cell>
          <table:table-cell table:number-columns-repeated="1017"/>
        </table:table-row>
        <table:table-row table:style-name="ro1">
          <table:table-cell office:value-type="float" office:value="2756">
            <text:p>2756</text:p>
          </table:table-cell>
          <table:table-cell office:value-type="time" office:time-value="PT11H42M36.466S">
            <text:p>11:42:36.4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795">
            <text:p>7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57">
            <text:p>2757</text:p>
          </table:table-cell>
          <table:table-cell office:value-type="time" office:time-value="PT11H42M37.238S">
            <text:p>11:42:37.24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758">
            <text:p>2758</text:p>
          </table:table-cell>
          <table:table-cell office:value-type="time" office:time-value="PT11H42M37.263S">
            <text:p>11:42:37.2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59">
            <text:p>2759</text:p>
          </table:table-cell>
          <table:table-cell office:value-type="time" office:time-value="PT11H42M37.342S">
            <text:p>11:42:37.34</text:p>
          </table:table-cell>
          <table:table-cell office:value-type="string">
            <text:p>TC0001_PlannerA 1-23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0">
            <text:p>2760</text:p>
          </table:table-cell>
          <table:table-cell office:value-type="time" office:time-value="PT11H42M37.349S">
            <text:p>11:42:37.35</text:p>
          </table:table-cell>
          <table:table-cell office:value-type="string">
            <text:p>TC0001_PlannerA 1-2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1">
            <text:p>2761</text:p>
          </table:table-cell>
          <table:table-cell office:value-type="time" office:time-value="PT11H42M37.353S">
            <text:p>11:42:37.35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62">
            <text:p>2762</text:p>
          </table:table-cell>
          <table:table-cell office:value-type="time" office:time-value="PT11H42M37.139S">
            <text:p>11:42:37.14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763">
            <text:p>2763</text:p>
          </table:table-cell>
          <table:table-cell office:value-type="time" office:time-value="PT11H42M36.836S">
            <text:p>11:42:36.84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83">
            <text:p>98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764">
            <text:p>2764</text:p>
          </table:table-cell>
          <table:table-cell office:value-type="time" office:time-value="PT11H42M36.8S">
            <text:p>11:42:36.8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68">
            <text:p>1068</text:p>
          </table:table-cell>
          <table:table-cell office:value-type="string">
            <text:p>Success</text:p>
          </table:table-cell>
          <table:table-cell office:value-type="float" office:value="72673">
            <text:p>72673</text:p>
          </table:table-cell>
          <table:table-cell table:number-columns-repeated="1017"/>
        </table:table-row>
        <table:table-row table:style-name="ro1">
          <table:table-cell office:value-type="float" office:value="2765">
            <text:p>2765</text:p>
          </table:table-cell>
          <table:table-cell office:value-type="time" office:time-value="PT11H42M37.87S">
            <text:p>11:42:37.8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66">
            <text:p>2766</text:p>
          </table:table-cell>
          <table:table-cell office:value-type="time" office:time-value="PT11H42M37.887S">
            <text:p>11:42:37.8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67">
            <text:p>2767</text:p>
          </table:table-cell>
          <table:table-cell office:value-type="time" office:time-value="PT11H42M36.206S">
            <text:p>11:42:36.21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108">
            <text:p>2108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768">
            <text:p>2768</text:p>
          </table:table-cell>
          <table:table-cell office:value-type="time" office:time-value="PT11H42M36.532S">
            <text:p>11:42:36.53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794">
            <text:p>1794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769">
            <text:p>2769</text:p>
          </table:table-cell>
          <table:table-cell office:value-type="time" office:time-value="PT11H42M38.316S">
            <text:p>11:42:38.3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70">
            <text:p>2770</text:p>
          </table:table-cell>
          <table:table-cell office:value-type="time" office:time-value="PT11H42M37.196S">
            <text:p>11:42:37.20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06">
            <text:p>120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71">
            <text:p>2771</text:p>
          </table:table-cell>
          <table:table-cell office:value-type="time" office:time-value="PT11H42M37.032S">
            <text:p>11:42:37.03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412">
            <text:p>141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72">
            <text:p>2772</text:p>
          </table:table-cell>
          <table:table-cell office:value-type="time" office:time-value="PT11H42M37.473S">
            <text:p>11:42:37.47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85">
            <text:p>985</text:p>
          </table:table-cell>
          <table:table-cell office:value-type="string">
            <text:p>Success</text:p>
          </table:table-cell>
          <table:table-cell office:value-type="float" office:value="21474">
            <text:p>21474</text:p>
          </table:table-cell>
          <table:table-cell table:number-columns-repeated="1017"/>
        </table:table-row>
        <table:table-row table:style-name="ro1">
          <table:table-cell office:value-type="float" office:value="2773">
            <text:p>2773</text:p>
          </table:table-cell>
          <table:table-cell office:value-type="time" office:time-value="PT11H42M38.384S">
            <text:p>11:42:38.38</text:p>
          </table:table-cell>
          <table:table-cell office:value-type="string">
            <text:p>TC0002_PlannerB 2-27</text:p>
          </table:table-cell>
          <table:table-cell office:value-type="string">
            <text:p>/logout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74">
            <text:p>2774</text:p>
          </table:table-cell>
          <table:table-cell office:value-type="time" office:time-value="PT11H42M33.102S">
            <text:p>11:42:33.10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381">
            <text:p>538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75">
            <text:p>2775</text:p>
          </table:table-cell>
          <table:table-cell office:value-type="time" office:time-value="PT11H42M35.867S">
            <text:p>11:42:35.8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629">
            <text:p>2629</text:p>
          </table:table-cell>
          <table:table-cell office:value-type="string">
            <text:p>Success</text:p>
          </table:table-cell>
          <table:table-cell office:value-type="float" office:value="39400">
            <text:p>39400</text:p>
          </table:table-cell>
          <table:table-cell table:number-columns-repeated="1017"/>
        </table:table-row>
        <table:table-row table:style-name="ro1">
          <table:table-cell office:value-type="float" office:value="2776">
            <text:p>2776</text:p>
          </table:table-cell>
          <table:table-cell office:value-type="time" office:time-value="PT11H42M37.09S">
            <text:p>11:42:37.0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421">
            <text:p>1421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2777">
            <text:p>2777</text:p>
          </table:table-cell>
          <table:table-cell office:value-type="time" office:time-value="PT11H42M36.862S">
            <text:p>11:42:36.86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659">
            <text:p>1659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778">
            <text:p>2778</text:p>
          </table:table-cell>
          <table:table-cell office:value-type="time" office:time-value="PT11H42M36.429S">
            <text:p>11:42:36.43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103">
            <text:p>2103</text:p>
          </table:table-cell>
          <table:table-cell office:value-type="string">
            <text:p>Success</text:p>
          </table:table-cell>
          <table:table-cell office:value-type="float" office:value="18632">
            <text:p>18632</text:p>
          </table:table-cell>
          <table:table-cell table:number-columns-repeated="1017"/>
        </table:table-row>
        <table:table-row table:style-name="ro1">
          <table:table-cell office:value-type="float" office:value="2779">
            <text:p>2779</text:p>
          </table:table-cell>
          <table:table-cell office:value-type="time" office:time-value="PT11H42M37.085S">
            <text:p>11:42:37.09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58">
            <text:p>1458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780">
            <text:p>2780</text:p>
          </table:table-cell>
          <table:table-cell office:value-type="time" office:time-value="PT11H42M36.901S">
            <text:p>11:42:36.9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46">
            <text:p>1646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2781">
            <text:p>2781</text:p>
          </table:table-cell>
          <table:table-cell office:value-type="time" office:time-value="PT11H42M36.852S">
            <text:p>11:42:36.8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699">
            <text:p>1699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2782">
            <text:p>2782</text:p>
          </table:table-cell>
          <table:table-cell office:value-type="time" office:time-value="PT11H42M36.559S">
            <text:p>11:42:36.56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014">
            <text:p>201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83">
            <text:p>2783</text:p>
          </table:table-cell>
          <table:table-cell office:value-type="time" office:time-value="PT11H42M35.605S">
            <text:p>11:42:35.6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976">
            <text:p>2976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2784">
            <text:p>2784</text:p>
          </table:table-cell>
          <table:table-cell office:value-type="time" office:time-value="PT11H42M37.292S">
            <text:p>11:42:37.29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90">
            <text:p>1290</text:p>
          </table:table-cell>
          <table:table-cell office:value-type="string">
            <text:p>Success</text:p>
          </table:table-cell>
          <table:table-cell office:value-type="float" office:value="21473">
            <text:p>21473</text:p>
          </table:table-cell>
          <table:table-cell table:number-columns-repeated="1017"/>
        </table:table-row>
        <table:table-row table:style-name="ro1">
          <table:table-cell office:value-type="float" office:value="2785">
            <text:p>2785</text:p>
          </table:table-cell>
          <table:table-cell office:value-type="time" office:time-value="PT11H42M38.523S">
            <text:p>11:42:38.5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786">
            <text:p>2786</text:p>
          </table:table-cell>
          <table:table-cell office:value-type="time" office:time-value="PT11H42M38.474S">
            <text:p>11:42:38.47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7">
            <text:p>2787</text:p>
          </table:table-cell>
          <table:table-cell office:value-type="time" office:time-value="PT11H42M38.544S">
            <text:p>11:42:38.5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2788">
            <text:p>2788</text:p>
          </table:table-cell>
          <table:table-cell office:value-type="time" office:time-value="PT11H42M37.138S">
            <text:p>11:42:37.14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88">
            <text:p>1488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789">
            <text:p>2789</text:p>
          </table:table-cell>
          <table:table-cell office:value-type="time" office:time-value="PT11H42M37.922S">
            <text:p>11:42:37.92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06">
            <text:p>706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790">
            <text:p>2790</text:p>
          </table:table-cell>
          <table:table-cell office:value-type="time" office:time-value="PT11H42M37.211S">
            <text:p>11:42:37.21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16">
            <text:p>1416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2791">
            <text:p>2791</text:p>
          </table:table-cell>
          <table:table-cell office:value-type="time" office:time-value="PT11H42M37.233S">
            <text:p>11:42:37.23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396">
            <text:p>139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792">
            <text:p>2792</text:p>
          </table:table-cell>
          <table:table-cell office:value-type="time" office:time-value="PT11H42M37.088S">
            <text:p>11:42:37.09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542">
            <text:p>154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793">
            <text:p>2793</text:p>
          </table:table-cell>
          <table:table-cell office:value-type="time" office:time-value="PT11H42M36.855S">
            <text:p>11:42:36.8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785">
            <text:p>1785</text:p>
          </table:table-cell>
          <table:table-cell office:value-type="string">
            <text:p>Success</text:p>
          </table:table-cell>
          <table:table-cell office:value-type="float" office:value="18412">
            <text:p>18412</text:p>
          </table:table-cell>
          <table:table-cell table:number-columns-repeated="1017"/>
        </table:table-row>
        <table:table-row table:style-name="ro1">
          <table:table-cell office:value-type="float" office:value="2794">
            <text:p>2794</text:p>
          </table:table-cell>
          <table:table-cell office:value-type="time" office:time-value="PT11H42M38.607S">
            <text:p>11:42:38.61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95">
            <text:p>2795</text:p>
          </table:table-cell>
          <table:table-cell office:value-type="time" office:time-value="PT11H42M38.628S">
            <text:p>11:42:38.6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2796">
            <text:p>2796</text:p>
          </table:table-cell>
          <table:table-cell office:value-type="time" office:time-value="PT11H42M38.628S">
            <text:p>11:42:38.6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193">
            <text:p>1193</text:p>
          </table:table-cell>
          <table:table-cell table:number-columns-repeated="1017"/>
        </table:table-row>
        <table:table-row table:style-name="ro1">
          <table:table-cell office:value-type="float" office:value="2797">
            <text:p>2797</text:p>
          </table:table-cell>
          <table:table-cell office:value-type="time" office:time-value="PT11H42M38.628S">
            <text:p>11:42:38.6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135">
            <text:p>1135</text:p>
          </table:table-cell>
          <table:table-cell table:number-columns-repeated="1017"/>
        </table:table-row>
        <table:table-row table:style-name="ro1">
          <table:table-cell office:value-type="float" office:value="2798">
            <text:p>2798</text:p>
          </table:table-cell>
          <table:table-cell office:value-type="time" office:time-value="PT11H42M38.627S">
            <text:p>11:42:38.6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2799">
            <text:p>2799</text:p>
          </table:table-cell>
          <table:table-cell office:value-type="time" office:time-value="PT11H42M38.512S">
            <text:p>11:42:38.5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00">
            <text:p>2800</text:p>
          </table:table-cell>
          <table:table-cell office:value-type="time" office:time-value="PT11H42M38.724S">
            <text:p>11:42:38.72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1">
            <text:p>2801</text:p>
          </table:table-cell>
          <table:table-cell office:value-type="time" office:time-value="PT11H42M38.735S">
            <text:p>11:42:38.74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2">
            <text:p>2802</text:p>
          </table:table-cell>
          <table:table-cell office:value-type="time" office:time-value="PT11H42M38.74S">
            <text:p>11:42:38.74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03">
            <text:p>2803</text:p>
          </table:table-cell>
          <table:table-cell office:value-type="time" office:time-value="PT11H42M38.58S">
            <text:p>11:42:38.58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04">
            <text:p>2804</text:p>
          </table:table-cell>
          <table:table-cell office:value-type="time" office:time-value="PT11H42M38.807S">
            <text:p>11:42:38.81</text:p>
          </table:table-cell>
          <table:table-cell office:value-type="string">
            <text:p>TC0001_PlannerA 1-28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5">
            <text:p>2805</text:p>
          </table:table-cell>
          <table:table-cell office:value-type="time" office:time-value="PT11H42M38.828S">
            <text:p>11:42:38.83</text:p>
          </table:table-cell>
          <table:table-cell office:value-type="string">
            <text:p>TC0001_PlannerA 1-28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6">
            <text:p>2806</text:p>
          </table:table-cell>
          <table:table-cell office:value-type="time" office:time-value="PT11H42M38.837S">
            <text:p>11:42:38.84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07">
            <text:p>2807</text:p>
          </table:table-cell>
          <table:table-cell office:value-type="time" office:time-value="PT11H42M38.628S">
            <text:p>11:42:38.6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08">
            <text:p>2808</text:p>
          </table:table-cell>
          <table:table-cell office:value-type="time" office:time-value="PT11H42M38.873S">
            <text:p>11:42:38.87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9">
            <text:p>2809</text:p>
          </table:table-cell>
          <table:table-cell office:value-type="time" office:time-value="PT11H42M38.882S">
            <text:p>11:42:38.88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0">
            <text:p>2810</text:p>
          </table:table-cell>
          <table:table-cell office:value-type="time" office:time-value="PT11H42M38.889S">
            <text:p>11:42:38.89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11">
            <text:p>2811</text:p>
          </table:table-cell>
          <table:table-cell office:value-type="time" office:time-value="PT11H42M38.551S">
            <text:p>11:42:38.5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06">
            <text:p>40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12">
            <text:p>2812</text:p>
          </table:table-cell>
          <table:table-cell office:value-type="time" office:time-value="PT11H42M38.495S">
            <text:p>11:42:38.5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61">
            <text:p>4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13">
            <text:p>2813</text:p>
          </table:table-cell>
          <table:table-cell office:value-type="time" office:time-value="PT11H42M38.959S">
            <text:p>11:42:38.96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4">
            <text:p>2814</text:p>
          </table:table-cell>
          <table:table-cell office:value-type="time" office:time-value="PT11H42M38.959S">
            <text:p>11:42:38.96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5">
            <text:p>2815</text:p>
          </table:table-cell>
          <table:table-cell office:value-type="time" office:time-value="PT11H42M38.973S">
            <text:p>11:42:38.97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6">
            <text:p>2816</text:p>
          </table:table-cell>
          <table:table-cell office:value-type="time" office:time-value="PT11H42M38.977S">
            <text:p>11:42:38.98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17">
            <text:p>2817</text:p>
          </table:table-cell>
          <table:table-cell office:value-type="time" office:time-value="PT11H42M38.974S">
            <text:p>11:42:38.97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8">
            <text:p>2818</text:p>
          </table:table-cell>
          <table:table-cell office:value-type="time" office:time-value="PT11H42M38.983S">
            <text:p>11:42:38.98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19">
            <text:p>2819</text:p>
          </table:table-cell>
          <table:table-cell office:value-type="time" office:time-value="PT11H42M38.548S">
            <text:p>11:42:38.5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20">
            <text:p>2820</text:p>
          </table:table-cell>
          <table:table-cell office:value-type="time" office:time-value="PT11H42M39.038S">
            <text:p>11:42:39.04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1">
            <text:p>2821</text:p>
          </table:table-cell>
          <table:table-cell office:value-type="time" office:time-value="PT11H42M39.045S">
            <text:p>11:42:39.05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2">
            <text:p>2822</text:p>
          </table:table-cell>
          <table:table-cell office:value-type="time" office:time-value="PT11H42M39.054S">
            <text:p>11:42:39.05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23">
            <text:p>2823</text:p>
          </table:table-cell>
          <table:table-cell office:value-type="time" office:time-value="PT11H42M38.483S">
            <text:p>11:42:38.4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12">
            <text:p>1012</text:p>
          </table:table-cell>
          <table:table-cell office:value-type="string">
            <text:p>Success</text:p>
          </table:table-cell>
          <table:table-cell office:value-type="float" office:value="68735">
            <text:p>68735</text:p>
          </table:table-cell>
          <table:table-cell table:number-columns-repeated="1017"/>
        </table:table-row>
        <table:table-row table:style-name="ro1">
          <table:table-cell office:value-type="float" office:value="2824">
            <text:p>2824</text:p>
          </table:table-cell>
          <table:table-cell office:value-type="time" office:time-value="PT11H42M39.498S">
            <text:p>11:42:39.5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25">
            <text:p>2825</text:p>
          </table:table-cell>
          <table:table-cell office:value-type="time" office:time-value="PT11H42M39.514S">
            <text:p>11:42:39.5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26">
            <text:p>2826</text:p>
          </table:table-cell>
          <table:table-cell office:value-type="time" office:time-value="PT11H42M38.575S">
            <text:p>11:42:38.5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271">
            <text:p>1271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2827">
            <text:p>2827</text:p>
          </table:table-cell>
          <table:table-cell office:value-type="time" office:time-value="PT11H42M38.404S">
            <text:p>11:42:38.40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444">
            <text:p>1444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828">
            <text:p>2828</text:p>
          </table:table-cell>
          <table:table-cell office:value-type="time" office:time-value="PT11H42M37.108S">
            <text:p>11:42:37.11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746">
            <text:p>2746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829">
            <text:p>2829</text:p>
          </table:table-cell>
          <table:table-cell office:value-type="time" office:time-value="PT11H42M38.628S">
            <text:p>11:42:38.6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29">
            <text:p>1229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830">
            <text:p>2830</text:p>
          </table:table-cell>
          <table:table-cell office:value-type="time" office:time-value="PT11H42M38.534S">
            <text:p>11:42:38.5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341">
            <text:p>1341</text:p>
          </table:table-cell>
          <table:table-cell office:value-type="string">
            <text:p>Success</text:p>
          </table:table-cell>
          <table:table-cell office:value-type="float" office:value="39240">
            <text:p>39240</text:p>
          </table:table-cell>
          <table:table-cell table:number-columns-repeated="1017"/>
        </table:table-row>
        <table:table-row table:style-name="ro1">
          <table:table-cell office:value-type="float" office:value="2831">
            <text:p>2831</text:p>
          </table:table-cell>
          <table:table-cell office:value-type="time" office:time-value="PT11H42M39.856S">
            <text:p>11:42:39.8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47">
            <text:p>847</text:p>
          </table:table-cell>
          <table:table-cell table:number-columns-repeated="1017"/>
        </table:table-row>
        <table:table-row table:style-name="ro1">
          <table:table-cell office:value-type="float" office:value="2832">
            <text:p>2832</text:p>
          </table:table-cell>
          <table:table-cell office:value-type="time" office:time-value="PT11H42M39.877S">
            <text:p>11:42:39.8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33">
            <text:p>2833</text:p>
          </table:table-cell>
          <table:table-cell office:value-type="time" office:time-value="PT11H42M39.985S">
            <text:p>11:42:39.99</text:p>
          </table:table-cell>
          <table:table-cell office:value-type="string">
            <text:p>TC0003_PlannerC 3-29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4">
            <text:p>2834</text:p>
          </table:table-cell>
          <table:table-cell office:value-type="time" office:time-value="PT11H42M39.998S">
            <text:p>11:42:40.00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5">
            <text:p>2835</text:p>
          </table:table-cell>
          <table:table-cell office:value-type="time" office:time-value="PT11H42M40.005S">
            <text:p>11:42:40.01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36">
            <text:p>2836</text:p>
          </table:table-cell>
          <table:table-cell office:value-type="time" office:time-value="PT11H42M39.847S">
            <text:p>11:42:39.8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37">
            <text:p>2837</text:p>
          </table:table-cell>
          <table:table-cell office:value-type="time" office:time-value="PT11H42M40.081S">
            <text:p>11:42:40.08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8">
            <text:p>2838</text:p>
          </table:table-cell>
          <table:table-cell office:value-type="time" office:time-value="PT11H42M40.086S">
            <text:p>11:42:40.09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9">
            <text:p>2839</text:p>
          </table:table-cell>
          <table:table-cell office:value-type="time" office:time-value="PT11H42M40.09S">
            <text:p>11:42:40.09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40">
            <text:p>2840</text:p>
          </table:table-cell>
          <table:table-cell office:value-type="time" office:time-value="PT11H42M39.86S">
            <text:p>11:42:39.8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41">
            <text:p>2841</text:p>
          </table:table-cell>
          <table:table-cell office:value-type="time" office:time-value="PT11H42M40.103S">
            <text:p>11:42:40.10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2">
            <text:p>2842</text:p>
          </table:table-cell>
          <table:table-cell office:value-type="time" office:time-value="PT11H42M40.109S">
            <text:p>11:42:40.11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3">
            <text:p>2843</text:p>
          </table:table-cell>
          <table:table-cell office:value-type="time" office:time-value="PT11H42M40.114S">
            <text:p>11:42:40.11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44">
            <text:p>2844</text:p>
          </table:table-cell>
          <table:table-cell office:value-type="time" office:time-value="PT11H42M39.85S">
            <text:p>11:42:39.8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45">
            <text:p>2845</text:p>
          </table:table-cell>
          <table:table-cell office:value-type="time" office:time-value="PT11H42M38.327S">
            <text:p>11:42:38.3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827">
            <text:p>1827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2846">
            <text:p>2846</text:p>
          </table:table-cell>
          <table:table-cell office:value-type="time" office:time-value="PT11H42M38.444S">
            <text:p>11:42:38.4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712">
            <text:p>1712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2847">
            <text:p>2847</text:p>
          </table:table-cell>
          <table:table-cell office:value-type="time" office:time-value="PT11H42M37.821S">
            <text:p>11:42:37.82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388">
            <text:p>2388</text:p>
          </table:table-cell>
          <table:table-cell office:value-type="string">
            <text:p>Success</text:p>
          </table:table-cell>
          <table:table-cell office:value-type="float" office:value="18632">
            <text:p>18632</text:p>
          </table:table-cell>
          <table:table-cell table:number-columns-repeated="1017"/>
        </table:table-row>
        <table:table-row table:style-name="ro1">
          <table:table-cell office:value-type="float" office:value="2848">
            <text:p>2848</text:p>
          </table:table-cell>
          <table:table-cell office:value-type="time" office:time-value="PT11H42M39.884S">
            <text:p>11:42:39.88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37">
            <text:p>337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849">
            <text:p>2849</text:p>
          </table:table-cell>
          <table:table-cell office:value-type="time" office:time-value="PT11H42M36.989S">
            <text:p>11:42:36.99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233">
            <text:p>3233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850">
            <text:p>2850</text:p>
          </table:table-cell>
          <table:table-cell office:value-type="time" office:time-value="PT11H42M40.132S">
            <text:p>11:42:40.13</text:p>
          </table:table-cell>
          <table:table-cell office:value-type="string">
            <text:p>TC0002_PlannerB 2-26</text:p>
          </table:table-cell>
          <table:table-cell office:value-type="string">
            <text:p>/logout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1">
            <text:p>2851</text:p>
          </table:table-cell>
          <table:table-cell office:value-type="time" office:time-value="PT11H42M38.662S">
            <text:p>11:42:38.66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568">
            <text:p>156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52">
            <text:p>2852</text:p>
          </table:table-cell>
          <table:table-cell office:value-type="time" office:time-value="PT11H42M40.223S">
            <text:p>11:42:40.22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3">
            <text:p>2853</text:p>
          </table:table-cell>
          <table:table-cell office:value-type="time" office:time-value="PT11H42M40.242S">
            <text:p>11:42:40.24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54">
            <text:p>2854</text:p>
          </table:table-cell>
          <table:table-cell office:value-type="time" office:time-value="PT11H42M40.222S">
            <text:p>11:42:40.2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05">
            <text:p>905</text:p>
          </table:table-cell>
          <table:table-cell table:number-columns-repeated="1017"/>
        </table:table-row>
        <table:table-row table:style-name="ro1">
          <table:table-cell office:value-type="float" office:value="2855">
            <text:p>2855</text:p>
          </table:table-cell>
          <table:table-cell office:value-type="time" office:time-value="PT11H42M40.158S">
            <text:p>11:42:40.1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56">
            <text:p>2856</text:p>
          </table:table-cell>
          <table:table-cell office:value-type="time" office:time-value="PT11H42M40.269S">
            <text:p>11:42:40.27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7">
            <text:p>2857</text:p>
          </table:table-cell>
          <table:table-cell office:value-type="time" office:time-value="PT11H42M40.276S">
            <text:p>11:42:40.28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8">
            <text:p>2858</text:p>
          </table:table-cell>
          <table:table-cell office:value-type="time" office:time-value="PT11H42M40.281S">
            <text:p>11:42:40.28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59">
            <text:p>2859</text:p>
          </table:table-cell>
          <table:table-cell office:value-type="time" office:time-value="PT11H42M40.157S">
            <text:p>11:42:40.1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60">
            <text:p>2860</text:p>
          </table:table-cell>
          <table:table-cell office:value-type="time" office:time-value="PT11H42M40.37S">
            <text:p>11:42:40.37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61">
            <text:p>2861</text:p>
          </table:table-cell>
          <table:table-cell office:value-type="time" office:time-value="PT11H42M40.381S">
            <text:p>11:42:40.38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62">
            <text:p>2862</text:p>
          </table:table-cell>
          <table:table-cell office:value-type="time" office:time-value="PT11H42M40.391S">
            <text:p>11:42:40.39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63">
            <text:p>2863</text:p>
          </table:table-cell>
          <table:table-cell office:value-type="time" office:time-value="PT11H42M39.53S">
            <text:p>11:42:39.53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46">
            <text:p>946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864">
            <text:p>2864</text:p>
          </table:table-cell>
          <table:table-cell office:value-type="time" office:time-value="PT11H42M40.476S">
            <text:p>11:42:40.4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135">
            <text:p>1135</text:p>
          </table:table-cell>
          <table:table-cell table:number-columns-repeated="1017"/>
        </table:table-row>
        <table:table-row table:style-name="ro1">
          <table:table-cell office:value-type="float" office:value="2865">
            <text:p>2865</text:p>
          </table:table-cell>
          <table:table-cell office:value-type="time" office:time-value="PT11H42M38.616S">
            <text:p>11:42:38.62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901">
            <text:p>1901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66">
            <text:p>2866</text:p>
          </table:table-cell>
          <table:table-cell office:value-type="time" office:time-value="PT11H42M38.676S">
            <text:p>11:42:38.68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843">
            <text:p>1843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2867">
            <text:p>2867</text:p>
          </table:table-cell>
          <table:table-cell office:value-type="time" office:time-value="PT11H42M40.25S">
            <text:p>11:42:40.25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868">
            <text:p>2868</text:p>
          </table:table-cell>
          <table:table-cell office:value-type="time" office:time-value="PT11H42M38.595S">
            <text:p>11:42:38.60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941">
            <text:p>1941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869">
            <text:p>2869</text:p>
          </table:table-cell>
          <table:table-cell office:value-type="time" office:time-value="PT11H42M38.58S">
            <text:p>11:42:38.5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960">
            <text:p>1960</text:p>
          </table:table-cell>
          <table:table-cell office:value-type="string">
            <text:p>Success</text:p>
          </table:table-cell>
          <table:table-cell office:value-type="float" office:value="39236">
            <text:p>39236</text:p>
          </table:table-cell>
          <table:table-cell table:number-columns-repeated="1017"/>
        </table:table-row>
        <table:table-row table:style-name="ro1">
          <table:table-cell office:value-type="float" office:value="2870">
            <text:p>2870</text:p>
          </table:table-cell>
          <table:table-cell office:value-type="time" office:time-value="PT11H42M38.686S">
            <text:p>11:42:38.69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863">
            <text:p>186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71">
            <text:p>2871</text:p>
          </table:table-cell>
          <table:table-cell office:value-type="time" office:time-value="PT11H42M38.459S">
            <text:p>11:42:38.4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095">
            <text:p>2095</text:p>
          </table:table-cell>
          <table:table-cell office:value-type="string">
            <text:p>Success</text:p>
          </table:table-cell>
          <table:table-cell office:value-type="float" office:value="39240">
            <text:p>39240</text:p>
          </table:table-cell>
          <table:table-cell table:number-columns-repeated="1017"/>
        </table:table-row>
        <table:table-row table:style-name="ro1">
          <table:table-cell office:value-type="float" office:value="2872">
            <text:p>2872</text:p>
          </table:table-cell>
          <table:table-cell office:value-type="time" office:time-value="PT11H42M40.555S">
            <text:p>11:42:40.5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73">
            <text:p>2873</text:p>
          </table:table-cell>
          <table:table-cell office:value-type="time" office:time-value="PT11H42M40.664S">
            <text:p>11:42:40.66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4">
            <text:p>2874</text:p>
          </table:table-cell>
          <table:table-cell office:value-type="time" office:time-value="PT11H42M40.672S">
            <text:p>11:42:40.67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5">
            <text:p>2875</text:p>
          </table:table-cell>
          <table:table-cell office:value-type="time" office:time-value="PT11H42M40.676S">
            <text:p>11:42:40.68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76">
            <text:p>2876</text:p>
          </table:table-cell>
          <table:table-cell office:value-type="time" office:time-value="PT11H42M40.544S">
            <text:p>11:42:40.5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77">
            <text:p>2877</text:p>
          </table:table-cell>
          <table:table-cell office:value-type="time" office:time-value="PT11H42M40.775S">
            <text:p>11:42:40.78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8">
            <text:p>2878</text:p>
          </table:table-cell>
          <table:table-cell office:value-type="time" office:time-value="PT11H42M40.783S">
            <text:p>11:42:40.78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9">
            <text:p>2879</text:p>
          </table:table-cell>
          <table:table-cell office:value-type="time" office:time-value="PT11H42M40.79S">
            <text:p>11:42:40.79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80">
            <text:p>2880</text:p>
          </table:table-cell>
          <table:table-cell office:value-type="time" office:time-value="PT11H42M38.67S">
            <text:p>11:42:38.6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183">
            <text:p>2183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881">
            <text:p>2881</text:p>
          </table:table-cell>
          <table:table-cell office:value-type="time" office:time-value="PT11H42M40.211S">
            <text:p>11:42:40.2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55">
            <text:p>655</text:p>
          </table:table-cell>
          <table:table-cell office:value-type="string">
            <text:p>Success</text:p>
          </table:table-cell>
          <table:table-cell office:value-type="float" office:value="39240">
            <text:p>39240</text:p>
          </table:table-cell>
          <table:table-cell table:number-columns-repeated="1017"/>
        </table:table-row>
        <table:table-row table:style-name="ro1">
          <table:table-cell office:value-type="float" office:value="2882">
            <text:p>2882</text:p>
          </table:table-cell>
          <table:table-cell office:value-type="time" office:time-value="PT11H42M40.868S">
            <text:p>11:42:40.8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83">
            <text:p>2883</text:p>
          </table:table-cell>
          <table:table-cell office:value-type="time" office:time-value="PT11H42M40.503S">
            <text:p>11:42:40.50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884">
            <text:p>2884</text:p>
          </table:table-cell>
          <table:table-cell office:value-type="time" office:time-value="PT11H42M41.079S">
            <text:p>11:42:41.08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5">
            <text:p>2885</text:p>
          </table:table-cell>
          <table:table-cell office:value-type="time" office:time-value="PT11H42M41.092S">
            <text:p>11:42:41.09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6">
            <text:p>2886</text:p>
          </table:table-cell>
          <table:table-cell office:value-type="time" office:time-value="PT11H42M41.096S">
            <text:p>11:42:41.10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87">
            <text:p>2887</text:p>
          </table:table-cell>
          <table:table-cell office:value-type="time" office:time-value="PT11H42M40.222S">
            <text:p>11:42:40.2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364">
            <text:p>1364</text:p>
          </table:table-cell>
          <table:table-cell office:value-type="string">
            <text:p>Success</text:p>
          </table:table-cell>
          <table:table-cell office:value-type="float" office:value="54746">
            <text:p>54746</text:p>
          </table:table-cell>
          <table:table-cell table:number-columns-repeated="1017"/>
        </table:table-row>
        <table:table-row table:style-name="ro1">
          <table:table-cell office:value-type="float" office:value="2888">
            <text:p>2888</text:p>
          </table:table-cell>
          <table:table-cell office:value-type="time" office:time-value="PT11H42M40.538S">
            <text:p>11:42:40.5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99">
            <text:p>1099</text:p>
          </table:table-cell>
          <table:table-cell office:value-type="string">
            <text:p>Success</text:p>
          </table:table-cell>
          <table:table-cell office:value-type="float" office:value="48973">
            <text:p>48973</text:p>
          </table:table-cell>
          <table:table-cell table:number-columns-repeated="1017"/>
        </table:table-row>
        <table:table-row table:style-name="ro1">
          <table:table-cell office:value-type="float" office:value="2889">
            <text:p>2889</text:p>
          </table:table-cell>
          <table:table-cell office:value-type="time" office:time-value="PT11H42M40.519S">
            <text:p>11:42:40.5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19">
            <text:p>1119</text:p>
          </table:table-cell>
          <table:table-cell office:value-type="string">
            <text:p>Success</text:p>
          </table:table-cell>
          <table:table-cell office:value-type="float" office:value="49075">
            <text:p>49075</text:p>
          </table:table-cell>
          <table:table-cell table:number-columns-repeated="1017"/>
        </table:table-row>
        <table:table-row table:style-name="ro1">
          <table:table-cell office:value-type="float" office:value="2890">
            <text:p>2890</text:p>
          </table:table-cell>
          <table:table-cell office:value-type="time" office:time-value="PT11H42M40.855S">
            <text:p>11:42:40.8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91">
            <text:p>791</text:p>
          </table:table-cell>
          <table:table-cell office:value-type="string">
            <text:p>Success</text:p>
          </table:table-cell>
          <table:table-cell office:value-type="float" office:value="47056">
            <text:p>47056</text:p>
          </table:table-cell>
          <table:table-cell table:number-columns-repeated="1017"/>
        </table:table-row>
        <table:table-row table:style-name="ro1">
          <table:table-cell office:value-type="float" office:value="2891">
            <text:p>2891</text:p>
          </table:table-cell>
          <table:table-cell office:value-type="time" office:time-value="PT11H42M40.231S">
            <text:p>11:42:40.2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419">
            <text:p>1419</text:p>
          </table:table-cell>
          <table:table-cell office:value-type="string">
            <text:p>Success</text:p>
          </table:table-cell>
          <table:table-cell office:value-type="float" office:value="50946">
            <text:p>50946</text:p>
          </table:table-cell>
          <table:table-cell table:number-columns-repeated="1017"/>
        </table:table-row>
        <table:table-row table:style-name="ro1">
          <table:table-cell office:value-type="float" office:value="2892">
            <text:p>2892</text:p>
          </table:table-cell>
          <table:table-cell office:value-type="time" office:time-value="PT11H42M40.519S">
            <text:p>11:42:40.5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42">
            <text:p>1142</text:p>
          </table:table-cell>
          <table:table-cell office:value-type="string">
            <text:p>Success</text:p>
          </table:table-cell>
          <table:table-cell office:value-type="float" office:value="49030">
            <text:p>49030</text:p>
          </table:table-cell>
          <table:table-cell table:number-columns-repeated="1017"/>
        </table:table-row>
        <table:table-row table:style-name="ro1">
          <table:table-cell office:value-type="float" office:value="2893">
            <text:p>2893</text:p>
          </table:table-cell>
          <table:table-cell office:value-type="time" office:time-value="PT11H42M41.087S">
            <text:p>11:42:41.0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78">
            <text:p>578</text:p>
          </table:table-cell>
          <table:table-cell office:value-type="string">
            <text:p>Success</text:p>
          </table:table-cell>
          <table:table-cell office:value-type="float" office:value="47036">
            <text:p>47036</text:p>
          </table:table-cell>
          <table:table-cell table:number-columns-repeated="1017"/>
        </table:table-row>
        <table:table-row table:style-name="ro1">
          <table:table-cell office:value-type="float" office:value="2894">
            <text:p>2894</text:p>
          </table:table-cell>
          <table:table-cell office:value-type="time" office:time-value="PT11H42M40.551S">
            <text:p>11:42:40.5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114">
            <text:p>1114</text:p>
          </table:table-cell>
          <table:table-cell office:value-type="string">
            <text:p>Success</text:p>
          </table:table-cell>
          <table:table-cell office:value-type="float" office:value="47103">
            <text:p>47103</text:p>
          </table:table-cell>
          <table:table-cell table:number-columns-repeated="1017"/>
        </table:table-row>
        <table:table-row table:style-name="ro1">
          <table:table-cell office:value-type="float" office:value="2895">
            <text:p>2895</text:p>
          </table:table-cell>
          <table:table-cell office:value-type="time" office:time-value="PT11H42M40.534S">
            <text:p>11:42:40.5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137">
            <text:p>1137</text:p>
          </table:table-cell>
          <table:table-cell office:value-type="string">
            <text:p>Success</text:p>
          </table:table-cell>
          <table:table-cell office:value-type="float" office:value="47056">
            <text:p>47056</text:p>
          </table:table-cell>
          <table:table-cell table:number-columns-repeated="1017"/>
        </table:table-row>
        <table:table-row table:style-name="ro1">
          <table:table-cell office:value-type="float" office:value="2896">
            <text:p>2896</text:p>
          </table:table-cell>
          <table:table-cell office:value-type="time" office:time-value="PT11H42M41.588S">
            <text:p>11:42:41.5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2897">
            <text:p>2897</text:p>
          </table:table-cell>
          <table:table-cell office:value-type="time" office:time-value="PT11H42M41.665S">
            <text:p>11:42:41.6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2898">
            <text:p>2898</text:p>
          </table:table-cell>
          <table:table-cell office:value-type="time" office:time-value="PT11H42M41.705S">
            <text:p>11:42:41.7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99">
            <text:p>2899</text:p>
          </table:table-cell>
          <table:table-cell office:value-type="time" office:time-value="PT11H42M41.646S">
            <text:p>11:42:41.6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18412">
            <text:p>18412</text:p>
          </table:table-cell>
          <table:table-cell table:number-columns-repeated="1017"/>
        </table:table-row>
        <table:table-row table:style-name="ro1">
          <table:table-cell office:value-type="float" office:value="2900">
            <text:p>2900</text:p>
          </table:table-cell>
          <table:table-cell office:value-type="time" office:time-value="PT11H42M41.824S">
            <text:p>11:42:41.82</text:p>
          </table:table-cell>
          <table:table-cell office:value-type="string">
            <text:p>TC0001_PlannerA 1-27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1">
            <text:p>2901</text:p>
          </table:table-cell>
          <table:table-cell office:value-type="time" office:time-value="PT11H42M41.846S">
            <text:p>11:42:41.85</text:p>
          </table:table-cell>
          <table:table-cell office:value-type="string">
            <text:p>TC0001_PlannerA 1-27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2">
            <text:p>2902</text:p>
          </table:table-cell>
          <table:table-cell office:value-type="time" office:time-value="PT11H42M41.857S">
            <text:p>11:42:41.86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03">
            <text:p>2903</text:p>
          </table:table-cell>
          <table:table-cell office:value-type="time" office:time-value="PT11H42M41.64S">
            <text:p>11:42:41.6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2904">
            <text:p>2904</text:p>
          </table:table-cell>
          <table:table-cell office:value-type="time" office:time-value="PT11H42M41.652S">
            <text:p>11:42:41.65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26">
            <text:p>226</text:p>
          </table:table-cell>
          <table:table-cell office:value-type="string">
            <text:p>Success</text:p>
          </table:table-cell>
          <table:table-cell office:value-type="float" office:value="18412">
            <text:p>18412</text:p>
          </table:table-cell>
          <table:table-cell table:number-columns-repeated="1017"/>
        </table:table-row>
        <table:table-row table:style-name="ro1">
          <table:table-cell office:value-type="float" office:value="2905">
            <text:p>2905</text:p>
          </table:table-cell>
          <table:table-cell office:value-type="time" office:time-value="PT11H42M41.662S">
            <text:p>11:42:41.6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18405">
            <text:p>18405</text:p>
          </table:table-cell>
          <table:table-cell table:number-columns-repeated="1017"/>
        </table:table-row>
        <table:table-row table:style-name="ro1">
          <table:table-cell office:value-type="float" office:value="2906">
            <text:p>2906</text:p>
          </table:table-cell>
          <table:table-cell office:value-type="time" office:time-value="PT11H42M41.672S">
            <text:p>11:42:41.6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2907">
            <text:p>2907</text:p>
          </table:table-cell>
          <table:table-cell office:value-type="time" office:time-value="PT11H42M41.638S">
            <text:p>11:42:41.6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2908">
            <text:p>2908</text:p>
          </table:table-cell>
          <table:table-cell office:value-type="time" office:time-value="PT11H42M41.775S">
            <text:p>11:42:41.7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09">
            <text:p>2909</text:p>
          </table:table-cell>
          <table:table-cell office:value-type="time" office:time-value="PT11H42M41.978S">
            <text:p>11:42:41.98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0">
            <text:p>2910</text:p>
          </table:table-cell>
          <table:table-cell office:value-type="time" office:time-value="PT11H42M41.668S">
            <text:p>11:42:41.6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18412">
            <text:p>18412</text:p>
          </table:table-cell>
          <table:table-cell table:number-columns-repeated="1017"/>
        </table:table-row>
        <table:table-row table:style-name="ro1">
          <table:table-cell office:value-type="float" office:value="2911">
            <text:p>2911</text:p>
          </table:table-cell>
          <table:table-cell office:value-type="time" office:time-value="PT11H42M41.996S">
            <text:p>11:42:42.00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2">
            <text:p>2912</text:p>
          </table:table-cell>
          <table:table-cell office:value-type="time" office:time-value="PT11H42M42.013S">
            <text:p>11:42:42.01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13">
            <text:p>2913</text:p>
          </table:table-cell>
          <table:table-cell office:value-type="time" office:time-value="PT11H42M41.922S">
            <text:p>11:42:41.9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14">
            <text:p>2914</text:p>
          </table:table-cell>
          <table:table-cell office:value-type="time" office:time-value="PT11H42M42.054S">
            <text:p>11:42:42.05</text:p>
          </table:table-cell>
          <table:table-cell office:value-type="string">
            <text:p>TC0001_PlannerA 1-2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5">
            <text:p>2915</text:p>
          </table:table-cell>
          <table:table-cell office:value-type="time" office:time-value="PT11H42M42.062S">
            <text:p>11:42:42.06</text:p>
          </table:table-cell>
          <table:table-cell office:value-type="string">
            <text:p>TC0001_PlannerA 1-2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6">
            <text:p>2916</text:p>
          </table:table-cell>
          <table:table-cell office:value-type="time" office:time-value="PT11H42M42.066S">
            <text:p>11:42:42.07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17">
            <text:p>2917</text:p>
          </table:table-cell>
          <table:table-cell office:value-type="time" office:time-value="PT11H42M41.896S">
            <text:p>11:42:41.9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18">
            <text:p>2918</text:p>
          </table:table-cell>
          <table:table-cell office:value-type="time" office:time-value="PT11H42M42.109S">
            <text:p>11:42:42.11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9">
            <text:p>2919</text:p>
          </table:table-cell>
          <table:table-cell office:value-type="time" office:time-value="PT11H42M42.118S">
            <text:p>11:42:42.12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0">
            <text:p>2920</text:p>
          </table:table-cell>
          <table:table-cell office:value-type="time" office:time-value="PT11H42M42.129S">
            <text:p>11:42:42.13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21">
            <text:p>2921</text:p>
          </table:table-cell>
          <table:table-cell office:value-type="time" office:time-value="PT11H42M41.875S">
            <text:p>11:42:41.8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89">
            <text:p>2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22">
            <text:p>2922</text:p>
          </table:table-cell>
          <table:table-cell office:value-type="time" office:time-value="PT11H42M42.165S">
            <text:p>11:42:42.17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3">
            <text:p>2923</text:p>
          </table:table-cell>
          <table:table-cell office:value-type="time" office:time-value="PT11H42M42.174S">
            <text:p>11:42:42.17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4">
            <text:p>2924</text:p>
          </table:table-cell>
          <table:table-cell office:value-type="time" office:time-value="PT11H42M42.179S">
            <text:p>11:42:42.18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25">
            <text:p>2925</text:p>
          </table:table-cell>
          <table:table-cell office:value-type="time" office:time-value="PT11H42M41.88S">
            <text:p>11:42:41.8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26">
            <text:p>2926</text:p>
          </table:table-cell>
          <table:table-cell office:value-type="time" office:time-value="PT11H42M42.221S">
            <text:p>11:42:42.22</text:p>
          </table:table-cell>
          <table:table-cell office:value-type="string">
            <text:p>TC0001_PlannerA 1-30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7">
            <text:p>2927</text:p>
          </table:table-cell>
          <table:table-cell office:value-type="time" office:time-value="PT11H42M42.229S">
            <text:p>11:42:42.23</text:p>
          </table:table-cell>
          <table:table-cell office:value-type="string">
            <text:p>TC0001_PlannerA 1-3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8">
            <text:p>2928</text:p>
          </table:table-cell>
          <table:table-cell office:value-type="time" office:time-value="PT11H42M42.233S">
            <text:p>11:42:42.23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29">
            <text:p>2929</text:p>
          </table:table-cell>
          <table:table-cell office:value-type="time" office:time-value="PT11H42M41.836S">
            <text:p>11:42:41.8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41">
            <text:p>4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30">
            <text:p>2930</text:p>
          </table:table-cell>
          <table:table-cell office:value-type="time" office:time-value="PT11H42M42.277S">
            <text:p>11:42:42.28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1">
            <text:p>2931</text:p>
          </table:table-cell>
          <table:table-cell office:value-type="time" office:time-value="PT11H42M42.285S">
            <text:p>11:42:42.29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2">
            <text:p>2932</text:p>
          </table:table-cell>
          <table:table-cell office:value-type="time" office:time-value="PT11H42M42.294S">
            <text:p>11:42:42.29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33">
            <text:p>2933</text:p>
          </table:table-cell>
          <table:table-cell office:value-type="time" office:time-value="PT11H42M42.004S">
            <text:p>11:42:42.0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34">
            <text:p>2934</text:p>
          </table:table-cell>
          <table:table-cell office:value-type="time" office:time-value="PT11H42M42.356S">
            <text:p>11:42:42.36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5">
            <text:p>2935</text:p>
          </table:table-cell>
          <table:table-cell office:value-type="time" office:time-value="PT11H42M42.364S">
            <text:p>11:42:42.36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6">
            <text:p>2936</text:p>
          </table:table-cell>
          <table:table-cell office:value-type="time" office:time-value="PT11H42M42.368S">
            <text:p>11:42:42.37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37">
            <text:p>2937</text:p>
          </table:table-cell>
          <table:table-cell office:value-type="time" office:time-value="PT11H42M41.934S">
            <text:p>11:42:41.9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38">
            <text:p>2938</text:p>
          </table:table-cell>
          <table:table-cell office:value-type="time" office:time-value="PT11H42M42.413S">
            <text:p>11:42:42.41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9">
            <text:p>2939</text:p>
          </table:table-cell>
          <table:table-cell office:value-type="time" office:time-value="PT11H42M42.419S">
            <text:p>11:42:42.42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40">
            <text:p>2940</text:p>
          </table:table-cell>
          <table:table-cell office:value-type="time" office:time-value="PT11H42M42.423S">
            <text:p>11:42:42.42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3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30T12:31:18.46</dc:date>
    <meta:document-statistic meta:table-count="1" meta:cell-count="20587" meta:object-count="0"/>
    <meta:generator>OpenOffice.org/3.2$Win32 OpenOffice.org_project/320m12$Build-9483</meta:generator>
  </office:meta>
</office:document-meta>
</file>